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ystem" svg:font-family="System" style:font-family-generic="swiss" style:font-pitch="variable"/>
    <style:font-face style:name="Tahoma" svg:font-family="Tahoma" style:font-family-generic="swiss" style:font-pitch="variable"/>
  </office:font-face-decls>
  <office:automatic-styles>
    <style:style style:name="Table1" style:family="table">
      <style:table-properties style:width="16.249cm" fo:margin-left="0cm" table:align="left"/>
    </style:style>
    <style:style style:name="Table1.A" style:family="table-column">
      <style:table-column-properties style:column-width="2.35cm"/>
    </style:style>
    <style:style style:name="Table1.B" style:family="table-column">
      <style:table-column-properties style:column-width="1.842cm"/>
    </style:style>
    <style:style style:name="Table1.C" style:family="table-column">
      <style:table-column-properties style:column-width="9.001cm"/>
    </style:style>
    <style:style style:name="Table1.D" style:family="table-column">
      <style:table-column-properties style:column-width="3.057cm"/>
    </style:style>
    <style:style style:name="Table1.A1" style:family="table-cell">
      <style:table-cell-properties fo:padding-left="0.191cm" fo:padding-right="0.191cm" fo:padding-top="0cm" fo:padding-bottom="0cm" fo:border="0.018cm solid #000000"/>
    </style:style>
    <style:style style:name="Table1.A13" style:family="table-cell" style:data-style-name="N37">
      <style:table-cell-properties fo:padding-left="0.191cm" fo:padding-right="0.191cm" fo:padding-top="0cm" fo:padding-bottom="0cm" fo:border="0.018cm solid #000000"/>
    </style:style>
    <style:style style:name="Table1.A14" style:family="table-cell" style:data-style-name="N37">
      <style:table-cell-properties fo:padding-left="0.191cm" fo:padding-right="0.191cm" fo:padding-top="0cm" fo:padding-bottom="0cm" fo:border-left="0.018cm solid #000000" fo:border-right="0.018cm solid #000000" fo:border-top="none" fo:border-bottom="0.018cm solid #000000"/>
    </style:style>
    <style:style style:name="Table1.C14" style:family="table-cell">
      <style:table-cell-properties fo:padding-left="0.191cm" fo:padding-right="0.191cm" fo:padding-top="0cm" fo:padding-bottom="0cm" fo:border-left="0.018cm solid #000000" fo:border-right="0.018cm solid #000000" fo:border-top="none" fo:border-bottom="0.018cm solid #000000"/>
    </style:style>
    <style:style style:name="Table2" style:family="table">
      <style:table-properties style:width="9.751cm" fo:margin-left="0.441cm" table:align="left"/>
    </style:style>
    <style:style style:name="Table2.A" style:family="table-column">
      <style:table-column-properties style:column-width="2.251cm"/>
    </style:style>
    <style:style style:name="Table2.B" style:family="table-column">
      <style:table-column-properties style:column-width="7.5cm"/>
    </style:style>
    <style:style style:name="Table2.A1" style:family="table-cell">
      <style:table-cell-properties fo:padding-left="0.191cm" fo:padding-right="0.191cm" fo:padding-top="0cm" fo:padding-bottom="0cm" fo:border="0.018cm solid #000000"/>
    </style:style>
    <style:style style:name="Table3" style:family="table">
      <style:table-properties style:width="9.751cm" fo:margin-left="0.441cm" table:align="left"/>
    </style:style>
    <style:style style:name="Table3.A" style:family="table-column">
      <style:table-column-properties style:column-width="2.651cm"/>
    </style:style>
    <style:style style:name="Table3.B" style:family="table-column">
      <style:table-column-properties style:column-width="7.1cm"/>
    </style:style>
    <style:style style:name="Table3.A1" style:family="table-cell">
      <style:table-cell-properties fo:padding-left="0.191cm" fo:padding-right="0.191cm" fo:padding-top="0cm" fo:padding-bottom="0cm" fo:border="0.018cm solid #000000"/>
    </style:style>
    <style:style style:name="Table4" style:family="table">
      <style:table-properties style:width="9.751cm" fo:margin-left="0.441cm" table:align="left"/>
    </style:style>
    <style:style style:name="Table4.A" style:family="table-column">
      <style:table-column-properties style:column-width="2.651cm"/>
    </style:style>
    <style:style style:name="Table4.B" style:family="table-column">
      <style:table-column-properties style:column-width="7.1cm"/>
    </style:style>
    <style:style style:name="Table4.A1" style:family="table-cell">
      <style:table-cell-properties fo:padding-left="0.191cm" fo:padding-right="0.191cm" fo:padding-top="0cm" fo:padding-bottom="0cm" fo:border="0.018cm solid #000000"/>
    </style:style>
    <style:style style:name="Table5" style:family="table">
      <style:table-properties style:width="9.751cm" fo:margin-left="0.441cm" table:align="left"/>
    </style:style>
    <style:style style:name="Table5.A" style:family="table-column">
      <style:table-column-properties style:column-width="3.561cm"/>
    </style:style>
    <style:style style:name="Table5.B" style:family="table-column">
      <style:table-column-properties style:column-width="6.189cm"/>
    </style:style>
    <style:style style:name="Table5.A1" style:family="table-cell">
      <style:table-cell-properties fo:padding-left="0.191cm" fo:padding-right="0.191cm" fo:padding-top="0cm" fo:padding-bottom="0cm" fo:border="0.018cm solid #000000"/>
    </style:style>
    <style:style style:name="Table6" style:family="table">
      <style:table-properties style:width="9.751cm" fo:margin-left="0.441cm" table:align="left"/>
    </style:style>
    <style:style style:name="Table6.A" style:family="table-column">
      <style:table-column-properties style:column-width="2.651cm"/>
    </style:style>
    <style:style style:name="Table6.B" style:family="table-column">
      <style:table-column-properties style:column-width="7.1cm"/>
    </style:style>
    <style:style style:name="Table6.A1" style:family="table-cell">
      <style:table-cell-properties fo:padding-left="0.191cm" fo:padding-right="0.191cm" fo:padding-top="0cm" fo:padding-bottom="0cm" fo:border="0.018cm solid #000000"/>
    </style:style>
    <style:style style:name="Table7" style:family="table">
      <style:table-properties style:width="9.751cm" fo:margin-left="0.441cm" table:align="left"/>
    </style:style>
    <style:style style:name="Table7.A" style:family="table-column">
      <style:table-column-properties style:column-width="2.651cm"/>
    </style:style>
    <style:style style:name="Table7.B" style:family="table-column">
      <style:table-column-properties style:column-width="7.1cm"/>
    </style:style>
    <style:style style:name="Table7.A1" style:family="table-cell">
      <style:table-cell-properties fo:padding-left="0.191cm" fo:padding-right="0.191cm" fo:padding-top="0cm" fo:padding-bottom="0cm" fo:border="0.018cm solid #000000"/>
    </style:style>
    <style:style style:name="Table8" style:family="table">
      <style:table-properties style:width="11.695cm" fo:margin-left="1.249cm" table:align="left"/>
    </style:style>
    <style:style style:name="Table8.A" style:family="table-column">
      <style:table-column-properties style:column-width="6.193cm"/>
    </style:style>
    <style:style style:name="Table8.B" style:family="table-column">
      <style:table-column-properties style:column-width="5.502cm"/>
    </style:style>
    <style:style style:name="Table8.A1" style:family="table-cell">
      <style:table-cell-properties fo:padding-left="0.191cm" fo:padding-right="0.191cm" fo:padding-top="0cm" fo:padding-bottom="0cm" fo:border="0.018cm solid #000000"/>
    </style:style>
    <style:style style:name="Table9" style:family="table">
      <style:table-properties style:width="11.695cm" fo:margin-left="1.249cm" table:align="left"/>
    </style:style>
    <style:style style:name="Table9.A" style:family="table-column">
      <style:table-column-properties style:column-width="6.193cm"/>
    </style:style>
    <style:style style:name="Table9.B" style:family="table-column">
      <style:table-column-properties style:column-width="5.502cm"/>
    </style:style>
    <style:style style:name="Table9.A1" style:family="table-cell">
      <style:table-cell-properties fo:padding-left="0.191cm" fo:padding-right="0.191cm" fo:padding-top="0cm" fo:padding-bottom="0cm" fo:border="0.018cm solid #000000"/>
    </style:style>
    <style:style style:name="Table10" style:family="table">
      <style:table-properties style:width="16.058cm" fo:margin-left="0.191cm" table:align="left"/>
    </style:style>
    <style:style style:name="Table10.A" style:family="table-column">
      <style:table-column-properties style:column-width="5.225cm"/>
    </style:style>
    <style:style style:name="Table10.B" style:family="table-column">
      <style:table-column-properties style:column-width="5.417cm"/>
    </style:style>
    <style:style style:name="Table10.A1" style:family="table-cell">
      <style:table-cell-properties fo:padding-left="0.191cm" fo:padding-right="0.191cm" fo:padding-top="0cm" fo:padding-bottom="0cm" fo:border="0.018cm solid #000000"/>
    </style:style>
    <style:style style:name="Table11" style:family="table">
      <style:table-properties style:width="16.058cm" fo:margin-left="0.191cm" table:align="left"/>
    </style:style>
    <style:style style:name="Table11.A" style:family="table-column">
      <style:table-column-properties style:column-width="5.225cm"/>
    </style:style>
    <style:style style:name="Table11.B" style:family="table-column">
      <style:table-column-properties style:column-width="5.417cm"/>
    </style:style>
    <style:style style:name="Table11.A1" style:family="table-cell">
      <style:table-cell-properties fo:padding-left="0.191cm" fo:padding-right="0.191cm" fo:padding-top="0cm" fo:padding-bottom="0cm" fo:border="0.018cm solid #000000"/>
    </style:style>
    <style:style style:name="Table12" style:family="table">
      <style:table-properties style:width="16.058cm" fo:margin-left="0.191cm" table:align="left"/>
    </style:style>
    <style:style style:name="Table12.A" style:family="table-column">
      <style:table-column-properties style:column-width="5.225cm"/>
    </style:style>
    <style:style style:name="Table12.B" style:family="table-column">
      <style:table-column-properties style:column-width="5.417cm"/>
    </style:style>
    <style:style style:name="Table12.A1" style:family="table-cell">
      <style:table-cell-properties fo:padding-left="0.191cm" fo:padding-right="0.191cm" fo:padding-top="0cm" fo:padding-bottom="0cm" fo:border="0.018cm solid #000000"/>
    </style:style>
    <style:style style:name="Table13" style:family="table">
      <style:table-properties style:width="16.058cm" fo:margin-left="0.191cm" table:align="left"/>
    </style:style>
    <style:style style:name="Table13.A" style:family="table-column">
      <style:table-column-properties style:column-width="5.225cm"/>
    </style:style>
    <style:style style:name="Table13.B" style:family="table-column">
      <style:table-column-properties style:column-width="5.417cm"/>
    </style:style>
    <style:style style:name="Table13.A1" style:family="table-cell">
      <style:table-cell-properties fo:padding-left="0.191cm" fo:padding-right="0.191cm" fo:padding-top="0cm" fo:padding-bottom="0cm" fo:border="0.018cm solid #000000"/>
    </style:style>
    <style:style style:name="Table14" style:family="table">
      <style:table-properties style:width="16.058cm" fo:margin-left="0.191cm" table:align="left"/>
    </style:style>
    <style:style style:name="Table14.A" style:family="table-column">
      <style:table-column-properties style:column-width="5.225cm"/>
    </style:style>
    <style:style style:name="Table14.B" style:family="table-column">
      <style:table-column-properties style:column-width="5.417cm"/>
    </style:style>
    <style:style style:name="Table14.A1" style:family="table-cell">
      <style:table-cell-properties fo:padding-left="0.191cm" fo:padding-right="0.191cm" fo:padding-top="0cm" fo:padding-bottom="0cm" fo:border="0.018cm solid #000000"/>
    </style:style>
    <style:style style:name="Table15" style:family="table">
      <style:table-properties style:width="16.058cm" fo:margin-left="0.191cm" table:align="left"/>
    </style:style>
    <style:style style:name="Table15.A" style:family="table-column">
      <style:table-column-properties style:column-width="5.225cm"/>
    </style:style>
    <style:style style:name="Table15.B" style:family="table-column">
      <style:table-column-properties style:column-width="5.417cm"/>
    </style:style>
    <style:style style:name="Table15.A1" style:family="table-cell">
      <style:table-cell-properties fo:padding-left="0.191cm" fo:padding-right="0.191cm" fo:padding-top="0cm" fo:padding-bottom="0cm" fo:border="0.018cm solid #000000"/>
    </style:style>
    <style:style style:name="Table16" style:family="table">
      <style:table-properties style:width="16.058cm" fo:margin-left="0.191cm" table:align="left"/>
    </style:style>
    <style:style style:name="Table16.A" style:family="table-column">
      <style:table-column-properties style:column-width="5.225cm"/>
    </style:style>
    <style:style style:name="Table16.B" style:family="table-column">
      <style:table-column-properties style:column-width="5.417cm"/>
    </style:style>
    <style:style style:name="Table16.A1" style:family="table-cell">
      <style:table-cell-properties fo:padding-left="0.191cm" fo:padding-right="0.191cm" fo:padding-top="0cm" fo:padding-bottom="0cm" fo:border="0.018cm solid #000000"/>
    </style:style>
    <style:style style:name="Table17" style:family="table">
      <style:table-properties style:width="16.193cm" fo:margin-left="0.191cm" table:align="left"/>
    </style:style>
    <style:style style:name="Table17.A" style:family="table-column">
      <style:table-column-properties style:column-width="4.773cm"/>
    </style:style>
    <style:style style:name="Table17.B" style:family="table-column">
      <style:table-column-properties style:column-width="4.662cm"/>
    </style:style>
    <style:style style:name="Table17.C" style:family="table-column">
      <style:table-column-properties style:column-width="3.013cm"/>
    </style:style>
    <style:style style:name="Table17.D" style:family="table-column">
      <style:table-column-properties style:column-width="3.745cm"/>
    </style:style>
    <style:style style:name="Table17.A1" style:family="table-cell">
      <style:table-cell-properties fo:padding-left="0.191cm" fo:padding-right="0.191cm" fo:padding-top="0cm" fo:padding-bottom="0cm" fo:border="0.018cm solid #000000"/>
    </style:style>
    <style:style style:name="Table17.C1" style:family="table-cell">
      <style:table-cell-properties fo:padding-left="0.018cm" fo:padding-right="0.018cm" fo:padding-top="0cm" fo:padding-bottom="0cm" fo:border="0.018cm solid #000000"/>
    </style:style>
    <style:style style:name="Table17.A8" style:family="table-cell">
      <style:table-cell-properties fo:padding-left="0.191cm" fo:padding-right="0.191cm" fo:padding-top="0cm" fo:padding-bottom="0cm" fo:border-left="0.018cm solid #000000" fo:border-right="0.018cm solid #000000" fo:border-top="none" fo:border-bottom="0.018cm solid #000000"/>
    </style:style>
    <style:style style:name="Table17.C8" style:family="table-cell">
      <style:table-cell-properties fo:padding-left="0.018cm" fo:padding-right="0.018cm" fo:padding-top="0cm" fo:padding-bottom="0cm" fo:border-left="0.018cm solid #000000" fo:border-right="0.018cm solid #000000" fo:border-top="none" fo:border-bottom="0.018cm solid #000000"/>
    </style:style>
    <style:style style:name="Table17.D8" style:family="table-cell" style:data-style-name="N0">
      <style:table-cell-properties fo:padding-left="0.191cm" fo:padding-right="0.191cm" fo:padding-top="0cm" fo:padding-bottom="0cm" fo:border-left="0.018cm solid #000000" fo:border-right="0.018cm solid #000000" fo:border-top="none" fo:border-bottom="0.018cm solid #000000"/>
    </style:style>
    <style:style style:name="Table18" style:family="table">
      <style:table-properties style:width="16.058cm" fo:margin-left="0.191cm" table:align="left"/>
    </style:style>
    <style:style style:name="Table18.A" style:family="table-column">
      <style:table-column-properties style:column-width="5.225cm"/>
    </style:style>
    <style:style style:name="Table18.B" style:family="table-column">
      <style:table-column-properties style:column-width="5.417cm"/>
    </style:style>
    <style:style style:name="Table18.A1" style:family="table-cell">
      <style:table-cell-properties fo:padding-left="0.191cm" fo:padding-right="0.191cm" fo:padding-top="0cm" fo:padding-bottom="0cm" fo:border="0.018cm solid #000000"/>
    </style:style>
    <style:style style:name="Table19" style:family="table">
      <style:table-properties style:width="16.193cm" fo:margin-left="0.191cm" table:align="left"/>
    </style:style>
    <style:style style:name="Table19.A" style:family="table-column">
      <style:table-column-properties style:column-width="4.773cm"/>
    </style:style>
    <style:style style:name="Table19.B" style:family="table-column">
      <style:table-column-properties style:column-width="4.662cm"/>
    </style:style>
    <style:style style:name="Table19.C" style:family="table-column">
      <style:table-column-properties style:column-width="3.013cm"/>
    </style:style>
    <style:style style:name="Table19.D" style:family="table-column">
      <style:table-column-properties style:column-width="3.745cm"/>
    </style:style>
    <style:style style:name="Table19.A1" style:family="table-cell">
      <style:table-cell-properties fo:padding-left="0.191cm" fo:padding-right="0.191cm" fo:padding-top="0cm" fo:padding-bottom="0cm" fo:border="0.018cm solid #000000"/>
    </style:style>
    <style:style style:name="Table19.C1" style:family="table-cell">
      <style:table-cell-properties fo:padding-left="0.018cm" fo:padding-right="0.018cm" fo:padding-top="0cm" fo:padding-bottom="0cm" fo:border="0.018cm solid #000000"/>
    </style:style>
    <style:style style:name="Table20" style:family="table">
      <style:table-properties style:width="16.058cm" fo:margin-left="0.191cm" table:align="left"/>
    </style:style>
    <style:style style:name="Table20.A" style:family="table-column">
      <style:table-column-properties style:column-width="5.225cm"/>
    </style:style>
    <style:style style:name="Table20.B" style:family="table-column">
      <style:table-column-properties style:column-width="5.417cm"/>
    </style:style>
    <style:style style:name="Table20.A1" style:family="table-cell">
      <style:table-cell-properties fo:padding-left="0.191cm" fo:padding-right="0.191cm" fo:padding-top="0cm" fo:padding-bottom="0cm" fo:border="0.018cm solid #000000"/>
    </style:style>
    <style:style style:name="Table21" style:family="table">
      <style:table-properties style:width="16.058cm" fo:margin-left="0.191cm" table:align="left"/>
    </style:style>
    <style:style style:name="Table21.A" style:family="table-column">
      <style:table-column-properties style:column-width="5.225cm"/>
    </style:style>
    <style:style style:name="Table21.B" style:family="table-column">
      <style:table-column-properties style:column-width="5.417cm"/>
    </style:style>
    <style:style style:name="Table21.A1" style:family="table-cell">
      <style:table-cell-properties fo:padding-left="0.191cm" fo:padding-right="0.191cm" fo:padding-top="0cm" fo:padding-bottom="0cm" fo:border="0.018cm solid #000000"/>
    </style:style>
    <style:style style:name="Table22" style:family="table">
      <style:table-properties style:width="16.058cm" fo:margin-left="0.191cm" table:align="left"/>
    </style:style>
    <style:style style:name="Table22.A" style:family="table-column">
      <style:table-column-properties style:column-width="5.225cm"/>
    </style:style>
    <style:style style:name="Table22.B" style:family="table-column">
      <style:table-column-properties style:column-width="5.417cm"/>
    </style:style>
    <style:style style:name="Table22.A1" style:family="table-cell">
      <style:table-cell-properties fo:padding-left="0.191cm" fo:padding-right="0.191cm" fo:padding-top="0cm" fo:padding-bottom="0cm" fo:border="0.018cm solid #000000"/>
    </style:style>
    <style:style style:name="Table23" style:family="table">
      <style:table-properties style:width="16.058cm" fo:margin-left="0.191cm" table:align="left"/>
    </style:style>
    <style:style style:name="Table23.A" style:family="table-column">
      <style:table-column-properties style:column-width="5.225cm"/>
    </style:style>
    <style:style style:name="Table23.B" style:family="table-column">
      <style:table-column-properties style:column-width="5.417cm"/>
    </style:style>
    <style:style style:name="Table23.A1" style:family="table-cell">
      <style:table-cell-properties fo:padding-left="0.191cm" fo:padding-right="0.191cm" fo:padding-top="0cm" fo:padding-bottom="0cm" fo:border="0.018cm solid #000000"/>
    </style:style>
    <style:style style:name="Table24" style:family="table">
      <style:table-properties style:width="16.173cm" fo:margin-left="0.21cm" fo:margin-right="-0.381cm" table:align="margins"/>
    </style:style>
    <style:style style:name="Table24.A" style:family="table-column">
      <style:table-column-properties style:column-width="4.763cm" style:rel-column-width="19298*"/>
    </style:style>
    <style:style style:name="Table24.B" style:family="table-column">
      <style:table-column-properties style:column-width="4.614cm" style:rel-column-width="18697*"/>
    </style:style>
    <style:style style:name="Table24.C" style:family="table-column">
      <style:table-column-properties style:column-width="2.963cm" style:rel-column-width="12007*"/>
    </style:style>
    <style:style style:name="Table24.D" style:family="table-column">
      <style:table-column-properties style:column-width="3.833cm" style:rel-column-width="15533*"/>
    </style:style>
    <style:style style:name="Table24.A1" style:family="table-cell">
      <style:table-cell-properties fo:padding-left="0.191cm" fo:padding-right="0.191cm" fo:padding-top="0cm" fo:padding-bottom="0cm" fo:border="0.018cm solid #000000"/>
    </style:style>
    <style:style style:name="Table24.C1" style:family="table-cell">
      <style:table-cell-properties fo:padding-left="0.018cm" fo:padding-right="0.018cm" fo:padding-top="0cm" fo:padding-bottom="0cm" fo:border="0.018cm solid #000000"/>
    </style:style>
    <style:style style:name="Table24.A6" style:family="table-cell">
      <style:table-cell-properties fo:padding-left="0.191cm" fo:padding-right="0.191cm" fo:padding-top="0cm" fo:padding-bottom="0cm" fo:border-left="0.018cm solid #000000" fo:border-right="0.018cm solid #000000" fo:border-top="none" fo:border-bottom="0.018cm solid #000000"/>
    </style:style>
    <style:style style:name="Table24.C6" style:family="table-cell">
      <style:table-cell-properties fo:padding-left="0.018cm" fo:padding-right="0.018cm" fo:padding-top="0cm" fo:padding-bottom="0cm" fo:border-left="0.018cm solid #000000" fo:border-right="0.018cm solid #000000" fo:border-top="none" fo:border-bottom="0.018cm solid #000000"/>
    </style:style>
    <style:style style:name="Table24.D21" style:family="table-cell" style:data-style-name="N0">
      <style:table-cell-properties fo:padding-left="0.191cm" fo:padding-right="0.191cm" fo:padding-top="0cm" fo:padding-bottom="0cm" fo:border-left="0.018cm solid #000000" fo:border-right="0.018cm solid #000000" fo:border-top="none" fo:border-bottom="0.018cm solid #000000"/>
    </style:style>
    <style:style style:name="Table25" style:family="table">
      <style:table-properties style:width="16.058cm" fo:margin-left="0.191cm" table:align="left"/>
    </style:style>
    <style:style style:name="Table25.A" style:family="table-column">
      <style:table-column-properties style:column-width="5.225cm"/>
    </style:style>
    <style:style style:name="Table25.B" style:family="table-column">
      <style:table-column-properties style:column-width="5.417cm"/>
    </style:style>
    <style:style style:name="Table25.A1" style:family="table-cell">
      <style:table-cell-properties fo:padding-left="0.191cm" fo:padding-right="0.191cm" fo:padding-top="0cm" fo:padding-bottom="0cm" fo:border="0.018cm solid #000000"/>
    </style:style>
    <style:style style:name="Table26" style:family="table">
      <style:table-properties style:width="16.193cm" fo:margin-left="0.191cm" table:align="left"/>
    </style:style>
    <style:style style:name="Table26.A" style:family="table-column">
      <style:table-column-properties style:column-width="4.773cm"/>
    </style:style>
    <style:style style:name="Table26.B" style:family="table-column">
      <style:table-column-properties style:column-width="4.621cm"/>
    </style:style>
    <style:style style:name="Table26.C" style:family="table-column">
      <style:table-column-properties style:column-width="2.974cm"/>
    </style:style>
    <style:style style:name="Table26.D" style:family="table-column">
      <style:table-column-properties style:column-width="3.824cm"/>
    </style:style>
    <style:style style:name="Table26.A1" style:family="table-cell">
      <style:table-cell-properties fo:padding-left="0.191cm" fo:padding-right="0.191cm" fo:padding-top="0cm" fo:padding-bottom="0cm" fo:border="0.018cm solid #000000"/>
    </style:style>
    <style:style style:name="Table26.C1" style:family="table-cell">
      <style:table-cell-properties fo:padding-left="0.018cm" fo:padding-right="0.018cm" fo:padding-top="0cm" fo:padding-bottom="0cm" fo:border="0.018cm solid #000000"/>
    </style:style>
    <style:style style:name="Table27" style:family="table">
      <style:table-properties style:width="16.058cm" fo:margin-left="0.191cm" table:align="left"/>
    </style:style>
    <style:style style:name="Table27.A" style:family="table-column">
      <style:table-column-properties style:column-width="5.225cm"/>
    </style:style>
    <style:style style:name="Table27.B" style:family="table-column">
      <style:table-column-properties style:column-width="5.417cm"/>
    </style:style>
    <style:style style:name="Table27.A1" style:family="table-cell">
      <style:table-cell-properties fo:padding-left="0.191cm" fo:padding-right="0.191cm" fo:padding-top="0cm" fo:padding-bottom="0cm" fo:border="0.018cm solid #000000"/>
    </style:style>
    <style:style style:name="Table28" style:family="table">
      <style:table-properties style:width="16.193cm" fo:margin-left="0.191cm" table:align="left"/>
    </style:style>
    <style:style style:name="Table28.A" style:family="table-column">
      <style:table-column-properties style:column-width="4.773cm"/>
    </style:style>
    <style:style style:name="Table28.B" style:family="table-column">
      <style:table-column-properties style:column-width="4.621cm"/>
    </style:style>
    <style:style style:name="Table28.C" style:family="table-column">
      <style:table-column-properties style:column-width="2.974cm"/>
    </style:style>
    <style:style style:name="Table28.D" style:family="table-column">
      <style:table-column-properties style:column-width="3.824cm"/>
    </style:style>
    <style:style style:name="Table28.A1" style:family="table-cell">
      <style:table-cell-properties fo:padding-left="0.191cm" fo:padding-right="0.191cm" fo:padding-top="0cm" fo:padding-bottom="0cm" fo:border="0.018cm solid #000000"/>
    </style:style>
    <style:style style:name="Table28.C1" style:family="table-cell">
      <style:table-cell-properties fo:padding-left="0.018cm" fo:padding-right="0.018cm" fo:padding-top="0cm" fo:padding-bottom="0cm" fo:border="0.018cm solid #000000"/>
    </style:style>
    <style:style style:name="Table29" style:family="table">
      <style:table-properties style:width="16.193cm" fo:margin-left="0.191cm" table:align="left"/>
    </style:style>
    <style:style style:name="Table29.A" style:family="table-column">
      <style:table-column-properties style:column-width="4.773cm"/>
    </style:style>
    <style:style style:name="Table29.B" style:family="table-column">
      <style:table-column-properties style:column-width="4.621cm"/>
    </style:style>
    <style:style style:name="Table29.C" style:family="table-column">
      <style:table-column-properties style:column-width="2.974cm"/>
    </style:style>
    <style:style style:name="Table29.D" style:family="table-column">
      <style:table-column-properties style:column-width="3.824cm"/>
    </style:style>
    <style:style style:name="Table29.A1" style:family="table-cell">
      <style:table-cell-properties fo:padding-left="0.191cm" fo:padding-right="0.191cm" fo:padding-top="0cm" fo:padding-bottom="0cm" fo:border="0.018cm solid #000000"/>
    </style:style>
    <style:style style:name="Table29.C1" style:family="table-cell">
      <style:table-cell-properties fo:padding-left="0.018cm" fo:padding-right="0.018cm" fo:padding-top="0cm" fo:padding-bottom="0cm" fo:border="0.018cm solid #000000"/>
    </style:style>
    <style:style style:name="Table30" style:family="table">
      <style:table-properties style:width="16.058cm" fo:margin-left="0.191cm" table:align="left"/>
    </style:style>
    <style:style style:name="Table30.A" style:family="table-column">
      <style:table-column-properties style:column-width="5.225cm"/>
    </style:style>
    <style:style style:name="Table30.B" style:family="table-column">
      <style:table-column-properties style:column-width="5.417cm"/>
    </style:style>
    <style:style style:name="Table30.A1" style:family="table-cell">
      <style:table-cell-properties fo:padding-left="0.191cm" fo:padding-right="0.191cm" fo:padding-top="0cm" fo:padding-bottom="0cm" fo:border="0.018cm solid #000000"/>
    </style:style>
    <style:style style:name="Table31" style:family="table">
      <style:table-properties style:width="16.193cm" fo:margin-left="0.191cm" table:align="left"/>
    </style:style>
    <style:style style:name="Table31.A" style:family="table-column">
      <style:table-column-properties style:column-width="4.773cm"/>
    </style:style>
    <style:style style:name="Table31.B" style:family="table-column">
      <style:table-column-properties style:column-width="4.621cm"/>
    </style:style>
    <style:style style:name="Table31.C" style:family="table-column">
      <style:table-column-properties style:column-width="2.974cm"/>
    </style:style>
    <style:style style:name="Table31.D" style:family="table-column">
      <style:table-column-properties style:column-width="3.824cm"/>
    </style:style>
    <style:style style:name="Table31.A1" style:family="table-cell">
      <style:table-cell-properties fo:padding-left="0.191cm" fo:padding-right="0.191cm" fo:padding-top="0cm" fo:padding-bottom="0cm" fo:border="0.018cm solid #000000"/>
    </style:style>
    <style:style style:name="Table31.C1" style:family="table-cell">
      <style:table-cell-properties fo:padding-left="0.018cm" fo:padding-right="0.018cm" fo:padding-top="0cm" fo:padding-bottom="0cm" fo:border="0.018cm solid #000000"/>
    </style:style>
    <style:style style:name="Table32" style:family="table">
      <style:table-properties style:width="16.058cm" fo:margin-left="0.191cm" table:align="left"/>
    </style:style>
    <style:style style:name="Table32.A" style:family="table-column">
      <style:table-column-properties style:column-width="5.225cm"/>
    </style:style>
    <style:style style:name="Table32.B" style:family="table-column">
      <style:table-column-properties style:column-width="5.417cm"/>
    </style:style>
    <style:style style:name="Table32.A1" style:family="table-cell">
      <style:table-cell-properties fo:padding-left="0.191cm" fo:padding-right="0.191cm" fo:padding-top="0cm" fo:padding-bottom="0cm" fo:border="0.018cm solid #000000"/>
    </style:style>
    <style:style style:name="Table33" style:family="table">
      <style:table-properties style:width="16.193cm" fo:margin-left="0.191cm" table:align="left"/>
    </style:style>
    <style:style style:name="Table33.A" style:family="table-column">
      <style:table-column-properties style:column-width="4.773cm"/>
    </style:style>
    <style:style style:name="Table33.B" style:family="table-column">
      <style:table-column-properties style:column-width="4.621cm"/>
    </style:style>
    <style:style style:name="Table33.C" style:family="table-column">
      <style:table-column-properties style:column-width="2.974cm"/>
    </style:style>
    <style:style style:name="Table33.D" style:family="table-column">
      <style:table-column-properties style:column-width="3.824cm"/>
    </style:style>
    <style:style style:name="Table33.A1" style:family="table-cell">
      <style:table-cell-properties fo:padding-left="0.191cm" fo:padding-right="0.191cm" fo:padding-top="0cm" fo:padding-bottom="0cm" fo:border="0.018cm solid #000000"/>
    </style:style>
    <style:style style:name="Table33.C1" style:family="table-cell">
      <style:table-cell-properties fo:padding-left="0.018cm" fo:padding-right="0.018cm" fo:padding-top="0cm" fo:padding-bottom="0cm" fo:border="0.018cm solid #000000"/>
    </style:style>
    <style:style style:name="Table34" style:family="table">
      <style:table-properties style:width="16.193cm" fo:margin-left="0.191cm" table:align="left"/>
    </style:style>
    <style:style style:name="Table34.A" style:family="table-column">
      <style:table-column-properties style:column-width="6.752cm"/>
    </style:style>
    <style:style style:name="Table34.B" style:family="table-column">
      <style:table-column-properties style:column-width="5.249cm"/>
    </style:style>
    <style:style style:name="Table34.C" style:family="table-column">
      <style:table-column-properties style:column-width="2cm"/>
    </style:style>
    <style:style style:name="Table34.D" style:family="table-column">
      <style:table-column-properties style:column-width="2.191cm"/>
    </style:style>
    <style:style style:name="Table34.A1" style:family="table-cell">
      <style:table-cell-properties fo:padding-left="0.191cm" fo:padding-right="0.191cm" fo:padding-top="0cm" fo:padding-bottom="0cm" fo:border="0.018cm solid #000000"/>
    </style:style>
    <style:style style:name="Table34.B1" style:family="table-cell">
      <style:table-cell-properties fo:padding-left="0.018cm" fo:padding-right="0.018cm" fo:padding-top="0cm" fo:padding-bottom="0cm" fo:border="0.018cm solid #000000"/>
    </style:style>
    <style:style style:name="Table35" style:family="table">
      <style:table-properties style:width="16.193cm" fo:margin-left="0.191cm" table:align="left"/>
    </style:style>
    <style:style style:name="Table35.A" style:family="table-column">
      <style:table-column-properties style:column-width="4.773cm"/>
    </style:style>
    <style:style style:name="Table35.B" style:family="table-column">
      <style:table-column-properties style:column-width="4.621cm"/>
    </style:style>
    <style:style style:name="Table35.C" style:family="table-column">
      <style:table-column-properties style:column-width="2.974cm"/>
    </style:style>
    <style:style style:name="Table35.D" style:family="table-column">
      <style:table-column-properties style:column-width="3.824cm"/>
    </style:style>
    <style:style style:name="Table35.A1" style:family="table-cell">
      <style:table-cell-properties fo:padding-left="0.191cm" fo:padding-right="0.191cm" fo:padding-top="0cm" fo:padding-bottom="0cm" fo:border="0.018cm solid #000000"/>
    </style:style>
    <style:style style:name="Table35.C1" style:family="table-cell">
      <style:table-cell-properties fo:padding-left="0.018cm" fo:padding-right="0.018cm" fo:padding-top="0cm" fo:padding-bottom="0cm" fo:border="0.018cm solid #000000"/>
    </style:style>
    <style:style style:name="Table36" style:family="table">
      <style:table-properties style:width="16.058cm" fo:margin-left="0.191cm" table:align="left"/>
    </style:style>
    <style:style style:name="Table36.A" style:family="table-column">
      <style:table-column-properties style:column-width="5.225cm"/>
    </style:style>
    <style:style style:name="Table36.B" style:family="table-column">
      <style:table-column-properties style:column-width="5.417cm"/>
    </style:style>
    <style:style style:name="Table36.A1" style:family="table-cell">
      <style:table-cell-properties fo:padding-left="0.191cm" fo:padding-right="0.191cm" fo:padding-top="0cm" fo:padding-bottom="0cm" fo:border="0.018cm solid #000000"/>
    </style:style>
    <style:style style:name="Table36.A4" style:family="table-cell">
      <style:table-cell-properties fo:padding-left="0.191cm" fo:padding-right="0.191cm" fo:padding-top="0cm" fo:padding-bottom="0cm" fo:border-left="0.018cm solid #000000" fo:border-right="0.018cm solid #000000" fo:border-top="none" fo:border-bottom="0.018cm solid #000000"/>
    </style:style>
    <style:style style:name="Table37" style:family="table">
      <style:table-properties style:width="16.058cm" fo:margin-left="0.191cm" table:align="left"/>
    </style:style>
    <style:style style:name="Table37.A" style:family="table-column">
      <style:table-column-properties style:column-width="5.225cm"/>
    </style:style>
    <style:style style:name="Table37.B" style:family="table-column">
      <style:table-column-properties style:column-width="5.417cm"/>
    </style:style>
    <style:style style:name="Table37.A1" style:family="table-cell">
      <style:table-cell-properties fo:padding-left="0.191cm" fo:padding-right="0.191cm" fo:padding-top="0cm" fo:padding-bottom="0cm" fo:border="0.018cm solid #000000"/>
    </style:style>
    <style:style style:name="Table38" style:family="table">
      <style:table-properties style:width="16.193cm" fo:margin-left="0.191cm" table:align="left"/>
    </style:style>
    <style:style style:name="Table38.A" style:family="table-column">
      <style:table-column-properties style:column-width="5.198cm"/>
    </style:style>
    <style:style style:name="Table38.B" style:family="table-column">
      <style:table-column-properties style:column-width="4.581cm"/>
    </style:style>
    <style:style style:name="Table38.C" style:family="table-column">
      <style:table-column-properties style:column-width="2.635cm"/>
    </style:style>
    <style:style style:name="Table38.D" style:family="table-column">
      <style:table-column-properties style:column-width="3.778cm"/>
    </style:style>
    <style:style style:name="Table38.A1" style:family="table-cell">
      <style:table-cell-properties fo:padding-left="0.191cm" fo:padding-right="0.191cm" fo:padding-top="0cm" fo:padding-bottom="0cm" fo:border="0.018cm solid #000000"/>
    </style:style>
    <style:style style:name="Table38.B1" style:family="table-cell">
      <style:table-cell-properties fo:padding-left="0.018cm" fo:padding-right="0.018cm" fo:padding-top="0cm" fo:padding-bottom="0cm" fo:border="0.018cm solid #000000"/>
    </style:style>
    <style:style style:name="Table38.A5" style:family="table-cell">
      <style:table-cell-properties fo:padding-left="0.191cm" fo:padding-right="0.191cm" fo:padding-top="0cm" fo:padding-bottom="0cm" fo:border-left="0.018cm solid #000000" fo:border-right="0.018cm solid #000000" fo:border-top="none" fo:border-bottom="0.018cm solid #000000"/>
    </style:style>
    <style:style style:name="Table38.B5" style:family="table-cell">
      <style:table-cell-properties fo:padding-left="0.018cm" fo:padding-right="0.018cm" fo:padding-top="0cm" fo:padding-bottom="0cm" fo:border-left="0.018cm solid #000000" fo:border-right="0.018cm solid #000000" fo:border-top="none" fo:border-bottom="0.018cm solid #000000"/>
    </style:style>
    <style:style style:name="Table39" style:family="table">
      <style:table-properties style:width="16.193cm" fo:margin-left="0.191cm" table:align="left"/>
    </style:style>
    <style:style style:name="Table39.A" style:family="table-column">
      <style:table-column-properties style:column-width="5.198cm"/>
    </style:style>
    <style:style style:name="Table39.B" style:family="table-column">
      <style:table-column-properties style:column-width="4.581cm"/>
    </style:style>
    <style:style style:name="Table39.C" style:family="table-column">
      <style:table-column-properties style:column-width="2.635cm"/>
    </style:style>
    <style:style style:name="Table39.D" style:family="table-column">
      <style:table-column-properties style:column-width="3.778cm"/>
    </style:style>
    <style:style style:name="Table39.A1" style:family="table-cell">
      <style:table-cell-properties fo:padding-left="0.191cm" fo:padding-right="0.191cm" fo:padding-top="0cm" fo:padding-bottom="0cm" fo:border="0.018cm solid #000000"/>
    </style:style>
    <style:style style:name="Table39.B1" style:family="table-cell">
      <style:table-cell-properties fo:padding-left="0.018cm" fo:padding-right="0.018cm" fo:padding-top="0cm" fo:padding-bottom="0cm" fo:border="0.018cm solid #000000"/>
    </style:style>
    <style:style style:name="Table40" style:family="table">
      <style:table-properties style:width="16.193cm" fo:margin-left="0.191cm" table:align="left"/>
    </style:style>
    <style:style style:name="Table40.A" style:family="table-column">
      <style:table-column-properties style:column-width="5.198cm"/>
    </style:style>
    <style:style style:name="Table40.B" style:family="table-column">
      <style:table-column-properties style:column-width="4.581cm"/>
    </style:style>
    <style:style style:name="Table40.C" style:family="table-column">
      <style:table-column-properties style:column-width="2.635cm"/>
    </style:style>
    <style:style style:name="Table40.D" style:family="table-column">
      <style:table-column-properties style:column-width="3.778cm"/>
    </style:style>
    <style:style style:name="Table40.A1" style:family="table-cell">
      <style:table-cell-properties fo:padding-left="0.191cm" fo:padding-right="0.191cm" fo:padding-top="0cm" fo:padding-bottom="0cm" fo:border="0.018cm solid #000000"/>
    </style:style>
    <style:style style:name="Table40.B1" style:family="table-cell">
      <style:table-cell-properties fo:padding-left="0.018cm" fo:padding-right="0.018cm" fo:padding-top="0cm" fo:padding-bottom="0cm" fo:border="0.018cm solid #000000"/>
    </style:style>
    <style:style style:name="Table41" style:family="table">
      <style:table-properties style:width="16.193cm" fo:margin-left="0.191cm" table:align="left"/>
    </style:style>
    <style:style style:name="Table41.A" style:family="table-column">
      <style:table-column-properties style:column-width="5.198cm"/>
    </style:style>
    <style:style style:name="Table41.B" style:family="table-column">
      <style:table-column-properties style:column-width="4.581cm"/>
    </style:style>
    <style:style style:name="Table41.C" style:family="table-column">
      <style:table-column-properties style:column-width="2.635cm"/>
    </style:style>
    <style:style style:name="Table41.D" style:family="table-column">
      <style:table-column-properties style:column-width="3.778cm"/>
    </style:style>
    <style:style style:name="Table41.A1" style:family="table-cell">
      <style:table-cell-properties fo:padding-left="0.191cm" fo:padding-right="0.191cm" fo:padding-top="0cm" fo:padding-bottom="0cm" fo:border="0.018cm solid #000000"/>
    </style:style>
    <style:style style:name="Table41.B1" style:family="table-cell">
      <style:table-cell-properties fo:padding-left="0.018cm" fo:padding-right="0.018cm" fo:padding-top="0cm" fo:padding-bottom="0cm" fo:border="0.018cm solid #000000"/>
    </style:style>
    <style:style style:name="Table42" style:family="table">
      <style:table-properties style:width="16.193cm" fo:margin-left="0.191cm" table:align="left"/>
    </style:style>
    <style:style style:name="Table42.A" style:family="table-column">
      <style:table-column-properties style:column-width="5.198cm"/>
    </style:style>
    <style:style style:name="Table42.B" style:family="table-column">
      <style:table-column-properties style:column-width="4.581cm"/>
    </style:style>
    <style:style style:name="Table42.C" style:family="table-column">
      <style:table-column-properties style:column-width="2.635cm"/>
    </style:style>
    <style:style style:name="Table42.D" style:family="table-column">
      <style:table-column-properties style:column-width="3.778cm"/>
    </style:style>
    <style:style style:name="Table42.A1" style:family="table-cell">
      <style:table-cell-properties fo:padding-left="0.191cm" fo:padding-right="0.191cm" fo:padding-top="0cm" fo:padding-bottom="0cm" fo:border="0.018cm solid #000000"/>
    </style:style>
    <style:style style:name="Table42.B1" style:family="table-cell">
      <style:table-cell-properties fo:padding-left="0.018cm" fo:padding-right="0.018cm" fo:padding-top="0cm" fo:padding-bottom="0cm" fo:border="0.018cm solid #000000"/>
    </style:style>
    <style:style style:name="Table43" style:family="table">
      <style:table-properties style:width="16.058cm" fo:margin-left="0.191cm" table:align="left"/>
    </style:style>
    <style:style style:name="Table43.A" style:family="table-column">
      <style:table-column-properties style:column-width="5.225cm"/>
    </style:style>
    <style:style style:name="Table43.B" style:family="table-column">
      <style:table-column-properties style:column-width="5.417cm"/>
    </style:style>
    <style:style style:name="Table43.A1" style:family="table-cell">
      <style:table-cell-properties fo:padding-left="0.191cm" fo:padding-right="0.191cm" fo:padding-top="0cm" fo:padding-bottom="0cm" fo:border="0.018cm solid #000000"/>
    </style:style>
    <style:style style:name="P1" style:family="paragraph" style:parent-style-name="Normal">
      <style:paragraph-properties fo:text-align="end" style:justify-single-word="false"/>
      <style:text-properties fo:language="et" fo:country="EE"/>
    </style:style>
    <style:style style:name="P2" style:family="paragraph" style:parent-style-name="Header">
      <style:text-properties fo:language="et" fo:country="EE"/>
    </style:style>
    <style:style style:name="P3" style:family="paragraph" style:parent-style-name="Footer">
      <style:paragraph-properties fo:text-align="end" style:justify-single-word="false"/>
    </style:style>
    <style:style style:name="P4" style:family="paragraph" style:parent-style-name="Normal">
      <style:text-properties fo:language="et" fo:country="EE"/>
    </style:style>
    <style:style style:name="P5" style:family="paragraph" style:parent-style-name="Normal">
      <style:paragraph-properties fo:text-align="end" style:justify-single-word="false"/>
      <style:text-properties fo:language="et" fo:country="EE"/>
    </style:style>
    <style:style style:name="P6" style:family="paragraph" style:parent-style-name="Normal">
      <style:paragraph-properties fo:text-align="justify" style:justify-single-word="false"/>
      <style:text-properties fo:language="et" fo:country="EE"/>
    </style:style>
    <style:style style:name="P7" style:family="paragraph" style:parent-style-name="Normal">
      <style:paragraph-properties fo:text-align="justify" style:justify-single-word="false"/>
    </style:style>
    <style:style style:name="P8" style:family="paragraph" style:parent-style-name="Normal">
      <style:text-properties fo:font-size="10pt" fo:language="et" fo:country="EE" style:font-size-asian="10pt" style:font-size-complex="10pt"/>
    </style:style>
    <style:style style:name="P9" style:family="paragraph" style:parent-style-name="Normal">
      <style:paragraph-properties fo:margin-top="0cm" fo:margin-bottom="0.353cm" fo:line-height="115%" fo:break-before="page"/>
      <style:text-properties fo:language="et" fo:country="EE"/>
    </style:style>
    <style:style style:name="P10" style:family="paragraph" style:parent-style-name="Normal">
      <style:paragraph-properties fo:margin-top="0cm" fo:margin-bottom="0.353cm" fo:line-height="115%"/>
      <style:text-properties fo:language="et" fo:country="EE"/>
    </style:style>
    <style:style style:name="P11" style:family="paragraph" style:parent-style-name="Normal">
      <style:paragraph-properties fo:margin-top="0cm" fo:margin-bottom="0.353cm" fo:line-height="115%"/>
      <style:text-properties style:font-name="Cambria" fo:font-size="16pt" fo:language="et" fo:country="EE" fo:font-weight="bold" style:letter-kerning="true" style:font-size-asian="16pt" style:font-weight-asian="bold" style:font-size-complex="16pt" style:font-weight-complex="bold"/>
    </style:style>
    <style:style style:name="P12" style:family="paragraph" style:parent-style-name="TOC_20_1">
      <style:paragraph-properties>
        <style:tab-stops>
          <style:tab-stop style:position="15.984cm" style:type="right" style:leader-style="dotted" style:leader-text="."/>
        </style:tab-stops>
      </style:paragraph-properties>
    </style:style>
    <style:style style:name="P13" style:family="paragraph" style:parent-style-name="TOC_20_1">
      <style:paragraph-properties>
        <style:tab-stops>
          <style:tab-stop style:position="15.984cm" style:type="right" style:leader-style="dotted" style:leader-text="."/>
        </style:tab-stops>
      </style:paragraph-properties>
      <style:text-properties fo:language="et" fo:country="EE"/>
    </style:style>
    <style:style style:name="P14" style:family="paragraph" style:parent-style-name="Normal">
      <style:paragraph-properties fo:background-color="#d6e3bc">
        <style:background-image/>
      </style:paragraph-properties>
    </style:style>
    <style:style style:name="P15" style:family="paragraph" style:parent-style-name="Normal">
      <style:paragraph-properties fo:text-align="justify" style:justify-single-word="false" fo:background-color="#d6e3bc">
        <style:background-image/>
      </style:paragraph-properties>
      <style:text-properties style:font-name="Courier New" fo:font-size="10pt" fo:language="et" fo:country="EE" style:font-size-asian="10pt" style:font-name-complex="Courier New" style:font-size-complex="10pt"/>
    </style:style>
    <style:style style:name="P16" style:family="paragraph" style:parent-style-name="Normal">
      <style:paragraph-properties fo:background-color="#d6e3bc">
        <style:background-image/>
      </style:paragraph-properties>
      <style:text-properties fo:font-size="10pt" fo:language="et" fo:country="EE" style:font-size-asian="10pt" style:font-size-complex="10pt"/>
    </style:style>
    <style:style style:name="P17" style:family="paragraph" style:parent-style-name="Normal">
      <style:paragraph-properties fo:background-color="#d6e3bc" style:text-autospace="none">
        <style:background-image/>
      </style:paragraph-properties>
      <style:text-properties fo:font-size="10pt" fo:language="et" fo:country="EE" style:font-size-asian="10pt" style:font-name-complex="Courier New" style:font-size-complex="10pt" style:language-complex="ar" style:country-complex="SA"/>
    </style:style>
    <style:style style:name="P18" style:family="paragraph" style:parent-style-name="Normal">
      <style:paragraph-properties fo:background-color="#d6e3bc" style:text-autospace="none">
        <style:background-image/>
      </style:paragraph-properties>
      <style:text-properties fo:font-size="10pt" fo:language="et" fo:country="EE" style:font-size-asian="10pt" style:font-name-complex="System" style:font-size-complex="10pt" style:language-complex="ar" style:country-complex="SA" style:font-weight-complex="bold"/>
    </style:style>
    <style:style style:name="P19" style:family="paragraph" style:parent-style-name="Normal">
      <style:paragraph-properties fo:background-color="#d6e3bc">
        <style:background-image/>
      </style:paragraph-properties>
      <style:text-properties fo:font-size="10pt" style:font-size-asian="10pt" style:font-size-complex="10pt"/>
    </style:style>
    <style:style style:name="P20" style:family="paragraph" style:parent-style-name="Normal">
      <style:paragraph-properties fo:background-color="#d6e3bc" style:text-autospace="none">
        <style:background-image/>
      </style:paragraph-properties>
    </style:style>
    <style:style style:name="P21" style:family="paragraph" style:parent-style-name="Normal">
      <style:paragraph-properties fo:background-color="#d6e3bc">
        <style:background-image/>
      </style:paragraph-properties>
      <style:text-properties fo:language="et" fo:country="EE"/>
    </style:style>
    <style:style style:name="P22" style:family="paragraph" style:parent-style-name="Normal">
      <style:paragraph-properties fo:margin-left="1.249cm" fo:margin-right="0cm" fo:text-indent="1.249cm" style:auto-text-indent="false">
        <style:tab-stops/>
      </style:paragraph-properties>
    </style:style>
    <style:style style:name="P23" style:family="paragraph" style:parent-style-name="Normal">
      <style:paragraph-properties fo:margin-left="1.249cm" fo:margin-right="0cm" fo:text-indent="1.249cm" style:auto-text-indent="false">
        <style:tab-stops/>
      </style:paragraph-properties>
      <style:text-properties fo:language="et" fo:country="EE"/>
    </style:style>
    <style:style style:name="P24" style:family="paragraph" style:parent-style-name="Title" style:master-page-name="MPF0">
      <style:paragraph-properties fo:text-align="end" style:justify-single-word="false" style:page-number="auto" fo:break-before="page"/>
      <style:text-properties fo:language="et" fo:country="EE"/>
    </style:style>
    <style:style style:name="P25" style:family="paragraph" style:parent-style-name="Title">
      <style:paragraph-properties fo:text-align="end" style:justify-single-word="false"/>
      <style:text-properties fo:language="et" fo:country="EE"/>
    </style:style>
    <style:style style:name="P26" style:family="paragraph" style:parent-style-name="Normal" style:list-style-name="L3">
      <style:paragraph-properties fo:text-align="justify" style:justify-single-word="false"/>
      <style:text-properties fo:language="et" fo:country="EE"/>
    </style:style>
    <style:style style:name="P27" style:family="paragraph" style:parent-style-name="Normal">
      <style:paragraph-properties fo:text-align="end" style:justify-single-word="false"/>
      <style:text-properties fo:language="et" fo:country="EE"/>
    </style:style>
    <style:style style:name="P28" style:family="paragraph" style:parent-style-name="List_20_Paragraph" style:list-style-name="L1">
      <style:text-properties fo:language="et" fo:country="EE"/>
    </style:style>
    <style:style style:name="P29" style:family="paragraph" style:parent-style-name="List_20_Paragraph" style:list-style-name="L2">
      <style:text-properties fo:language="et" fo:country="EE"/>
    </style:style>
    <style:style style:name="P30" style:family="paragraph" style:parent-style-name="List_20_Paragraph" style:list-style-name="L2"/>
    <style:style style:name="P31" style:family="paragraph" style:parent-style-name="List_20_Paragraph" style:list-style-name="L2">
      <style:paragraph-properties fo:line-height="100%"/>
      <style:text-properties fo:font-size="12pt" fo:language="et" fo:country="EE" style:font-size-asian="12pt" style:font-size-complex="12pt"/>
    </style:style>
    <style:style style:name="P32" style:family="paragraph" style:parent-style-name="Heading_20_1">
      <style:text-properties fo:language="et" fo:country="EE"/>
    </style:style>
    <style:style style:name="P33" style:family="paragraph" style:parent-style-name="TOC_20_Heading">
      <style:text-properties fo:language="et" fo:country="EE"/>
    </style:style>
    <style:style style:name="P34" style:family="paragraph" style:parent-style-name="Header">
      <style:text-properties fo:language="et" fo:country="EE"/>
    </style:style>
    <style:style style:name="T1" style:family="text">
      <style:text-properties fo:language="et" fo:country="EE"/>
    </style:style>
    <style:style style:name="T2" style:family="text">
      <style:text-properties fo:language="et" fo:country="EE"/>
    </style:style>
    <style:style style:name="T3" style:family="text">
      <style:text-properties fo:language="et" fo:country="EE" fo:font-style="italic" style:font-style-asian="italic"/>
    </style:style>
    <style:style style:name="T4" style:family="text">
      <style:text-properties fo:language="et" fo:country="EE" fo:font-weight="bold" style:font-weight-asian="bold"/>
    </style:style>
    <style:style style:name="T5" style:family="text">
      <style:text-properties fo:language="et" fo:country="EE" fo:font-weight="normal" style:font-weight-asian="normal"/>
    </style:style>
    <style:style style:name="T6" style:family="text">
      <style:text-properties fo:font-size="11pt" fo:language="et" fo:country="EE" fo:font-weight="bold" style:letter-kerning="true" style:font-size-asian="11pt" style:font-weight-asian="bold" style:font-size-complex="11pt"/>
    </style:style>
    <style:style style:name="T7" style:family="text">
      <style:text-properties fo:font-size="11pt" fo:language="et" fo:country="EE" fo:font-weight="bold" style:font-size-asian="11pt" style:font-weight-asian="bold" style:font-size-complex="11pt"/>
    </style:style>
    <style:style style:name="T8" style:family="text">
      <style:text-properties fo:font-size="11pt" fo:language="et" fo:country="EE" style:letter-kerning="true" style:font-size-asian="11pt" style:font-size-complex="11pt"/>
    </style:style>
    <style:style style:name="T9" style:family="text">
      <style:text-properties fo:font-size="11pt" fo:language="et" fo:country="EE" style:font-size-asian="11pt" style:font-size-complex="11pt"/>
    </style:style>
    <style:style style:name="T10" style:family="text">
      <style:text-properties fo:font-size="11pt" fo:language="et" fo:country="EE" style:font-size-asian="11pt" style:font-size-complex="11pt" style:language-complex="ar" style:country-complex="SA"/>
    </style:style>
    <style:style style:name="T11" style:family="text">
      <style:text-properties fo:font-size="11pt" style:font-size-asian="11pt" style:font-size-complex="11pt"/>
    </style:style>
    <style:style style:name="T12" style:family="text">
      <style:text-properties fo:font-size="10pt" fo:language="et" fo:country="EE" style:font-size-asian="10pt" style:font-size-complex="10pt"/>
    </style:style>
    <style:style style:name="T13" style:family="text">
      <style:text-properties fo:font-size="10pt" fo:language="et" fo:country="EE" style:font-size-asian="10pt" style:font-name-complex="Courier New" style:font-size-complex="10pt" style:language-complex="ar" style:country-complex="SA"/>
    </style:style>
    <style:style style:name="T14" style:family="text">
      <style:text-properties fo:font-size="10pt" fo:language="et" fo:country="EE" fo:font-style="italic" style:font-size-asian="10pt" style:font-style-asian="italic" style:font-name-complex="Courier New" style:font-size-complex="10pt" style:language-complex="ar" style:country-complex="SA" style:font-style-complex="italic"/>
    </style:style>
    <style:style style:name="T15" style:family="text">
      <style:text-properties fo:font-size="10pt" style:font-size-asian="10pt" style:font-size-complex="10pt"/>
    </style:style>
    <style:style style:name="T16" style:family="text">
      <style:text-properties fo:font-size="10pt" style:font-size-asian="10pt" style:font-name-complex="Calibri" style:font-size-complex="10pt"/>
    </style:style>
    <style:style style:name="T17" style:family="text">
      <style:text-properties fo:font-weight="normal" style:font-weight-asian="normal"/>
    </style:style>
    <style:style style:name="T18" style:family="text">
      <style:text-properties style:font-name-complex="Calibri"/>
    </style:style>
    <style:style style:name="T19" style:family="text">
      <style:text-properties style:font-name="Arial" fo:font-size="10pt" style:font-size-asian="10pt" style:font-name-complex="Arial" style:font-size-complex="10pt"/>
    </style:style>
    <style:style style:name="T20" style:family="text">
      <style:text-properties fo:language="en" fo:country="US"/>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053cm" text:min-label-width="0.635cm"/>
        <style:text-properties style:font-name="Calibri"/>
      </text:list-level-style-bullet>
      <text:list-level-style-bullet text:level="2" text:style-name="WW_5f_CharLFO2LVL2" text:bullet-char="o">
        <style:list-level-properties text:space-before="1.323cm" text:min-label-width="0.635cm"/>
        <style:text-properties style:font-name="Courier New"/>
      </text:list-level-style-bullet>
      <text:list-level-style-bullet text:level="3" text:style-name="WW_5f_CharLFO2LVL3" text:bullet-char="">
        <style:list-level-properties text:space-before="2.593cm" text:min-label-width="0.635cm"/>
        <style:text-properties style:font-name="Wingdings"/>
      </text:list-level-style-bullet>
      <text:list-level-style-bullet text:level="4" text:style-name="WW_5f_CharLFO2LVL4" text:bullet-char="">
        <style:list-level-properties text:space-before="3.863cm" text:min-label-width="0.635cm"/>
        <style:text-properties style:font-name="Symbol"/>
      </text:list-level-style-bullet>
      <text:list-level-style-bullet text:level="5" text:style-name="WW_5f_CharLFO2LVL5" text:bullet-char="o">
        <style:list-level-properties text:space-before="5.133cm" text:min-label-width="0.635cm"/>
        <style:text-properties style:font-name="Courier New"/>
      </text:list-level-style-bullet>
      <text:list-level-style-bullet text:level="6" text:style-name="WW_5f_CharLFO2LVL6" text:bullet-char="">
        <style:list-level-properties text:space-before="6.403cm" text:min-label-width="0.635cm"/>
        <style:text-properties style:font-name="Wingdings"/>
      </text:list-level-style-bullet>
      <text:list-level-style-bullet text:level="7" text:style-name="WW_5f_CharLFO2LVL7" text:bullet-char="">
        <style:list-level-properties text:space-before="7.673cm" text:min-label-width="0.635cm"/>
        <style:text-properties style:font-name="Symbol"/>
      </text:list-level-style-bullet>
      <text:list-level-style-bullet text:level="8" text:style-name="WW_5f_CharLFO2LVL8" text:bullet-char="o">
        <style:list-level-properties text:space-before="8.943cm" text:min-label-width="0.635cm"/>
        <style:text-properties style:font-name="Courier New"/>
      </text:list-level-style-bullet>
      <text:list-level-style-bullet text:level="9" text:style-name="WW_5f_CharLFO2LVL9" text:bullet-char="">
        <style:list-level-properties text:space-before="10.21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day/>
      <number:text>.</number:text>
      <number:month/>
      <number:text>.</number:text>
      <number:year/>
    </number:date-style>
  </office:automatic-styles>
  <office:body>
    <office:text text:use-soft-page-breaks="true">
      <text:tracked-changes>
        <text:changed-region xml:id="ct299517800" text:id="ct299517800">
          <text:deletion>
            <office:change-info>
              <dc:creator>Unknown Author</dc:creator>
              <dc:date>2014-05-26T11:56:00</dc:date>
            </office:change-info>
            <text:p text:style-name="P1">9</text:p>
          </text:deletion>
        </text:changed-region>
        <text:changed-region xml:id="ct299514264" text:id="ct299514264">
          <text:insertion>
            <office:change-info>
              <dc:creator>Unknown Author</dc:creator>
              <dc:date>2014-05-26T11:56:00</dc:date>
            </office:change-info>
          </text:insertion>
        </text:changed-region>
        <text:changed-region xml:id="ct299515720" text:id="ct299515720">
          <text:insertion>
            <office:change-info>
              <dc:creator>Unknown Author</dc:creator>
              <dc:date>2014-05-26T12:54:00</dc:date>
            </office:change-info>
          </text:insertion>
        </text:changed-region>
        <text:changed-region xml:id="ct299514888" text:id="ct299514888">
          <text:insertion>
            <office:change-info>
              <dc:creator>Unknown Author</dc:creator>
              <dc:date>2014-05-27T17:30:00</dc:date>
            </office:change-info>
          </text:insertion>
        </text:changed-region>
        <text:changed-region xml:id="ct299512080" text:id="ct299512080">
          <text:insertion>
            <office:change-info>
              <dc:creator>Unknown Author</dc:creator>
              <dc:date>2014-05-26T12:54:00</dc:date>
            </office:change-info>
          </text:insertion>
        </text:changed-region>
        <text:changed-region xml:id="ct299513224" text:id="ct299513224">
          <text:insertion>
            <office:change-info>
              <dc:creator>Unknown Author</dc:creator>
              <dc:date>2014-05-26T12:54:00</dc:date>
            </office:change-info>
          </text:insertion>
        </text:changed-region>
        <text:changed-region xml:id="ct299512704" text:id="ct299512704">
          <text:insertion>
            <office:change-info>
              <dc:creator>Unknown Author</dc:creator>
              <dc:date>2014-05-26T12:55:00</dc:date>
            </office:change-info>
          </text:insertion>
        </text:changed-region>
        <text:changed-region xml:id="ct299514784" text:id="ct299514784">
          <text:insertion>
            <office:change-info>
              <dc:creator>Unknown Author</dc:creator>
              <dc:date>2014-05-27T17:14:00</dc:date>
            </office:change-info>
          </text:insertion>
        </text:changed-region>
        <text:changed-region xml:id="ct299514160" text:id="ct299514160">
          <text:insertion>
            <office:change-info>
              <dc:creator>Unknown Author</dc:creator>
              <dc:date>2014-05-27T17:15:00</dc:date>
            </office:change-info>
          </text:insertion>
        </text:changed-region>
        <text:changed-region xml:id="ct299516344" text:id="ct299516344">
          <text:insertion>
            <office:change-info>
              <dc:creator>Unknown Author</dc:creator>
              <dc:date>2014-05-27T17:16:00</dc:date>
            </office:change-info>
          </text:insertion>
        </text:changed-region>
        <text:changed-region xml:id="ct299516448" text:id="ct299516448">
          <text:insertion>
            <office:change-info>
              <dc:creator>Unknown Author</dc:creator>
              <dc:date>2014-05-27T17:17:00</dc:date>
            </office:change-info>
          </text:insertion>
        </text:changed-region>
        <text:changed-region xml:id="ct299512600" text:id="ct299512600">
          <text:insertion>
            <office:change-info>
              <dc:creator>Unknown Author</dc:creator>
              <dc:date>2014-05-27T17:30:00</dc:date>
            </office:change-info>
          </text:insertion>
        </text:changed-region>
        <text:changed-region xml:id="ct299514680" text:id="ct299514680">
          <text:insertion>
            <office:change-info>
              <dc:creator>Unknown Author</dc:creator>
              <dc:date>2014-05-27T17:31:00</dc:date>
            </office:change-info>
          </text:insertion>
        </text:changed-region>
        <text:changed-region xml:id="ct299515928" text:id="ct299515928">
          <text:insertion>
            <office:change-info>
              <dc:creator>Unknown Author</dc:creator>
              <dc:date>2014-05-26T12:55:00</dc:date>
            </office:change-info>
          </text:insertion>
        </text:changed-region>
        <text:changed-region xml:id="ct299516032" text:id="ct299516032">
          <text:insertion>
            <office:change-info>
              <dc:creator>Unknown Author</dc:creator>
              <dc:date>2014-05-26T12:58:00</dc:date>
            </office:change-info>
          </text:insertion>
        </text:changed-region>
        <text:changed-region xml:id="ct299516656" text:id="ct299516656">
          <text:insertion>
            <office:change-info>
              <dc:creator>Unknown Author</dc:creator>
              <dc:date>2014-05-26T12:58:00</dc:date>
            </office:change-info>
          </text:insertion>
        </text:changed-region>
        <text:changed-region xml:id="ct299513328" text:id="ct299513328">
          <text:insertion>
            <office:change-info>
              <dc:creator>Unknown Author</dc:creator>
              <dc:date>2014-05-26T12:59:00</dc:date>
            </office:change-info>
          </text:insertion>
        </text:changed-region>
        <text:changed-region xml:id="ct299513432" text:id="ct299513432">
          <text:insertion>
            <office:change-info>
              <dc:creator>Unknown Author</dc:creator>
              <dc:date>2014-05-26T12:59:00</dc:date>
            </office:change-info>
          </text:insertion>
        </text:changed-region>
        <text:changed-region xml:id="ct299513536" text:id="ct299513536">
          <text:insertion>
            <office:change-info>
              <dc:creator>Unknown Author</dc:creator>
              <dc:date>2014-05-26T12:58:00</dc:date>
            </office:change-info>
          </text:insertion>
        </text:changed-region>
        <text:changed-region xml:id="ct299513016" text:id="ct299513016">
          <text:insertion>
            <office:change-info>
              <dc:creator>Unknown Author</dc:creator>
              <dc:date>2014-05-26T12:59:00</dc:date>
            </office:change-info>
          </text:insertion>
        </text:changed-region>
        <text:changed-region xml:id="ct299516864" text:id="ct299516864">
          <text:insertion>
            <office:change-info>
              <dc:creator>Unknown Author</dc:creator>
              <dc:date>2014-05-26T13:00:00</dc:date>
            </office:change-info>
          </text:insertion>
        </text:changed-region>
        <text:changed-region xml:id="ct299513952" text:id="ct299513952">
          <text:insertion>
            <office:change-info>
              <dc:creator>Unknown Author</dc:creator>
              <dc:date>2014-05-26T14:13:00</dc:date>
            </office:change-info>
          </text:insertion>
        </text:changed-region>
        <text:changed-region xml:id="ct299513744" text:id="ct299513744">
          <text:insertion>
            <office:change-info>
              <dc:creator>Unknown Author</dc:creator>
              <dc:date>2014-05-26T14:13:00</dc:date>
            </office:change-info>
          </text:insertion>
        </text:changed-region>
        <text:changed-region xml:id="ct299516760" text:id="ct299516760">
          <text:insertion>
            <office:change-info>
              <dc:creator>Unknown Author</dc:creator>
              <dc:date>2014-05-26T14:14:00</dc:date>
            </office:change-info>
          </text:insertion>
        </text:changed-region>
        <text:changed-region xml:id="ct299513848" text:id="ct299513848">
          <text:insertion>
            <office:change-info>
              <dc:creator>Unknown Author</dc:creator>
              <dc:date>2014-05-26T14:15:00</dc:date>
            </office:change-info>
          </text:insertion>
        </text:changed-region>
        <text:changed-region xml:id="ct299513640" text:id="ct299513640">
          <text:insertion>
            <office:change-info>
              <dc:creator>Unknown Author</dc:creator>
              <dc:date>2014-05-27T17:25:00</dc:date>
            </office:change-info>
          </text:insertion>
        </text:changed-region>
        <text:changed-region xml:id="ct299515200" text:id="ct299515200">
          <text:insertion>
            <office:change-info>
              <dc:creator>Unknown Author</dc:creator>
              <dc:date>2014-05-27T17:25:00</dc:date>
            </office:change-info>
          </text:insertion>
        </text:changed-region>
        <text:changed-region xml:id="ct299514576" text:id="ct299514576">
          <text:insertion>
            <office:change-info>
              <dc:creator>Unknown Author</dc:creator>
              <dc:date>2014-05-27T17:25:00</dc:date>
            </office:change-info>
          </text:insertion>
        </text:changed-region>
        <text:changed-region xml:id="ct299512808" text:id="ct299512808">
          <text:insertion>
            <office:change-info>
              <dc:creator>Unknown Author</dc:creator>
              <dc:date>2014-05-27T17:25:00</dc:date>
            </office:change-info>
          </text:insertion>
        </text:changed-region>
        <text:changed-region xml:id="ct299516240" text:id="ct299516240">
          <text:insertion>
            <office:change-info>
              <dc:creator>Unknown Author</dc:creator>
              <dc:date>2014-05-27T17:26:00</dc:date>
            </office:change-info>
          </text:insertion>
        </text:changed-region>
        <text:changed-region xml:id="ct299516136" text:id="ct299516136">
          <text:insertion>
            <office:change-info>
              <dc:creator>Unknown Author</dc:creator>
              <dc:date>2014-05-27T17:27:00</dc:date>
            </office:change-info>
          </text:insertion>
        </text:changed-region>
        <text:changed-region xml:id="ct299515304" text:id="ct299515304">
          <text:insertion>
            <office:change-info>
              <dc:creator>Unknown Author</dc:creator>
              <dc:date>2014-05-27T17:27:00</dc:date>
            </office:change-info>
          </text:insertion>
        </text:changed-region>
        <text:changed-region xml:id="ct299514056" text:id="ct299514056">
          <text:insertion>
            <office:change-info>
              <dc:creator>Unknown Author</dc:creator>
              <dc:date>2014-05-27T17:27:00</dc:date>
            </office:change-info>
          </text:insertion>
        </text:changed-region>
        <text:changed-region xml:id="ct299515408" text:id="ct299515408">
          <text:insertion>
            <office:change-info>
              <dc:creator>Unknown Author</dc:creator>
              <dc:date>2014-05-27T17:27:00</dc:date>
            </office:change-info>
          </text:insertion>
        </text:changed-region>
        <text:changed-region xml:id="ct299514992" text:id="ct299514992">
          <text:insertion>
            <office:change-info>
              <dc:creator>Unknown Author</dc:creator>
              <dc:date>2014-05-27T17:27:00</dc:date>
            </office:change-info>
          </text:insertion>
        </text:changed-region>
        <text:changed-region xml:id="ct299514472" text:id="ct299514472">
          <text:insertion>
            <office:change-info>
              <dc:creator>Unknown Author</dc:creator>
              <dc:date>2014-05-27T17:27:00</dc:date>
            </office:change-info>
          </text:insertion>
        </text:changed-region>
        <text:changed-region xml:id="ct299515512" text:id="ct299515512">
          <text:insertion>
            <office:change-info>
              <dc:creator>Unknown Author</dc:creator>
              <dc:date>2014-05-27T17:28:00</dc:date>
            </office:change-info>
          </text:insertion>
        </text:changed-region>
        <text:changed-region xml:id="ct299517592" text:id="ct299517592">
          <text:insertion>
            <office:change-info>
              <dc:creator>Unknown Author</dc:creator>
              <dc:date>2014-05-27T17:28:00</dc:date>
            </office:change-info>
          </text:insertion>
        </text:changed-region>
        <text:changed-region xml:id="ct299517176" text:id="ct299517176">
          <text:insertion>
            <office:change-info>
              <dc:creator>Unknown Author</dc:creator>
              <dc:date>2014-05-27T17:29:00</dc:date>
            </office:change-info>
          </text:insertion>
        </text:changed-region>
        <text:changed-region xml:id="ct299517280" text:id="ct299517280">
          <text:insertion>
            <office:change-info>
              <dc:creator>Unknown Author</dc:creator>
              <dc:date>2014-05-26T12:49:00</dc:date>
            </office:change-info>
          </text:insertion>
        </text:changed-region>
        <text:changed-region xml:id="ct299516968" text:id="ct299516968">
          <text:insertion>
            <office:change-info>
              <dc:creator>Unknown Author</dc:creator>
              <dc:date>2014-05-26T12:50:00</dc:date>
            </office:change-info>
          </text:insertion>
        </text:changed-region>
        <text:changed-region xml:id="ct299512912" text:id="ct299512912">
          <text:insertion>
            <office:change-info>
              <dc:creator>Unknown Author</dc:creator>
              <dc:date>2014-05-26T12:51:00</dc:date>
            </office:change-info>
          </text:insertion>
        </text:changed-region>
        <text:changed-region xml:id="ct299517904" text:id="ct299517904">
          <text:insertion>
            <office:change-info>
              <dc:creator>Unknown Author</dc:creator>
              <dc:date>2014-05-26T12:52:00</dc:date>
            </office:change-info>
          </text:insertion>
        </text:changed-region>
        <text:changed-region xml:id="ct299518112" text:id="ct299518112">
          <text:deletion>
            <office:change-info>
              <dc:creator>Unknown Author</dc:creator>
              <dc:date>2014-05-26T12:51:00</dc:date>
            </office:change-info>
            <text:p text:style-name="Normal"><text:span text:style-name="Default_20_Paragraph_20_Font"><text:span text:style-name="T1">.</text:span></text:span></text:p>
          </text:deletion>
        </text:changed-region>
        <text:changed-region xml:id="ct299519048" text:id="ct299519048">
          <text:insertion>
            <office:change-info>
              <dc:creator>Unknown Author</dc:creator>
              <dc:date>2014-05-26T12:25:00</dc:date>
            </office:change-info>
          </text:insertion>
        </text:changed-region>
        <text:changed-region xml:id="ct299518944" text:id="ct299518944">
          <text:insertion>
            <office:change-info>
              <dc:creator>Unknown Author</dc:creator>
              <dc:date>2014-05-26T12:25:00</dc:date>
            </office:change-info>
          </text:insertion>
        </text:changed-region>
        <text:changed-region xml:id="ct299518840" text:id="ct299518840">
          <text:insertion>
            <office:change-info>
              <dc:creator>Unknown Author</dc:creator>
              <dc:date>2014-05-26T12:26:00</dc:date>
            </office:change-info>
          </text:insertion>
        </text:changed-region>
        <text:changed-region xml:id="ct299518736" text:id="ct299518736">
          <text:insertion>
            <office:change-info>
              <dc:creator>Unknown Author</dc:creator>
              <dc:date>2014-05-26T12:26:00</dc:date>
            </office:change-info>
          </text:insertion>
        </text:changed-region>
        <text:changed-region xml:id="ct299518216" text:id="ct299518216">
          <text:insertion>
            <office:change-info>
              <dc:creator>Unknown Author</dc:creator>
              <dc:date>2014-05-26T12:27:00</dc:date>
            </office:change-info>
          </text:insertion>
        </text:changed-region>
        <text:changed-region xml:id="ct299519152" text:id="ct299519152">
          <text:insertion>
            <office:change-info>
              <dc:creator>Unknown Author</dc:creator>
              <dc:date>2014-05-26T12:27:00</dc:date>
            </office:change-info>
          </text:insertion>
        </text:changed-region>
        <text:changed-region xml:id="ct299518528" text:id="ct299518528">
          <text:insertion>
            <office:change-info>
              <dc:creator>Unknown Author</dc:creator>
              <dc:date>2014-05-26T12:27:00</dc:date>
            </office:change-info>
          </text:insertion>
        </text:changed-region>
        <text:changed-region xml:id="ct299518424" text:id="ct299518424">
          <text:insertion>
            <office:change-info>
              <dc:creator>Unknown Author</dc:creator>
              <dc:date>2014-05-26T12:27:00</dc:date>
            </office:change-info>
          </text:insertion>
        </text:changed-region>
        <text:changed-region xml:id="ct299518008" text:id="ct299518008">
          <text:insertion>
            <office:change-info>
              <dc:creator>Unknown Author</dc:creator>
              <dc:date>2014-05-26T12: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5"/>
      <text:p text:style-name="P25"/>
      <text:p text:style-name="P25"/>
      <text:p text:style-name="P25"/>
      <text:p text:style-name="P25"/>
      <text:p text:style-name="P25"/>
      <text:p text:style-name="P25"><text:bookmark-start text:name="_Toc379789480"/><text:bookmark-start text:name="_Toc310595916"/><text:bookmark-start text:name="_Toc290888199"/><text:bookmark-start text:name="_Toc290045510"/><text:bookmark-start text:name="_Toc273352526"/><text:bookmark-start text:name="_Toc273345919"/><text:bookmark-start text:name="_Toc271627624"/><text:bookmark-start text:name="_Toc271552491"/><text:bookmark-start text:name="_Toc271551497"/><text:bookmark-start text:name="_Toc271031518"/><text:bookmark-start text:name="_Toc270424915"/><text:bookmark-start text:name="_Toc270420732"/><text:bookmark-start text:name="_Toc269114839"/><text:bookmark-start text:name="_Toc269120295"/><text:bookmark-start text:name="_Toc269120563"/><text:bookmark-start text:name="_Toc269122880"/><text:bookmark-start text:name="_Toc269124322"/><text:bookmark-start text:name="_Toc269126586"/><text:bookmark-start text:name="_Toc269128804"/><text:bookmark-start text:name="_Toc269040692"/><text:bookmark-start text:name="_Toc269110384"/>ADIT – <text:bookmark-end text:name="_Toc269040692"/><text:bookmark-end text:name="_Toc269110384"/>Kasutusjuhend<text:bookmark-end text:name="_Toc379789480"/><text:bookmark-end text:name="_Toc310595916"/><text:bookmark-end text:name="_Toc290888199"/><text:bookmark-end text:name="_Toc290045510"/><text:bookmark-end text:name="_Toc273352526"/><text:bookmark-end text:name="_Toc273345919"/><text:bookmark-end text:name="_Toc271627624"/><text:bookmark-end text:name="_Toc271552491"/><text:bookmark-end text:name="_Toc271551497"/><text:bookmark-end text:name="_Toc271031518"/><text:bookmark-end text:name="_Toc270424915"/><text:bookmark-end text:name="_Toc270420732"/><text:bookmark-end text:name="_Toc269114839"/><text:bookmark-end text:name="_Toc269120295"/><text:bookmark-end text:name="_Toc269120563"/><text:bookmark-end text:name="_Toc269122880"/><text:bookmark-end text:name="_Toc269124322"/><text:bookmark-end text:name="_Toc269126586"/><text:bookmark-end text:name="_Toc269128804"/></text:p>
      <text:p text:style-name="P4"/>
      <text:p text:style-name="P1">Versioon 1.2.<text:change text:change-id="ct299517800"/><text:change-start text:change-id="ct299514264"/>10<text:change-end text:change-id="ct299514264"/></text:p>
      <text:p text:style-name="P9"/>
      <text:p text:style-name="P33"><text:bookmark-start text:name="_Toc379789481"/><text:bookmark-start text:name="_Toc310595917"/><text:bookmark-start text:name="_Toc290888200"/><text:bookmark-start text:name="_Toc290045511"/><text:bookmark-start text:name="_Toc273352527"/><text:bookmark-start text:name="_Toc273345920"/><text:bookmark-start text:name="_Toc271627625"/><text:bookmark-start text:name="_Toc271552492"/><text:bookmark-start text:name="_Toc271551498"/><text:bookmark-start text:name="_Toc271031519"/><text:bookmark-start text:name="_Toc270424916"/><text:bookmark-start text:name="_Toc270420733"/><text:bookmark-start text:name="_Toc269110385"/><text:bookmark-start text:name="_Toc269114840"/><text:bookmark-start text:name="_Toc269120564"/><text:bookmark-start text:name="_Toc269122881"/><text:bookmark-start text:name="_Toc269124323"/><text:bookmark-start text:name="_Toc269126587"/><text:bookmark-start text:name="_Toc269128805"/>Sisukord<text:bookmark-end text:name="_Toc379789481"/><text:bookmark-end text:name="_Toc310595917"/><text:bookmark-end text:name="_Toc290888200"/><text:bookmark-end text:name="_Toc290045511"/><text:bookmark-end text:name="_Toc273352527"/><text:bookmark-end text:name="_Toc273345920"/><text:bookmark-end text:name="_Toc271627625"/><text:bookmark-end text:name="_Toc271552492"/><text:bookmark-end text:name="_Toc271551498"/><text:bookmark-end text:name="_Toc271031519"/><text:bookmark-end text:name="_Toc270424916"/><text:bookmark-end text:name="_Toc270420733"/><text:bookmark-end text:name="_Toc269110385"/><text:bookmark-end text:name="_Toc269114840"/><text:bookmark-end text:name="_Toc269120564"/><text:bookmark-end text:name="_Toc269122881"/><text:bookmark-end text:name="_Toc269124323"/><text:bookmark-end text:name="_Toc269126587"/><text:bookmark-end text:name="_Toc269128805"/></text:p>
      <text:p text:style-name="P12"/>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text:a xlink:type="simple" xlink:href="#_Toc379789480" office:target-frame-name="_top" xlink:show="replace"><text:span text:style-name="Hyperlink"><text:span text:style-name="T1">ADIT – Kasutusjuhend</text:span></text:span></text:a><text:a xlink:type="simple" xlink:href="#_Toc379789480" office:target-frame-name="_top" xlink:show="replace"><text:tab/>1</text:a></text:p>
          <text:p text:style-name="P12"><text:a xlink:type="simple" xlink:href="#_Toc379789481" office:target-frame-name="_top" xlink:show="replace"><text:span text:style-name="Hyperlink"><text:span text:style-name="T1">Sisukord</text:span></text:span></text:a><text:a xlink:type="simple" xlink:href="#_Toc379789481" office:target-frame-name="_top" xlink:show="replace"><text:tab/>2</text:a></text:p>
          <text:p text:style-name="P12"><text:a xlink:type="simple" xlink:href="#_Toc379789482" office:target-frame-name="_top" xlink:show="replace"><text:span text:style-name="Hyperlink"><text:span text:style-name="T1">Sissejuhatus</text:span></text:span></text:a><text:a xlink:type="simple" xlink:href="#_Toc379789482" office:target-frame-name="_top" xlink:show="replace"><text:tab/>5</text:a></text:p>
          <text:p text:style-name="P12"><text:a xlink:type="simple" xlink:href="#_Toc379789483" office:target-frame-name="_top" xlink:show="replace"><text:span text:style-name="Hyperlink"><text:span text:style-name="T1">Klassifikaatorid</text:span></text:span></text:a><text:a xlink:type="simple" xlink:href="#_Toc379789483" office:target-frame-name="_top" xlink:show="replace"><text:tab/>7</text:a></text:p>
          <text:p text:style-name="P12"><text:a xlink:type="simple" xlink:href="#_Toc379789484" office:target-frame-name="_top" xlink:show="replace"><text:span text:style-name="Hyperlink"><text:span text:style-name="T1">Õiguste süsteem</text:span></text:span></text:a><text:a xlink:type="simple" xlink:href="#_Toc379789484" office:target-frame-name="_top" xlink:show="replace"><text:tab/>8</text:a></text:p>
          <text:p text:style-name="P12"><text:a xlink:type="simple" xlink:href="#_Toc379789485" office:target-frame-name="_top" xlink:show="replace"><text:span text:style-name="Hyperlink"><text:span text:style-name="T1">Join.v1</text:span></text:span></text:a><text:a xlink:type="simple" xlink:href="#_Toc379789485" office:target-frame-name="_top" xlink:show="replace"><text:tab/>9</text:a></text:p>
          <text:p text:style-name="P12"><text:a xlink:type="simple" xlink:href="#_Toc379789486" office:target-frame-name="_top" xlink:show="replace"><text:span text:style-name="Hyperlink"><text:span text:style-name="T1">UnJoin.v1</text:span></text:span></text:a><text:a xlink:type="simple" xlink:href="#_Toc379789486" office:target-frame-name="_top" xlink:show="replace"><text:tab/>10</text:a></text:p>
          <text:p text:style-name="P12"><text:a xlink:type="simple" xlink:href="#_Toc379789487" office:target-frame-name="_top" xlink:show="replace"><text:span text:style-name="Hyperlink"><text:span text:style-name="T1">GetJoined.v1</text:span></text:span></text:a><text:a xlink:type="simple" xlink:href="#_Toc379789487" office:target-frame-name="_top" xlink:show="replace"><text:tab/>11</text:a></text:p>
          <text:p text:style-name="P12"><text:a xlink:type="simple" xlink:href="#_Toc379789488" office:target-frame-name="_top" xlink:show="replace"><text:span text:style-name="Hyperlink"><text:span text:style-name="T1">GetUserInfo.v1</text:span></text:span></text:a><text:a xlink:type="simple" xlink:href="#_Toc379789488" office:target-frame-name="_top" xlink:show="replace"><text:tab/>12</text:a></text:p>
          <text:p text:style-name="P12"><text:a xlink:type="simple" xlink:href="#_Toc379789489" office:target-frame-name="_top" xlink:show="replace"><text:span text:style-name="Hyperlink"><text:span text:style-name="T1">SetNotifications.v1</text:span></text:span></text:a><text:a xlink:type="simple" xlink:href="#_Toc379789489" office:target-frame-name="_top" xlink:show="replace"><text:tab/>15</text:a></text:p>
          <text:p text:style-name="P12"><text:a xlink:type="simple" xlink:href="#_Toc379789490" office:target-frame-name="_top" xlink:show="replace"><text:span text:style-name="Hyperlink"><text:span text:style-name="T1">GetNotifications.v1</text:span></text:span></text:a><text:a xlink:type="simple" xlink:href="#_Toc379789490" office:target-frame-name="_top" xlink:show="replace"><text:tab/>16</text:a></text:p>
          <text:p text:style-name="P12"><text:a xlink:type="simple" xlink:href="#_Toc379789491" office:target-frame-name="_top" xlink:show="replace"><text:span text:style-name="Hyperlink"><text:span text:style-name="T1">SaveDocument.v1</text:span></text:span></text:a><text:a xlink:type="simple" xlink:href="#_Toc379789491" office:target-frame-name="_top" xlink:show="replace"><text:tab/>18</text:a></text:p>
          <text:p text:style-name="P12"><text:a xlink:type="simple" xlink:href="#_Toc379789492" office:target-frame-name="_top" xlink:show="replace"><text:span text:style-name="Hyperlink"><text:span text:style-name="T1">SaveDocumentFile.v1</text:span></text:span></text:a><text:a xlink:type="simple" xlink:href="#_Toc379789492" office:target-frame-name="_top" xlink:show="replace"><text:tab/>21</text:a></text:p>
          <text:p text:style-name="P12"><text:a xlink:type="simple" xlink:href="#_Toc379789493" office:target-frame-name="_top" xlink:show="replace"><text:span text:style-name="Hyperlink"><text:span text:style-name="T1">DeflateDocument.v1</text:span></text:span></text:a><text:a xlink:type="simple" xlink:href="#_Toc379789493" office:target-frame-name="_top" xlink:show="replace"><text:tab/>22</text:a></text:p>
          <text:p text:style-name="P12"><text:a xlink:type="simple" xlink:href="#_Toc379789494" office:target-frame-name="_top" xlink:show="replace"><text:span text:style-name="Hyperlink"><text:span text:style-name="T1">DeleteDocument.v1</text:span></text:span></text:a><text:a xlink:type="simple" xlink:href="#_Toc379789494" office:target-frame-name="_top" xlink:show="replace"><text:tab/>24</text:a></text:p>
          <text:p text:style-name="P12"><text:a xlink:type="simple" xlink:href="#_Toc379789495" office:target-frame-name="_top" xlink:show="replace"><text:span text:style-name="Hyperlink"><text:span text:style-name="T1">DeleteDocumentFile.v1</text:span></text:span></text:a><text:a xlink:type="simple" xlink:href="#_Toc379789495" office:target-frame-name="_top" xlink:show="replace"><text:tab/>25</text:a></text:p>
          <text:p text:style-name="P12"><text:a xlink:type="simple" xlink:href="#_Toc379789496" office:target-frame-name="_top" xlink:show="replace"><text:span text:style-name="Hyperlink"><text:span text:style-name="T1">GetDocument.v1</text:span></text:span></text:a><text:a xlink:type="simple" xlink:href="#_Toc379789496" office:target-frame-name="_top" xlink:show="replace"><text:tab/>26</text:a></text:p>
          <text:p text:style-name="P12"><text:a xlink:type="simple" xlink:href="#_Toc379789497" office:target-frame-name="_top" xlink:show="replace"><text:span text:style-name="Hyperlink"><text:span text:style-name="T1">GetDocument.v2</text:span></text:span></text:a><text:a xlink:type="simple" xlink:href="#_Toc379789497" office:target-frame-name="_top" xlink:show="replace"><text:tab/>30</text:a></text:p>
          <text:p text:style-name="P12"><text:a xlink:type="simple" xlink:href="#_Toc379789498" office:target-frame-name="_top" xlink:show="replace"><text:span text:style-name="Hyperlink"><text:span text:style-name="T1">GetSendStatus.v1</text:span></text:span></text:a><text:a xlink:type="simple" xlink:href="#_Toc379789498" office:target-frame-name="_top" xlink:show="replace"><text:tab/>34</text:a></text:p>
          <text:p text:style-name="P12"><text:a xlink:type="simple" xlink:href="#_Toc379789499" office:target-frame-name="_top" xlink:show="replace"><text:span text:style-name="Hyperlink"><text:span text:style-name="T1">GetDocumentFile.v1</text:span></text:span></text:a><text:a xlink:type="simple" xlink:href="#_Toc379789499" office:target-frame-name="_top" xlink:show="replace"><text:tab/>36</text:a></text:p>
          <text:p text:style-name="P12"><text:a xlink:type="simple" xlink:href="#_Toc379789500" office:target-frame-name="_top" xlink:show="replace"><text:span text:style-name="Hyperlink"><text:span text:style-name="T1">GetDocumentHistory.v1</text:span></text:span></text:a><text:a xlink:type="simple" xlink:href="#_Toc379789500" office:target-frame-name="_top" xlink:show="replace"><text:tab/>38</text:a></text:p>
          <text:p text:style-name="P12"><text:a xlink:type="simple" xlink:href="#_Toc379789501" office:target-frame-name="_top" xlink:show="replace"><text:span text:style-name="Hyperlink"><text:span text:style-name="T1">GetDocumentList.v1</text:span></text:span></text:a><text:a xlink:type="simple" xlink:href="#_Toc379789501" office:target-frame-name="_top" xlink:show="replace"><text:tab/>41</text:a></text:p>
          <text:p text:style-name="P12"><text:a xlink:type="simple" xlink:href="#_Toc379789502" office:target-frame-name="_top" xlink:show="replace"><text:span text:style-name="Hyperlink"><text:span text:style-name="T1">PrepareSignature.v1</text:span></text:span></text:a><text:a xlink:type="simple" xlink:href="#_Toc379789502" office:target-frame-name="_top" xlink:show="replace"><text:tab/>46</text:a></text:p>
          <text:p text:style-name="P12"><text:a xlink:type="simple" xlink:href="#_Toc379789503" office:target-frame-name="_top" xlink:show="replace"><text:span text:style-name="Hyperlink"><text:span text:style-name="T1">ConfirmSignature.v1</text:span></text:span></text:a><text:a xlink:type="simple" xlink:href="#_Toc379789503" office:target-frame-name="_top" xlink:show="replace"><text:tab/>49</text:a></text:p>
          <text:p text:style-name="P12"><text:a xlink:type="simple" xlink:href="#_Toc379789504" office:target-frame-name="_top" xlink:show="replace"><text:span text:style-name="Hyperlink"><text:span text:style-name="T1">SendDocument.v1</text:span></text:span></text:a><text:a xlink:type="simple" xlink:href="#_Toc379789504" office:target-frame-name="_top" xlink:show="replace"><text:tab/>51</text:a></text:p>
          <text:p text:style-name="P12"><text:a xlink:type="simple" xlink:href="#_Toc379789505" office:target-frame-name="_top" xlink:show="replace"><text:span text:style-name="Hyperlink"><text:span text:style-name="T1">ShareDocument.v1</text:span></text:span></text:a><text:a xlink:type="simple" xlink:href="#_Toc379789505" office:target-frame-name="_top" xlink:show="replace"><text:tab/>52</text:a></text:p>
          <text:p text:style-name="P12"><text:a xlink:type="simple" xlink:href="#_Toc379789506" office:target-frame-name="_top" xlink:show="replace"><text:span text:style-name="Hyperlink"><text:span text:style-name="T1">UnShareDocument.v1</text:span></text:span></text:a><text:a xlink:type="simple" xlink:href="#_Toc379789506" office:target-frame-name="_top" xlink:show="replace"><text:tab/>54</text:a></text:p>
          <text:p text:style-name="P12"><text:a xlink:type="simple" xlink:href="#_Toc379789507" office:target-frame-name="_top" xlink:show="replace"><text:span text:style-name="Hyperlink"><text:span text:style-name="T1">MarkDocumentViewed.v1</text:span></text:span></text:a><text:a xlink:type="simple" xlink:href="#_Toc379789507" office:target-frame-name="_top" xlink:show="replace"><text:tab/>56</text:a></text:p>
          <text:p text:style-name="P12"><text:a xlink:type="simple" xlink:href="#_Toc379789508" office:target-frame-name="_top" xlink:show="replace"><text:span text:style-name="Hyperlink"><text:span text:style-name="T1">ModifyStatus.v1</text:span></text:span></text:a><text:a xlink:type="simple" xlink:href="#_Toc379789508" office:target-frame-name="_top" xlink:show="replace"><text:tab/>57</text:a></text:p>
          <text:p text:style-name="P12"><text:a xlink:type="simple" xlink:href="#_Toc379789509" office:target-frame-name="_top" xlink:show="replace"><text:span text:style-name="Hyperlink"><text:span text:style-name="T1">GetUserContacts.v1</text:span></text:span></text:a><text:a xlink:type="simple" xlink:href="#_Toc379789509" office:target-frame-name="_top" xlink:show="replace"><text:tab/>58</text:a></text:p>
        </text:index-body>
      </text:table-of-content>
      <text:p text:style-name="P12"/>
      <text:p text:style-name="P13"/>
      <text:p text:style-name="P13"/>
      <text:p text:style-name="P13"><text:soft-page-break/></text:p>
      <text:p text:style-name="P13"/>
      <text:p text:style-name="P13"/>
      <text:p text:style-name="P13"/>
      <text:p text:style-name="P13"/>
      <text:p text:style-name="P13"/>
      <text:p text:style-name="P13"/>
      <text:p text:style-name="P1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Normal"><text:span text:style-name="Default_20_Paragraph_20_Font"><text:span text:style-name="T6">Kuupäev</text:span></text:span></text:p>
          </table:table-cell>
          <table:table-cell table:style-name="Table1.A1" office:value-type="string">
            <text:p text:style-name="Normal"><text:span text:style-name="Default_20_Paragraph_20_Font"><text:span text:style-name="T6">Versioon</text:span></text:span></text:p>
          </table:table-cell>
          <table:table-cell table:style-name="Table1.A1" office:value-type="string">
            <text:p text:style-name="Normal"><text:span text:style-name="Default_20_Paragraph_20_Font"><text:span text:style-name="T6">Kirjeldus</text:span></text:span></text:p>
          </table:table-cell>
          <table:table-cell table:style-name="Table1.A1" office:value-type="string">
            <text:p text:style-name="Normal"><text:span text:style-name="Default_20_Paragraph_20_Font"><text:span text:style-name="T6">Autor</text:span></text:span></text:p>
          </table:table-cell>
        </table:table-row>
        <table:table-row>
          <table:table-cell table:style-name="Table1.A1" office:value-type="string">
            <text:p text:style-name="Normal"><text:span text:style-name="Default_20_Paragraph_20_Font"><text:span text:style-name="T8">08.08.2010</text:span></text:span></text:p>
          </table:table-cell>
          <table:table-cell table:style-name="Table1.A1" office:value-type="string">
            <text:p text:style-name="Normal"><text:span text:style-name="Default_20_Paragraph_20_Font"><text:span text:style-name="T8">1.0</text:span></text:span></text:p>
          </table:table-cell>
          <table:table-cell table:style-name="Table1.A1" office:value-type="string">
            <text:p text:style-name="Normal"><text:span text:style-name="Default_20_Paragraph_20_Font"><text:span text:style-name="T8">Dokumendi loomine</text:span></text:span></text:p>
          </table:table-cell>
          <table:table-cell table:style-name="Table1.A1" office:value-type="string">
            <text:p text:style-name="Normal"><text:span text:style-name="Default_20_Paragraph_20_Font"><text:span text:style-name="T8">Marko Kurm</text:span></text:span></text:p>
          </table:table-cell>
        </table:table-row>
        <table:table-row>
          <table:table-cell table:style-name="Table1.A1" office:value-type="string">
            <text:p text:style-name="Normal"><text:span text:style-name="Default_20_Paragraph_20_Font"><text:span text:style-name="T8">06.09.2010</text:span></text:span></text:p>
          </table:table-cell>
          <table:table-cell table:style-name="Table1.A1" office:value-type="string">
            <text:p text:style-name="Normal"><text:span text:style-name="Default_20_Paragraph_20_Font"><text:span text:style-name="T8">1.1</text:span></text:span></text:p>
          </table:table-cell>
          <table:table-cell table:style-name="Table1.A1" office:value-type="string">
            <text:p text:style-name="Normal"><text:span text:style-name="Default_20_Paragraph_20_Font"><text:span text:style-name="T8">Lisatud punkt „Õiguste süsteem“</text:span></text:span></text:p>
          </table:table-cell>
          <table:table-cell table:style-name="Table1.A1" office:value-type="string">
            <text:p text:style-name="Normal"><text:span text:style-name="Default_20_Paragraph_20_Font"><text:span text:style-name="T8">Marko Kurm</text:span></text:span></text:p>
          </table:table-cell>
        </table:table-row>
        <table:table-row>
          <table:table-cell table:style-name="Table1.A1" office:value-type="string">
            <text:p text:style-name="Normal"><text:span text:style-name="Default_20_Paragraph_20_Font"><text:span text:style-name="T8">08.02.2011</text:span></text:span></text:p>
          </table:table-cell>
          <table:table-cell table:style-name="Table1.A1" office:value-type="string">
            <text:p text:style-name="Normal"><text:span text:style-name="Default_20_Paragraph_20_Font"><text:span text:style-name="T8">1.2</text:span></text:span></text:p>
          </table:table-cell>
          <table:table-cell table:style-name="Table1.A1" office:value-type="string">
            <text:p text:style-name="Normal"><text:span text:style-name="Default_20_Paragraph_20_Font"><text:span text:style-name="T8">Eemaldatud nimeruumi prefiksid päringute näidete &lt;keha&gt;</text:span></text:span><text:span text:style-name="Default_20_Paragraph_20_Font"><text:span text:style-name="T8"> ja &lt;paring&gt; osade sisust.</text:span></text:span></text:p>
            <text:p text:style-name="Normal"><text:span text:style-name="Default_20_Paragraph_20_Font"><text:span text:style-name="T8">Muudetud päringute näidetes päringu juurelementi, et see algaks väiketähega.</text:span></text:span></text:p>
            <text:p text:style-name="Normal"><text:span text:style-name="Default_20_Paragraph_20_Font"><text:span text:style-name="T8">Parandatud getDocumentList päringu kirjeldust „document_types“, „document_dvk_statuses“ ja „document_workflow_statuses“ elementide osas.</text:span></text:span></text:p>
          </table:table-cell>
          <table:table-cell table:style-name="Table1.A1" office:value-type="string">
            <text:p text:style-name="Normal"><text:span text:style-name="Default_20_Paragraph_20_Font"><text:span text:style-name="T8">Jaak Lember</text:span></text:span></text:p>
          </table:table-cell>
        </table:table-row>
        <table:table-row>
          <table:table-cell table:style-name="Table1.A1" office:value-type="string">
            <text:p text:style-name="Normal"><text:span text:style-name="Default_20_Paragraph_20_Font"><text:span text:style-name="T8">14</text:span></text:span><text:span text:style-name="Default_20_Paragraph_20_Font"><text:span text:style-name="T8">.02.2011</text:span></text:span></text:p>
          </table:table-cell>
          <table:table-cell table:style-name="Table1.A1" office:value-type="string">
            <text:p text:style-name="Normal"><text:span text:style-name="Default_20_Paragraph_20_Font"><text:span text:style-name="T8">1.2.1</text:span></text:span></text:p>
          </table:table-cell>
          <table:table-cell table:style-name="Table1.A1" office:value-type="string">
            <text:p text:style-name="Normal"><text:span text:style-name="Default_20_Paragraph_20_Font"><text:span text:style-name="T8">Lisatud getDocument ja getDocumentList päringu vastuste juurde remove_date andmevälja kirjeldus ja näited.</text:span></text:span></text:p>
            <text:p text:style-name="Normal"><text:span text:style-name="Default_20_Paragraph_20_Font"><text:span text:style-name="T8">Lisatud getDocumentList päringu uute parameetrite „</text:span></text:span><text:span text:style-name="Default_20_Paragraph_20_Font"><text:span text:style-name="T8"><text:page-number style:num-format="1" text:select-page="current">3</text:page-number></text:span></text:span><text:span text:style-name="Default_20_Paragraph_20_Font"><text:span text:style-name="T8">eriood_start“, „</text:span></text:span><text:span text:style-name="Default_20_Paragraph_20_Font"><text:span text:style-name="T8"><text:page-number style:num-format="1" text:select-page="current">3</text:page-number></text:span></text:span><text:span text:style-name="Default_20_Paragraph_20_Font"><text:span text:style-name="T8">eriood_end“, „sort_by“ ja „</text:span></text:span><text:span text:style-name="Default_20_Paragraph_20_Font"><text:span text:style-name="T8">sort_order“ kirjeldused.</text:span></text:span></text:p>
          </table:table-cell>
          <table:table-cell table:style-name="Table1.A1" office:value-type="string">
            <text:p text:style-name="Normal"><text:span text:style-name="Default_20_Paragraph_20_Font"><text:span text:style-name="T8">Jaak Lember</text:span></text:span></text:p>
          </table:table-cell>
        </table:table-row>
        <table:table-row>
          <table:table-cell table:style-name="Table1.A1" office:value-type="string">
            <text:p text:style-name="Normal"><text:span text:style-name="Default_20_Paragraph_20_Font"><text:span text:style-name="T8">18.02.2011</text:span></text:span></text:p>
          </table:table-cell>
          <table:table-cell table:style-name="Table1.A1" office:value-type="string">
            <text:p text:style-name="Normal"><text:span text:style-name="Default_20_Paragraph_20_Font"><text:span text:style-name="T8">1.2.2</text:span></text:span></text:p>
          </table:table-cell>
          <table:table-cell table:style-name="Table1.A1" office:value-type="string">
            <text:p text:style-name="Normal"><text:span text:style-name="Default_20_Paragraph_20_Font"><text:span text:style-name="T8">LisatudgetDocumentList päringu kirjelduse juurde, millistelt andmeväljadelt toimub fraasiotsing.</text:span></text:span></text:p>
          </table:table-cell>
          <table:table-cell table:style-name="Table1.A1" office:value-type="string">
            <text:p text:style-name="Normal"><text:span text:style-name="Default_20_Paragraph_20_Font"><text:span text:style-name="T8">Jaak Lember</text:span></text:span></text:p>
          </table:table-cell>
        </table:table-row>
        <table:table-row>
          <table:table-cell table:style-name="Table1.A1" office:value-type="string">
            <text:p text:style-name="Normal"><text:span text:style-name="Default_20_Paragraph_20_Font"><text:span text:style-name="T8">08.04.2011</text:span></text:span></text:p>
          </table:table-cell>
          <table:table-cell table:style-name="Table1.A1" office:value-type="string">
            <text:p text:style-name="Normal"><text:span text:style-name="Default_20_Paragraph_20_Font"><text:span text:style-name="T8">1.2.3</text:span></text:span></text:p>
          </table:table-cell>
          <table:table-cell table:style-name="Table1.A1" office:value-type="string">
            <text:p text:style-name="Normal"><text:span text:style-name="Default_20_Paragraph_20_Font"><text:span text:style-name="T8">Klassifikaatorite peatükki lisatud FILE_TYPE klassifikaatori kirjeldus.</text:span></text:span></text:p>
            <text:p text:style-name="Normal"><text:span text:style-name="Default_20_Paragraph_20_Font"><text:span text:style-name="T8">Lisatud getUserInfo vastuse näitesse „name“ ja „messages“ elemendid.</text:span></text:span></text:p>
            <text:p text:style-name="Normal"><text:span text:style-name="Default_20_Paragraph_20_Font"><text:span text:style-name="T8">Lisatud getDocument ja getDocumentList päringute kirjeldusse sisendparameetri „file_types“ kirjeldus ja näited.</text:span></text:span></text:p>
            <text:p text:style-name="Normal"><text:span text:style-name="Default_20_Paragraph_20_Font"><text:span text:style-name="T8">Lisatud getDocument, getDocumentFile ja getDocumentList päringute vastuse m</text:span></text:span><text:span text:style-name="Default_20_Paragraph_20_Font"><text:span text:style-name="T8">anuses saadetava XML faili kirjeldusse parameetri „file_type“ näited.</text:span></text:span></text:p>
            <text:p text:style-name="Normal"><text:span text:style-name="Default_20_Paragraph_20_Font"><text:span text:style-name="T8">Täpsustatud confirmSignature päringu kirjelduses, millisel kujul tuleks saata allkirja fail.</text:span></text:span></text:p>
            <text:p text:style-name="Normal"><text:span text:style-name="Default_20_Paragraph_20_Font"><text:span text:style-name="T8">Parandatud saveDocumentFile päringu näidist.</text:span></text:span></text:p>
          </table:table-cell>
          <table:table-cell table:style-name="Table1.A1" office:value-type="string">
            <text:p text:style-name="Normal"><text:span text:style-name="Default_20_Paragraph_20_Font"><text:span text:style-name="T8">Jaak Lember</text:span></text:span></text:p>
          </table:table-cell>
        </table:table-row>
        <table:table-row>
          <table:table-cell table:style-name="Table1.A1" office:value-type="string">
            <text:p text:style-name="Normal"><text:span text:style-name="Default_20_Paragraph_20_Font"><text:span text:style-name="T8">18.04.2011</text:span></text:span></text:p>
          </table:table-cell>
          <table:table-cell table:style-name="Table1.A1" office:value-type="string">
            <text:p text:style-name="Normal"><text:span text:style-name="Default_20_Paragraph_20_Font"><text:span text:style-name="T8">1.2.4</text:span></text:span></text:p>
          </table:table-cell>
          <table:table-cell table:style-name="Table1.A1" office:value-type="string">
            <text:p text:style-name="Normal"><text:span text:style-name="Default_20_Paragraph_20_Font"><text:span text:style-name="T8">Täiendatud </text:span></text:span><text:span text:style-name="Default_20_Paragraph_20_Font"><text:span text:style-name="T8">getDocument ja getDocumentList päringute vastuste näiteid ja kirjeldusi.</text:span></text:span></text:p>
          </table:table-cell>
          <table:table-cell table:style-name="Table1.A1" office:value-type="string">
            <text:p text:style-name="Normal"><text:span text:style-name="Default_20_Paragraph_20_Font"><text:span text:style-name="T8">Jaak Lember</text:span></text:span></text:p>
          </table:table-cell>
        </table:table-row>
        <table:table-row>
          <table:table-cell table:style-name="Table1.A1" office:value-type="string">
            <text:p text:style-name="Normal"><text:span text:style-name="Default_20_Paragraph_20_Font"><text:span text:style-name="T8">02.12.2011</text:span></text:span></text:p>
          </table:table-cell>
          <table:table-cell table:style-name="Table1.A1" office:value-type="string">
            <text:p text:style-name="Normal"><text:span text:style-name="Default_20_Paragraph_20_Font"><text:span text:style-name="T8">1.2.5</text:span></text:span></text:p>
          </table:table-cell>
          <table:table-cell table:style-name="Table1.A1" office:value-type="string">
            <text:p text:style-name="Normal"><text:span text:style-name="Default_20_Paragraph_20_Font"><text:span text:style-name="T8">Täiendatud prepareSignature päringu kirjeldust ja näiteid seoses päringu muutmisega.</text:span></text:span></text:p>
          </table:table-cell>
          <table:table-cell table:style-name="Table1.A1" office:value-type="string">
            <text:p text:style-name="Normal"><text:span text:style-name="Default_20_Paragraph_20_Font"><text:span text:style-name="T8">Jaak Lember</text:span></text:span></text:p>
          </table:table-cell>
        </table:table-row>
        <table:table-row>
          <table:table-cell table:style-name="Table1.A1" office:value-type="string">
            <text:p text:style-name="Normal"><text:span text:style-name="Default_20_Paragraph_20_Font"><text:span text:style-name="T8">11.12.2011</text:span></text:span></text:p>
          </table:table-cell>
          <table:table-cell table:style-name="Table1.A1" office:value-type="string">
            <text:p text:style-name="Normal"><text:span text:style-name="Default_20_Paragraph_20_Font"><text:span text:style-name="T8">1.2.6</text:span></text:span></text:p>
          </table:table-cell>
          <table:table-cell table:style-name="Table1.A1" office:value-type="string">
            <text:p text:style-name="Normal"><text:span text:style-name="Default_20_Paragraph_20_Font"><text:span text:style-name="T8">Täiendatud prepareSignature päringu ki</text:span></text:span><text:span text:style-name="Default_20_Paragraph_20_Font"><text:span text:style-name="T8">rjeldust ja näiteid seoses päringu muutmisega.</text:span></text:span></text:p>
          </table:table-cell>
          <table:table-cell table:style-name="Table1.A1" office:value-type="string">
            <text:p text:style-name="Normal"><text:span text:style-name="Default_20_Paragraph_20_Font"><text:span text:style-name="T8">Jaak Lember</text:span></text:span></text:p>
          </table:table-cell>
        </table:table-row>
        <table:table-row>
          <table:table-cell table:style-name="Table1.A1" office:value-type="string">
            <text:p text:style-name="Normal"><text:span text:style-name="Default_20_Paragraph_20_Font"><text:span text:style-name="T8">15.6.2012</text:span></text:span></text:p>
          </table:table-cell>
          <table:table-cell table:style-name="Table1.A1" office:value-type="string">
            <text:p text:style-name="Normal"><text:span text:style-name="Default_20_Paragraph_20_Font"><text:span text:style-name="T1">1.2.7</text:span></text:span></text:p>
          </table:table-cell>
          <table:table-cell table:style-name="Table1.A1" office:value-type="string">
            <text:p text:style-name="P4">Täiendatud saveDocument ja sendDocument päringud dvk_folder parameetriga. Lisatud getUserContacts päring</text:p>
          </table:table-cell>
          <table:table-cell table:style-name="Table1.A1" office:value-type="string">
            <text:p text:style-name="P4">Dmitri Timofejev</text:p>
          </table:table-cell>
        </table:table-row>
        <text:soft-page-break/>
        <table:table-row>
          <table:table-cell table:style-name="Table1.A1" office:value-type="string">
            <text:p text:style-name="Normal"><text:span text:style-name="Default_20_Paragraph_20_Font"><text:span text:style-name="T8">11.09.2012</text:span></text:span></text:p>
          </table:table-cell>
          <table:table-cell table:style-name="Table1.A1" office:value-type="string">
            <text:p text:style-name="Normal"><text:span text:style-name="Default_20_Paragraph_20_Font"><text:span text:style-name="T8">1.2.8</text:span></text:span></text:p>
          </table:table-cell>
          <table:table-cell table:style-name="Table1.A1" office:value-type="string">
            <text:p text:style-name="P4">SaveDocument päringu kirjeldusest eemaldatud dvk_folder parameeter.</text:p>
          </table:table-cell>
          <table:table-cell table:style-name="Table1.A1" office:value-type="string">
            <text:p text:style-name="P4">Dmitri Timofejev</text:p>
          </table:table-cell>
        </table:table-row>
        <table:table-row>
          <table:table-cell table:style-name="Table1.A13" office:value-type="date" office:date-value="2014-02-07">
            <text:p text:style-name="Normal"><text:change-start text:change-id="ct299515720"/><text:span text:style-name="Default_20_Paragraph_20_Font"><text:span text:style-name="T8">7.2.14</text:span></text:span><text:change-end text:change-id="ct299515720"/></text:p>
          </table:table-cell>
          <table:table-cell table:style-name="Table1.A1" office:value-type="string">
            <text:p text:style-name="Normal"><text:span text:style-name="Default_20_Paragraph_20_Font"><text:span text:style-name="T8">1.2.9</text:span></text:span></text:p>
          </table:table-cell>
          <table:table-cell table:style-name="Table1.A1" office:value-type="string">
            <text:p text:style-name="P4">Uus päring getSendStatus kirjeldatud. getDocument.v2 päring kirjeldatud.</text:p>
          </table:table-cell>
          <table:table-cell table:style-name="Table1.A1" office:value-type="string">
            <text:p text:style-name="P4">Aleksei Kokarev</text:p>
          </table:table-cell>
        </table:table-row>
        <table:table-row>
          <table:table-cell table:style-name="Table1.A14" office:value-type="date" office:date-value="2014-05-26">
            <text:p text:style-name="Normal"><text:change-start text:change-id="ct299514888"/><text:span text:style-name="Default_20_Paragraph_20_Font"><text:span text:style-name="T8">26.5.14</text:span></text:span><text:change-end text:change-id="ct299514888"/></text:p>
          </table:table-cell>
          <table:table-cell table:style-name="Table1.A14" office:value-type="date" office:date-value="2010-02-01">
            <text:p text:style-name="Normal"><text:change-start text:change-id="ct299512080"/>1.2.10<text:change-end text:change-id="ct299512080"/></text:p>
          </table:table-cell>
          <table:table-cell table:style-name="Table1.C14" office:value-type="string">
            <text:p text:style-name="P4"><text:change-start text:change-id="ct299513224"/>SendDocument päringule sai lisatud recipient_email_li<text:change-end text:change-id="ct299513224"/><text:change-start text:change-id="ct299512704"/>st<text:change-end text:change-id="ct299512704"/><text:change-start text:change-id="ct299514784"/>. <text:change-end text:change-id="ct299514784"/><text:change-start text:change-id="ct299514160"/>SaveD<text:span text:style-name="T20">ocument.</text:span>v1<text:span text:style-name="T20"> </text:span>ja getDocument.v1 päringutele on lisatud <text:span text:style-name="T20">content v</text:span>äl<text:change-end text:change-id="ct299514160"/><text:change-start text:change-id="ct299516344"/>i meili sisu hoidmiseks.<text:change-end text:change-id="ct299516344"/><text:change-start text:change-id="ct299516448"/> GetDocumentList.v1<text:change-end text:change-id="ct299516448"/><text:change-start text:change-id="ct299512600"/> sort_by parameeterile sai lisatud <text:change-end text:change-id="ct299512600"/><text:change-start text:change-id="ct299514680"/>3 väärtust<text:change-end text:change-id="ct299514680"/></text:p>
          </table:table-cell>
          <table:table-cell table:style-name="Table1.C14" office:value-type="string">
            <text:p text:style-name="P4"><text:change-start text:change-id="ct299515928"/>Dmitri Timofejev<text:change-end text:change-id="ct299515928"/></text:p>
          </table:table-cell>
        </table:table-row>
      </table:table>
      <text:p text:style-name="P11"/>
      <text:p text:style-name="P9"/>
      <text:h text:style-name="P32" text:outline-level="1"><text:bookmark-start text:name="_Toc379789482"/><text:bookmark-start text:name="_Toc310595918"/><text:bookmark-start text:name="_Toc290888201"/><text:bookmark-start text:name="_Toc290045512"/><text:bookmark-start text:name="_Toc273352528"/><text:bookmark-start text:name="_Toc273345921"/><text:bookmark-start text:name="_Toc271627626"/><text:bookmark-start text:name="_Toc271552493"/><text:bookmark-start text:name="_Toc271551499"/><text:bookmark-start text:name="_Toc271031520"/><text:bookmark-start text:name="_Toc270424917"/><text:bookmark-start text:name="_Toc270420734"/><text:bookmark-start text:name="_Toc269114841"/><text:bookmark-start text:name="_Toc269120296"/><text:bookmark-start text:name="_Toc269120565"/><text:bookmark-start text:name="_Toc269122882"/><text:bookmark-start text:name="_Toc269124324"/><text:bookmark-start text:name="_Toc269126588"/><text:bookmark-start text:name="_Toc269128806"/>Sissejuhatus<text:bookmark-end text:name="_Toc379789482"/><text:bookmark-end text:name="_Toc310595918"/><text:bookmark-end text:name="_Toc290888201"/><text:bookmark-end text:name="_Toc290045512"/><text:bookmark-end text:name="_Toc273352528"/><text:bookmark-end text:name="_Toc273345921"/><text:bookmark-end text:name="_Toc271627626"/><text:bookmark-end text:name="_Toc271552493"/><text:bookmark-end text:name="_Toc271551499"/><text:bookmark-end text:name="_Toc271031520"/><text:bookmark-end text:name="_Toc270424917"/><text:bookmark-end text:name="_Toc270420734"/><text:bookmark-end text:name="_Toc269114841"/><text:bookmark-end text:name="_Toc269120296"/><text:bookmark-end text:name="_Toc269120565"/><text:bookmark-end text:name="_Toc269122882"/><text:bookmark-end text:name="_Toc269124324"/><text:bookmark-end text:name="_Toc269126588"/><text:bookmark-end text:name="_Toc269128806"/></text:h>
      <text:p text:style-name="P7"><text:span text:style-name="Default_20_Paragraph_20_Font"><text:span text:style-name="T1">Antud dokumendi eesmärk on anda ülevaade ADIT-i poolt pakutavatest </text:span></text:span><text:span text:style-name="Default_20_Paragraph_20_Font"><text:span text:style-name="T1">veebiteenustest. ADIT veebiteenused on mõeldud publitseerimiseks üle X-Tee (ADIT eeldab, et päringus on defineeritud X-Tee päised). Päringute kirjelduse juures on toodud välja päringu parameetrid ning päringu vastuse kuju. Päringu parameetritena on eeldatu</text:span></text:span><text:span text:style-name="Default_20_Paragraph_20_Font"><text:span text:style-name="T1">d alati järgmiste päiste olemasolu:</text:span></text:span></text:p>
      <text:p text:style-name="P4"/>
      <text:p text:style-name="P4"><text:s text:c="6"/>&lt;xtee:nimi/&gt; - päringu nimi. Nt. „ametlikud-dokumendid.join.v1“</text:p>
      <text:p text:style-name="P4"><text:s text:c="6"/>&lt;xtee:id/&gt; - päringu ID</text:p>
      <text:p text:style-name="P4"><text:s text:c="6"/>&lt;xtee:isikukood/&gt; - päringu teinud isiku kood</text:p>
      <text:p text:style-name="P4"><text:s text:c="6"/>&lt;xtee:andmekogu/&gt; - andmekogu nimi – „ametlikud-dokumendid“</text:p>
      <text:p text:style-name="P4"><text:s text:c="6"/>&lt;xtee:asutus/&gt; - päringut tegeva asutuse kood</text:p>
      <text:p text:style-name="P4"><text:s text:c="6"/>&lt;adit:infosysteem/&gt; - päringut tegeva infosüsteemi nimi</text:p>
      <text:p text:style-name="P4"/>
      <text:p text:style-name="P7"><text:span text:style-name="Default_20_Paragraph_20_Font"><text:span text:style-name="T1">Päringutes võib kasutada ka X-Tee päist </text:span></text:span><text:span text:style-name="Default_20_Paragraph_20_Font"><text:span text:style-name="T3">&lt;xtee:allasutus/&gt;,</text:span></text:span><text:span text:style-name="Default_20_Paragraph_20_Font"><text:span text:style-name="T1"> mille abil saab määrata asutuse, kelle nimel kasutaja päringut teostab. Asutuse / f</text:span></text:span><text:span text:style-name="Default_20_Paragraph_20_Font"><text:span text:style-name="T1">irma nimel päringut tehes ei kontrollita ADIT poolt, kas kasutaja, kes on määratud </text:span></text:span><text:span text:style-name="Default_20_Paragraph_20_Font"><text:span text:style-name="T3">&lt;xtee:isikukood/&gt;</text:span></text:span><text:span text:style-name="Default_20_Paragraph_20_Font"><text:span text:style-name="T1"> päisega, ka ADIT andmebaasis eksisteerib. See, et antud kasutajal oleks luba teha asutuse nimel päringuid on ADIT-it kasutava infosüsteemi vastutada.</text:span></text:span></text:p>
      <text:p text:style-name="P4"/>
      <text:p text:style-name="P6">Osade päringute puhul, kus edastatava info maht võib olla väga suur, edastatakse info SOAP manuses oleva XML failina. Sellised failid peavad olema:</text:p>
      <text:p text:style-name="P4"/>
      <text:list xml:id="list1680910434143194147" text:style-name="L1">
        <text:list-item>
          <text:p text:style-name="P28">GZip formaadis kodeeritud</text:p>
        </text:list-item>
        <text:list-item>
          <text:p text:style-name="P28">Seejärel Base64 kodeeritud</text:p>
        </text:list-item>
      </text:list>
      <text:p text:style-name="P4"/>
      <text:p text:style-name="P7"><text:span text:style-name="Default_20_Paragraph_20_Font"><text:span text:style-name="T1">Selliste päringute väljakutsumisel on oluline teada, </text:span></text:span><text:span text:style-name="Default_20_Paragraph_20_Font"><text:span text:style-name="T1">et kõigepealt tuleb saadud SOAP manus Base64 dekodeerida ning seejärel GZip formaadist lahti pakkida. Vastupidises järjekorras tegevus on nõutav päringute tegemisel saadetavate failide kohta, ehk kõigepealt tuleb veebiteenusele saadetav SOAP manus GZip for</text:span></text:span><text:span text:style-name="Default_20_Paragraph_20_Font"><text:span text:style-name="T1">maadis kokku pakkida ja seejärel saadud ZIP fail Base64 kodeerida. Kõik päringud, milles kasutatakse manuseid, peavad olema edastatud järgmise „Content-Type“ päisega:</text:span></text:span></text:p>
      <text:p text:style-name="P6"/>
      <text:p text:style-name="P15">Content-Type: multipart/related; type="text/xml" …</text:p>
      <text:p text:style-name="P6"/>
      <text:p text:style-name="P6">Päringute vastused, milles sisaldub SOAP manuseid, saadetakse sama „Content-Type“-ga.</text:p>
      <text:p text:style-name="P6">SOAP manus edastatakse nii päringu kui vastuse puhul järgmiselt:</text:p>
      <text:p text:style-name="P6"/>
      <text:p text:style-name="P15">Content-Type: <text:s/>text/xml</text:p>
      <text:p text:style-name="P15">Content-ID: 601509144816847547373051420339</text:p>
      <text:p text:style-name="P15">Content-Transfer-Encoding: base64</text:p>
      <text:p text:style-name="P15">Content-Encoding: gzip</text:p>
      <text:p text:style-name="P15">…</text:p>
      <text:p text:style-name="P15">[manuse_sisu_base64_gzip]</text:p>
      <text:p text:style-name="P6"/>
      <text:p text:style-name="P6"><text:soft-page-break/>Digitaalse allkirjastamise päringute juures tasub tähele panna seda, et allkirja saab anda vaid see isik, kelle nimel päring tehakse. See tähendab, et päringu X-Tee päis &lt;xtee:isikukood/&gt; peab vastama sellele isikule, kes reaalselt dokumendi allkirjastab, vastasel juhul tagastatakse <text:s/>veateade.</text:p>
      <text:p text:style-name="P6"/>
      <text:p text:style-name="P9"/>
      <text:h text:style-name="P32" text:outline-level="1"><text:bookmark-start text:name="_Toc379789483"/><text:bookmark-start text:name="_Toc310595919"/><text:bookmark-start text:name="_Toc290888202"/><text:bookmark-start text:name="_Toc290045513"/><text:bookmark-start text:name="_Toc273352529"/><text:bookmark-start text:name="_Toc273345922"/><text:bookmark-start text:name="_Toc271627627"/><text:bookmark-start text:name="_Toc271552494"/><text:bookmark-start text:name="_Toc271551500"/><text:bookmark-start text:name="_Toc271031521"/><text:bookmark-start text:name="_Toc270424918"/>Klassifikaatorid<text:bookmark-end text:name="_Toc379789483"/><text:bookmark-end text:name="_Toc310595919"/><text:bookmark-end text:name="_Toc290888202"/><text:bookmark-end text:name="_Toc290045513"/><text:bookmark-end text:name="_Toc273352529"/><text:bookmark-end text:name="_Toc273345922"/><text:bookmark-end text:name="_Toc271627627"/><text:bookmark-end text:name="_Toc271552494"/><text:bookmark-end text:name="_Toc271551500"/><text:bookmark-end text:name="_Toc271031521"/><text:bookmark-end text:name="_Toc270424918"/></text:h>
      <text:p text:style-name="Normal"><text:span text:style-name="Default_20_Paragraph_20_Font"><text:span text:style-name="T1">Dokumendi DVK staatused (DOCUMENT_DVK_STATUS). Päringud: </text:span></text:span><text:span text:style-name="Default_20_Paragraph_20_Font"><text:span text:style-name="T3">getDocumentList</text:span></text:span><text:span text:style-name="Default_20_Paragraph_20_Font"><text:span text:style-name="T1">.</text:span></text:span></text:p>
      <text:p text:style-name="P4"/>
      <table:table table:name="Table2" table:style-name="Table2">
        <table:table-column table:style-name="Table2.A"/>
        <table:table-column table:style-name="Table2.B"/>
        <table:table-row>
          <table:table-cell table:style-name="Table2.A1" office:value-type="string">
            <text:p text:style-name="Normal"><text:span text:style-name="Default_20_Paragraph_20_Font"><text:span text:style-name="T7">Väärtus</text:span></text:span></text:p>
          </table:table-cell>
          <table:table-cell table:style-name="Table2.A1" office:value-type="string">
            <text:p text:style-name="Normal"><text:span text:style-name="Default_20_Paragraph_20_Font"><text:span text:style-name="T7">Selgitus / tähendus</text:span></text:span></text:p>
          </table:table-cell>
        </table:table-row>
        <table:table-row>
          <table:table-cell table:style-name="Table2.A1" office:value-type="string">
            <text:p text:style-name="Normal"><text:span text:style-name="Default_20_Paragraph_20_Font"><text:span text:style-name="T9">100</text:span></text:span></text:p>
          </table:table-cell>
          <table:table-cell table:style-name="Table2.A1" office:value-type="string">
            <text:p text:style-name="Normal"><text:span text:style-name="Default_20_Paragraph_20_Font"><text:span text:style-name="T9">Puudub</text:span></text:span></text:p>
          </table:table-cell>
        </table:table-row>
        <table:table-row>
          <table:table-cell table:style-name="Table2.A1" office:value-type="string">
            <text:p text:style-name="Normal"><text:span text:style-name="Default_20_Paragraph_20_Font"><text:span text:style-name="T9">101</text:span></text:span></text:p>
          </table:table-cell>
          <table:table-cell table:style-name="Table2.A1" office:value-type="string">
            <text:p text:style-name="Normal"><text:span text:style-name="Default_20_Paragraph_20_Font"><text:span text:style-name="T9">Ootel</text:span></text:span></text:p>
          </table:table-cell>
        </table:table-row>
        <table:table-row>
          <table:table-cell table:style-name="Table2.A1" office:value-type="string">
            <text:p text:style-name="Normal"><text:span text:style-name="Default_20_Paragraph_20_Font"><text:span text:style-name="T9">102</text:span></text:span></text:p>
          </table:table-cell>
          <table:table-cell table:style-name="Table2.A1" office:value-type="string">
            <text:p text:style-name="Normal"><text:span text:style-name="Default_20_Paragraph_20_Font"><text:span text:style-name="T9">Saatmisel</text:span></text:span></text:p>
          </table:table-cell>
        </table:table-row>
        <table:table-row>
          <table:table-cell table:style-name="Table2.A1" office:value-type="string">
            <text:p text:style-name="Normal"><text:span text:style-name="Default_20_Paragraph_20_Font"><text:span text:style-name="T9">103</text:span></text:span></text:p>
          </table:table-cell>
          <table:table-cell table:style-name="Table2.A1" office:value-type="string">
            <text:p text:style-name="Normal"><text:span text:style-name="Default_20_Paragraph_20_Font"><text:span text:style-name="T9">Saadetud</text:span></text:span></text:p>
          </table:table-cell>
        </table:table-row>
        <table:table-row>
          <table:table-cell table:style-name="Table2.A1" office:value-type="string">
            <text:p text:style-name="Normal"><text:span text:style-name="Default_20_Paragraph_20_Font"><text:span text:style-name="T9">104</text:span></text:span></text:p>
          </table:table-cell>
          <table:table-cell table:style-name="Table2.A1" office:value-type="string">
            <text:p text:style-name="Normal"><text:span text:style-name="Default_20_Paragraph_20_Font"><text:span text:style-name="T9">Katkestatud</text:span></text:span></text:p>
          </table:table-cell>
        </table:table-row>
        <table:table-row>
          <table:table-cell table:style-name="Table2.A1" office:value-type="string">
            <text:p text:style-name="Normal"><text:span text:style-name="Default_20_Paragraph_20_Font"><text:span text:style-name="T9">105</text:span></text:span></text:p>
          </table:table-cell>
          <table:table-cell table:style-name="Table2.A1" office:value-type="string">
            <text:p text:style-name="Normal"><text:span text:style-name="Default_20_Paragraph_20_Font"><text:span text:style-name="T9">Vastu võetud</text:span></text:span></text:p>
          </table:table-cell>
        </table:table-row>
      </table:table>
      <text:p text:style-name="P4"/>
      <text:p text:style-name="Normal"><text:span text:style-name="Default_20_Paragraph_20_Font"><text:span text:style-name="T1">Dokumendi toimingud (DOCUMENT_HISTORY_TYPE). Päringud </text:span></text:span><text:span text:style-name="Default_20_Paragraph_20_Font"><text:span text:style-name="T3">getDocumentHistory</text:span></text:span><text:span text:style-name="Default_20_Paragraph_20_Font"><text:span text:style-name="T1">.</text:span></text:span></text:p>
      <text:p text:style-name="P4"/>
      <table:table table:name="Table3" table:style-name="Table3">
        <table:table-column table:style-name="Table3.A"/>
        <table:table-column table:style-name="Table3.B"/>
        <table:table-row>
          <table:table-cell table:style-name="Table3.A1" office:value-type="string">
            <text:p text:style-name="Normal"><text:span text:style-name="Default_20_Paragraph_20_Font"><text:span text:style-name="T7">Väärtus</text:span></text:span></text:p>
          </table:table-cell>
          <table:table-cell table:style-name="Table3.A1" office:value-type="string">
            <text:p text:style-name="Normal"><text:span text:style-name="Default_20_Paragraph_20_Font"><text:span text:style-name="T7">Selgitus / tähendus</text:span></text:span></text:p>
          </table:table-cell>
        </table:table-row>
        <table:table-row>
          <table:table-cell table:style-name="Table3.A1" office:value-type="string">
            <text:p text:style-name="Normal"><text:span text:style-name="Default_20_Paragraph_20_Font"><text:span text:style-name="T9">create</text:span></text:span></text:p>
          </table:table-cell>
          <table:table-cell table:style-name="Table3.A1" office:value-type="string">
            <text:p text:style-name="Normal"><text:span text:style-name="Default_20_Paragraph_20_Font"><text:span text:style-name="T10">Dokumendi esmane loomine</text:span></text:span></text:p>
          </table:table-cell>
        </table:table-row>
        <table:table-row>
          <table:table-cell table:style-name="Table3.A1" office:value-type="string">
            <text:p text:style-name="Normal"><text:span text:style-name="Default_20_Paragraph_20_Font"><text:span text:style-name="T9">modify</text:span></text:span></text:p>
          </table:table-cell>
          <table:table-cell table:style-name="Table3.A1" office:value-type="string">
            <text:p text:style-name="Normal"><text:span text:style-name="Default_20_Paragraph_20_Font"><text:span text:style-name="T10">Dokumendi muutmine</text:span></text:span></text:p>
          </table:table-cell>
        </table:table-row>
        <table:table-row>
          <table:table-cell table:style-name="Table3.A1" office:value-type="string">
            <text:p text:style-name="Normal"><text:span text:style-name="Default_20_Paragraph_20_Font"><text:span text:style-name="T9">add_file</text:span></text:span></text:p>
          </table:table-cell>
          <table:table-cell table:style-name="Table3.A1" office:value-type="string">
            <text:p text:style-name="Normal"><text:span text:style-name="Default_20_Paragraph_20_Font"><text:span text:style-name="T10">Dokumendi faili lisamine</text:span></text:span></text:p>
          </table:table-cell>
        </table:table-row>
        <table:table-row>
          <table:table-cell table:style-name="Table3.A1" office:value-type="string">
            <text:p text:style-name="Normal"><text:span text:style-name="Default_20_Paragraph_20_Font"><text:span text:style-name="T9">modify_file</text:span></text:span></text:p>
          </table:table-cell>
          <table:table-cell table:style-name="Table3.A1" office:value-type="string">
            <text:p text:style-name="Normal"><text:span text:style-name="Default_20_Paragraph_20_Font"><text:span text:style-name="T10">Dokumendi faili muutmine</text:span></text:span></text:p>
          </table:table-cell>
        </table:table-row>
        <table:table-row>
          <table:table-cell table:style-name="Table3.A1" office:value-type="string">
            <text:p text:style-name="Normal"><text:span text:style-name="Default_20_Paragraph_20_Font"><text:span text:style-name="T9">delete_file</text:span></text:span></text:p>
          </table:table-cell>
          <table:table-cell table:style-name="Table3.A1" office:value-type="string">
            <text:p text:style-name="Normal"><text:span text:style-name="Default_20_Paragraph_20_Font"><text:span text:style-name="T10">Dokumendi faili kustutamine</text:span></text:span></text:p>
          </table:table-cell>
        </table:table-row>
        <table:table-row>
          <table:table-cell table:style-name="Table3.A1" office:value-type="string">
            <text:p text:style-name="Normal"><text:span text:style-name="Default_20_Paragraph_20_Font"><text:span text:style-name="T9">modify_status</text:span></text:span></text:p>
          </table:table-cell>
          <table:table-cell table:style-name="Table3.A1" office:value-type="string">
            <text:p text:style-name="Normal"><text:span text:style-name="Default_20_Paragraph_20_Font"><text:span text:style-name="T10">Dokumendi staatuse muutmine</text:span></text:span></text:p>
          </table:table-cell>
        </table:table-row>
        <table:table-row>
          <table:table-cell table:style-name="Table3.A1" office:value-type="string">
            <text:p text:style-name="Normal"><text:span text:style-name="Default_20_Paragraph_20_Font"><text:span text:style-name="T9">send</text:span></text:span></text:p>
          </table:table-cell>
          <table:table-cell table:style-name="Table3.A1" office:value-type="string">
            <text:p text:style-name="Normal"><text:span text:style-name="Default_20_Paragraph_20_Font"><text:span text:style-name="T10">Dokumendi saatmine</text:span></text:span></text:p>
          </table:table-cell>
        </table:table-row>
        <table:table-row>
          <table:table-cell table:style-name="Table3.A1" office:value-type="string">
            <text:p text:style-name="Normal"><text:span text:style-name="Default_20_Paragraph_20_Font"><text:span text:style-name="T9">share</text:span></text:span></text:p>
          </table:table-cell>
          <table:table-cell table:style-name="Table3.A1" office:value-type="string">
            <text:p text:style-name="Normal"><text:span text:style-name="Default_20_Paragraph_20_Font"><text:span text:style-name="T10">Dokumendi jagamine</text:span></text:span></text:p>
          </table:table-cell>
        </table:table-row>
        <table:table-row>
          <table:table-cell table:style-name="Table3.A1" office:value-type="string">
            <text:p text:style-name="Normal"><text:span text:style-name="Default_20_Paragraph_20_Font"><text:span text:style-name="T9">lock</text:span></text:span></text:p>
          </table:table-cell>
          <table:table-cell table:style-name="Table3.A1" office:value-type="string">
            <text:p text:style-name="Normal"><text:span text:style-name="Default_20_Paragraph_20_Font"><text:span text:style-name="T10">Dokumendi lukustamine</text:span></text:span></text:p>
          </table:table-cell>
        </table:table-row>
        <table:table-row>
          <table:table-cell table:style-name="Table3.A1" office:value-type="string">
            <text:p text:style-name="Normal"><text:span text:style-name="Default_20_Paragraph_20_Font"><text:span text:style-name="T9">deflate</text:span></text:span></text:p>
          </table:table-cell>
          <table:table-cell table:style-name="Table3.A1" office:value-type="string">
            <text:p text:style-name="Normal"><text:span text:style-name="Default_20_Paragraph_20_Font"><text:span text:style-name="T10">Dokumendi arhiveerimine (deflate)</text:span></text:span></text:p>
          </table:table-cell>
        </table:table-row>
        <table:table-row>
          <table:table-cell table:style-name="Table3.A1" office:value-type="string">
            <text:p text:style-name="Normal"><text:span text:style-name="Default_20_Paragraph_20_Font"><text:span text:style-name="T9">sign</text:span></text:span></text:p>
          </table:table-cell>
          <table:table-cell table:style-name="Table3.A1" office:value-type="string">
            <text:p text:style-name="Normal"><text:span text:style-name="Default_20_Paragraph_20_Font"><text:span text:style-name="T10">Dokumendi digitaalne allkirjastamine</text:span></text:span></text:p>
          </table:table-cell>
        </table:table-row>
        <table:table-row>
          <table:table-cell table:style-name="Table3.A1" office:value-type="string">
            <text:p text:style-name="Normal"><text:span text:style-name="Default_20_Paragraph_20_Font"><text:span text:style-name="T9">delete</text:span></text:span></text:p>
          </table:table-cell>
          <table:table-cell table:style-name="Table3.A1" office:value-type="string">
            <text:p text:style-name="Normal"><text:span text:style-name="Default_20_Paragraph_20_Font"><text:span text:style-name="T10">Dokumendi kustutamine</text:span></text:span></text:p>
          </table:table-cell>
        </table:table-row>
        <table:table-row>
          <table:table-cell table:style-name="Table3.A1" office:value-type="string">
            <text:p text:style-name="Normal"><text:span text:style-name="Default_20_Paragraph_20_Font"><text:span text:style-name="T9">markViewed</text:span></text:span></text:p>
          </table:table-cell>
          <table:table-cell table:style-name="Table3.A1" office:value-type="string">
            <text:p text:style-name="Normal"><text:span text:style-name="Default_20_Paragraph_20_Font"><text:span text:style-name="T10">Dokumendi vaadatuks märkimine</text:span></text:span></text:p>
          </table:table-cell>
        </table:table-row>
      </table:table>
      <text:p text:style-name="P4"/>
      <text:p text:style-name="Normal"><text:span text:style-name="Default_20_Paragraph_20_Font"><text:span text:style-name="T1">Dokumendi tüübid (DOCUMENT_TYPE). Päringud: </text:span></text:span><text:span text:style-name="Default_20_Paragraph_20_Font"><text:span text:style-name="T3">saveDocument</text:span></text:span><text:span text:style-name="Default_20_Paragraph_20_Font"><text:span text:style-name="T1">, </text:span></text:span><text:span text:style-name="Default_20_Paragraph_20_Font"><text:span text:style-name="T3">getDocument</text:span></text:span><text:span text:style-name="Default_20_Paragraph_20_Font"><text:span text:style-name="T1">, </text:span></text:span><text:span text:style-name="Default_20_Paragraph_20_Font"><text:span text:style-name="T3">getDocumentList</text:span></text:span><text:span text:style-name="Default_20_Paragraph_20_Font"><text:span text:style-name="T1">.</text:span></text:span></text:p>
      <text:p text:style-name="P4"/>
      <table:table table:name="Table4" table:style-name="Table4">
        <table:table-column table:style-name="Table4.A"/>
        <table:table-column table:style-name="Table4.B"/>
        <table:table-row>
          <table:table-cell table:style-name="Table4.A1" office:value-type="string">
            <text:p text:style-name="Normal"><text:span text:style-name="Default_20_Paragraph_20_Font"><text:span text:style-name="T7">Väärtus</text:span></text:span></text:p>
          </table:table-cell>
          <table:table-cell table:style-name="Table4.A1" office:value-type="string">
            <text:p text:style-name="Normal"><text:span text:style-name="Default_20_Paragraph_20_Font"><text:span text:style-name="T7">Selgitus / tähendus</text:span></text:span></text:p>
          </table:table-cell>
        </table:table-row>
        <table:table-row>
          <table:table-cell table:style-name="Table4.A1" office:value-type="string">
            <text:p text:style-name="Normal"><text:span text:style-name="Default_20_Paragraph_20_Font"><text:span text:style-name="T9">letter</text:span></text:span></text:p>
          </table:table-cell>
          <table:table-cell table:style-name="Table4.A1" office:value-type="string">
            <text:p text:style-name="Normal"><text:span text:style-name="Default_20_Paragraph_20_Font"><text:span text:style-name="T10">Kiri</text:span></text:span></text:p>
          </table:table-cell>
        </table:table-row>
        <table:table-row>
          <table:table-cell table:style-name="Table4.A1" office:value-type="string">
            <text:p text:style-name="Normal"><text:span text:style-name="Default_20_Paragraph_20_Font"><text:span text:style-name="T9">application</text:span></text:span></text:p>
          </table:table-cell>
          <table:table-cell table:style-name="Table4.A1" office:value-type="string">
            <text:p text:style-name="Normal"><text:span text:style-name="Default_20_Paragraph_20_Font"><text:span text:style-name="T10">Avaldus / taotlus</text:span></text:span></text:p>
          </table:table-cell>
        </table:table-row>
      </table:table>
      <text:p text:style-name="P4"/>
      <text:p text:style-name="Normal"><text:span text:style-name="Default_20_Paragraph_20_Font"><text:span text:style-name="T1">Faili tüübid </text:span></text:span><text:span text:style-name="Default_20_Paragraph_20_Font"><text:span text:style-name="T1">(FILE_TYPE). Päringud: </text:span></text:span><text:span text:style-name="Default_20_Paragraph_20_Font"><text:span text:style-name="T3">getDocument</text:span></text:span><text:span text:style-name="Default_20_Paragraph_20_Font"><text:span text:style-name="T1">, </text:span></text:span><text:span text:style-name="Default_20_Paragraph_20_Font"><text:span text:style-name="T3">getDocumentList</text:span></text:span><text:span text:style-name="Default_20_Paragraph_20_Font"><text:span text:style-name="T1">.</text:span></text:span></text:p>
      <text:p text:style-name="P4"/>
      <table:table table:name="Table5" table:style-name="Table5">
        <table:table-column table:style-name="Table5.A"/>
        <table:table-column table:style-name="Table5.B"/>
        <table:table-row>
          <table:table-cell table:style-name="Table5.A1" office:value-type="string">
            <text:p text:style-name="Normal"><text:span text:style-name="Default_20_Paragraph_20_Font"><text:span text:style-name="T7">Väärtus</text:span></text:span></text:p>
          </table:table-cell>
          <table:table-cell table:style-name="Table5.A1" office:value-type="string">
            <text:p text:style-name="Normal"><text:span text:style-name="Default_20_Paragraph_20_Font"><text:span text:style-name="T7">Selgitus / tähendus</text:span></text:span></text:p>
          </table:table-cell>
        </table:table-row>
        <table:table-row>
          <table:table-cell table:style-name="Table5.A1" office:value-type="string">
            <text:p text:style-name="Normal"><text:span text:style-name="Default_20_Paragraph_20_Font"><text:span text:style-name="T9">document_file</text:span></text:span></text:p>
          </table:table-cell>
          <table:table-cell table:style-name="Table5.A1" office:value-type="string">
            <text:p text:style-name="Normal"><text:span text:style-name="Default_20_Paragraph_20_Font"><text:span text:style-name="T10">Dokumendi fail</text:span></text:span></text:p>
          </table:table-cell>
        </table:table-row>
        <table:table-row>
          <table:table-cell table:style-name="Table5.A1" office:value-type="string">
            <text:p text:style-name="Normal"><text:span text:style-name="Default_20_Paragraph_20_Font"><text:span text:style-name="T9">signature_container</text:span></text:span></text:p>
          </table:table-cell>
          <table:table-cell table:style-name="Table5.A1" office:value-type="string">
            <text:p text:style-name="Normal"><text:span text:style-name="Default_20_Paragraph_20_Font"><text:span text:style-name="T10">Digitaalallkirja konteiner (sisaldab dokumendi faile)</text:span></text:span></text:p>
          </table:table-cell>
        </table:table-row>
        <table:table-row>
          <table:table-cell table:style-name="Table5.A1" office:value-type="string">
            <text:p text:style-name="Normal"><text:span text:style-name="Default_20_Paragraph_20_Font"><text:span text:style-name="T9">zip_archive</text:span></text:span></text:p>
          </table:table-cell>
          <table:table-cell table:style-name="Table5.A1" office:value-type="string">
            <text:p text:style-name="Normal"><text:span text:style-name="Default_20_Paragraph_20_Font"><text:span text:style-name="T10">Dokumendi failidest moodustatud ZIP arhiiv</text:span></text:span></text:p>
          </table:table-cell>
        </table:table-row>
      </table:table>
      <text:p text:style-name="P4"/>
      <text:p text:style-name="Normal"><text:span text:style-name="Default_20_Paragraph_20_Font"><text:span text:style-name="T1">Teavituste </text:span></text:span><text:span text:style-name="Default_20_Paragraph_20_Font"><text:span text:style-name="T1">tüübid (NOTIFICATION_TYPE). Päringud: </text:span></text:span><text:span text:style-name="Default_20_Paragraph_20_Font"><text:span text:style-name="T3">setNotifications</text:span></text:span><text:span text:style-name="Default_20_Paragraph_20_Font"><text:span text:style-name="T1">, </text:span></text:span><text:span text:style-name="Default_20_Paragraph_20_Font"><text:span text:style-name="T3">getNotifications</text:span></text:span><text:span text:style-name="Default_20_Paragraph_20_Font"><text:span text:style-name="T1">.</text:span></text:span></text:p>
      <text:p text:style-name="P4"><text:soft-page-break/></text:p>
      <table:table table:name="Table6" table:style-name="Table6">
        <table:table-column table:style-name="Table6.A"/>
        <table:table-column table:style-name="Table6.B"/>
        <table:table-row>
          <table:table-cell table:style-name="Table6.A1" office:value-type="string">
            <text:p text:style-name="Normal"><text:span text:style-name="Default_20_Paragraph_20_Font"><text:span text:style-name="T7">Väärtus</text:span></text:span></text:p>
          </table:table-cell>
          <table:table-cell table:style-name="Table6.A1" office:value-type="string">
            <text:p text:style-name="Normal"><text:span text:style-name="Default_20_Paragraph_20_Font"><text:span text:style-name="T7">Selgitus / tähendus</text:span></text:span></text:p>
          </table:table-cell>
        </table:table-row>
        <table:table-row>
          <table:table-cell table:style-name="Table6.A1" office:value-type="string">
            <text:p text:style-name="Normal"><text:span text:style-name="Default_20_Paragraph_20_Font"><text:span text:style-name="T9">send</text:span></text:span></text:p>
          </table:table-cell>
          <table:table-cell table:style-name="Table6.A1" office:value-type="string">
            <text:p text:style-name="Normal"><text:span text:style-name="Default_20_Paragraph_20_Font"><text:span text:style-name="T9">Dokumendi saatmine</text:span></text:span></text:p>
          </table:table-cell>
        </table:table-row>
        <table:table-row>
          <table:table-cell table:style-name="Table6.A1" office:value-type="string">
            <text:p text:style-name="Normal"><text:span text:style-name="Default_20_Paragraph_20_Font"><text:span text:style-name="T9">share</text:span></text:span></text:p>
          </table:table-cell>
          <table:table-cell table:style-name="Table6.A1" office:value-type="string">
            <text:p text:style-name="Normal"><text:span text:style-name="Default_20_Paragraph_20_Font"><text:span text:style-name="T9">Dokumendi jagamine</text:span></text:span></text:p>
          </table:table-cell>
        </table:table-row>
        <table:table-row>
          <table:table-cell table:style-name="Table6.A1" office:value-type="string">
            <text:p text:style-name="Normal"><text:span text:style-name="Default_20_Paragraph_20_Font"><text:span text:style-name="T9">view</text:span></text:span></text:p>
          </table:table-cell>
          <table:table-cell table:style-name="Table6.A1" office:value-type="string">
            <text:p text:style-name="Normal"><text:span text:style-name="Default_20_Paragraph_20_Font"><text:span text:style-name="T9">Dokumendi vaatamine</text:span></text:span></text:p>
          </table:table-cell>
        </table:table-row>
        <table:table-row>
          <table:table-cell table:style-name="Table6.A1" office:value-type="string">
            <text:p text:style-name="Normal"><text:span text:style-name="Default_20_Paragraph_20_Font"><text:span text:style-name="T9">modify</text:span></text:span></text:p>
          </table:table-cell>
          <table:table-cell table:style-name="Table6.A1" office:value-type="string">
            <text:p text:style-name="Normal"><text:span text:style-name="Default_20_Paragraph_20_Font"><text:span text:style-name="T9">Dokumendi muutmine</text:span></text:span></text:p>
          </table:table-cell>
        </table:table-row>
        <table:table-row>
          <table:table-cell table:style-name="Table6.A1" office:value-type="string">
            <text:p text:style-name="Normal"><text:span text:style-name="Default_20_Paragraph_20_Font"><text:span text:style-name="T9">sign</text:span></text:span></text:p>
          </table:table-cell>
          <table:table-cell table:style-name="Table6.A1" office:value-type="string">
            <text:p text:style-name="Normal"><text:span text:style-name="Default_20_Paragraph_20_Font"><text:span text:style-name="T9">Dokumendi allkirjastamine</text:span></text:span></text:p>
          </table:table-cell>
        </table:table-row>
      </table:table>
      <text:p text:style-name="P4"/>
      <text:p text:style-name="Normal"><text:span text:style-name="Default_20_Paragraph_20_Font"><text:span text:style-name="T1">Kasutajate </text:span></text:span><text:span text:style-name="Default_20_Paragraph_20_Font"><text:span text:style-name="T1">tüübid (USERTYPE). Päringud: </text:span></text:span><text:span text:style-name="Default_20_Paragraph_20_Font"><text:span text:style-name="T3">join</text:span></text:span><text:span text:style-name="Default_20_Paragraph_20_Font"><text:span text:style-name="T1">, </text:span></text:span><text:span text:style-name="Default_20_Paragraph_20_Font"><text:span text:style-name="T3">getJoined</text:span></text:span><text:span text:style-name="Default_20_Paragraph_20_Font"><text:span text:style-name="T1">.</text:span></text:span></text:p>
      <text:p text:style-name="P4"/>
      <table:table table:name="Table7" table:style-name="Table7">
        <table:table-column table:style-name="Table7.A"/>
        <table:table-column table:style-name="Table7.B"/>
        <table:table-row>
          <table:table-cell table:style-name="Table7.A1" office:value-type="string">
            <text:p text:style-name="Normal"><text:span text:style-name="Default_20_Paragraph_20_Font"><text:span text:style-name="T7">Väärtus</text:span></text:span></text:p>
          </table:table-cell>
          <table:table-cell table:style-name="Table7.A1" office:value-type="string">
            <text:p text:style-name="Normal"><text:span text:style-name="Default_20_Paragraph_20_Font"><text:span text:style-name="T7">Selgitus / tähendus</text:span></text:span></text:p>
          </table:table-cell>
        </table:table-row>
        <table:table-row>
          <table:table-cell table:style-name="Table7.A1" office:value-type="string">
            <text:p text:style-name="Normal"><text:span text:style-name="Default_20_Paragraph_20_Font"><text:span text:style-name="T9">person</text:span></text:span></text:p>
          </table:table-cell>
          <table:table-cell table:style-name="Table7.A1" office:value-type="string">
            <text:p text:style-name="Normal"><text:span text:style-name="Default_20_Paragraph_20_Font"><text:span text:style-name="T10">Eraisik</text:span></text:span></text:p>
          </table:table-cell>
        </table:table-row>
        <table:table-row>
          <table:table-cell table:style-name="Table7.A1" office:value-type="string">
            <text:p text:style-name="Normal"><text:span text:style-name="Default_20_Paragraph_20_Font"><text:span text:style-name="T9">institution</text:span></text:span></text:p>
          </table:table-cell>
          <table:table-cell table:style-name="Table7.A1" office:value-type="string">
            <text:p text:style-name="Normal"><text:span text:style-name="Default_20_Paragraph_20_Font"><text:span text:style-name="T10">Institutsioon / asutus</text:span></text:span></text:p>
          </table:table-cell>
        </table:table-row>
        <table:table-row>
          <table:table-cell table:style-name="Table7.A1" office:value-type="string">
            <text:p text:style-name="Normal"><text:span text:style-name="Default_20_Paragraph_20_Font"><text:span text:style-name="T9">company</text:span></text:span></text:p>
          </table:table-cell>
          <table:table-cell table:style-name="Table7.A1" office:value-type="string">
            <text:p text:style-name="Normal"><text:span text:style-name="Default_20_Paragraph_20_Font"><text:span text:style-name="T10">Ettevõte</text:span></text:span></text:p>
          </table:table-cell>
        </table:table-row>
      </table:table>
      <text:p text:style-name="P4"/>
      <text:h text:style-name="P32" text:outline-level="1"><text:bookmark-start text:name="_Toc379789484"/><text:bookmark-start text:name="_Toc310595920"/><text:bookmark-start text:name="_Toc290888203"/><text:bookmark-start text:name="_Toc290045514"/><text:bookmark-start text:name="_Toc273352530"/><text:bookmark-start text:name="_Toc273345923"/><text:bookmark-start text:name="_Toc271627628"/><text:bookmark-start text:name="_Toc271552495"/>Õiguste süsteem<text:bookmark-end text:name="_Toc379789484"/><text:bookmark-end text:name="_Toc310595920"/><text:bookmark-end text:name="_Toc290888203"/><text:bookmark-end text:name="_Toc290045514"/><text:bookmark-end text:name="_Toc273352530"/><text:bookmark-end text:name="_Toc273345923"/><text:bookmark-end text:name="_Toc271627628"/><text:bookmark-end text:name="_Toc271552495"/></text:h>
      <text:p text:style-name="Normal"><text:span text:style-name="Default_20_Paragraph_20_Font"><text:span text:style-name="T1">ADIT rakendus võimaldab kasutaja ja infosüsteemi põhist õiguste andmist. See tähendab, et </text:span></text:span><text:span text:style-name="Default_20_Paragraph_20_Font"><text:span text:style-name="T1">kasutaja saab piirata erinevaid infosüsteem enda andmeid muutmast / vaatamast. Selleks on andmebaasis tabel </text:span></text:span><text:span text:style-name="Default_20_Paragraph_20_Font"><text:span text:style-name="T4">ACCESS_RESTRICTION,</text:span></text:span><text:span text:style-name="Default_20_Paragraph_20_Font"><text:span text:style-name="T1"> millel on järgmised väljad:</text:span></text:span></text:p>
      <text:p text:style-name="P4"/>
      <text:p text:style-name="P4">REMOTE_APPLICATION – viitab infosüsteemile, millele piirang on rakendatud</text:p>
      <text:p text:style-name="P4">USER_CODE – kasutaja, kelle puhul antud piirang kehtib</text:p>
      <text:p text:style-name="P4">RESTRICTION – piirangu tüüp. Lubatud väärtused on „READ“ / „WRITE“.</text:p>
      <text:p text:style-name="P4"/>
      <text:p text:style-name="P4">Näide: tabelis on järgmine kirje:</text:p>
      <text:p text:style-name="P4"/>
      <table:table table:name="Table8" table:style-name="Table8">
        <table:table-column table:style-name="Table8.A"/>
        <table:table-column table:style-name="Table8.B"/>
        <table:table-row>
          <table:table-cell table:style-name="Table8.A1" office:value-type="string">
            <text:p text:style-name="Normal"><text:span text:style-name="Default_20_Paragraph_20_Font"><text:span text:style-name="T9">REMOTE_APPLICATION <text:s/></text:span></text:span></text:p>
          </table:table-cell>
          <table:table-cell table:style-name="Table8.A1" office:value-type="string">
            <text:p text:style-name="Normal"><text:span text:style-name="Default_20_Paragraph_20_Font"><text:span text:style-name="T9">KOV</text:span></text:span></text:p>
          </table:table-cell>
        </table:table-row>
        <table:table-row>
          <table:table-cell table:style-name="Table8.A1" office:value-type="string">
            <text:p text:style-name="Normal"><text:span text:style-name="Default_20_Paragraph_20_Font"><text:span text:style-name="T9">USER_CODE</text:span></text:span></text:p>
          </table:table-cell>
          <table:table-cell table:style-name="Table8.A1" office:value-type="string">
            <text:p text:style-name="Normal"><text:span text:style-name="Default_20_Paragraph_20_Font"><text:span text:style-name="T9">EE38407124998</text:span></text:span></text:p>
          </table:table-cell>
        </table:table-row>
        <table:table-row>
          <table:table-cell table:style-name="Table8.A1" office:value-type="string">
            <text:p text:style-name="Normal"><text:span text:style-name="Default_20_Paragraph_20_Font"><text:span text:style-name="T9">RESTRICTION</text:span></text:span></text:p>
          </table:table-cell>
          <table:table-cell table:style-name="Table8.A1" office:value-type="string">
            <text:p text:style-name="Normal"><text:span text:style-name="Default_20_Paragraph_20_Font"><text:span text:style-name="T9">WRITE</text:span></text:span></text:p>
          </table:table-cell>
        </table:table-row>
      </table:table>
      <text:p text:style-name="P4"/>
      <text:p text:style-name="P4">Selline kirje tähendab seda, et infosüsteem „KOV“ ei tohi muuta kasutaja „EE38407124998“ andmeid.</text:p>
      <text:p text:style-name="P4"/>
      <text:p text:style-name="P4">Näide: tabelis on järgmine kirje:</text:p>
      <text:p text:style-name="P4"/>
      <table:table table:name="Table9" table:style-name="Table9">
        <table:table-column table:style-name="Table9.A"/>
        <table:table-column table:style-name="Table9.B"/>
        <table:table-row>
          <table:table-cell table:style-name="Table9.A1" office:value-type="string">
            <text:p text:style-name="Normal"><text:span text:style-name="Default_20_Paragraph_20_Font"><text:span text:style-name="T9">REMOTE_APPLICATION <text:s/></text:span></text:span></text:p>
          </table:table-cell>
          <table:table-cell table:style-name="Table9.A1" office:value-type="string">
            <text:p text:style-name="Normal"><text:span text:style-name="Default_20_Paragraph_20_Font"><text:span text:style-name="T9">KOV</text:span></text:span></text:p>
          </table:table-cell>
        </table:table-row>
        <table:table-row>
          <table:table-cell table:style-name="Table9.A1" office:value-type="string">
            <text:p text:style-name="Normal"><text:span text:style-name="Default_20_Paragraph_20_Font"><text:span text:style-name="T9">USER_CODE</text:span></text:span></text:p>
          </table:table-cell>
          <table:table-cell table:style-name="Table9.A1" office:value-type="string">
            <text:p text:style-name="Normal"><text:span text:style-name="Default_20_Paragraph_20_Font"><text:span text:style-name="T9">EE38407124998</text:span></text:span></text:p>
          </table:table-cell>
        </table:table-row>
        <table:table-row>
          <table:table-cell table:style-name="Table9.A1" office:value-type="string">
            <text:p text:style-name="Normal"><text:span text:style-name="Default_20_Paragraph_20_Font"><text:span text:style-name="T9">RESTRICTION</text:span></text:span></text:p>
          </table:table-cell>
          <table:table-cell table:style-name="Table9.A1" office:value-type="string">
            <text:p text:style-name="Normal"><text:span text:style-name="Default_20_Paragraph_20_Font"><text:span text:style-name="T9">READ</text:span></text:span></text:p>
          </table:table-cell>
        </table:table-row>
      </table:table>
      <text:p text:style-name="P4"/>
      <text:p text:style-name="P4">Selline kirje tähendab seda, et infosüsteem „KOV“ ei tohi lugeda kasutaja „EE38407124998“ andmeid.</text:p>
      <text:p text:style-name="P4"/>
      <text:p text:style-name="Normal"><text:span text:style-name="Default_20_Paragraph_20_Font"><text:span text:style-name="T1">Tabelis </text:span></text:span><text:span text:style-name="Default_20_Paragraph_20_Font"><text:span text:style-name="T4">REMOTE_APPLICATION</text:span></text:span><text:span text:style-name="Default_20_Paragraph_20_Font"><text:span text:style-name="T1"> on kirjeldatud infosüsteemid. Selles tabelis on väljad CAN_READ / CAN_WRITE, mis määravad vastavalt, kas antud infosüsteemil on üleüldine õigus ADIT-is andmeid lugeda / kirjutada. Kui välja väärtuseks on „0“ (või NULL), siis antu</text:span></text:span><text:span text:style-name="Default_20_Paragraph_20_Font"><text:span text:style-name="T1">d </text:span></text:span><text:soft-page-break/><text:span text:style-name="Default_20_Paragraph_20_Font"><text:span text:style-name="T1">infosüsteemil vastav õigus puudub. Kui välja väärtuseks on „1“, siis antud infosüsteemil on vastav õigus.</text:span></text:span></text:p>
      <text:p text:style-name="P4"/>
      <text:p text:style-name="Normal"><text:span text:style-name="Default_20_Paragraph_20_Font"><text:span text:style-name="T1">Päringute tegemisel kontrollitakse esialgu infosüsteemi üldist õigust ADIT-is andmeid lugeda / kirjutada. Kui õigus on olemas, kontrollitakse lisak</text:span></text:span><text:span text:style-name="Default_20_Paragraph_20_Font"><text:span text:style-name="T1">s ka seda, kas päringu teinud infosüsteemile on kehtestatud antud kasutaja jaoks piiranguid.</text:span></text:span></text:p>
      <text:p text:style-name="P9"/>
      <text:h text:style-name="P32" text:outline-level="1"><text:bookmark-start text:name="_Toc379789485"/><text:bookmark-start text:name="_Toc310595921"/><text:bookmark-start text:name="_Toc290888204"/><text:bookmark-start text:name="_Toc290045515"/><text:bookmark-start text:name="_Toc273352531"/><text:bookmark-start text:name="_Toc273345924"/><text:bookmark-start text:name="_Toc271627629"/><text:bookmark-start text:name="_Toc271552496"/><text:bookmark-start text:name="_Toc271551501"/><text:bookmark-start text:name="_Toc271031522"/><text:bookmark-start text:name="_Toc270424919"/><text:bookmark-start text:name="_Toc270420735"/><text:bookmark-start text:name="_Toc269114842"/><text:bookmark-start text:name="_Toc269120297"/><text:bookmark-start text:name="_Toc269120566"/><text:bookmark-start text:name="_Toc269122883"/><text:bookmark-start text:name="_Toc269124325"/><text:bookmark-start text:name="_Toc269126589"/><text:bookmark-start text:name="_Toc269128807"/>Join.v1<text:bookmark-end text:name="_Toc379789485"/><text:bookmark-end text:name="_Toc310595921"/><text:bookmark-end text:name="_Toc290888204"/><text:bookmark-end text:name="_Toc290045515"/><text:bookmark-end text:name="_Toc273352531"/><text:bookmark-end text:name="_Toc273345924"/><text:bookmark-end text:name="_Toc271627629"/><text:bookmark-end text:name="_Toc271552496"/><text:bookmark-end text:name="_Toc271551501"/><text:bookmark-end text:name="_Toc271031522"/><text:bookmark-end text:name="_Toc270424919"/><text:bookmark-end text:name="_Toc270420735"/><text:bookmark-end text:name="_Toc269114842"/><text:bookmark-end text:name="_Toc269120297"/><text:bookmark-end text:name="_Toc269120566"/><text:bookmark-end text:name="_Toc269122883"/><text:bookmark-end text:name="_Toc269124325"/><text:bookmark-end text:name="_Toc269126589"/><text:bookmark-end text:name="_Toc269128807"/></text:h>
      <text:p text:style-name="P6">Päring võimaldab liitud ADIT teenusega. Kui kasutaja on juba liitunud, võimaldab sama päring muuta kasutaja nime. Kasutaja identifitseeritakse X-tee päise „isikukood“ järgi. Kui päringu päises määratud isikukoodiga kasutaja juba eksisteerib süsteemis, siis toimib päringuga nimevahetus – kasutajale määratakse päringus näidatud nimi (see osutub vajalikuks juhul kui näiteks asutuse / isiku / firma nimi muutub).</text:p>
      <text:p text:style-name="P7"><text:span text:style-name="Default_20_Paragraph_20_Font"><text:span text:style-name="T1">Juhul kui liitujaks on asutus, määratakse asutuse kood X-Tee päisega </text:span></text:span><text:span text:style-name="Default_20_Paragraph_20_Font"><text:span text:style-name="T3">&lt;xtee:allasutus/&gt;</text:span></text:span><text:span text:style-name="Default_20_Paragraph_20_Font"><text:span text:style-name="T1">.</text:span></text:span></text:p>
      <text:p text:style-name="P4"/>
      <text:p text:style-name="P4">Parameetrid</text:p>
      <table:table table:name="Table10" table:style-name="Table10">
        <table:table-column table:style-name="Table10.A"/>
        <table:table-column table:style-name="Table10.B" table:number-columns-repeated="2"/>
        <table:table-row>
          <table:table-cell table:style-name="Table10.A1" office:value-type="string">
            <text:p text:style-name="Normal"><text:span text:style-name="Default_20_Paragraph_20_Font"><text:span text:style-name="T7">Nimi</text:span></text:span></text:p>
          </table:table-cell>
          <table:table-cell table:style-name="Table10.A1" office:value-type="string">
            <text:p text:style-name="Normal"><text:span text:style-name="Default_20_Paragraph_20_Font"><text:span text:style-name="T7">Väärtuse tüüp</text:span></text:span></text:p>
          </table:table-cell>
          <table:table-cell table:style-name="Table10.A1" office:value-type="string">
            <text:p text:style-name="Normal"><text:span text:style-name="Default_20_Paragraph_20_Font"><text:span text:style-name="T7">Väärtuse näide</text:span></text:span></text:p>
          </table:table-cell>
        </table:table-row>
        <table:table-row>
          <table:table-cell table:style-name="Table10.A1" office:value-type="string">
            <text:p text:style-name="Normal"><text:span text:style-name="Default_20_Paragraph_20_Font"><text:span text:style-name="T9">xtee:isikukood</text:span></text:span></text:p>
          </table:table-cell>
          <table:table-cell table:style-name="Table10.A1" office:value-type="string">
            <text:p text:style-name="Normal"><text:span text:style-name="Default_20_Paragraph_20_Font"><text:span text:style-name="T9">String</text:span></text:span></text:p>
          </table:table-cell>
          <table:table-cell table:style-name="Table10.A1" office:value-type="string">
            <text:p text:style-name="Normal"><text:span text:style-name="Default_20_Paragraph_20_Font"><text:span text:style-name="T9">EE30312829989</text:span></text:span></text:p>
          </table:table-cell>
        </table:table-row>
        <table:table-row>
          <table:table-cell table:style-name="Table10.A1" office:value-type="string">
            <text:p text:style-name="Normal"><text:span text:style-name="Default_20_Paragraph_20_Font"><text:span text:style-name="T9">userType</text:span></text:span></text:p>
          </table:table-cell>
          <table:table-cell table:style-name="Table10.A1" office:value-type="string">
            <text:p text:style-name="Normal"><text:span text:style-name="Default_20_Paragraph_20_Font"><text:span text:style-name="T9">String</text:span></text:span></text:p>
          </table:table-cell>
          <table:table-cell table:style-name="Table10.A1" office:value-type="string">
            <text:p text:style-name="Normal"><text:span text:style-name="Default_20_Paragraph_20_Font"><text:span text:style-name="T9">person</text:span></text:span></text:p>
          </table:table-cell>
        </table:table-row>
        <table:table-row>
          <table:table-cell table:style-name="Table10.A1" office:value-type="string">
            <text:p text:style-name="Normal"><text:span text:style-name="Default_20_Paragraph_20_Font"><text:span text:style-name="T9">userName</text:span></text:span></text:p>
          </table:table-cell>
          <table:table-cell table:style-name="Table10.A1" office:value-type="string">
            <text:p text:style-name="Normal"><text:span text:style-name="Default_20_Paragraph_20_Font"><text:span text:style-name="T9">String</text:span></text:span></text:p>
          </table:table-cell>
          <table:table-cell table:style-name="Table10.A1" office:value-type="string">
            <text:p text:style-name="Normal"><text:span text:style-name="Default_20_Paragraph_20_Font"><text:span text:style-name="T9">Mati Maamees</text:span></text:span></text:p>
          </table:table-cell>
        </table:table-row>
      </table:table>
      <text:p text:style-name="P4"/>
      <text:p text:style-name="P4">Päringu näide:</text:p>
      <text:p text:style-name="P4"/>
      <text:p text:style-name="P16">&lt;soapenv:Envelope xmlns:soapenv="http://schemas.xmlsoap.org/soap/envelope/" xmlns:xtee="http://x-tee.riik.ee/xsd/xtee.xsd" xmlns:adit="http://producers.ametlikud-dokumendid.xtee.riik.ee/producer/ametlikud-dokumendid"&gt;</text:p>
      <text:p text:style-name="P16"><text:s text:c="3"/>&lt;soapenv:Header&gt;</text:p>
      <text:p text:style-name="P16"><text:s text:c="6"/>&lt;xtee:nimi&gt;ametlikud-dokumendid.join.v1&lt;/xtee:nimi&gt;</text:p>
      <text:p text:style-name="P16"><text:s text:c="6"/>&lt;xtee:id&gt;00000000000000&lt;/xtee:id&gt;</text:p>
      <text:p text:style-name="P16"><text:s text:c="6"/>&lt;xtee:isikukood&gt;EE30312829989&lt;/xtee:isikukood&gt;</text:p>
      <text:p text:style-name="P16"><text:s text:c="6"/>&lt;xtee:andmekogu&gt;ametlikud-dokumendid&lt;/xtee:andmekogu&gt;</text:p>
      <text:p text:style-name="P16"><text:s text:c="6"/>&lt;xtee:asutus&gt;12345678&lt;/xtee:asutus&gt;</text:p>
      <text:p text:style-name="P16"><text:s text:c="6"/>&lt;adit:infosysteem&gt;KOV&lt;/adit:infosysteem&gt;</text:p>
      <text:p text:style-name="P16"><text:s text:c="3"/>&lt;/soapenv:Header&gt;</text:p>
      <text:p text:style-name="P16"><text:s text:c="3"/>&lt;soapenv:Body&gt;</text:p>
      <text:p text:style-name="P16"><text:s text:c="6"/>&lt;adit:join&gt;</text:p>
      <text:p text:style-name="P16"><text:s text:c="9"/>&lt;keha&gt;</text:p>
      <text:p text:style-name="P16"><text:s text:c="12"/>&lt;userType&gt;person&lt;/userType&gt;</text:p>
      <text:p text:style-name="P16"><text:s text:c="12"/>&lt;userName&gt;Mati Maamees&lt;/userName&gt;</text:p>
      <text:p text:style-name="P16"><text:s text:c="9"/>&lt;/keha&gt;</text:p>
      <text:p text:style-name="P16"><text:s text:c="6"/>&lt;/adit:join&gt;</text:p>
      <text:p text:style-name="P16"><text:s text:c="3"/>&lt;/soapenv:Body&gt;</text:p>
      <text:p text:style-name="P16">&lt;/soapenv:Envelope&gt;</text:p>
      <text:p text:style-name="P4"/>
      <text:p text:style-name="P4">Päringu vastuse näide:</text:p>
      <text:p text:style-name="P4"/>
      <text:p text:style-name="P16">&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6"><text:s text:c="3"/>&lt;SOAP-ENV:Header&gt;</text:p>
      <text:p text:style-name="P16"><text:s text:c="6"/>&lt;xtee:asutus xsi:type="xsd:string"&gt;12345678&lt;/xtee:asutus&gt;</text:p>
      <text:p text:style-name="P16"><text:s text:c="6"/>&lt;xtee:isikukood xsi:type="xsd:string"&gt;EE30312829981&lt;/xtee:isikukood&gt;</text:p>
      <text:p text:style-name="P16"><text:s text:c="6"/>&lt;xtee:id xsi:type="xsd:string"&gt;00000000000000&lt;/xtee:id&gt;</text:p>
      <text:p text:style-name="P16"><text:s text:c="6"/>&lt;xtee:nimi xsi:type="xsd:string"&gt;ametlikud-dokumendid.join.v1&lt;/xtee:nimi&gt;</text:p>
      <text:p text:style-name="P16"><text:s text:c="6"/>&lt;xtee:andmekogu xsi:type="xsd:string"&gt;ametlikud-dokumendid&lt;/xtee:andmekogu&gt;</text:p>
      <text:p text:style-name="P16"><text:soft-page-break/><text:s text:c="3"/>&lt;/SOAP-ENV:Header&gt;</text:p>
      <text:p text:style-name="P16"><text:s text:c="3"/>&lt;SOAP-ENV:Body&gt;</text:p>
      <text:p text:style-name="P16"><text:s text:c="6"/>&lt;adit:joinResponse&gt;</text:p>
      <text:p text:style-name="P16"><text:s text:c="9"/>&lt;paring&gt;</text:p>
      <text:p text:style-name="P16"><text:s text:c="12"/>&lt;userType&gt;person&lt;/userType&gt;</text:p>
      <text:p text:style-name="P16"><text:s text:c="12"/>&lt;userName&gt;Mati Maamees&lt;/userName&gt;</text:p>
      <text:p text:style-name="P16"><text:s text:c="9"/>&lt;/paring&gt;</text:p>
      <text:p text:style-name="P16"><text:s text:c="9"/>&lt;keha&gt;</text:p>
      <text:p text:style-name="P16"><text:s text:c="12"/>&lt;success&gt;true&lt;/success&gt;</text:p>
      <text:p text:style-name="P16"><text:s text:c="12"/>&lt;messages&gt;</text:p>
      <text:p text:style-name="P16"><text:s text:c="15"/>&lt;message lang="en"&gt;User added&lt;/message&gt;</text:p>
      <text:p text:style-name="P16"><text:s text:c="15"/>&lt;message lang="et"&gt;Kasutaja lisatud&lt;/message&gt;</text:p>
      <text:p text:style-name="P16"><text:s text:c="12"/>&lt;/messages&gt;</text:p>
      <text:p text:style-name="P16"><text:s text:c="9"/>&lt;/keha&gt;</text:p>
      <text:p text:style-name="P16"><text:s text:c="6"/>&lt;/adit:joinResponse&gt;</text:p>
      <text:p text:style-name="P16"><text:s text:c="3"/>&lt;/SOAP-ENV:Body&gt;</text:p>
      <text:p text:style-name="P16">&lt;/SOAP-ENV:Envelope&gt;</text:p>
      <text:p text:style-name="P8"/>
      <text:h text:style-name="P32" text:outline-level="1"><text:bookmark-start text:name="_Toc379789486"/><text:bookmark-start text:name="_Toc310595922"/><text:bookmark-start text:name="_Toc290888205"/><text:bookmark-start text:name="_Toc290045516"/><text:bookmark-start text:name="_Toc273352532"/><text:bookmark-start text:name="_Toc273345925"/><text:bookmark-start text:name="_Toc271627630"/><text:bookmark-start text:name="_Toc271552497"/><text:bookmark-start text:name="_Toc271551502"/><text:bookmark-start text:name="_Toc271031523"/><text:bookmark-start text:name="_Toc270424920"/><text:bookmark-start text:name="_Toc270420736"/><text:bookmark-start text:name="_Toc269114843"/><text:bookmark-start text:name="_Toc269120298"/><text:bookmark-start text:name="_Toc269120567"/><text:bookmark-start text:name="_Toc269122884"/><text:bookmark-start text:name="_Toc269124326"/><text:bookmark-start text:name="_Toc269126590"/><text:bookmark-start text:name="_Toc269128808"/>UnJoin.v1<text:bookmark-end text:name="_Toc379789486"/><text:bookmark-end text:name="_Toc310595922"/><text:bookmark-end text:name="_Toc290888205"/><text:bookmark-end text:name="_Toc290045516"/><text:bookmark-end text:name="_Toc273352532"/><text:bookmark-end text:name="_Toc273345925"/><text:bookmark-end text:name="_Toc271627630"/><text:bookmark-end text:name="_Toc271552497"/><text:bookmark-end text:name="_Toc271551502"/><text:bookmark-end text:name="_Toc271031523"/><text:bookmark-end text:name="_Toc270424920"/><text:bookmark-end text:name="_Toc270420736"/><text:bookmark-end text:name="_Toc269114843"/><text:bookmark-end text:name="_Toc269120298"/><text:bookmark-end text:name="_Toc269120567"/><text:bookmark-end text:name="_Toc269122884"/><text:bookmark-end text:name="_Toc269124326"/><text:bookmark-end text:name="_Toc269126590"/><text:bookmark-end text:name="_Toc269128808"/></text:h>
      <text:p text:style-name="P4">Päring võimaldab ADIT teenusega liitunud kasutajal oma konto sulgeda / deaktiveerida.</text:p>
      <text:p text:style-name="P4"/>
      <text:p text:style-name="P4">Parameetrid</text:p>
      <table:table table:name="Table11" table:style-name="Table11">
        <table:table-column table:style-name="Table11.A"/>
        <table:table-column table:style-name="Table11.B" table:number-columns-repeated="2"/>
        <table:table-row>
          <table:table-cell table:style-name="Table11.A1" office:value-type="string">
            <text:p text:style-name="Normal"><text:span text:style-name="Default_20_Paragraph_20_Font"><text:span text:style-name="T7">Nimi</text:span></text:span></text:p>
          </table:table-cell>
          <table:table-cell table:style-name="Table11.A1" office:value-type="string">
            <text:p text:style-name="Normal"><text:span text:style-name="Default_20_Paragraph_20_Font"><text:span text:style-name="T7">Väärtuse tüüp</text:span></text:span></text:p>
          </table:table-cell>
          <table:table-cell table:style-name="Table11.A1" office:value-type="string">
            <text:p text:style-name="Normal"><text:span text:style-name="Default_20_Paragraph_20_Font"><text:span text:style-name="T7">Väärtuse näide</text:span></text:span></text:p>
          </table:table-cell>
        </table:table-row>
        <table:table-row>
          <table:table-cell table:style-name="Table11.A1" office:value-type="string">
            <text:p text:style-name="Normal"><text:span text:style-name="Default_20_Paragraph_20_Font"><text:span text:style-name="T9">xtee:isikukood</text:span></text:span></text:p>
          </table:table-cell>
          <table:table-cell table:style-name="Table11.A1" office:value-type="string">
            <text:p text:style-name="Normal"><text:span text:style-name="Default_20_Paragraph_20_Font"><text:span text:style-name="T9">String</text:span></text:span></text:p>
          </table:table-cell>
          <table:table-cell table:style-name="Table11.A1" office:value-type="string">
            <text:p text:style-name="Normal"><text:span text:style-name="Default_20_Paragraph_20_Font"><text:span text:style-name="T9">EE30312829989</text:span></text:span></text:p>
          </table:table-cell>
        </table:table-row>
      </table:table>
      <text:p text:style-name="P4"/>
      <text:p text:style-name="P4">Päringu näide:</text:p>
      <text:p text:style-name="P4"/>
      <text:p text:style-name="P16">&lt;soapenv:Envelope xmlns:soapenv="http://schemas.xmlsoap.org/soap/envelope/" xmlns:xtee="http://x-tee.riik.ee/xsd/xtee.xsd" xmlns:adit="http://producers.ametlikud-dokumendid.xtee.riik.ee/producer/ametlikud-dokumendid"&gt;</text:p>
      <text:p text:style-name="P16"><text:s text:c="3"/>&lt;soapenv:Header&gt;</text:p>
      <text:p text:style-name="P16"><text:s text:c="5"/>&lt;xtee:nimi&gt;ametlikud-dokumendid.getUserInfo..v1&lt;/xtee:nimi&gt;</text:p>
      <text:p text:style-name="P16"><text:s text:c="6"/>&lt;xtee:id&gt;00000000000000&lt;/xtee:id&gt;</text:p>
      <text:p text:style-name="P16"><text:s text:c="6"/>&lt;xtee:isikukood&gt;EE38407054916&lt;/xtee:isikukood&gt;</text:p>
      <text:p text:style-name="P16"><text:s text:c="6"/>&lt;xtee:andmekogu&gt;ametlikud-dokumendid&lt;/xtee:andmekogu&gt;</text:p>
      <text:p text:style-name="P16"><text:s text:c="6"/>&lt;xtee:asutus&gt;12345678&lt;/xtee:asutus&gt;</text:p>
      <text:p text:style-name="P16"><text:s text:c="6"/>&lt;adit:infosysteem&gt;KOV&lt;/adit:infosysteem&gt;</text:p>
      <text:p text:style-name="P16"><text:s text:c="3"/>&lt;/soapenv:Header&gt;</text:p>
      <text:p text:style-name="P16"><text:s text:c="3"/>&lt;soapenv:Body&gt;</text:p>
      <text:p text:style-name="P16"><text:s text:c="6"/>&lt;adit:unJoin&gt;</text:p>
      <text:p text:style-name="P16"><text:s text:c="9"/>&lt;keha/&gt;</text:p>
      <text:p text:style-name="P16"><text:s text:c="6"/>&lt;/adit:unJoin&gt;</text:p>
      <text:p text:style-name="P16"><text:s text:c="3"/>&lt;/soapenv:Body&gt;</text:p>
      <text:p text:style-name="P16">&lt;/soapenv:Envelope&gt;</text:p>
      <text:p text:style-name="P4"/>
      <text:p text:style-name="P4">Päringu vastuse näide:</text:p>
      <text:p text:style-name="P4"/>
      <text:p text:style-name="P16">&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6"><text:s text:c="3"/>&lt;SOAP-ENV:Header&gt;</text:p>
      <text:p text:style-name="P16"><text:soft-page-break/><text:s text:c="6"/>&lt;xtee:asutus xsi:type="xsd:string"&gt;12345678&lt;/xtee:asutus&gt;</text:p>
      <text:p text:style-name="P16"><text:s text:c="6"/>&lt;xtee:isikukood xsi:type="xsd:string"&gt;EE38407054916&lt;/xtee:isikukood&gt;</text:p>
      <text:p text:style-name="P16"><text:s text:c="6"/>&lt;xtee:id xsi:type="xsd:string"&gt;00000000000000&lt;/xtee:id&gt;</text:p>
      <text:p text:style-name="P16"><text:s text:c="6"/>&lt;xtee:nimi xsi:type="xsd:string"&gt;ametlikud-dokumendid.getUserInfo..v1&lt;/xtee:nimi&gt;</text:p>
      <text:p text:style-name="P16"><text:s text:c="6"/>&lt;xtee:andmekogu xsi:type="xsd:string"&gt;ametlikud-dokumendid&lt;/xtee:andmekogu&gt;</text:p>
      <text:p text:style-name="P16"><text:s text:c="3"/>&lt;/SOAP-ENV:Header&gt;</text:p>
      <text:p text:style-name="P16"><text:s text:c="3"/>&lt;SOAP-ENV:Body&gt;</text:p>
      <text:p text:style-name="P16"><text:s text:c="6"/>&lt;adit:unJoinResponse&gt;</text:p>
      <text:p text:style-name="P16"><text:s text:c="9"/>&lt;paring/&gt;</text:p>
      <text:p text:style-name="P16"><text:s text:c="9"/>&lt;keha&gt;</text:p>
      <text:p text:style-name="P16"><text:s text:c="12"/>&lt;success&gt;true&lt;/success&gt;</text:p>
      <text:p text:style-name="P16"><text:s text:c="12"/>&lt;messages&gt;</text:p>
      <text:p text:style-name="P16"><text:s text:c="15"/>&lt;message lang="en"&gt;User EE38407054916 unjoined&lt;/message&gt;</text:p>
      <text:p text:style-name="P16"><text:s text:c="15"/>&lt;message lang="et"&gt;User EE38407054916 unjoined&lt;/message&gt;</text:p>
      <text:p text:style-name="P16"><text:s text:c="12"/>&lt;/messages&gt;</text:p>
      <text:p text:style-name="P16"><text:s text:c="9"/>&lt;/keha&gt;</text:p>
      <text:p text:style-name="P16"><text:s text:c="6"/>&lt;/adit:unJoinResponse&gt;</text:p>
      <text:p text:style-name="P16"><text:s text:c="3"/>&lt;/SOAP-ENV:Body&gt;</text:p>
      <text:p text:style-name="P16">&lt;/SOAP-ENV:Envelope&gt;</text:p>
      <text:p text:style-name="P4"/>
      <text:h text:style-name="P32" text:outline-level="1"><text:bookmark-start text:name="_Toc379789487"/><text:bookmark-start text:name="_Toc310595923"/><text:bookmark-start text:name="_Toc290888206"/><text:bookmark-start text:name="_Toc290045517"/><text:bookmark-start text:name="_Toc273352533"/><text:bookmark-start text:name="_Toc273345926"/><text:bookmark-start text:name="_Toc271627631"/><text:bookmark-start text:name="_Toc271552498"/><text:bookmark-start text:name="_Toc271551503"/><text:bookmark-start text:name="_Toc271031524"/><text:bookmark-start text:name="_Toc270424921"/><text:bookmark-start text:name="_Toc270420737"/><text:bookmark-start text:name="_Toc269114844"/><text:bookmark-start text:name="_Toc269120299"/><text:bookmark-start text:name="_Toc269120568"/><text:bookmark-start text:name="_Toc269122885"/><text:bookmark-start text:name="_Toc269124327"/><text:bookmark-start text:name="_Toc269126591"/><text:bookmark-start text:name="_Toc269128809"/>GetJoined.v1<text:bookmark-end text:name="_Toc379789487"/><text:bookmark-end text:name="_Toc310595923"/><text:bookmark-end text:name="_Toc290888206"/><text:bookmark-end text:name="_Toc290045517"/><text:bookmark-end text:name="_Toc273352533"/><text:bookmark-end text:name="_Toc273345926"/><text:bookmark-end text:name="_Toc271627631"/><text:bookmark-end text:name="_Toc271552498"/><text:bookmark-end text:name="_Toc271551503"/><text:bookmark-end text:name="_Toc271031524"/><text:bookmark-end text:name="_Toc270424921"/><text:bookmark-end text:name="_Toc270420737"/><text:bookmark-end text:name="_Toc269114844"/><text:bookmark-end text:name="_Toc269120299"/><text:bookmark-end text:name="_Toc269120568"/><text:bookmark-end text:name="_Toc269122885"/><text:bookmark-end text:name="_Toc269124327"/><text:bookmark-end text:name="_Toc269126591"/><text:bookmark-end text:name="_Toc269128809"/></text:h>
      <text:p text:style-name="P7"><text:span text:style-name="Default_20_Paragraph_20_Font"><text:span text:style-name="T1">Päring võimaldab pärida </text:span></text:span><text:span text:style-name="Default_20_Paragraph_20_Font"><text:span text:style-name="T1">teenusega liitunud kasutajate nimekirja. Parameeter „maxResults“ määrab ära, mitu tulemust maksimaalselt tagastatakse ning parameeter „startIndex“ määrab, millisest leitud tulemuse reast alates tulemused tagastatakse (see võimaldab pärida nö. lehekülgede k</text:span></text:span><text:span text:style-name="Default_20_Paragraph_20_Font"><text:span text:style-name="T1">aupa). Päringu tulemus tagastatakse SOAP manuses, mis on Base64-s kodeeritud GZip formaadis fail – see tähendab seda, et päringu vastus on vaja kõigepealt Base64 dekodeerida ning seejärel GZip-iga lahti pakkida. Tulemuseks on XML fail.</text:span></text:span></text:p>
      <text:p text:style-name="P4"/>
      <text:p text:style-name="P4">Parameetrid</text:p>
      <table:table table:name="Table12" table:style-name="Table12">
        <table:table-column table:style-name="Table12.A"/>
        <table:table-column table:style-name="Table12.B" table:number-columns-repeated="2"/>
        <table:table-row>
          <table:table-cell table:style-name="Table12.A1" office:value-type="string">
            <text:p text:style-name="Normal"><text:span text:style-name="Default_20_Paragraph_20_Font"><text:span text:style-name="T7">Nimi</text:span></text:span></text:p>
          </table:table-cell>
          <table:table-cell table:style-name="Table12.A1" office:value-type="string">
            <text:p text:style-name="Normal"><text:span text:style-name="Default_20_Paragraph_20_Font"><text:span text:style-name="T7">Vä</text:span></text:span><text:span text:style-name="Default_20_Paragraph_20_Font"><text:span text:style-name="T7">ärtuse tüüp</text:span></text:span></text:p>
          </table:table-cell>
          <table:table-cell table:style-name="Table12.A1" office:value-type="string">
            <text:p text:style-name="Normal"><text:span text:style-name="Default_20_Paragraph_20_Font"><text:span text:style-name="T7">Väärtuse näide</text:span></text:span></text:p>
          </table:table-cell>
        </table:table-row>
        <table:table-row>
          <table:table-cell table:style-name="Table12.A1" office:value-type="string">
            <text:p text:style-name="Normal"><text:span text:style-name="Default_20_Paragraph_20_Font"><text:span text:style-name="T9">maxResults</text:span></text:span></text:p>
          </table:table-cell>
          <table:table-cell table:style-name="Table12.A1" office:value-type="string">
            <text:p text:style-name="Normal"><text:span text:style-name="Default_20_Paragraph_20_Font"><text:span text:style-name="T9">Positive integer</text:span></text:span></text:p>
          </table:table-cell>
          <table:table-cell table:style-name="Table12.A1" office:value-type="string">
            <text:p text:style-name="Normal"><text:span text:style-name="Default_20_Paragraph_20_Font"><text:span text:style-name="T9">2</text:span></text:span></text:p>
          </table:table-cell>
        </table:table-row>
        <table:table-row>
          <table:table-cell table:style-name="Table12.A1" office:value-type="string">
            <text:p text:style-name="Normal"><text:span text:style-name="Default_20_Paragraph_20_Font"><text:span text:style-name="T9">startIndex</text:span></text:span></text:p>
          </table:table-cell>
          <table:table-cell table:style-name="Table12.A1" office:value-type="string">
            <text:p text:style-name="Normal"><text:span text:style-name="Default_20_Paragraph_20_Font"><text:span text:style-name="T9">Positive integer</text:span></text:span></text:p>
          </table:table-cell>
          <table:table-cell table:style-name="Table12.A1" office:value-type="string">
            <text:p text:style-name="Normal"><text:span text:style-name="Default_20_Paragraph_20_Font"><text:span text:style-name="T9">0</text:span></text:span></text:p>
          </table:table-cell>
        </table:table-row>
      </table:table>
      <text:p text:style-name="P4"/>
      <text:p text:style-name="P4">Päringu näide:</text:p>
      <text:p text:style-name="P4"/>
      <text:p text:style-name="P16">&lt;soapenv:Envelope xmlns:soapenv="http://schemas.xmlsoap.org/soap/envelope/" xmlns:xtee="http://x-tee.riik.ee/xsd/xtee.xsd" xmlns:adit="http://producers.ametlikud-dokumendid.xtee.riik.ee/producer/ametlikud-dokumendid"&gt;</text:p>
      <text:p text:style-name="P16"><text:s text:c="3"/>&lt;soapenv:Header&gt;</text:p>
      <text:p text:style-name="P16"><text:s text:c="6"/>&lt;xtee:nimi&gt;ametlikud-dokumendid.getJoined.v1&lt;/xtee:nimi&gt;</text:p>
      <text:p text:style-name="P16"><text:s text:c="6"/>&lt;xtee:id&gt;00000000000000&lt;/xtee:id&gt;</text:p>
      <text:p text:style-name="P16"><text:s text:c="6"/>&lt;xtee:isikukood&gt;EE38407089745&lt;/xtee:isikukood&gt;</text:p>
      <text:p text:style-name="P16"><text:s text:c="6"/>&lt;xtee:andmekogu&gt;ametlikud-dokumendid&lt;/xtee:andmekogu&gt;</text:p>
      <text:p text:style-name="P16"><text:s text:c="6"/>&lt;xtee:asutus&gt;12345678&lt;/xtee:asutus&gt;</text:p>
      <text:p text:style-name="P16"><text:s text:c="6"/>&lt;adit:infosysteem&gt;KOV&lt;/adit:infosysteem&gt;</text:p>
      <text:p text:style-name="P16"><text:s text:c="3"/>&lt;/soapenv:Header&gt;</text:p>
      <text:p text:style-name="P16"><text:s text:c="3"/>&lt;soapenv:Body&gt;</text:p>
      <text:p text:style-name="P16"><text:s text:c="6"/>&lt;adit:getJoined&gt;</text:p>
      <text:p text:style-name="P16"><text:s text:c="9"/>&lt;keha&gt;</text:p>
      <text:p text:style-name="P16"><text:s text:c="12"/>&lt;maxResults&gt;2&lt;/maxResults&gt;</text:p>
      <text:p text:style-name="P16"><text:s text:c="12"/>&lt;startIndex&gt;0&lt;/startIndex&gt;</text:p>
      <text:p text:style-name="P16"><text:s text:c="9"/>&lt;/keha&gt;</text:p>
      <text:p text:style-name="P16"><text:s text:c="6"/>&lt;/adit:getJoined&gt;</text:p>
      <text:p text:style-name="P16"><text:s text:c="3"/>&lt;/soapenv:Body&gt;</text:p>
      <text:p text:style-name="P14"><text:soft-page-break/><text:span text:style-name="Default_20_Paragraph_20_Font"><text:span text:style-name="T12">&lt;/soapenv:Envelope&gt;</text:span></text:span></text:p>
      <text:p text:style-name="P4"/>
      <text:p text:style-name="P4">Päringu vastuse näide:</text:p>
      <text:p text:style-name="P4"/>
      <text:p text:style-name="P16">&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6"><text:s text:c="3"/>&lt;SOAP-ENV:Header&gt;</text:p>
      <text:p text:style-name="P16"><text:s text:c="6"/>&lt;xtee:asutus xsi:type="xsd:string"&gt;12345678&lt;/xtee:asutus&gt;</text:p>
      <text:p text:style-name="P16"><text:s text:c="6"/>&lt;xtee:isikukood xsi:type="xsd:string"&gt;EE38407089745&lt;/xtee:isikukood&gt;</text:p>
      <text:p text:style-name="P16"><text:s text:c="6"/>&lt;xtee:id xsi:type="xsd:string"&gt;00000000000000&lt;/xtee:id&gt;</text:p>
      <text:p text:style-name="P16"><text:s text:c="6"/>&lt;xtee:nimi xsi:type="xsd:string"&gt;ametlikud-dokumendid.getJoined.v1&lt;/xtee:nimi&gt;</text:p>
      <text:p text:style-name="P16"><text:s text:c="6"/>&lt;xtee:andmekogu xsi:type="xsd:string"&gt;ametlikud-dokumendid&lt;/xtee:andmekogu&gt;</text:p>
      <text:p text:style-name="P16"><text:s text:c="3"/>&lt;/SOAP-ENV:Header&gt;</text:p>
      <text:p text:style-name="P16"><text:s text:c="3"/>&lt;SOAP-ENV:Body&gt;</text:p>
      <text:p text:style-name="P16"><text:s text:c="6"/>&lt;adit:getJoinedResponse&gt;</text:p>
      <text:p text:style-name="P16"><text:s text:c="9"/>&lt;paring&gt;</text:p>
      <text:p text:style-name="P16"><text:s text:c="12"/>&lt;maxResults&gt;2&lt;/maxResults&gt;</text:p>
      <text:p text:style-name="P16"><text:s text:c="12"/>&lt;startIndex&gt;0&lt;/startIndex&gt;</text:p>
      <text:p text:style-name="P16"><text:s text:c="9"/>&lt;/paring&gt;</text:p>
      <text:p text:style-name="P16"><text:s text:c="9"/>&lt;keha&gt;</text:p>
      <text:p text:style-name="P16"><text:s text:c="12"/>&lt;success&gt;true&lt;/success&gt;</text:p>
      <text:p text:style-name="P16"><text:s text:c="12"/>&lt;messages&gt;</text:p>
      <text:p text:style-name="P16"><text:s text:c="15"/>&lt;message lang="en"&gt;Userlist retrieved for 2 users&lt;/message&gt;</text:p>
      <text:p text:style-name="P16"><text:s text:c="15"/>&lt;message lang="et"&gt;Userlist retrieved for 2 users&lt;/message&gt;</text:p>
      <text:p text:style-name="P16"><text:s text:c="12"/>&lt;/messages&gt;</text:p>
      <text:p text:style-name="P16"><text:s text:c="12"/>&lt;user_list href="cid:043990164214936000314841499192" /&gt;</text:p>
      <text:p text:style-name="P16"><text:s text:c="9"/>&lt;/keha&gt;</text:p>
      <text:p text:style-name="P16"><text:s text:c="6"/>&lt;/adit:getJoinedResponse&gt;</text:p>
      <text:p text:style-name="P16"><text:s text:c="3"/>&lt;/SOAP-ENV:Body&gt;</text:p>
      <text:p text:style-name="P16">&lt;/SOAP-ENV:Envelope&gt;</text:p>
      <text:p text:style-name="P4"/>
      <text:p text:style-name="P4">Dekodeeritud SOAP manuse sisu:</text:p>
      <text:p text:style-name="P4"/>
      <text:p text:style-name="P16">&lt;?xml version="1.0" encoding="UTF-8"?&gt;</text:p>
      <text:p text:style-name="P16">&lt;getJoinedResponseAttachmentV1&gt;</text:p>
      <text:p text:style-name="P16"><text:s text:c="4"/>&lt;user_list&gt;</text:p>
      <text:p text:style-name="P16"><text:s text:c="8"/>&lt;total&gt;2&lt;/total&gt;</text:p>
      <text:p text:style-name="P16"><text:s text:c="8"/>&lt;user&gt;</text:p>
      <text:p text:style-name="P16"><text:s text:c="12"/>&lt;code&gt;EE40312829989&lt;/code&gt;</text:p>
      <text:p text:style-name="P16"><text:s text:c="12"/>&lt;name&gt;Juta Juust&lt;/name&gt;</text:p>
      <text:p text:style-name="P16"><text:s text:c="12"/>&lt;type&gt;person&lt;/type&gt;</text:p>
      <text:p text:style-name="P16"><text:s text:c="8"/>&lt;/user&gt;</text:p>
      <text:p text:style-name="P16"><text:s text:c="8"/>&lt;user&gt;</text:p>
      <text:p text:style-name="P16"><text:s text:c="12"/>&lt;code&gt;EE38407089745&lt;/code&gt;</text:p>
      <text:p text:style-name="P16"><text:s text:c="12"/>&lt;name&gt;Kalle Kalamees&lt;/name&gt;</text:p>
      <text:p text:style-name="P16"><text:s text:c="12"/>&lt;type&gt;person&lt;/type&gt;</text:p>
      <text:p text:style-name="P16"><text:s text:c="8"/>&lt;/user&gt;</text:p>
      <text:p text:style-name="P16"><text:s text:c="4"/>&lt;/user_list&gt;</text:p>
      <text:p text:style-name="P16">&lt;/getJoinedResponseAttachmentV1&gt;</text:p>
      <text:p text:style-name="P4"/>
      <text:h text:style-name="P32" text:outline-level="1"><text:bookmark-start text:name="_Toc379789488"/><text:bookmark-start text:name="_Toc310595924"/><text:bookmark-start text:name="_Toc290888207"/><text:bookmark-start text:name="_Toc290045518"/><text:bookmark-start text:name="_Toc273352534"/><text:bookmark-start text:name="_Toc273345927"/><text:bookmark-start text:name="_Toc271627632"/><text:bookmark-start text:name="_Toc271552499"/><text:bookmark-start text:name="_Toc271551504"/><text:bookmark-start text:name="_Toc271031525"/><text:bookmark-start text:name="_Toc270424922"/><text:bookmark-start text:name="_Toc270420738"/><text:bookmark-start text:name="_Toc269114845"/><text:bookmark-start text:name="_Toc269120300"/><text:bookmark-start text:name="_Toc269120569"/><text:bookmark-start text:name="_Toc269122886"/><text:bookmark-start text:name="_Toc269124328"/><text:bookmark-start text:name="_Toc269126592"/><text:bookmark-start text:name="_Toc269128810"/><text:soft-page-break/>GetUserInfo.v1<text:bookmark-end text:name="_Toc379789488"/><text:bookmark-end text:name="_Toc310595924"/><text:bookmark-end text:name="_Toc290888207"/><text:bookmark-end text:name="_Toc290045518"/><text:bookmark-end text:name="_Toc273352534"/><text:bookmark-end text:name="_Toc273345927"/><text:bookmark-end text:name="_Toc271627632"/><text:bookmark-end text:name="_Toc271552499"/><text:bookmark-end text:name="_Toc271551504"/><text:bookmark-end text:name="_Toc271031525"/><text:bookmark-end text:name="_Toc270424922"/><text:bookmark-end text:name="_Toc270420738"/><text:bookmark-end text:name="_Toc269114845"/><text:bookmark-end text:name="_Toc269120300"/><text:bookmark-end text:name="_Toc269120569"/><text:bookmark-end text:name="_Toc269122886"/><text:bookmark-end text:name="_Toc269124328"/><text:bookmark-end text:name="_Toc269126592"/><text:bookmark-end text:name="_Toc269128810"/></text:h>
      <text:p text:style-name="P7"><text:span text:style-name="Default_20_Paragraph_20_Font"><text:span text:style-name="T1">Päring võimaldab näha kasutajate detailset informatsiooni. Parameetriga „userList“ on määratud SOAP manuse ID, milles sisaldub kasutajakoodide loend, kelle kohta soovitakse informatsiooni. SOAP manus peab olema </text:span></text:span><text:span text:style-name="Default_20_Paragraph_20_Font"><text:span text:style-name="T1">GZip-itud XML fail, mis on seejärel Base64 </text:span></text:span><text:span text:style-name="Default_20_Paragraph_20_Font"><text:span text:style-name="T1">kodeeritud ning lisatud manusena. Päringu vastus tagastatakse samuti SOAP manuses ning samamoodi GZip-ituna ja seejärel Base64 kodeeritult.</text:span></text:span></text:p>
      <text:p text:style-name="P4"/>
      <text:p text:style-name="P4">Parameetrid</text:p>
      <table:table table:name="Table13" table:style-name="Table13">
        <table:table-column table:style-name="Table13.A"/>
        <table:table-column table:style-name="Table13.B" table:number-columns-repeated="2"/>
        <table:table-row>
          <table:table-cell table:style-name="Table13.A1" office:value-type="string">
            <text:p text:style-name="Normal"><text:span text:style-name="Default_20_Paragraph_20_Font"><text:span text:style-name="T7">Nimi</text:span></text:span></text:p>
          </table:table-cell>
          <table:table-cell table:style-name="Table13.A1" office:value-type="string">
            <text:p text:style-name="Normal"><text:span text:style-name="Default_20_Paragraph_20_Font"><text:span text:style-name="T7">Väärtuse tüüp</text:span></text:span></text:p>
          </table:table-cell>
          <table:table-cell table:style-name="Table13.A1" office:value-type="string">
            <text:p text:style-name="Normal"><text:span text:style-name="Default_20_Paragraph_20_Font"><text:span text:style-name="T7">Väärtuse näide</text:span></text:span></text:p>
          </table:table-cell>
        </table:table-row>
        <table:table-row>
          <table:table-cell table:style-name="Table13.A1" office:value-type="string">
            <text:p text:style-name="Normal"><text:span text:style-name="Default_20_Paragraph_20_Font"><text:span text:style-name="T9">userList</text:span></text:span></text:p>
          </table:table-cell>
          <table:table-cell table:style-name="Table13.A1" office:value-type="string">
            <text:p text:style-name="Normal"><text:span text:style-name="Default_20_Paragraph_20_Font"><text:span text:style-name="T9">String</text:span></text:span></text:p>
          </table:table-cell>
          <table:table-cell table:style-name="Table13.A1" office:value-type="string">
            <text:p text:style-name="Normal"><text:span text:style-name="Default_20_Paragraph_20_Font"><text:span text:style-name="T9">cid:12312</text:span></text:span><text:span text:style-name="Default_20_Paragraph_20_Font"><text:span text:style-name="T9">3123</text:span></text:span></text:p>
          </table:table-cell>
        </table:table-row>
      </table:table>
      <text:p text:style-name="P4"/>
      <text:p text:style-name="P4">Päringu näide:</text:p>
      <text:p text:style-name="P4"/>
      <text:p text:style-name="P16">&lt;soapenv:Envelope xmlns:soapenv="http://schemas.xmlsoap.org/soap/envelope/" xmlns:xtee="http://x-tee.riik.ee/xsd/xtee.xsd" xmlns:adit="http://producers.ametlikud-dokumendid.xtee.riik.ee/producer/ametlikud-dokumendid"&gt;</text:p>
      <text:p text:style-name="P16"><text:s text:c="3"/>&lt;soapenv:Header&gt;</text:p>
      <text:p text:style-name="P16"><text:s text:c="6"/>&lt;xtee:nimi&gt;ametlikud-dokumendid.getUserInfo.v1&lt;/xtee:nimi&gt;</text:p>
      <text:p text:style-name="P16"><text:s text:c="6"/>&lt;xtee:id&gt;00000000000000&lt;/xtee:id&gt;</text:p>
      <text:p text:style-name="P16"><text:s text:c="6"/>&lt;xtee:isikukood&gt;EE38407089745&lt;/xtee:isikukood&gt;</text:p>
      <text:p text:style-name="P16"><text:s text:c="6"/>&lt;xtee:andmekogu&gt;ametlikud-dokumendid&lt;/xtee:andmekogu&gt;</text:p>
      <text:p text:style-name="P16"><text:s text:c="6"/>&lt;xtee:asutus&gt;12345678&lt;/xtee:asutus&gt;</text:p>
      <text:p text:style-name="P16"><text:s text:c="6"/>&lt;adit:infosysteem&gt;KOV&lt;/adit:infosysteem&gt;</text:p>
      <text:p text:style-name="P16"><text:s text:c="3"/>&lt;/soapenv:Header&gt;</text:p>
      <text:p text:style-name="P16"><text:s text:c="3"/>&lt;soapenv:Body&gt;</text:p>
      <text:p text:style-name="P16"><text:s text:c="6"/>&lt;adit:getUserInfo&gt;</text:p>
      <text:p text:style-name="P16"><text:s text:c="9"/>&lt;keha&gt;</text:p>
      <text:p text:style-name="P16"><text:s text:c="12"/>&lt;userList href="cid:123123123"/&gt;</text:p>
      <text:p text:style-name="P16"><text:s text:c="9"/>&lt;/keha&gt;</text:p>
      <text:p text:style-name="P16"><text:s text:c="6"/>&lt;/adit:getUserInfo&gt;</text:p>
      <text:p text:style-name="P16"><text:s text:c="3"/>&lt;/soapenv:Body&gt;</text:p>
      <text:p text:style-name="P16">&lt;/soapenv:Envelope&gt;</text:p>
      <text:p text:style-name="P8"/>
      <text:p text:style-name="P4">Päringu SOAP manuse dekodeeritud sisu näide:</text:p>
      <text:p text:style-name="P4"/>
      <text:p text:style-name="P20"><text:span text:style-name="Default_20_Paragraph_20_Font"><text:span text:style-name="T13">&lt;?xml version=</text:span></text:span><text:span text:style-name="Default_20_Paragraph_20_Font"><text:span text:style-name="T14">"1.0"</text:span></text:span><text:span text:style-name="Default_20_Paragraph_20_Font"><text:span text:style-name="T13"> encoding=</text:span></text:span><text:span text:style-name="Default_20_Paragraph_20_Font"><text:span text:style-name="T14">"utf-8"</text:span></text:span><text:span text:style-name="Default_20_Paragraph_20_Font"><text:span text:style-name="T13">?&gt;</text:span></text:span></text:p>
      <text:p text:style-name="P17">&lt;getUserInfoRequestAttachmentV1&gt;</text:p>
      <text:p text:style-name="P17"><text:s text:c="4"/>&lt;user_list&gt;</text:p>
      <text:p text:style-name="P17"><text:s text:c="8"/>&lt;code&gt;EE38407054916&lt;/code&gt;</text:p>
      <text:p text:style-name="P17"><text:s text:c="8"/>&lt;code&gt;EE48407089933&lt;/code&gt;</text:p>
      <text:p text:style-name="P17"><text:s text:c="8"/>&lt;code&gt;99954321&lt;/code&gt;</text:p>
      <text:p text:style-name="P17"><text:s text:c="8"/>&lt;code&gt;EE11111111111&lt;/code&gt;</text:p>
      <text:p text:style-name="P17"><text:s text:c="4"/>&lt;/user_list&gt;</text:p>
      <text:p text:style-name="P17">&lt;/getUserInfoRequestAttachmentV1&gt;</text:p>
      <text:p text:style-name="P4"/>
      <text:p text:style-name="P4"/>
      <text:p text:style-name="P4">Päringu vastuse näide:</text:p>
      <text:p text:style-name="P4"/>
      <text:p text:style-name="P16">&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6"><text:soft-page-break/><text:s text:c="3"/>&lt;SOAP-ENV:Header&gt;</text:p>
      <text:p text:style-name="P16"><text:s text:c="6"/>&lt;xtee:asutus xsi:type="xsd:string"&gt;12345678&lt;/xtee:asutus&gt;</text:p>
      <text:p text:style-name="P16"><text:s text:c="6"/>&lt;xtee:isikukood xsi:type="xsd:string"&gt;EE38407089745&lt;/xtee:isikukood&gt;</text:p>
      <text:p text:style-name="P16"><text:s text:c="6"/>&lt;xtee:id xsi:type="xsd:string"&gt;00000000000000&lt;/xtee:id&gt;</text:p>
      <text:p text:style-name="P16"><text:s text:c="6"/>&lt;xtee:nimi xsi:type="xsd:string"&gt;ametlikud-dokumendid.getUserInfo.v1&lt;/xtee:nimi&gt;</text:p>
      <text:p text:style-name="P16"><text:s text:c="6"/>&lt;xtee:andmekogu xsi:type="xsd:string"&gt;ametlikud-dokumendid&lt;/xtee:andmekogu&gt;</text:p>
      <text:p text:style-name="P16"><text:s text:c="3"/>&lt;/SOAP-ENV:Header&gt;</text:p>
      <text:p text:style-name="P16"><text:s text:c="3"/>&lt;SOAP-ENV:Body&gt;</text:p>
      <text:p text:style-name="P16"><text:s text:c="6"/>&lt;adit:getUserInfoResponse&gt;</text:p>
      <text:p text:style-name="P16"><text:s text:c="9"/>&lt;paring&gt;</text:p>
      <text:p text:style-name="P16"><text:s text:c="12"/>&lt;userList&gt;cid:123123123&lt;/userList&gt;</text:p>
      <text:p text:style-name="P16"><text:s text:c="9"/>&lt;/paring&gt;</text:p>
      <text:p text:style-name="P16"><text:s text:c="9"/>&lt;keha&gt;</text:p>
      <text:p text:style-name="P16"><text:s text:c="12"/>&lt;success&gt;true&lt;/success&gt;</text:p>
      <text:p text:style-name="P16"><text:s text:c="12"/>&lt;user_list href="cid:923698868220004834915299871891" /&gt;</text:p>
      <text:p text:style-name="P16"><text:s text:c="9"/>&lt;/keha&gt;</text:p>
      <text:p text:style-name="P16"><text:s text:c="6"/>&lt;/adit:getUserInfoResponse&gt;</text:p>
      <text:p text:style-name="P16"><text:s text:c="3"/>&lt;/SOAP-ENV:Body&gt;</text:p>
      <text:p text:style-name="P16">&lt;/SOAP-ENV:Envelope&gt;</text:p>
      <text:p text:style-name="P4"/>
      <text:p text:style-name="P4">Dekodeeritud SOAP manuse sisu:</text:p>
      <text:p text:style-name="P4"/>
      <text:p text:style-name="P18">&lt;?xml version="1.0" encoding="UTF-8"?&gt;</text:p>
      <text:p text:style-name="P18">&lt;getUserInfoResponseAttachmentV1&gt;</text:p>
      <text:p text:style-name="P18"><text:s text:c="4"/>&lt;user_list&gt;</text:p>
      <text:p text:style-name="P18"><text:s text:c="8"/>&lt;user&gt;</text:p>
      <text:p text:style-name="P18"><text:s text:c="12"/>&lt;code&gt;EE38407054916&lt;/code&gt;</text:p>
      <text:p text:style-name="P18"><text:s text:c="12"/>&lt;name&gt;Eesnimi Perenimi&lt;/name&gt;</text:p>
      <text:p text:style-name="P18"><text:s text:c="12"/>&lt;has_joined&gt;true&lt;/has_joined&gt;</text:p>
      <text:p text:style-name="P18"><text:s text:c="12"/>&lt;free_space_bytes&gt;10485760&lt;/free_space_bytes&gt;</text:p>
      <text:p text:style-name="P18"><text:s text:c="12"/>&lt;used_space_bytes&gt;0&lt;/used_space_bytes&gt;</text:p>
      <text:p text:style-name="P18"><text:s text:c="12"/>&lt;can_read&gt;true&lt;/can_read&gt;</text:p>
      <text:p text:style-name="P18"><text:s text:c="12"/>&lt;can_write&gt;true&lt;/can_write&gt;</text:p>
      <text:p text:style-name="P18"><text:s text:c="12"/>&lt;uses_dvk&gt;false&lt;/uses_dvk&gt;</text:p>
      <text:p text:style-name="P18"><text:s text:c="12"/>&lt;messages/&gt;</text:p>
      <text:p text:style-name="P18"><text:s text:c="8"/>&lt;/user&gt;</text:p>
      <text:p text:style-name="P18"><text:s text:c="8"/>&lt;user&gt;</text:p>
      <text:p text:style-name="P18"><text:s text:c="12"/>&lt;code&gt;EE48407089933&lt;/code&gt;</text:p>
      <text:p text:style-name="P18"><text:s text:c="12"/>&lt;name&gt;Eesnimi Perenimi&lt;/name&gt;</text:p>
      <text:p text:style-name="P18"><text:s text:c="12"/>&lt;has_joined&gt;true&lt;/has_joined&gt;</text:p>
      <text:p text:style-name="P18"><text:s text:c="12"/>&lt;free_space_bytes&gt;10485760&lt;/free_space_bytes&gt;</text:p>
      <text:p text:style-name="P18"><text:s text:c="12"/>&lt;used_space_bytes&gt;0&lt;/used_space_bytes&gt;</text:p>
      <text:p text:style-name="P18"><text:s text:c="12"/>&lt;can_read&gt;true&lt;/can_read&gt;</text:p>
      <text:p text:style-name="P18"><text:s text:c="12"/>&lt;can_write&gt;true&lt;/can_write&gt;</text:p>
      <text:p text:style-name="P18"><text:s text:c="12"/>&lt;uses_dvk&gt;false&lt;/uses_dvk&gt;</text:p>
      <text:p text:style-name="P18"><text:s text:c="12"/>&lt;messages/&gt;</text:p>
      <text:p text:style-name="P18"><text:s text:c="8"/>&lt;/user&gt;</text:p>
      <text:p text:style-name="P18"><text:s text:c="8"/>&lt;user&gt;</text:p>
      <text:p text:style-name="P18"><text:s text:c="12"/>&lt;code&gt;99954321&lt;/code&gt;</text:p>
      <text:p text:style-name="P18"><text:s text:c="12"/>&lt;name&gt;Firmanimi&lt;/name&gt;</text:p>
      <text:p text:style-name="P18"><text:s text:c="12"/>&lt;has_joined&gt;true&lt;/has_joined&gt;</text:p>
      <text:p text:style-name="P18"><text:s text:c="12"/>&lt;free_space_bytes&gt;10485760&lt;/free_space_bytes&gt;</text:p>
      <text:p text:style-name="P18"><text:s text:c="12"/>&lt;used_space_bytes&gt;0&lt;/used_space_bytes&gt;</text:p>
      <text:p text:style-name="P18"><text:s text:c="12"/>&lt;can_read&gt;true&lt;/can_read&gt;</text:p>
      <text:p text:style-name="P18"><text:s text:c="12"/>&lt;can_write&gt;false&lt;/can_write&gt;</text:p>
      <text:p text:style-name="P18"><text:s text:c="12"/>&lt;uses_dvk&gt;true&lt;/uses_dvk&gt;</text:p>
      <text:p text:style-name="P18"><text:s text:c="12"/>&lt;messages/&gt;</text:p>
      <text:p text:style-name="P18"><text:s text:c="8"/>&lt;/user&gt;</text:p>
      <text:p text:style-name="P18"><text:s text:c="8"/>&lt;user&gt;</text:p>
      <text:p text:style-name="P18"><text:soft-page-break/><text:s text:c="12"/>&lt;code&gt;EE11111111111&lt;/code&gt;</text:p>
      <text:p text:style-name="P18"><text:s text:c="12"/>&lt;has_joined&gt;false&lt;/has_joined&gt;</text:p>
      <text:p text:style-name="P18"><text:s text:c="12"/>&lt;can_read&gt;false&lt;/can_read&gt;</text:p>
      <text:p text:style-name="P18"><text:s text:c="12"/>&lt;can_write&gt;false&lt;/can_write&gt;</text:p>
      <text:p text:style-name="P18"><text:s text:c="12"/>&lt;uses_dvk&gt;false&lt;/uses_dvk&gt;</text:p>
      <text:p text:style-name="P18"><text:s text:c="12"/>&lt;messages&gt;</text:p>
      <text:p text:style-name="P18"><text:s text:c="16"/>&lt;message lang="en"&gt;Person/Institution EE11111111111 has not subscribed for ADITs services but they may join the service via http://www.eesti.ee/est/minu/dokumendid&lt;/message&gt;</text:p>
      <text:p text:style-name="P18"><text:s text:c="16"/>&lt;message lang="et"&gt;Isik/asutus EE11111111111 ei ole teenusega ADIT liitunud, kuid võite soovitada tal teenusega liituda aadressil http://www.eesti.ee/est/minu/dokumendid&lt;/message&gt;</text:p>
      <text:p text:style-name="P18"><text:s text:c="12"/>&lt;/messages&gt;</text:p>
      <text:p text:style-name="P18"><text:s text:c="8"/>&lt;/user&gt;</text:p>
      <text:p text:style-name="P18"><text:s text:c="4"/>&lt;/user_list&gt;</text:p>
      <text:p text:style-name="P18">&lt;/getUserInfoResponseAttachmentV1&gt;</text:p>
      <text:h text:style-name="P32" text:outline-level="1"><text:bookmark-start text:name="_Toc379789489"/><text:bookmark-start text:name="_Toc310595925"/><text:bookmark-start text:name="_Toc290888208"/><text:bookmark-start text:name="_Toc290045519"/><text:bookmark-start text:name="_Toc273352535"/><text:bookmark-start text:name="_Toc273345928"/><text:bookmark-start text:name="_Toc271627633"/><text:bookmark-start text:name="_Toc271552500"/><text:bookmark-start text:name="_Toc271551505"/><text:bookmark-start text:name="_Toc271031526"/><text:bookmark-start text:name="_Toc270424923"/><text:bookmark-start text:name="_Toc270420739"/><text:bookmark-start text:name="_Toc269114846"/><text:bookmark-start text:name="_Toc269120301"/><text:bookmark-start text:name="_Toc269120570"/><text:bookmark-start text:name="_Toc269122887"/><text:bookmark-start text:name="_Toc269124329"/><text:bookmark-start text:name="_Toc269126593"/><text:bookmark-start text:name="_Toc269128811"/>SetNotifications.v1<text:bookmark-end text:name="_Toc379789489"/><text:bookmark-end text:name="_Toc310595925"/><text:bookmark-end text:name="_Toc290888208"/><text:bookmark-end text:name="_Toc290045519"/><text:bookmark-end text:name="_Toc273352535"/><text:bookmark-end text:name="_Toc273345928"/><text:bookmark-end text:name="_Toc271627633"/><text:bookmark-end text:name="_Toc271552500"/><text:bookmark-end text:name="_Toc271551505"/><text:bookmark-end text:name="_Toc271031526"/><text:bookmark-end text:name="_Toc270424923"/><text:bookmark-end text:name="_Toc270420739"/><text:bookmark-end text:name="_Toc269114846"/><text:bookmark-end text:name="_Toc269120301"/><text:bookmark-end text:name="_Toc269120570"/><text:bookmark-end text:name="_Toc269122887"/><text:bookmark-end text:name="_Toc269124329"/><text:bookmark-end text:name="_Toc269126593"/><text:bookmark-end text:name="_Toc269128811"/></text:h>
      <text:p text:style-name="P6">Päring võimaldab seadistada kasutaja teavituskalendrisse saadetavad teavitused. Parameetriga „type“ määratakse teavituse tüüp. Parameetriga „active“ määratakse, kas antud teavituse tüüp on aktiveeritud (määrates siin väärtuseks „false“ on võimalik seda tüüpi teavitus välja lülitada).</text:p>
      <text:p text:style-name="P4"/>
      <text:p text:style-name="P4">Parameetrid</text:p>
      <table:table table:name="Table14" table:style-name="Table14">
        <table:table-column table:style-name="Table14.A"/>
        <table:table-column table:style-name="Table14.B" table:number-columns-repeated="2"/>
        <table:table-row>
          <table:table-cell table:style-name="Table14.A1" office:value-type="string">
            <text:p text:style-name="Normal"><text:span text:style-name="Default_20_Paragraph_20_Font"><text:span text:style-name="T7">Nimi</text:span></text:span></text:p>
          </table:table-cell>
          <table:table-cell table:style-name="Table14.A1" office:value-type="string">
            <text:p text:style-name="Normal"><text:span text:style-name="Default_20_Paragraph_20_Font"><text:span text:style-name="T7">Väärtuse tüüp</text:span></text:span></text:p>
          </table:table-cell>
          <table:table-cell table:style-name="Table14.A1" office:value-type="string">
            <text:p text:style-name="Normal"><text:span text:style-name="Default_20_Paragraph_20_Font"><text:span text:style-name="T7">Väärtuse näide</text:span></text:span></text:p>
          </table:table-cell>
        </table:table-row>
        <table:table-row>
          <table:table-cell table:style-name="Table14.A1" office:value-type="string">
            <text:p text:style-name="Normal"><text:span text:style-name="Default_20_Paragraph_20_Font"><text:span text:style-name="T9">xtee:isikukood</text:span></text:span></text:p>
          </table:table-cell>
          <table:table-cell table:style-name="Table14.A1" office:value-type="string">
            <text:p text:style-name="Normal"><text:span text:style-name="Default_20_Paragraph_20_Font"><text:span text:style-name="T9">String</text:span></text:span></text:p>
          </table:table-cell>
          <table:table-cell table:style-name="Table14.A1" office:value-type="string">
            <text:p text:style-name="Normal"><text:span text:style-name="Default_20_Paragraph_20_Font"><text:span text:style-name="T9">EE30312829989</text:span></text:span></text:p>
          </table:table-cell>
        </table:table-row>
        <table:table-row>
          <table:table-cell table:style-name="Table14.A1" office:value-type="string">
            <text:p text:style-name="Normal"><text:span text:style-name="Default_20_Paragraph_20_Font"><text:span text:style-name="T9">type</text:span></text:span></text:p>
          </table:table-cell>
          <table:table-cell table:style-name="Table14.A1" office:value-type="string">
            <text:p text:style-name="Normal"><text:span text:style-name="Default_20_Paragraph_20_Font"><text:span text:style-name="T9">String</text:span></text:span></text:p>
          </table:table-cell>
          <table:table-cell table:style-name="Table14.A1" office:value-type="string">
            <text:p text:style-name="Normal"><text:span text:style-name="Default_20_Paragraph_20_Font"><text:span text:style-name="T9">send</text:span></text:span></text:p>
          </table:table-cell>
        </table:table-row>
        <table:table-row>
          <table:table-cell table:style-name="Table14.A1" office:value-type="string">
            <text:p text:style-name="Normal"><text:span text:style-name="Default_20_Paragraph_20_Font"><text:span text:style-name="T9">active</text:span></text:span></text:p>
          </table:table-cell>
          <table:table-cell table:style-name="Table14.A1" office:value-type="string">
            <text:p text:style-name="Normal"><text:span text:style-name="Default_20_Paragraph_20_Font"><text:span text:style-name="T9">Boolean</text:span></text:span></text:p>
          </table:table-cell>
          <table:table-cell table:style-name="Table14.A1" office:value-type="string">
            <text:p text:style-name="Normal"><text:span text:style-name="Default_20_Paragraph_20_Font"><text:span text:style-name="T9">true</text:span></text:span></text:p>
          </table:table-cell>
        </table:table-row>
      </table:table>
      <text:p text:style-name="P4"/>
      <text:p text:style-name="P4">Päringu näide:</text:p>
      <text:p text:style-name="P4"/>
      <text:p text:style-name="P16">&lt;soapenv:Envelope xmlns:soapenv="http://schemas.xmlsoap.org/soap/envelope/" xmlns:xtee="http://x-tee.riik.ee/xsd/xtee.xsd" xmlns:adit="http://producers.ametlikud-dokumendid.xtee.riik.ee/producer/ametlikud-dokumendid"&gt;</text:p>
      <text:p text:style-name="P16"><text:s text:c="3"/>&lt;soapenv:Header&gt;</text:p>
      <text:p text:style-name="P16"><text:s text:c="6"/>&lt;xtee:nimi&gt;ametlikud-dokumendid.setNotifications.v1&lt;/xtee:nimi&gt;</text:p>
      <text:p text:style-name="P16"><text:s text:c="6"/>&lt;xtee:id&gt;00000000000000&lt;/xtee:id&gt;</text:p>
      <text:p text:style-name="P16"><text:s text:c="6"/>&lt;xtee:isikukood&gt;EE38407089745&lt;/xtee:isikukood&gt;</text:p>
      <text:p text:style-name="P16"><text:s text:c="6"/>&lt;xtee:andmekogu&gt;ametlikud-dokumendid&lt;/xtee:andmekogu&gt;</text:p>
      <text:p text:style-name="P16"><text:s text:c="6"/>&lt;xtee:asutus&gt;12345678&lt;/xtee:asutus&gt;</text:p>
      <text:p text:style-name="P16"><text:s text:c="6"/>&lt;adit:infosysteem&gt;KOV&lt;/adit:infosysteem&gt;</text:p>
      <text:p text:style-name="P16"><text:s text:c="3"/>&lt;/soapenv:Header&gt;</text:p>
      <text:p text:style-name="P16"><text:s text:c="3"/>&lt;soapenv:Body&gt;</text:p>
      <text:p text:style-name="P16"><text:s text:c="6"/>&lt;adit:setNotifications&gt;</text:p>
      <text:p text:style-name="P16"><text:s text:c="9"/>&lt;keha&gt;</text:p>
      <text:p text:style-name="P16"><text:s text:c="12"/>&lt;notifications&gt;</text:p>
      <text:p text:style-name="P16"><text:s text:c="15"/>&lt;notification&gt;</text:p>
      <text:p text:style-name="P16"><text:s text:c="18"/>&lt;type&gt;send&lt;/type&gt;</text:p>
      <text:p text:style-name="P16"><text:s text:c="18"/>&lt;active&gt;true&lt;/active&gt;</text:p>
      <text:p text:style-name="P16"><text:s text:c="15"/>&lt;/notification&gt;</text:p>
      <text:p text:style-name="P16"><text:s text:c="15"/>&lt;notification&gt;</text:p>
      <text:p text:style-name="P16"><text:s text:c="18"/>&lt;type&gt;share&lt;/type&gt;</text:p>
      <text:p text:style-name="P16"><text:s text:c="18"/>&lt;active&gt;false&lt;/active&gt;</text:p>
      <text:p text:style-name="P16"><text:s text:c="15"/>&lt;/notification&gt;</text:p>
      <text:p text:style-name="P16"><text:s text:c="12"/>&lt;/notifications&gt;</text:p>
      <text:p text:style-name="P16"><text:s text:c="9"/>&lt;/keha&gt;</text:p>
      <text:p text:style-name="P16"><text:s text:c="6"/>&lt;/adit:setNotifications&gt;</text:p>
      <text:p text:style-name="P16"><text:soft-page-break/><text:s text:c="3"/>&lt;/soapenv:Body&gt;</text:p>
      <text:p text:style-name="P16">&lt;/soapenv:Envelope&gt;</text:p>
      <text:p text:style-name="P4"/>
      <text:p text:style-name="P4">Päringu vastuse näide:</text:p>
      <text:p text:style-name="P4"/>
      <text:p text:style-name="P16">&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6"><text:s text:c="3"/>&lt;SOAP-ENV:Header&gt;</text:p>
      <text:p text:style-name="P16"><text:s text:c="6"/>&lt;xtee:asutus xsi:type="xsd:string"&gt;12345678&lt;/xtee:asutus&gt;</text:p>
      <text:p text:style-name="P16"><text:s text:c="6"/>&lt;xtee:isikukood xsi:type="xsd:string"&gt;EE38407089745&lt;/xtee:isikukood&gt;</text:p>
      <text:p text:style-name="P16"><text:s text:c="6"/>&lt;xtee:id xsi:type="xsd:string"&gt;00000000000000&lt;/xtee:id&gt;</text:p>
      <text:p text:style-name="P16"><text:s text:c="6"/>&lt;xtee:nimi xsi:type="xsd:string"&gt;ametlikud-dokumendid.setNotifications.v1&lt;/xtee:nimi&gt;</text:p>
      <text:p text:style-name="P16"><text:s text:c="6"/>&lt;xtee:andmekogu xsi:type="xsd:string"&gt;ametlikud-dokumendid&lt;/xtee:andmekogu&gt;</text:p>
      <text:p text:style-name="P16"><text:s text:c="3"/>&lt;/SOAP-ENV:Header&gt;</text:p>
      <text:p text:style-name="P16"><text:s text:c="3"/>&lt;SOAP-ENV:Body&gt;</text:p>
      <text:p text:style-name="P16"><text:s text:c="6"/>&lt;adit:setNotificationsResponse&gt;</text:p>
      <text:p text:style-name="P16"><text:s text:c="9"/>&lt;paring&gt;</text:p>
      <text:p text:style-name="P16"><text:s text:c="12"/>&lt;notifications&gt;</text:p>
      <text:p text:style-name="P16"><text:s text:c="15"/>&lt;notification&gt;</text:p>
      <text:p text:style-name="P16"><text:s text:c="18"/>&lt;type&gt;send&lt;/type&gt;</text:p>
      <text:p text:style-name="P16"><text:s text:c="18"/>&lt;active&gt;true&lt;/active&gt;</text:p>
      <text:p text:style-name="P16"><text:s text:c="15"/>&lt;/notification&gt;</text:p>
      <text:p text:style-name="P16"><text:s text:c="15"/>&lt;notification&gt;</text:p>
      <text:p text:style-name="P16"><text:s text:c="18"/>&lt;type&gt;share&lt;/type&gt;</text:p>
      <text:p text:style-name="P16"><text:s text:c="18"/>&lt;active&gt;false&lt;/active&gt;</text:p>
      <text:p text:style-name="P16"><text:s text:c="15"/>&lt;/notification&gt;</text:p>
      <text:p text:style-name="P16"><text:s text:c="12"/>&lt;/notifications&gt;</text:p>
      <text:p text:style-name="P16"><text:s text:c="9"/>&lt;/paring&gt;</text:p>
      <text:p text:style-name="P16"><text:s text:c="9"/>&lt;keha&gt;</text:p>
      <text:p text:style-name="P16"><text:s text:c="12"/>&lt;success&gt;true&lt;/success&gt;</text:p>
      <text:p text:style-name="P16"><text:s text:c="12"/>&lt;messages&gt;</text:p>
      <text:p text:style-name="P16"><text:s text:c="15"/>&lt;message lang="en"&gt;User notifications were successfully modified.&lt;/message&gt;</text:p>
      <text:p text:style-name="P16"><text:s text:c="15"/>&lt;message lang="et"&gt;Kasutaja teavituste seadistus muudetud.&lt;/message&gt;</text:p>
      <text:p text:style-name="P16"><text:s text:c="12"/>&lt;/messages&gt;</text:p>
      <text:p text:style-name="P16"><text:s text:c="9"/>&lt;/keha&gt;</text:p>
      <text:p text:style-name="P16"><text:s text:c="6"/>&lt;/adit:setNotificationsResponse&gt;</text:p>
      <text:p text:style-name="P16"><text:s text:c="3"/>&lt;/SOAP-ENV:Body&gt;</text:p>
      <text:p text:style-name="P16">&lt;/SOAP-ENV:Envelope&gt;</text:p>
      <text:h text:style-name="P32" text:outline-level="1"><text:bookmark-start text:name="_Toc379789490"/><text:bookmark-start text:name="_Toc310595926"/><text:bookmark-start text:name="_Toc290888209"/><text:bookmark-start text:name="_Toc290045520"/><text:bookmark-start text:name="_Toc273352536"/><text:bookmark-start text:name="_Toc273345929"/><text:bookmark-start text:name="_Toc271627634"/><text:bookmark-start text:name="_Toc271552501"/><text:bookmark-start text:name="_Toc271551506"/><text:bookmark-start text:name="_Toc271031527"/><text:bookmark-start text:name="_Toc270424924"/><text:bookmark-start text:name="_Toc270420740"/><text:bookmark-start text:name="_Toc269114847"/><text:bookmark-start text:name="_Toc269120302"/><text:bookmark-start text:name="_Toc269120571"/><text:bookmark-start text:name="_Toc269122888"/><text:bookmark-start text:name="_Toc269124330"/><text:bookmark-start text:name="_Toc269126594"/><text:bookmark-start text:name="_Toc269128812"/>GetNotifications.v1<text:bookmark-end text:name="_Toc379789490"/><text:bookmark-end text:name="_Toc310595926"/><text:bookmark-end text:name="_Toc290888209"/><text:bookmark-end text:name="_Toc290045520"/><text:bookmark-end text:name="_Toc273352536"/><text:bookmark-end text:name="_Toc273345929"/><text:bookmark-end text:name="_Toc271627634"/><text:bookmark-end text:name="_Toc271552501"/><text:bookmark-end text:name="_Toc271551506"/><text:bookmark-end text:name="_Toc271031527"/><text:bookmark-end text:name="_Toc270424924"/><text:bookmark-end text:name="_Toc270420740"/><text:bookmark-end text:name="_Toc269114847"/><text:bookmark-end text:name="_Toc269120302"/><text:bookmark-end text:name="_Toc269120571"/><text:bookmark-end text:name="_Toc269122888"/><text:bookmark-end text:name="_Toc269124330"/><text:bookmark-end text:name="_Toc269126594"/><text:bookmark-end text:name="_Toc269128812"/></text:h>
      <text:p text:style-name="P6">Päring võimaldab pärida kasutaja teavituste seadistuse andmed. Päringu kehas parameetrid puuduvad, oluline on X-tee päise „isikukood“ olemasolu, mille järgi tuvastatakse kasutaja, kelle andmeid päritakse. Päring on mõeldud kasutajale enda seadistuse pärimiseks. Päringu vastuses on toodud teavituste tüübid ning näidatud kas antud liiki teavitus on aktiveeritud.</text:p>
      <text:p text:style-name="P4"/>
      <text:p text:style-name="P4"/>
      <text:p text:style-name="P4">Parameetrid</text:p>
      <table:table table:name="Table15" table:style-name="Table15">
        <table:table-column table:style-name="Table15.A"/>
        <table:table-column table:style-name="Table15.B" table:number-columns-repeated="2"/>
        <table:table-row>
          <table:table-cell table:style-name="Table15.A1" office:value-type="string">
            <text:p text:style-name="Normal"><text:span text:style-name="Default_20_Paragraph_20_Font"><text:span text:style-name="T7">Nimi</text:span></text:span></text:p>
          </table:table-cell>
          <table:table-cell table:style-name="Table15.A1" office:value-type="string">
            <text:p text:style-name="Normal"><text:span text:style-name="Default_20_Paragraph_20_Font"><text:span text:style-name="T7">Väärtuse tüüp</text:span></text:span></text:p>
          </table:table-cell>
          <table:table-cell table:style-name="Table15.A1" office:value-type="string">
            <text:p text:style-name="Normal"><text:span text:style-name="Default_20_Paragraph_20_Font"><text:span text:style-name="T7">Väärtuse näide</text:span></text:span></text:p>
          </table:table-cell>
        </table:table-row>
        <table:table-row>
          <table:table-cell table:style-name="Table15.A1" office:value-type="string">
            <text:p text:style-name="Normal"><text:span text:style-name="Default_20_Paragraph_20_Font"><text:span text:style-name="T9">xtee:isikukood</text:span></text:span></text:p>
          </table:table-cell>
          <table:table-cell table:style-name="Table15.A1" office:value-type="string">
            <text:p text:style-name="Normal"><text:span text:style-name="Default_20_Paragraph_20_Font"><text:span text:style-name="T9">String</text:span></text:span></text:p>
          </table:table-cell>
          <table:table-cell table:style-name="Table15.A1" office:value-type="string">
            <text:p text:style-name="Normal"><text:span text:style-name="Default_20_Paragraph_20_Font"><text:span text:style-name="T9">EE30312829989</text:span></text:span></text:p>
          </table:table-cell>
        </table:table-row>
      </table:table>
      <text:p text:style-name="P4"/>
      <text:p text:style-name="P4">Päringu näide:</text:p>
      <text:p text:style-name="P4"><text:soft-page-break/></text:p>
      <text:p text:style-name="P16">&lt;soapenv:Envelope xmlns:soapenv="http://schemas.xmlsoap.org/soap/envelope/" xmlns:xtee="http://x-tee.riik.ee/xsd/xtee.xsd" xmlns:adit="http://producers.ametlikud-dokumendid.xtee.riik.ee/producer/ametlikud-dokumendid"&gt;</text:p>
      <text:p text:style-name="P16"><text:s text:c="3"/>&lt;soapenv:Header&gt;</text:p>
      <text:p text:style-name="P16"><text:s text:c="6"/>&lt;xtee:nimi&gt;ametlikud-dokumendid.getNotifications.v1&lt;/xtee:nimi&gt;</text:p>
      <text:p text:style-name="P16"><text:s text:c="6"/>&lt;xtee:id&gt;00000000000000&lt;/xtee:id&gt;</text:p>
      <text:p text:style-name="P16"><text:s text:c="6"/>&lt;xtee:isikukood&gt;EE38407089745&lt;/xtee:isikukood&gt;</text:p>
      <text:p text:style-name="P16"><text:s text:c="6"/>&lt;xtee:andmekogu&gt;ametlikud-dokumendid&lt;/xtee:andmekogu&gt;</text:p>
      <text:p text:style-name="P16"><text:s text:c="6"/>&lt;xtee:asutus&gt;12345678&lt;/xtee:asutus&gt;</text:p>
      <text:p text:style-name="P16"><text:s text:c="6"/>&lt;adit:infosysteem&gt;KOV&lt;/adit:infosysteem&gt;</text:p>
      <text:p text:style-name="P16"><text:s text:c="3"/>&lt;/soapenv:Header&gt;</text:p>
      <text:p text:style-name="P16"><text:s text:c="3"/>&lt;soapenv:Body&gt;</text:p>
      <text:p text:style-name="P16"><text:s text:c="6"/>&lt;adit:getNotifications&gt;</text:p>
      <text:p text:style-name="P16"><text:s text:c="9"/>&lt;keha/&gt;</text:p>
      <text:p text:style-name="P16"><text:s text:c="6"/>&lt;/adit:getNotifications&gt;</text:p>
      <text:p text:style-name="P16"><text:s text:c="3"/>&lt;/soapenv:Body&gt;</text:p>
      <text:p text:style-name="P16">&lt;/soapenv:Envelope&gt;</text:p>
      <text:p text:style-name="P4"/>
      <text:p text:style-name="P4">Päringu vastuse näide:</text:p>
      <text:p text:style-name="P4"/>
      <text:p text:style-name="P16">&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6"><text:s text:c="3"/>&lt;SOAP-ENV:Header&gt;</text:p>
      <text:p text:style-name="P16"><text:s text:c="6"/>&lt;xtee:asutus xsi:type="xsd:string"&gt;12345678&lt;/xtee:asutus&gt;</text:p>
      <text:p text:style-name="P16"><text:s text:c="6"/>&lt;xtee:isikukood xsi:type="xsd:string"&gt;EE38407089745&lt;/xtee:isikukood&gt;</text:p>
      <text:p text:style-name="P16"><text:s text:c="6"/>&lt;xtee:id xsi:type="xsd:string"&gt;00000000000000&lt;/xtee:id&gt;</text:p>
      <text:p text:style-name="P16"><text:s text:c="6"/>&lt;xtee:nimi xsi:type="xsd:string"&gt;ametlikud-dokumendid.getNotifications.v1&lt;/xtee:nimi&gt;</text:p>
      <text:p text:style-name="P16"><text:s text:c="6"/>&lt;xtee:andmekogu xsi:type="xsd:string"&gt;ametlikud-dokumendid&lt;/xtee:andmekogu&gt;</text:p>
      <text:p text:style-name="P16"><text:s text:c="3"/>&lt;/SOAP-ENV:Header&gt;</text:p>
      <text:p text:style-name="P16"><text:s text:c="3"/>&lt;SOAP-ENV:Body&gt;</text:p>
      <text:p text:style-name="P16"><text:s text:c="6"/>&lt;adit:getNotificationsResponse&gt;</text:p>
      <text:p text:style-name="P16"><text:s text:c="9"/>&lt;paring/&gt;</text:p>
      <text:p text:style-name="P16"><text:s text:c="9"/>&lt;keha&gt;</text:p>
      <text:p text:style-name="P16"><text:s text:c="12"/>&lt;success&gt;true&lt;/success&gt;</text:p>
      <text:p text:style-name="P16"><text:s text:c="12"/>&lt;messages&gt;</text:p>
      <text:p text:style-name="P16"><text:s text:c="15"/>&lt;message lang="en"&gt;User notifications were successfully retrieved.&lt;/message&gt;</text:p>
      <text:p text:style-name="P16"><text:s text:c="12"/>&lt;/messages&gt;</text:p>
      <text:p text:style-name="P16"><text:s text:c="12"/>&lt;notifications&gt;</text:p>
      <text:p text:style-name="P16"><text:s text:c="15"/>&lt;notification&gt;</text:p>
      <text:p text:style-name="P16"><text:s text:c="18"/>&lt;type&gt;send&lt;/type&gt;</text:p>
      <text:p text:style-name="P16"><text:s text:c="18"/>&lt;active&gt;true&lt;/active&gt;</text:p>
      <text:p text:style-name="P16"><text:s text:c="15"/>&lt;/notification&gt;</text:p>
      <text:p text:style-name="P16"><text:s text:c="15"/>&lt;notification&gt;</text:p>
      <text:p text:style-name="P16"><text:s text:c="18"/>&lt;type&gt;share&lt;/type&gt;</text:p>
      <text:p text:style-name="P16"><text:s text:c="18"/>&lt;active&gt;false&lt;/active&gt;</text:p>
      <text:p text:style-name="P16"><text:s text:c="15"/>&lt;/notification&gt;</text:p>
      <text:p text:style-name="P16"><text:s text:c="15"/>&lt;notification&gt;</text:p>
      <text:p text:style-name="P16"><text:s text:c="18"/>&lt;type&gt;view&lt;/type&gt;</text:p>
      <text:p text:style-name="P16"><text:s text:c="18"/>&lt;active&gt;false&lt;/active&gt;</text:p>
      <text:p text:style-name="P16"><text:s text:c="15"/>&lt;/notification&gt;</text:p>
      <text:p text:style-name="P16"><text:s text:c="15"/>&lt;notification&gt;</text:p>
      <text:p text:style-name="P16"><text:s text:c="18"/>&lt;type&gt;modify&lt;/type&gt;</text:p>
      <text:p text:style-name="P16"><text:s text:c="18"/>&lt;active&gt;false&lt;/active&gt;</text:p>
      <text:p text:style-name="P16"><text:soft-page-break/><text:s text:c="15"/>&lt;/notification&gt;</text:p>
      <text:p text:style-name="P16"><text:s text:c="15"/>&lt;notification&gt;</text:p>
      <text:p text:style-name="P16"><text:s text:c="18"/>&lt;type&gt;sign&lt;/type&gt;</text:p>
      <text:p text:style-name="P16"><text:s text:c="18"/>&lt;active&gt;false&lt;/active&gt;</text:p>
      <text:p text:style-name="P16"><text:s text:c="15"/>&lt;/notification&gt;</text:p>
      <text:p text:style-name="P16"><text:s text:c="12"/>&lt;/notifications&gt;</text:p>
      <text:p text:style-name="P16"><text:s text:c="9"/>&lt;/keha&gt;</text:p>
      <text:p text:style-name="P16"><text:s text:c="6"/>&lt;/adit:getNotificationsResponse&gt;</text:p>
      <text:p text:style-name="P16"><text:s text:c="3"/>&lt;/SOAP-ENV:Body&gt;</text:p>
      <text:p text:style-name="P16">&lt;/SOAP-ENV:Envelope&gt;</text:p>
      <text:p text:style-name="P8"/>
      <text:h text:style-name="P32" text:outline-level="1"><text:bookmark-start text:name="_Toc379789491"/><text:bookmark-start text:name="_Toc310595927"/><text:bookmark-start text:name="_Toc290888210"/><text:bookmark-start text:name="_Toc290045521"/><text:bookmark-start text:name="_Toc273352537"/><text:bookmark-start text:name="_Toc273345930"/><text:bookmark-start text:name="_Toc271627635"/><text:bookmark-start text:name="_Toc271552502"/><text:bookmark-start text:name="_Toc271551507"/><text:bookmark-start text:name="_Toc271031528"/><text:bookmark-start text:name="_Toc270424925"/><text:bookmark-start text:name="_Toc270420741"/><text:bookmark-start text:name="_Toc269120303"/><text:bookmark-start text:name="_Toc269120572"/><text:bookmark-start text:name="_Toc269122889"/><text:bookmark-start text:name="_Toc269124331"/><text:bookmark-start text:name="_Toc269126595"/><text:bookmark-start text:name="_Toc269128813"/>SaveDocument.v1<text:bookmark-end text:name="_Toc379789491"/><text:bookmark-end text:name="_Toc310595927"/><text:bookmark-end text:name="_Toc290888210"/><text:bookmark-end text:name="_Toc290045521"/><text:bookmark-end text:name="_Toc273352537"/><text:bookmark-end text:name="_Toc273345930"/><text:bookmark-end text:name="_Toc271627635"/><text:bookmark-end text:name="_Toc271552502"/><text:bookmark-end text:name="_Toc271551507"/><text:bookmark-end text:name="_Toc271031528"/><text:bookmark-end text:name="_Toc270424925"/><text:bookmark-end text:name="_Toc270420741"/><text:bookmark-end text:name="_Toc269120303"/><text:bookmark-end text:name="_Toc269120572"/><text:bookmark-end text:name="_Toc269122889"/><text:bookmark-end text:name="_Toc269124331"/><text:bookmark-end text:name="_Toc269126595"/><text:bookmark-end text:name="_Toc269128813"/></text:h>
      <text:p text:style-name="P6">Päring võimaldab salvestada dokumendi ADIT-is. Dokument lisatakse kasutaja kontole. Päringu parameetri „document“ atribuut „href“ viitab SOAP manusele, milles on salvestatava dokumendi andmed. Päringu vastuses tagastatakse salvestatud dokumendi ID parameetriga „document_id“.</text:p>
      <text:p text:style-name="P6">Kui saveDocument päringuga lisatakse uut dokumenti ning dokumendi ainsaks failiks on DigiDoc konteiner, siis teostab ADIT DigiDoc konteineri lahtipakkimise (st lisab eraldi failidena ka DigiDoc konteineris sisaldunud failid ning loeb välja allkirjade andmed).</text:p>
      <text:p text:style-name="P4"/>
      <text:p text:style-name="P4">Parameetrid</text:p>
      <table:table table:name="Table16" table:style-name="Table16">
        <table:table-column table:style-name="Table16.A"/>
        <table:table-column table:style-name="Table16.B" table:number-columns-repeated="2"/>
        <table:table-row>
          <table:table-cell table:style-name="Table16.A1" office:value-type="string">
            <text:p text:style-name="Normal"><text:span text:style-name="Default_20_Paragraph_20_Font"><text:span text:style-name="T7">Nimi</text:span></text:span></text:p>
          </table:table-cell>
          <table:table-cell table:style-name="Table16.A1" office:value-type="string">
            <text:p text:style-name="Normal"><text:span text:style-name="Default_20_Paragraph_20_Font"><text:span text:style-name="T7">Väärtuse tüüp</text:span></text:span></text:p>
          </table:table-cell>
          <table:table-cell table:style-name="Table16.A1" office:value-type="string">
            <text:p text:style-name="Normal"><text:span text:style-name="Default_20_Paragraph_20_Font"><text:span text:style-name="T7">Väärtuse näide</text:span></text:span></text:p>
          </table:table-cell>
        </table:table-row>
        <table:table-row>
          <table:table-cell table:style-name="Table16.A1" office:value-type="string">
            <text:p text:style-name="Normal"><text:span text:style-name="Default_20_Paragraph_20_Font"><text:span text:style-name="T9">xtee:isikukood</text:span></text:span></text:p>
          </table:table-cell>
          <table:table-cell table:style-name="Table16.A1" office:value-type="string">
            <text:p text:style-name="Normal"><text:span text:style-name="Default_20_Paragraph_20_Font"><text:span text:style-name="T9">String</text:span></text:span></text:p>
          </table:table-cell>
          <table:table-cell table:style-name="Table16.A1" office:value-type="string">
            <text:p text:style-name="Normal"><text:span text:style-name="Default_20_Paragraph_20_Font"><text:span text:style-name="T9">EE30312829989</text:span></text:span></text:p>
          </table:table-cell>
        </table:table-row>
        <table:table-row>
          <table:table-cell table:style-name="Table16.A1" office:value-type="string">
            <text:p text:style-name="Normal"><text:span text:style-name="Default_20_Paragraph_20_Font"><text:span text:style-name="T9">Document href</text:span></text:span></text:p>
          </table:table-cell>
          <table:table-cell table:style-name="Table16.A1" office:value-type="string">
            <text:p text:style-name="Normal"><text:span text:style-name="Default_20_Paragraph_20_Font"><text:span text:style-name="T9">String</text:span></text:span></text:p>
          </table:table-cell>
          <table:table-cell table:style-name="Table16.A1" office:value-type="string">
            <text:p text:style-name="Normal"><text:span text:style-name="Default_20_Paragraph_20_Font"><text:span text:style-name="T9">cid:123123123</text:span></text:span></text:p>
          </table:table-cell>
        </table:table-row>
      </table:table>
      <text:p text:style-name="P4"/>
      <text:p text:style-name="P4">Päringu näide:</text:p>
      <text:p text:style-name="P4"/>
      <text:p text:style-name="P16">&lt;soapenv:Envelope xmlns:soapenv="http://schemas.xmlsoap.org/soap/envelope/" xmlns:xtee="http://x-tee.riik.ee/xsd/xtee.xsd" xmlns:adit="http://producers.ametlikud-dokumendid.xtee.riik.ee/producer/ametlikud-dokumendid"&gt;</text:p>
      <text:p text:style-name="P16"><text:s text:c="3"/>&lt;soapenv:Header&gt;</text:p>
      <text:p text:style-name="P16"><text:s text:c="5"/>&lt;xtee:nimi&gt;ametlikud-dokumendid.saveDocument.v1&lt;/xtee:nimi&gt;</text:p>
      <text:p text:style-name="P16"><text:s text:c="6"/>&lt;xtee:id&gt;00000000000000&lt;/xtee:id&gt;</text:p>
      <text:p text:style-name="P16"><text:s text:c="6"/>&lt;xtee:isikukood&gt;EE38407054916&lt;/xtee:isikukood&gt;</text:p>
      <text:p text:style-name="P16"><text:s text:c="6"/>&lt;xtee:andmekogu&gt;ametlikud-dokumendid&lt;/xtee:andmekogu&gt;</text:p>
      <text:p text:style-name="P16"><text:s text:c="6"/>&lt;xtee:asutus&gt;12345678&lt;/xtee:asutus&gt;</text:p>
      <text:p text:style-name="P16"><text:s text:c="6"/>&lt;adit:infosysteem&gt;KOV&lt;/adit:infosysteem&gt;</text:p>
      <text:p text:style-name="P16"><text:s text:c="3"/>&lt;/soapenv:Header&gt;</text:p>
      <text:p text:style-name="P16"><text:s text:c="3"/>&lt;soapenv:Body&gt;</text:p>
      <text:p text:style-name="P16"><text:s text:c="6"/>&lt;adit:saveDocument&gt;</text:p>
      <text:p text:style-name="P16"><text:s text:c="8"/>&lt;keha&gt;</text:p>
      <text:p text:style-name="P14"><text:span text:style-name="Default_20_Paragraph_20_Font"><text:span text:style-name="T12"><text:s text:c="10"/>&lt;document href="</text:span></text:span><text:a xlink:type="simple" xlink:href="cid:123123123" office:target-frame-name="_top" xlink:show="replace"><text:span text:style-name="Default_20_Paragraph_20_Font"><text:span text:style-name="T12">cid:123123123</text:span></text:span></text:a><text:span text:style-name="Default_20_Paragraph_20_Font"><text:span text:style-name="T12">"/&gt;</text:span></text:span></text:p>
      <text:p text:style-name="P16"><text:s text:c="10"/>&lt;/keha&gt;</text:p>
      <text:p text:style-name="P16"><text:s text:c="6"/>&lt;/adit:saveDocument&gt;</text:p>
      <text:p text:style-name="P16"><text:s text:c="3"/>&lt;/soapenv:Body&gt;</text:p>
      <text:p text:style-name="P16">&lt;/soapenv:Envelope&gt;</text:p>
      <text:p text:style-name="P4"/>
      <text:p text:style-name="P4">Päringu SOAP manuse parameetrid<text:line-break/></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Normal"><text:span text:style-name="Default_20_Paragraph_20_Font"><text:span text:style-name="T7">Nimi</text:span></text:span></text:p>
          </table:table-cell>
          <table:table-cell table:style-name="Table17.A1" office:value-type="string">
            <text:p text:style-name="Normal"><text:span text:style-name="Default_20_Paragraph_20_Font"><text:span text:style-name="T7">Kirjeldus</text:span></text:span></text:p>
          </table:table-cell>
          <table:table-cell table:style-name="Table17.C1" office:value-type="string">
            <text:p text:style-name="Normal"><text:span text:style-name="Default_20_Paragraph_20_Font"><text:span text:style-name="T7">Tüüp</text:span></text:span></text:p>
          </table:table-cell>
          <table:table-cell table:style-name="Table17.A1" office:value-type="string">
            <text:p text:style-name="Normal"><text:span text:style-name="Default_20_Paragraph_20_Font"><text:span text:style-name="T7">Väärtuse näide</text:span></text:span></text:p>
          </table:table-cell>
        </table:table-row>
        <table:table-row>
          <table:table-cell table:style-name="Table17.A1" office:value-type="string">
            <text:p text:style-name="Normal"><text:span text:style-name="Default_20_Paragraph_20_Font"><text:span text:style-name="T9">Document</text:span></text:span></text:p>
          </table:table-cell>
          <table:table-cell table:style-name="Table17.A1" office:value-type="string">
            <text:p text:style-name="P4">Dokumendi andmete konteiner</text:p>
          </table:table-cell>
          <table:table-cell table:style-name="Table17.C1" office:value-type="string">
            <text:p text:style-name="P4"/>
          </table:table-cell>
          <table:table-cell table:style-name="Table17.A1" office:value-type="string">
            <text:p text:style-name="P4"/>
          </table:table-cell>
        </table:table-row>
        <text:soft-page-break/>
        <table:table-row>
          <table:table-cell table:style-name="Table17.A1" office:value-type="string">
            <text:list xml:id="list7396794047264678720" text:style-name="L2">
              <text:list-item>
                <text:p text:style-name="P30"><text:span text:style-name="Default_20_Paragraph_20_Font"><text:span text:style-name="T9">id</text:span></text:span></text:p>
              </text:list-item>
            </text:list>
          </table:table-cell>
          <table:table-cell table:style-name="Table17.A1" office:value-type="string">
            <text:p text:style-name="Normal"><text:span text:style-name="Default_20_Paragraph_20_Font"><text:span text:style-name="T1">Dokumendi ID (tühi, kui salvestatakse uut dokumenti, täidetud kui muudetakse olemasolevat </text:span></text:span><text:span text:style-name="Default_20_Paragraph_20_Font"><text:span text:style-name="T1">dokumenti)</text:span></text:span></text:p>
          </table:table-cell>
          <table:table-cell table:style-name="Table17.C1" office:value-type="string">
            <text:p text:style-name="P4">Integer</text:p>
          </table:table-cell>
          <table:table-cell table:style-name="Table17.A1" office:value-type="string">
            <text:p text:style-name="P4">45</text:p>
          </table:table-cell>
        </table:table-row>
        <table:table-row>
          <table:table-cell table:style-name="Table17.A1" office:value-type="string">
            <text:list xml:id="list37479165" text:continue-numbering="true" text:style-name="L2">
              <text:list-item>
                <text:p text:style-name="P30"><text:span text:style-name="Default_20_Paragraph_20_Font"><text:span text:style-name="T9">guid</text:span></text:span></text:p>
              </text:list-item>
            </text:list>
          </table:table-cell>
          <table:table-cell table:style-name="Table17.A1" office:value-type="string">
            <text:p text:style-name="P4">Dokumendi GUID</text:p>
          </table:table-cell>
          <table:table-cell table:style-name="Table17.C1" office:value-type="string">
            <text:p text:style-name="P4">String</text:p>
          </table:table-cell>
          <table:table-cell table:style-name="Table17.A1" office:value-type="string">
            <text:p text:style-name="Normal"><text:span text:style-name="Default_20_Paragraph_20_Font"><text:span text:style-name="T12">19d71714-0d93-292a-b254-3a06a4f24002</text:span></text:span></text:p>
          </table:table-cell>
        </table:table-row>
        <table:table-row>
          <table:table-cell table:style-name="Table17.A1" office:value-type="string">
            <text:list xml:id="list37489883" text:continue-numbering="true" text:style-name="L2">
              <text:list-item>
                <text:p text:style-name="P30"><text:span text:style-name="Default_20_Paragraph_20_Font"><text:span text:style-name="T9">title</text:span></text:span></text:p>
              </text:list-item>
            </text:list>
          </table:table-cell>
          <table:table-cell table:style-name="Table17.A1" office:value-type="string">
            <text:p text:style-name="P4">Dokumendi pealkiri</text:p>
          </table:table-cell>
          <table:table-cell table:style-name="Table17.C1" office:value-type="string">
            <text:p text:style-name="P4">String</text:p>
          </table:table-cell>
          <table:table-cell table:style-name="Table17.A1" office:value-type="string">
            <text:p text:style-name="P4"/>
          </table:table-cell>
        </table:table-row>
        <table:table-row>
          <table:table-cell table:style-name="Table17.A1" office:value-type="string">
            <text:list xml:id="list37493156" text:continue-numbering="true" text:style-name="L2">
              <text:list-item>
                <text:p text:style-name="P30"><text:span text:style-name="Default_20_Paragraph_20_Font"><text:span text:style-name="T9">document_type</text:span></text:span></text:p>
              </text:list-item>
            </text:list>
          </table:table-cell>
          <table:table-cell table:style-name="Table17.A1" office:value-type="string">
            <text:p text:style-name="P4">Dokumendi tüüp (application / letter)</text:p>
          </table:table-cell>
          <table:table-cell table:style-name="Table17.C1" office:value-type="string">
            <text:p text:style-name="P4">String</text:p>
          </table:table-cell>
          <table:table-cell table:style-name="Table17.A1" office:value-type="string">
            <text:p text:style-name="P4">Application</text:p>
          </table:table-cell>
        </table:table-row>
        <table:table-row>
          <table:table-cell table:style-name="Table17.A1" office:value-type="string">
            <text:list xml:id="list37476700" text:continue-numbering="true" text:style-name="L2">
              <text:list-item>
                <text:p text:style-name="P30"><text:span text:style-name="Default_20_Paragraph_20_Font"><text:span text:style-name="T9">previous_document_id</text:span></text:span></text:p>
              </text:list-item>
            </text:list>
          </table:table-cell>
          <table:table-cell table:style-name="Table17.A1" office:value-type="string">
            <text:p text:style-name="P4"/>
          </table:table-cell>
          <table:table-cell table:style-name="Table17.C1" office:value-type="string">
            <text:p text:style-name="P4">Integer</text:p>
          </table:table-cell>
          <table:table-cell table:style-name="Table17.A1" office:value-type="string">
            <text:p text:style-name="P4">33</text:p>
          </table:table-cell>
        </table:table-row>
        <table:table-row>
          <table:table-cell table:style-name="Table17.A8" office:value-type="string">
            <text:list xml:id="list37492846" text:continue-numbering="true" text:style-name="L2">
              <text:list-item>
                <text:p text:style-name="P30"><text:change-start text:change-id="ct299516032"/>eform_use_id<text:change-end text:change-id="ct299516032"/></text:p>
              </text:list-item>
            </text:list>
          </table:table-cell>
          <table:table-cell table:style-name="Table17.A8" office:value-type="string">
            <text:p text:style-name="P4"><text:change-start text:change-id="ct299516656"/>Evormi kasutuselevõtu id. Tidetakse ainult siis, kui tegemist on evormi andmetega<text:change-end text:change-id="ct299516656"/></text:p>
          </table:table-cell>
          <table:table-cell table:style-name="Table17.C8" office:value-type="string">
            <text:p text:style-name="P4"><text:change-start text:change-id="ct299513328"/>Integer<text:change-end text:change-id="ct299513328"/></text:p>
          </table:table-cell>
          <table:table-cell table:style-name="Table17.D8" office:value-type="float" office:value="299">
            <text:p text:style-name="P4"><text:change-start text:change-id="ct299513432"/>299<text:change-end text:change-id="ct299513432"/></text:p>
          </table:table-cell>
        </table:table-row>
        <table:table-row>
          <table:table-cell table:style-name="Table17.A8" office:value-type="string">
            <text:list xml:id="list37490485" text:continue-numbering="true" text:style-name="L2">
              <text:list-item>
                <text:p text:style-name="P30"><text:change-start text:change-id="ct299513536"/>content<text:change-end text:change-id="ct299513536"/></text:p>
              </text:list-item>
            </text:list>
          </table:table-cell>
          <table:table-cell table:style-name="Table17.A8" office:value-type="string">
            <text:p text:style-name="P4"><text:change-start text:change-id="ct299513016"/>Dokumendi sisu. <text:change-end text:change-id="ct299513016"/><text:change-start text:change-id="ct299516864"/>Riigiportaali „minu postkast“ kasutab seda välja nagu emaili keha.<text:change-end text:change-id="ct299516864"/></text:p>
          </table:table-cell>
          <table:table-cell table:style-name="Table17.C8" office:value-type="string">
            <text:p text:style-name="P4"><text:change-start text:change-id="ct299513952"/>String<text:change-end text:change-id="ct299513952"/></text:p>
          </table:table-cell>
          <table:table-cell table:style-name="Table17.A8" office:value-type="string">
            <text:p text:style-name="P4"><text:change-start text:change-id="ct299513744"/>Lorem ipsum dolor sit amet<text:change-end text:change-id="ct299513744"/></text:p>
          </table:table-cell>
        </table:table-row>
        <table:table-row>
          <table:table-cell table:style-name="Table17.A1" office:value-type="string">
            <text:list xml:id="list37470942" text:continue-numbering="true" text:style-name="L2">
              <text:list-item>
                <text:p text:style-name="P30"><text:span text:style-name="Default_20_Paragraph_20_Font"><text:span text:style-name="T9">files</text:span></text:span></text:p>
              </text:list-item>
            </text:list>
          </table:table-cell>
          <table:table-cell table:style-name="Table17.A1" office:value-type="string">
            <text:p text:style-name="Normal"><text:span text:style-name="Default_20_Paragraph_20_Font"><text:span text:style-name="T1">Dokumendi failide </text:span></text:span><text:span text:style-name="Default_20_Paragraph_20_Font"><text:span text:style-name="T1">konteiner</text:span></text:span></text:p>
          </table:table-cell>
          <table:table-cell table:style-name="Table17.C1" office:value-type="string">
            <text:p text:style-name="P4"/>
          </table:table-cell>
          <table:table-cell table:style-name="Table17.A1" office:value-type="string">
            <text:p text:style-name="P4"/>
          </table:table-cell>
        </table:table-row>
        <table:table-row>
          <table:table-cell table:style-name="Table17.A1" office:value-type="string">
            <text:list xml:id="list37487651" text:continue-numbering="true" text:style-name="L2">
              <text:list-item>
                <text:p text:style-name="P30"><text:span text:style-name="Default_20_Paragraph_20_Font"><text:span text:style-name="T9">file</text:span></text:span></text:p>
              </text:list-item>
            </text:list>
          </table:table-cell>
          <table:table-cell table:style-name="Table17.A1" office:value-type="string">
            <text:p text:style-name="P4">Dokumendi faili andmed</text:p>
          </table:table-cell>
          <table:table-cell table:style-name="Table17.C1" office:value-type="string">
            <text:p text:style-name="P4"/>
          </table:table-cell>
          <table:table-cell table:style-name="Table17.A1" office:value-type="string">
            <text:p text:style-name="P4"/>
          </table:table-cell>
        </table:table-row>
        <table:table-row>
          <table:table-cell table:style-name="Table17.A1" office:value-type="string">
            <text:list xml:id="list37486346" text:continue-numbering="true" text:style-name="L2">
              <text:list-item>
                <text:p text:style-name="P30"><text:span text:style-name="Default_20_Paragraph_20_Font"><text:span text:style-name="T9">file.id</text:span></text:span></text:p>
              </text:list-item>
            </text:list>
          </table:table-cell>
          <table:table-cell table:style-name="Table17.A1" office:value-type="string">
            <text:p text:style-name="Normal"><text:span text:style-name="Default_20_Paragraph_20_Font"><text:span text:style-name="T1">Faili id (määratud juhul kui soovitakse muuta olemasolevat dokumendi faili)</text:span></text:span></text:p>
          </table:table-cell>
          <table:table-cell table:style-name="Table17.C1" office:value-type="string">
            <text:p text:style-name="P4">Integer</text:p>
          </table:table-cell>
          <table:table-cell table:style-name="Table17.A1" office:value-type="string">
            <text:p text:style-name="P4">56</text:p>
          </table:table-cell>
        </table:table-row>
        <table:table-row>
          <table:table-cell table:style-name="Table17.A1" office:value-type="string">
            <text:list xml:id="list37492709" text:continue-numbering="true" text:style-name="L2">
              <text:list-item>
                <text:p text:style-name="P30"><text:span text:style-name="Default_20_Paragraph_20_Font"><text:span text:style-name="T9">file.name</text:span></text:span></text:p>
              </text:list-item>
            </text:list>
          </table:table-cell>
          <table:table-cell table:style-name="Table17.A1" office:value-type="string">
            <text:p text:style-name="P4">Faili nimi koos laiendiga</text:p>
          </table:table-cell>
          <table:table-cell table:style-name="Table17.C1" office:value-type="string">
            <text:p text:style-name="P4">String</text:p>
          </table:table-cell>
          <table:table-cell table:style-name="Table17.A1" office:value-type="string">
            <text:p text:style-name="P4">Avaldus.txt</text:p>
          </table:table-cell>
        </table:table-row>
        <table:table-row>
          <table:table-cell table:style-name="Table17.A1" office:value-type="string">
            <text:list xml:id="list37494680" text:continue-numbering="true" text:style-name="L2">
              <text:list-item>
                <text:p text:style-name="P30"><text:span text:style-name="Default_20_Paragraph_20_Font"><text:span text:style-name="T9">file.content_type</text:span></text:span></text:p>
              </text:list-item>
            </text:list>
          </table:table-cell>
          <table:table-cell table:style-name="Table17.A1" office:value-type="string">
            <text:p text:style-name="P4">Faili MIME tüüp</text:p>
          </table:table-cell>
          <table:table-cell table:style-name="Table17.C1" office:value-type="string">
            <text:p text:style-name="P4">String</text:p>
          </table:table-cell>
          <table:table-cell table:style-name="Table17.A1" office:value-type="string">
            <text:p text:style-name="P4">Application/pdf</text:p>
          </table:table-cell>
        </table:table-row>
        <table:table-row>
          <table:table-cell table:style-name="Table17.A1" office:value-type="string">
            <text:list xml:id="list37487847" text:continue-numbering="true" text:style-name="L2">
              <text:list-item>
                <text:p text:style-name="P30"><text:span text:style-name="Default_20_Paragraph_20_Font"><text:span text:style-name="T9">file.description</text:span></text:span></text:p>
              </text:list-item>
            </text:list>
          </table:table-cell>
          <table:table-cell table:style-name="Table17.A1" office:value-type="string">
            <text:p text:style-name="P4">Faili pealkiri või kirjeldus</text:p>
          </table:table-cell>
          <table:table-cell table:style-name="Table17.C1" office:value-type="string">
            <text:p text:style-name="P4">String</text:p>
          </table:table-cell>
          <table:table-cell table:style-name="Table17.A1" office:value-type="string">
            <text:p text:style-name="P4">Avaldus Tallinna Linnavalitsusele</text:p>
          </table:table-cell>
        </table:table-row>
        <table:table-row>
          <table:table-cell table:style-name="Table17.A1" office:value-type="string">
            <text:list xml:id="list37471799" text:continue-numbering="true" text:style-name="L2">
              <text:list-item>
                <text:p text:style-name="P30"><text:span text:style-name="Default_20_Paragraph_20_Font"><text:span text:style-name="T9">file.size_bytes</text:span></text:span></text:p>
              </text:list-item>
            </text:list>
          </table:table-cell>
          <table:table-cell table:style-name="Table17.A1" office:value-type="string">
            <text:p text:style-name="P4">Faili suurus baitides</text:p>
          </table:table-cell>
          <table:table-cell table:style-name="Table17.C1" office:value-type="string">
            <text:p text:style-name="P4">Long</text:p>
          </table:table-cell>
          <table:table-cell table:style-name="Table17.A1" office:value-type="string">
            <text:p text:style-name="P4">300</text:p>
          </table:table-cell>
        </table:table-row>
        <table:table-row>
          <table:table-cell table:style-name="Table17.A1" office:value-type="string">
            <text:list xml:id="list37468997" text:continue-numbering="true" text:style-name="L2">
              <text:list-item>
                <text:p text:style-name="P30"><text:span text:style-name="Default_20_Paragraph_20_Font"><text:span text:style-name="T9">file.data</text:span></text:span></text:p>
              </text:list-item>
            </text:list>
          </table:table-cell>
          <table:table-cell table:style-name="Table17.A1" office:value-type="string">
            <text:p text:style-name="Normal"><text:span text:style-name="Default_20_Paragraph_20_Font"><text:span text:style-name="T1">Faili sisu Base64 kodeeringus</text:span></text:span></text:p>
          </table:table-cell>
          <table:table-cell table:style-name="Table17.C1" office:value-type="string">
            <text:p text:style-name="P4">String</text:p>
          </table:table-cell>
          <table:table-cell table:style-name="Table17.A1" office:value-type="string">
            <text:p text:style-name="Normal"><text:span text:style-name="Default_20_Paragraph_20_Font"><text:span text:style-name="T12">SvVnZXZhI…</text:span></text:span></text:p>
          </table:table-cell>
        </table:table-row>
      </table:table>
      <text:p text:style-name="P4"/>
      <text:p text:style-name="P4">Päringu SOAP manuse dekodeeritud sisu näide:</text:p>
      <text:p text:style-name="P4"/>
      <text:p text:style-name="P16">&lt;?xml version="1.0" encoding="utf-8"?&gt;</text:p>
      <text:p text:style-name="P16">&lt;saveDocumentRequestAttachmentV1&gt;</text:p>
      <text:p text:style-name="P16"><text:s text:c="2"/>&lt;document&gt;</text:p>
      <text:p text:style-name="P16"><text:s text:c="4"/>&lt;id/&gt;</text:p>
      <text:p text:style-name="P16"><text:s text:c="4"/>&lt;guid&gt;19d71714-0d93-292a-b254-3a06a4f24002&lt;/guid&gt;</text:p>
      <text:p text:style-name="P16"><text:s text:c="4"/>&lt;title&gt;Avaldus Jõgeva Linnavalitsusele&lt;/title&gt;</text:p>
      <text:p text:style-name="P16"><text:soft-page-break/><text:s text:c="4"/>&lt;document_type&gt;application&lt;/document_type&gt;</text:p>
      <text:p text:style-name="P16"><text:s text:c="4"/>&lt;previous_document_id/&gt;<text:change-start text:change-id="ct299516760"/></text:p>
      <text:p text:style-name="P16"><text:s text:c="4"/>&lt;eform_use_id&gt;<text:change-end text:change-id="ct299516760"/><text:change-start text:change-id="ct299513848"/><text:span text:style-name="T20">299</text:span>&lt;/eform_use_id&gt;</text:p>
      <text:p text:style-name="P16"><text:s text:c="4"/>&lt;content&gt;<text:span text:style-name="T20">Lorem ipsum dolor sit amet</text:span>&lt;/content&gt;<text:change-end text:change-id="ct299513848"/></text:p>
      <text:p text:style-name="P16"><text:s text:c="4"/>&lt;files&gt;</text:p>
      <text:p text:style-name="P16"><text:s text:c="6"/>&lt;file&gt;</text:p>
      <text:p text:style-name="P16"><text:s text:c="8"/>&lt;id/&gt;</text:p>
      <text:p text:style-name="P16"><text:s text:c="8"/>&lt;name&gt;avaldus1.txt&lt;/name&gt;</text:p>
      <text:p text:style-name="P16"><text:s text:c="8"/>&lt;content_type&gt;text/plain&lt;/content_type&gt;</text:p>
      <text:p text:style-name="P16"><text:s text:c="8"/>&lt;description&gt;Avaldus tekstifailina&lt;/description&gt;</text:p>
      <text:p text:style-name="P16"><text:s text:c="8"/>&lt;size_bytes&gt;300&lt;/size_bytes&gt;</text:p>
      <text:p text:style-name="P16"><text:s text:c="8"/>&lt;data&gt;</text:p>
      <text:p text:style-name="P16"><text:s text:c="8"/>SvVnZXZhIExpbm5hdmFsaXRzdXMJMjAuMDQuMjAxMA0KDQpBdmFsZHVzDQoNClBh</text:p>
      <text:p text:style-name="P16"><text:s text:c="8"/>bHVuIHZpaXZpdGFtYXR1bHQgdGFnYXN0YWRhIG1pbnUgcG9vbHQgbfb2ZHVudWQg</text:p>
      <text:p text:style-name="P16"><text:s text:c="8"/>dGVpc2lw5GV2YWwgbGlubmF2YWxpdHN1c2Uga2FudHNlbGVpc3NlIHVudXN0YXR1</text:p>
      <text:p text:style-name="P16"><text:s text:c="8"/>ZCBrb2h2ZXIsIHN1dXNhZCBqYSByYW5uYXBhbGwuDQoNCg0KRWlubyBNdWlkdWdp</text:p>
      <text:p text:style-name="P16"><text:s text:c="8"/>DQpBUyBBc3V0dXMNCkp1aGF0dXNlIGVzaW1lZXMNCg==</text:p>
      <text:p text:style-name="P16"><text:s text:c="8"/>&lt;/data&gt;</text:p>
      <text:p text:style-name="P16"><text:s text:c="6"/>&lt;/file&gt;</text:p>
      <text:p text:style-name="P16"><text:s text:c="6"/>&lt;file&gt;</text:p>
      <text:p text:style-name="P16"><text:s text:c="8"/>&lt;id/&gt;</text:p>
      <text:p text:style-name="P16"><text:s text:c="8"/>&lt;name&gt;avaldus2.txt&lt;/name&gt;</text:p>
      <text:p text:style-name="P16"><text:s text:c="8"/>&lt;content_type&gt;text/plain&lt;/content_type&gt;</text:p>
      <text:p text:style-name="P16"><text:s text:c="8"/>&lt;description&gt;Avaldus tekstifailina&lt;/description&gt;</text:p>
      <text:p text:style-name="P16"><text:s text:c="8"/>&lt;size_bytes&gt;300&lt;/size_bytes&gt;</text:p>
      <text:p text:style-name="P16"><text:s text:c="8"/>&lt;data&gt;</text:p>
      <text:p text:style-name="P16"><text:s text:c="8"/>SvVnZXZhIExpbm5hdmFsaXRzdXMJMjAuMDQuMjAxMA0KDQpBdmFsZHVzDQoNClBh</text:p>
      <text:p text:style-name="P16"><text:s text:c="8"/>bHVuIHZpaXZpdGFtYXR1bHQgdGFnYXN0YWRhIG1pbnUgcG9vbHQgbfb2ZHVudWQg</text:p>
      <text:p text:style-name="P16"><text:s text:c="8"/>dGVpc2lw5GV2YWwgbGlubmF2YWxpdHN1c2Uga2FudHNlbGVpc3NlIHVudXN0YXR1</text:p>
      <text:p text:style-name="P16"><text:s text:c="8"/>ZCBrb2h2ZXIsIHN1dXNhZCBqYSByYW5uYXBhbGwuDQoNCg0KRWlubyBNdWlkdWdp</text:p>
      <text:p text:style-name="P16"><text:s text:c="8"/>DQpBUyBBc3V0dXMNCkp1aGF0dXNlIGVzaW1lZXMNCg==</text:p>
      <text:p text:style-name="P16"><text:s text:c="8"/>&lt;/data&gt;</text:p>
      <text:p text:style-name="P16"><text:s text:c="6"/>&lt;/file&gt;</text:p>
      <text:p text:style-name="P16"><text:s text:c="6"/>&lt;file&gt;</text:p>
      <text:p text:style-name="P16"><text:s text:c="8"/>&lt;id/&gt;</text:p>
      <text:p text:style-name="P16"><text:s text:c="8"/>&lt;name&gt;avaldus3.txt&lt;/name&gt;</text:p>
      <text:p text:style-name="P16"><text:s text:c="8"/>&lt;content_type&gt;text/plain&lt;/content_type&gt;</text:p>
      <text:p text:style-name="P16"><text:s text:c="8"/>&lt;description&gt;Avaldus tekstifailina&lt;/description&gt;</text:p>
      <text:p text:style-name="P16"><text:s text:c="8"/>&lt;size_bytes&gt;300&lt;/size_bytes&gt;</text:p>
      <text:p text:style-name="P16"><text:s text:c="8"/>&lt;data&gt;</text:p>
      <text:p text:style-name="P16"><text:s text:c="8"/>SvVnZXZhIExpbm5hdmFsaXRzdXMJMjAuMDQuMjAxMA0KDQpBdmFsZHVzDQoNClBh</text:p>
      <text:p text:style-name="P16"><text:s text:c="8"/>bHVuIHZpaXZpdGFtYXR1bHQgdGFnYXN0YWRhIG1pbnUgcG9vbHQgbfb2ZHVudWQg</text:p>
      <text:p text:style-name="P16"><text:s text:c="8"/>dGVpc2lw5GV2YWwgbGlubmF2YWxpdHN1c2Uga2FudHNlbGVpc3NlIHVudXN0YXR1</text:p>
      <text:p text:style-name="P16"><text:s text:c="8"/>ZCBrb2h2ZXIsIHN1dXNhZCBqYSByYW5uYXBhbGwuDQoNCg0KRWlubyBNdWlkdWdp</text:p>
      <text:p text:style-name="P16"><text:s text:c="8"/>DQpBUyBBc3V0dXMNCkp1aGF0dXNlIGVzaW1lZXMNCg==</text:p>
      <text:p text:style-name="P16"><text:s text:c="8"/>&lt;/data&gt;</text:p>
      <text:p text:style-name="P16"><text:s text:c="6"/>&lt;/file&gt;</text:p>
      <text:p text:style-name="P16"><text:s text:c="4"/>&lt;/files&gt;</text:p>
      <text:p text:style-name="P16"><text:s text:c="2"/>&lt;/document&gt;</text:p>
      <text:p text:style-name="P16">&lt;/saveDocumentRequestAttachmentV1&gt;</text:p>
      <text:p text:style-name="P4"/>
      <text:p text:style-name="P4">Päringu vastuse näide:</text:p>
      <text:p text:style-name="P4"/>
      <text:p text:style-name="P16">&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6"><text:soft-page-break/><text:s text:c="3"/>&lt;SOAP-ENV:Header&gt;</text:p>
      <text:p text:style-name="P16"><text:s text:c="6"/>&lt;xtee:asutus xsi:type="xsd:string"&gt;EE12345678&lt;/xtee:asutus&gt;</text:p>
      <text:p text:style-name="P16"><text:s text:c="6"/>&lt;xtee:isikukood xsi:type="xsd:string"&gt;EE38407089745&lt;/xtee:isikukood&gt;</text:p>
      <text:p text:style-name="P16"><text:s text:c="6"/>&lt;xtee:id xsi:type="xsd:string"&gt;00000000000000&lt;/xtee:id&gt;</text:p>
      <text:p text:style-name="P16"><text:s text:c="6"/>&lt;xtee:nimi xsi:type="xsd:string"&gt;ametlikud-dokumendid.saveDocument.v1&lt;/xtee:nimi&gt;</text:p>
      <text:p text:style-name="P16"><text:s text:c="6"/>&lt;xtee:andmekogu xsi:type="xsd:string"&gt;ametlikud-dokumendid&lt;/xtee:andmekogu&gt;</text:p>
      <text:p text:style-name="P16"><text:s text:c="3"/>&lt;/SOAP-ENV:Header&gt;</text:p>
      <text:p text:style-name="P16"><text:s text:c="3"/>&lt;SOAP-ENV:Body&gt;</text:p>
      <text:p text:style-name="P16"><text:s text:c="6"/>&lt;adit:saveDocumentResponse&gt;</text:p>
      <text:p text:style-name="P16"><text:s text:c="9"/>&lt;paring&gt;</text:p>
      <text:p text:style-name="P16"><text:s text:c="12"/>&lt;document href="cid:123123123"/&gt;</text:p>
      <text:p text:style-name="P16"><text:s text:c="9"/>&lt;/paring&gt;</text:p>
      <text:p text:style-name="P16"><text:s text:c="9"/>&lt;keha&gt;</text:p>
      <text:p text:style-name="P16"><text:s text:c="12"/>&lt;success&gt;true&lt;/success&gt;</text:p>
      <text:p text:style-name="P16"><text:s text:c="12"/>&lt;messages&gt;</text:p>
      <text:p text:style-name="P16"><text:s text:c="15"/>&lt;message lang="en"&gt;Document was successfully saved.&lt;/message&gt;</text:p>
      <text:p text:style-name="P16"><text:s text:c="12"/>&lt;/messages&gt;</text:p>
      <text:p text:style-name="P16"><text:s text:c="12"/>&lt;document_id&gt;45&lt;/document_id&gt;</text:p>
      <text:p text:style-name="P16"><text:s text:c="9"/>&lt;/keha&gt;</text:p>
      <text:p text:style-name="P16"><text:s text:c="6"/>&lt;/adit:saveDocumentResponse&gt;</text:p>
      <text:p text:style-name="P16"><text:s text:c="3"/>&lt;/SOAP-ENV:Body&gt;</text:p>
      <text:p text:style-name="P16">&lt;/SOAP-ENV:Envelope&gt;</text:p>
      <text:h text:style-name="P32" text:outline-level="1"><text:bookmark-start text:name="_Toc379789492"/><text:bookmark-start text:name="_Toc310595928"/><text:bookmark-start text:name="_Toc290888211"/><text:bookmark-start text:name="_Toc290045522"/><text:bookmark-start text:name="_Toc273352538"/><text:bookmark-start text:name="_Toc273345931"/><text:bookmark-start text:name="_Toc271627636"/><text:bookmark-start text:name="_Toc271552503"/><text:bookmark-start text:name="_Toc271551508"/><text:bookmark-start text:name="_Toc271031529"/><text:bookmark-start text:name="_Toc270424926"/><text:bookmark-start text:name="_Toc270420742"/><text:bookmark-start text:name="_Toc269120304"/><text:bookmark-start text:name="_Toc269120573"/><text:bookmark-start text:name="_Toc269122890"/><text:bookmark-start text:name="_Toc269124332"/><text:bookmark-start text:name="_Toc269126596"/><text:bookmark-start text:name="_Toc269128814"/>SaveDocumentFile.v1<text:bookmark-end text:name="_Toc379789492"/><text:bookmark-end text:name="_Toc310595928"/><text:bookmark-end text:name="_Toc290888211"/><text:bookmark-end text:name="_Toc290045522"/><text:bookmark-end text:name="_Toc273352538"/><text:bookmark-end text:name="_Toc273345931"/><text:bookmark-end text:name="_Toc271627636"/><text:bookmark-end text:name="_Toc271552503"/><text:bookmark-end text:name="_Toc271551508"/><text:bookmark-end text:name="_Toc271031529"/><text:bookmark-end text:name="_Toc270424926"/><text:bookmark-end text:name="_Toc270420742"/><text:bookmark-end text:name="_Toc269120304"/><text:bookmark-end text:name="_Toc269120573"/><text:bookmark-end text:name="_Toc269122890"/><text:bookmark-end text:name="_Toc269124332"/><text:bookmark-end text:name="_Toc269126596"/><text:bookmark-end text:name="_Toc269128814"/></text:h>
      <text:p text:style-name="P6">Päring võimaldab salvestata olemasoleva dokumendi juurde faili. Päringu manuses on lisatava faili andmed. Päringu vastusega tagastatakse lisatud faili ID.</text:p>
      <text:p text:style-name="P6">Kui saveDocumentFile päringuga lisatakse dokumendile esimest faili ning tegemist on DigiDoc konteineriga, siis teostab ADIT DigiDoc konteineri lahtipakkimise (st lisab eraldi failidena ka DigiDoc konteineris sisaldunud failid ning loeb välja allkirjade andmed).</text:p>
      <text:p text:style-name="P6"/>
      <text:p text:style-name="P4"/>
      <text:p text:style-name="P4">Parameetrid</text:p>
      <table:table table:name="Table18" table:style-name="Table18">
        <table:table-column table:style-name="Table18.A"/>
        <table:table-column table:style-name="Table18.B" table:number-columns-repeated="2"/>
        <table:table-row>
          <table:table-cell table:style-name="Table18.A1" office:value-type="string">
            <text:p text:style-name="Normal"><text:span text:style-name="Default_20_Paragraph_20_Font"><text:span text:style-name="T7">Nimi</text:span></text:span></text:p>
          </table:table-cell>
          <table:table-cell table:style-name="Table18.A1" office:value-type="string">
            <text:p text:style-name="Normal"><text:span text:style-name="Default_20_Paragraph_20_Font"><text:span text:style-name="T7">Väärtuse tüüp</text:span></text:span></text:p>
          </table:table-cell>
          <table:table-cell table:style-name="Table18.A1" office:value-type="string">
            <text:p text:style-name="Normal"><text:span text:style-name="Default_20_Paragraph_20_Font"><text:span text:style-name="T7">Väärtuse näide</text:span></text:span></text:p>
          </table:table-cell>
        </table:table-row>
        <table:table-row>
          <table:table-cell table:style-name="Table18.A1" office:value-type="string">
            <text:p text:style-name="Normal"><text:span text:style-name="Default_20_Paragraph_20_Font"><text:span text:style-name="T9">xtee:isikukood</text:span></text:span></text:p>
          </table:table-cell>
          <table:table-cell table:style-name="Table18.A1" office:value-type="string">
            <text:p text:style-name="Normal"><text:span text:style-name="Default_20_Paragraph_20_Font"><text:span text:style-name="T9">String</text:span></text:span></text:p>
          </table:table-cell>
          <table:table-cell table:style-name="Table18.A1" office:value-type="string">
            <text:p text:style-name="Normal"><text:span text:style-name="Default_20_Paragraph_20_Font"><text:span text:style-name="T9">EE30312829989</text:span></text:span></text:p>
          </table:table-cell>
        </table:table-row>
        <table:table-row>
          <table:table-cell table:style-name="Table18.A1" office:value-type="string">
            <text:p text:style-name="Normal"><text:span text:style-name="Default_20_Paragraph_20_Font"><text:span text:style-name="T9">Document_id</text:span></text:span></text:p>
          </table:table-cell>
          <table:table-cell table:style-name="Table18.A1" office:value-type="string">
            <text:p text:style-name="Normal"><text:span text:style-name="Default_20_Paragraph_20_Font"><text:span text:style-name="T9">Integer</text:span></text:span></text:p>
          </table:table-cell>
          <table:table-cell table:style-name="Table18.A1" office:value-type="string">
            <text:p text:style-name="Normal"><text:span text:style-name="Default_20_Paragraph_20_Font"><text:span text:style-name="T9">22</text:span></text:span></text:p>
          </table:table-cell>
        </table:table-row>
        <table:table-row>
          <table:table-cell table:style-name="Table18.A1" office:value-type="string">
            <text:p text:style-name="Normal"><text:span text:style-name="Default_20_Paragraph_20_Font"><text:span text:style-name="T9">File href</text:span></text:span></text:p>
          </table:table-cell>
          <table:table-cell table:style-name="Table18.A1" office:value-type="string">
            <text:p text:style-name="Normal"><text:span text:style-name="Default_20_Paragraph_20_Font"><text:span text:style-name="T9">String</text:span></text:span></text:p>
          </table:table-cell>
          <table:table-cell table:style-name="Table18.A1" office:value-type="string">
            <text:p text:style-name="Normal"><text:span text:style-name="Default_20_Paragraph_20_Font"><text:span text:style-name="T9">cid:123123123</text:span></text:span></text:p>
          </table:table-cell>
        </table:table-row>
      </table:table>
      <text:p text:style-name="P4"/>
      <text:p text:style-name="P4">Päringu näide:</text:p>
      <text:p text:style-name="P4"/>
      <text:p text:style-name="P16">&lt;soapenv:Envelope xmlns:soapenv="http://schemas.xmlsoap.org/soap/envelope/" xmlns:xtee="http://x-tee.riik.ee/xsd/xtee.xsd" xmlns:adit="http://producers.ametlikud-dokumendid.xtee.riik.ee/producer/ametlikud-dokumendid"&gt;</text:p>
      <text:p text:style-name="P16"><text:s text:c="3"/>&lt;soapenv:Header&gt;</text:p>
      <text:p text:style-name="P16"><text:s text:c="5"/>&lt;xtee:nimi&gt;ametlikud-dokumendid.saveDocumentFile.v1&lt;/xtee:nimi&gt;</text:p>
      <text:p text:style-name="P16"><text:s text:c="6"/>&lt;xtee:id&gt;00000000000000&lt;/xtee:id&gt;</text:p>
      <text:p text:style-name="P16"><text:s text:c="6"/>&lt;xtee:isikukood&gt;EE38407089745&lt;/xtee:isikukood&gt;</text:p>
      <text:p text:style-name="P16"><text:s text:c="6"/>&lt;xtee:andmekogu&gt;ametlikud-dokumendid&lt;/xtee:andmekogu&gt;</text:p>
      <text:p text:style-name="P16"><text:s text:c="6"/>&lt;xtee:asutus&gt;EE12345678&lt;/xtee:asutus&gt;</text:p>
      <text:p text:style-name="P16"><text:s text:c="6"/>&lt;adit:infosysteem&gt;KOV&lt;/adit:infosysteem&gt;</text:p>
      <text:p text:style-name="P16"><text:s text:c="3"/>&lt;/soapenv:Header&gt;</text:p>
      <text:p text:style-name="P16"><text:s text:c="3"/>&lt;soapenv:Body&gt;</text:p>
      <text:p text:style-name="P16"><text:s text:c="6"/>&lt;adit:saveDocumentFile&gt;</text:p>
      <text:p text:style-name="P16"><text:s text:c="9"/>&lt;keha&gt;</text:p>
      <text:p text:style-name="P16"><text:s text:c="12"/>&lt;document_id&gt;45&lt;/document_id&gt;</text:p>
      <text:p text:style-name="P16"><text:s text:c="12"/>&lt;file href="cid:file"/&gt;</text:p>
      <text:p text:style-name="P16"><text:soft-page-break/><text:s text:c="9"/>&lt;/keha&gt;</text:p>
      <text:p text:style-name="P16"><text:s text:c="6"/>&lt;/adit:saveDocumentFile&gt;</text:p>
      <text:p text:style-name="P16"><text:s text:c="3"/>&lt;/soapenv:Body&gt;</text:p>
      <text:p text:style-name="P16">&lt;/soapenv:Envelope&gt;</text:p>
      <text:p text:style-name="P4"/>
      <text:p text:style-name="P4">Päringu SOAP manuse parameetrid<text:line-break/></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Normal"><text:span text:style-name="Default_20_Paragraph_20_Font"><text:span text:style-name="T7">Nimi</text:span></text:span></text:p>
          </table:table-cell>
          <table:table-cell table:style-name="Table19.A1" office:value-type="string">
            <text:p text:style-name="Normal"><text:span text:style-name="Default_20_Paragraph_20_Font"><text:span text:style-name="T7">Kirjeldus</text:span></text:span></text:p>
          </table:table-cell>
          <table:table-cell table:style-name="Table19.C1" office:value-type="string">
            <text:p text:style-name="Normal"><text:span text:style-name="Default_20_Paragraph_20_Font"><text:span text:style-name="T7">Tüüp</text:span></text:span></text:p>
          </table:table-cell>
          <table:table-cell table:style-name="Table19.A1" office:value-type="string">
            <text:p text:style-name="Normal"><text:span text:style-name="Default_20_Paragraph_20_Font"><text:span text:style-name="T7">Väärtuse näide</text:span></text:span></text:p>
          </table:table-cell>
        </table:table-row>
        <table:table-row>
          <table:table-cell table:style-name="Table19.A1" office:value-type="string">
            <text:list xml:id="list37473052" text:continue-numbering="true" text:style-name="L2">
              <text:list-item>
                <text:p text:style-name="P30"><text:span text:style-name="Default_20_Paragraph_20_Font"><text:span text:style-name="T9">file</text:span></text:span></text:p>
              </text:list-item>
            </text:list>
          </table:table-cell>
          <table:table-cell table:style-name="Table19.A1" office:value-type="string">
            <text:p text:style-name="P4">Dokumendi faili andmed</text:p>
          </table:table-cell>
          <table:table-cell table:style-name="Table19.C1" office:value-type="string">
            <text:p text:style-name="P4"/>
          </table:table-cell>
          <table:table-cell table:style-name="Table19.A1" office:value-type="string">
            <text:p text:style-name="P4"/>
          </table:table-cell>
        </table:table-row>
        <table:table-row>
          <table:table-cell table:style-name="Table19.A1" office:value-type="string">
            <text:list xml:id="list37470455" text:continue-numbering="true" text:style-name="L2">
              <text:list-item>
                <text:p text:style-name="P30"><text:span text:style-name="Default_20_Paragraph_20_Font"><text:span text:style-name="T9">file.id</text:span></text:span></text:p>
              </text:list-item>
            </text:list>
          </table:table-cell>
          <table:table-cell table:style-name="Table19.A1" office:value-type="string">
            <text:p text:style-name="Normal"><text:span text:style-name="Default_20_Paragraph_20_Font"><text:span text:style-name="T1">Faili id (määratud juhul kui soovitakse muuta olemasolevat dokumendi faili)</text:span></text:span></text:p>
          </table:table-cell>
          <table:table-cell table:style-name="Table19.C1" office:value-type="string">
            <text:p text:style-name="P4">Integer</text:p>
          </table:table-cell>
          <table:table-cell table:style-name="Table19.A1" office:value-type="string">
            <text:p text:style-name="P4">56</text:p>
          </table:table-cell>
        </table:table-row>
        <table:table-row>
          <table:table-cell table:style-name="Table19.A1" office:value-type="string">
            <text:list xml:id="list37476596" text:continue-numbering="true" text:style-name="L2">
              <text:list-item>
                <text:p text:style-name="P30"><text:span text:style-name="Default_20_Paragraph_20_Font"><text:span text:style-name="T9">file.name</text:span></text:span></text:p>
              </text:list-item>
            </text:list>
          </table:table-cell>
          <table:table-cell table:style-name="Table19.A1" office:value-type="string">
            <text:p text:style-name="P4">Faili nimi koos laiendiga</text:p>
          </table:table-cell>
          <table:table-cell table:style-name="Table19.C1" office:value-type="string">
            <text:p text:style-name="P4">String</text:p>
          </table:table-cell>
          <table:table-cell table:style-name="Table19.A1" office:value-type="string">
            <text:p text:style-name="P4">Avaldus.txt</text:p>
          </table:table-cell>
        </table:table-row>
        <table:table-row>
          <table:table-cell table:style-name="Table19.A1" office:value-type="string">
            <text:list xml:id="list37464070" text:continue-numbering="true" text:style-name="L2">
              <text:list-item>
                <text:p text:style-name="P30"><text:span text:style-name="Default_20_Paragraph_20_Font"><text:span text:style-name="T9">file.content_type</text:span></text:span></text:p>
              </text:list-item>
            </text:list>
          </table:table-cell>
          <table:table-cell table:style-name="Table19.A1" office:value-type="string">
            <text:p text:style-name="P4">Faili MIME tüüp</text:p>
          </table:table-cell>
          <table:table-cell table:style-name="Table19.C1" office:value-type="string">
            <text:p text:style-name="P4">String</text:p>
          </table:table-cell>
          <table:table-cell table:style-name="Table19.A1" office:value-type="string">
            <text:p text:style-name="P4">Application/pdf</text:p>
          </table:table-cell>
        </table:table-row>
        <table:table-row>
          <table:table-cell table:style-name="Table19.A1" office:value-type="string">
            <text:list xml:id="list37464743" text:continue-numbering="true" text:style-name="L2">
              <text:list-item>
                <text:p text:style-name="P30"><text:span text:style-name="Default_20_Paragraph_20_Font"><text:span text:style-name="T9">file.description</text:span></text:span></text:p>
              </text:list-item>
            </text:list>
          </table:table-cell>
          <table:table-cell table:style-name="Table19.A1" office:value-type="string">
            <text:p text:style-name="P4">Faili pealkiri või kirjeldus</text:p>
          </table:table-cell>
          <table:table-cell table:style-name="Table19.C1" office:value-type="string">
            <text:p text:style-name="P4">String</text:p>
          </table:table-cell>
          <table:table-cell table:style-name="Table19.A1" office:value-type="string">
            <text:p text:style-name="P4">Avaldus Tallinna Linnavalitsusele</text:p>
          </table:table-cell>
        </table:table-row>
        <table:table-row>
          <table:table-cell table:style-name="Table19.A1" office:value-type="string">
            <text:list xml:id="list37483634" text:continue-numbering="true" text:style-name="L2">
              <text:list-item>
                <text:p text:style-name="P30"><text:span text:style-name="Default_20_Paragraph_20_Font"><text:span text:style-name="T9">file.size_bytes</text:span></text:span></text:p>
              </text:list-item>
            </text:list>
          </table:table-cell>
          <table:table-cell table:style-name="Table19.A1" office:value-type="string">
            <text:p text:style-name="P4">Faili suurus baitides</text:p>
          </table:table-cell>
          <table:table-cell table:style-name="Table19.C1" office:value-type="string">
            <text:p text:style-name="P4">Long</text:p>
          </table:table-cell>
          <table:table-cell table:style-name="Table19.A1" office:value-type="string">
            <text:p text:style-name="P4">300</text:p>
          </table:table-cell>
        </table:table-row>
        <table:table-row>
          <table:table-cell table:style-name="Table19.A1" office:value-type="string">
            <text:list xml:id="list37486204" text:continue-numbering="true" text:style-name="L2">
              <text:list-item>
                <text:p text:style-name="P30"><text:span text:style-name="Default_20_Paragraph_20_Font"><text:span text:style-name="T9">file.data</text:span></text:span></text:p>
              </text:list-item>
            </text:list>
          </table:table-cell>
          <table:table-cell table:style-name="Table19.A1" office:value-type="string">
            <text:p text:style-name="Normal"><text:span text:style-name="Default_20_Paragraph_20_Font"><text:span text:style-name="T1">Faili sisu Base64 kodeeringus</text:span></text:span></text:p>
          </table:table-cell>
          <table:table-cell table:style-name="Table19.C1" office:value-type="string">
            <text:p text:style-name="P4">String</text:p>
          </table:table-cell>
          <table:table-cell table:style-name="Table19.A1" office:value-type="string">
            <text:p text:style-name="Normal"><text:span text:style-name="Default_20_Paragraph_20_Font"><text:span text:style-name="T12">SvVnZXZhI…</text:span></text:span></text:p>
          </table:table-cell>
        </table:table-row>
      </table:table>
      <text:p text:style-name="P4"/>
      <text:p text:style-name="P4">Päringu SOAP manuse dekodeeritud sisu näide:</text:p>
      <text:p text:style-name="P4"/>
      <text:p text:style-name="P16">&lt;?xml version="1.0" encoding="utf-8"?&gt;</text:p>
      <text:p text:style-name="P16">&lt;saveDocumentFileAttachmentV1&gt;</text:p>
      <text:p text:style-name="P16"><text:s text:c="4"/>&lt;file&gt;</text:p>
      <text:p text:style-name="P16"><text:s text:c="8"/>&lt;id/&gt;</text:p>
      <text:p text:style-name="P16"><text:s text:c="8"/>&lt;name&gt;File1.txt&lt;/name&gt;</text:p>
      <text:p text:style-name="P16"><text:s text:c="8"/>&lt;content_type&gt;text/plain&lt;/content_type&gt;</text:p>
      <text:p text:style-name="P16"><text:s text:c="8"/>&lt;description&gt;SaveDocumentFile insert osa testimine&lt;/description&gt;</text:p>
      <text:p text:style-name="P16"><text:s text:c="8"/>&lt;data&gt;</text:p>
      <text:p text:style-name="P16"><text:s text:c="12"/>Q291cmFnZSBpcyByZXNpc3RhbmNlIHRvIGZlYXIsIG1hc3Rlcnkgb2YgZmVhciAt</text:p>
      <text:p text:style-name="P16"><text:s text:c="12"/>IG5vdCBhYnNlbmNlIG9mIGZlYXIuDQotLSBNYXJrIFR3YWluDQoNCkRvbid0IGdv</text:p>
      <text:p text:style-name="P16"><text:s text:c="12"/>IGFyb3VuZCBzYXlpbmcgdGhlIHdvcmxkIG93ZXMgeW91IGEgbGl2aW5nLiBUaGUg</text:p>
      <text:p text:style-name="P16"><text:s text:c="12"/>d29ybGQgb3dlcyB5b3Ugbm90aGluZy4gSXQgd2FzIGhlcmUgZmlyc3QuDQotLSBN</text:p>
      <text:p text:style-name="P16"><text:s text:c="12"/>YXJrIFR3YWluDQo=</text:p>
      <text:p text:style-name="P16"><text:s text:c="8"/>&lt;/data&gt;</text:p>
      <text:p text:style-name="P16"><text:s text:c="4"/>&lt;/file&gt;</text:p>
      <text:p text:style-name="P16">&lt;/saveDocumentFileAttachmentV1&gt;</text:p>
      <text:p text:style-name="P4"/>
      <text:p text:style-name="P4">Päringu vastuse näide:</text:p>
      <text:p text:style-name="P4"/>
      <text:p text:style-name="P16">&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6"><text:s text:c="3"/>&lt;SOAP-ENV:Header&gt;</text:p>
      <text:p text:style-name="P16"><text:soft-page-break/><text:s text:c="6"/>&lt;xtee:asutus xsi:type="xsd:string"&gt;EE12345678&lt;/xtee:asutus&gt;</text:p>
      <text:p text:style-name="P16"><text:s text:c="6"/>&lt;xtee:isikukood xsi:type="xsd:string"&gt;EE38407089745&lt;/xtee:isikukood&gt;</text:p>
      <text:p text:style-name="P16"><text:s text:c="6"/>&lt;xtee:id xsi:type="xsd:string"&gt;00000000000000&lt;/xtee:id&gt;</text:p>
      <text:p text:style-name="P16"><text:s text:c="6"/>&lt;xtee:nimi xsi:type="xsd:string"&gt;ametlikud-dokumendid.saveDocumentFile.v1&lt;/xtee:nimi&gt;</text:p>
      <text:p text:style-name="P16"><text:s text:c="6"/>&lt;xtee:andmekogu xsi:type="xsd:string"&gt;ametlikud-dokumendid&lt;/xtee:andmekogu&gt;</text:p>
      <text:p text:style-name="P16"><text:s text:c="3"/>&lt;/SOAP-ENV:Header&gt;</text:p>
      <text:p text:style-name="P16"><text:s text:c="3"/>&lt;SOAP-ENV:Body&gt;</text:p>
      <text:p text:style-name="P16"><text:s text:c="6"/>&lt;adit:saveDocumentFileResponse&gt;</text:p>
      <text:p text:style-name="P16"><text:s text:c="9"/>&lt;paring&gt;</text:p>
      <text:p text:style-name="P16"><text:s text:c="12"/>&lt;document_id&gt;45&lt;/document_id&gt;</text:p>
      <text:p text:style-name="P16"><text:s text:c="12"/>&lt;file href="cid:file"/&gt;</text:p>
      <text:p text:style-name="P16"><text:s text:c="9"/>&lt;/paring&gt;</text:p>
      <text:p text:style-name="P16"><text:s text:c="9"/>&lt;keha&gt;</text:p>
      <text:p text:style-name="P16"><text:s text:c="12"/>&lt;success&gt;true&lt;/success&gt;</text:p>
      <text:p text:style-name="P16"><text:s text:c="12"/>&lt;messages&gt;</text:p>
      <text:p text:style-name="P16"><text:s text:c="15"/>&lt;message lang="en"&gt;Document file was successfully saved.&lt;/message&gt;</text:p>
      <text:p text:style-name="P16"><text:s text:c="12"/>&lt;/messages&gt;</text:p>
      <text:p text:style-name="P16"><text:s text:c="12"/>&lt;file_id&gt;14&lt;/file_id&gt;</text:p>
      <text:p text:style-name="P16"><text:s text:c="9"/>&lt;/keha&gt;</text:p>
      <text:p text:style-name="P16"><text:s text:c="6"/>&lt;/adit:saveDocumentFileResponse&gt;</text:p>
      <text:p text:style-name="P16"><text:s text:c="3"/>&lt;/SOAP-ENV:Body&gt;</text:p>
      <text:p text:style-name="P16">&lt;/SOAP-ENV:Envelope&gt;</text:p>
      <text:h text:style-name="P32" text:outline-level="1"><text:bookmark-start text:name="_Toc379789493"/><text:bookmark-start text:name="_Toc310595929"/><text:bookmark-start text:name="_Toc290888212"/><text:bookmark-start text:name="_Toc290045523"/><text:bookmark-start text:name="_Toc273352539"/><text:bookmark-start text:name="_Toc273345932"/><text:bookmark-start text:name="_Toc271627637"/><text:bookmark-start text:name="_Toc271552504"/><text:bookmark-start text:name="_Toc271551509"/><text:bookmark-start text:name="_Toc271031530"/><text:bookmark-start text:name="_Toc270424927"/><text:bookmark-start text:name="_Toc270420743"/><text:bookmark-start text:name="_Toc269120305"/><text:bookmark-start text:name="_Toc269120574"/><text:bookmark-start text:name="_Toc269122891"/><text:bookmark-start text:name="_Toc269124333"/><text:bookmark-start text:name="_Toc269126597"/><text:bookmark-start text:name="_Toc269128815"/>DeflateDocument.v1<text:bookmark-end text:name="_Toc379789493"/><text:bookmark-end text:name="_Toc310595929"/><text:bookmark-end text:name="_Toc290888212"/><text:bookmark-end text:name="_Toc290045523"/><text:bookmark-end text:name="_Toc273352539"/><text:bookmark-end text:name="_Toc273345932"/><text:bookmark-end text:name="_Toc271627637"/><text:bookmark-end text:name="_Toc271552504"/><text:bookmark-end text:name="_Toc271551509"/><text:bookmark-end text:name="_Toc271031530"/><text:bookmark-end text:name="_Toc270424927"/><text:bookmark-end text:name="_Toc270420743"/><text:bookmark-end text:name="_Toc269120305"/><text:bookmark-end text:name="_Toc269120574"/><text:bookmark-end text:name="_Toc269122891"/><text:bookmark-end text:name="_Toc269124333"/><text:bookmark-end text:name="_Toc269126597"/><text:bookmark-end text:name="_Toc269128815"/></text:h>
      <text:p text:style-name="P6">Päring võimaldab tühjendada dokumendi failid – failide sisu kustutatakse ning asendatakse räsiga. See võimaldab hoida kokku kasutaja andmemahu limiiti. Päringu parameetriga „document_id“ määratakse ära, millise dokumendi faile tahetakse tühjendada.</text:p>
      <text:p text:style-name="P4"/>
      <text:p text:style-name="P4">Parameetrid</text:p>
      <table:table table:name="Table20" table:style-name="Table20">
        <table:table-column table:style-name="Table20.A"/>
        <table:table-column table:style-name="Table20.B" table:number-columns-repeated="2"/>
        <table:table-row>
          <table:table-cell table:style-name="Table20.A1" office:value-type="string">
            <text:p text:style-name="Normal"><text:span text:style-name="Default_20_Paragraph_20_Font"><text:span text:style-name="T7">Nimi</text:span></text:span></text:p>
          </table:table-cell>
          <table:table-cell table:style-name="Table20.A1" office:value-type="string">
            <text:p text:style-name="Normal"><text:span text:style-name="Default_20_Paragraph_20_Font"><text:span text:style-name="T7">Väärtuse tüüp</text:span></text:span></text:p>
          </table:table-cell>
          <table:table-cell table:style-name="Table20.A1" office:value-type="string">
            <text:p text:style-name="Normal"><text:span text:style-name="Default_20_Paragraph_20_Font"><text:span text:style-name="T7">Väärtuse näide</text:span></text:span></text:p>
          </table:table-cell>
        </table:table-row>
        <table:table-row>
          <table:table-cell table:style-name="Table20.A1" office:value-type="string">
            <text:p text:style-name="Normal"><text:span text:style-name="Default_20_Paragraph_20_Font"><text:span text:style-name="T9">Document_id</text:span></text:span></text:p>
          </table:table-cell>
          <table:table-cell table:style-name="Table20.A1" office:value-type="string">
            <text:p text:style-name="Normal"><text:span text:style-name="Default_20_Paragraph_20_Font"><text:span text:style-name="T9">Integer</text:span></text:span></text:p>
          </table:table-cell>
          <table:table-cell table:style-name="Table20.A1" office:value-type="string">
            <text:p text:style-name="Normal"><text:span text:style-name="Default_20_Paragraph_20_Font"><text:span text:style-name="T9">44</text:span></text:span></text:p>
          </table:table-cell>
        </table:table-row>
      </table:table>
      <text:p text:style-name="P4"/>
      <text:p text:style-name="P4">Päringu näide:</text:p>
      <text:p text:style-name="P4"/>
      <text:p text:style-name="P16">&lt;soapenv:Envelope xmlns:soapenv="http://schemas.xmlsoap.org/soap/envelope/" xmlns:xtee="http://x-tee.riik.ee/xsd/xtee.xsd" xmlns:adit="http://producers.ametlikud-dokumendid.xtee.riik.ee/producer/ametlikud-dokumendid"&gt;</text:p>
      <text:p text:style-name="P16"><text:s text:c="3"/>&lt;soapenv:Header&gt;</text:p>
      <text:p text:style-name="P16"><text:s text:c="6"/>&lt;xtee:nimi&gt;ametlikud-dokumendid.deflateDocument.v1&lt;/xtee:nimi&gt;</text:p>
      <text:p text:style-name="P16"><text:s text:c="6"/>&lt;xtee:id&gt;00000000000000&lt;/xtee:id&gt;</text:p>
      <text:p text:style-name="P16"><text:s text:c="6"/>&lt;xtee:isikukood&gt;EE38407089745&lt;/xtee:isikukood&gt;</text:p>
      <text:p text:style-name="P16"><text:s text:c="6"/>&lt;xtee:andmekogu&gt;ametlikud-dokumendid&lt;/xtee:andmekogu&gt;</text:p>
      <text:p text:style-name="P16"><text:s text:c="6"/>&lt;xtee:asutus&gt;12345678&lt;/xtee:asutus&gt;</text:p>
      <text:p text:style-name="P16"><text:s text:c="6"/>&lt;adit:infosysteem&gt;KOV&lt;/adit:infosysteem&gt;</text:p>
      <text:p text:style-name="P16"><text:s text:c="3"/>&lt;/soapenv:Header&gt;</text:p>
      <text:p text:style-name="P16"><text:s text:c="3"/>&lt;soapenv:Body&gt;</text:p>
      <text:p text:style-name="P16"><text:s text:c="6"/>&lt;adit:deflateDocument&gt;</text:p>
      <text:p text:style-name="P16"><text:s text:c="9"/>&lt;keha&gt;</text:p>
      <text:p text:style-name="P16"><text:s text:c="12"/>&lt;document_id&gt;44&lt;/document_id&gt;</text:p>
      <text:p text:style-name="P16"><text:s text:c="9"/>&lt;/keha&gt;</text:p>
      <text:p text:style-name="P16"><text:s text:c="6"/>&lt;/adit:deflateDocument&gt;</text:p>
      <text:p text:style-name="P16"><text:s text:c="3"/>&lt;/soapenv:Body&gt;</text:p>
      <text:p text:style-name="P16">&lt;/soapenv:Envelope&gt;</text:p>
      <text:p text:style-name="P4"/>
      <text:p text:style-name="P4">Päringu vastuse näide:</text:p>
      <text:p text:style-name="P4"><text:soft-page-break/></text:p>
      <text:p text:style-name="P16">&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6"><text:s text:c="3"/>&lt;SOAP-ENV:Header&gt;</text:p>
      <text:p text:style-name="P16"><text:s text:c="6"/>&lt;xtee:asutus xsi:type="xsd:string"&gt;12345678&lt;/xtee:asutus&gt;</text:p>
      <text:p text:style-name="P16"><text:s text:c="6"/>&lt;xtee:isikukood xsi:type="xsd:string"&gt;EE38407089745&lt;/xtee:isikukood&gt;</text:p>
      <text:p text:style-name="P16"><text:s text:c="6"/>&lt;xtee:id xsi:type="xsd:string"&gt;00000000000000&lt;/xtee:id&gt;</text:p>
      <text:p text:style-name="P16"><text:s text:c="6"/>&lt;xtee:nimi xsi:type="xsd:string"&gt;ametlikud-dokumendid.deflateDocument.v1&lt;/xtee:nimi&gt;</text:p>
      <text:p text:style-name="P16"><text:s text:c="6"/>&lt;xtee:andmekogu xsi:type="xsd:string"&gt;ametlikud-dokumendid&lt;/xtee:andmekogu&gt;</text:p>
      <text:p text:style-name="P16"><text:s text:c="3"/>&lt;/SOAP-ENV:Header&gt;</text:p>
      <text:p text:style-name="P16"><text:s text:c="3"/>&lt;SOAP-ENV:Body&gt;</text:p>
      <text:p text:style-name="P16"><text:s text:c="6"/>&lt;adit:deflateDocumentResponse&gt;</text:p>
      <text:p text:style-name="P16"><text:s text:c="9"/>&lt;paring&gt;</text:p>
      <text:p text:style-name="P16"><text:s text:c="12"/>&lt;document_id&gt;44&lt;/document_id&gt;</text:p>
      <text:p text:style-name="P16"><text:s text:c="9"/>&lt;/paring&gt;</text:p>
      <text:p text:style-name="P16"><text:s text:c="9"/>&lt;keha&gt;</text:p>
      <text:p text:style-name="P16"><text:s text:c="12"/>&lt;success&gt;true&lt;/success&gt;</text:p>
      <text:p text:style-name="P16"><text:s text:c="12"/>&lt;messages&gt;</text:p>
      <text:p text:style-name="P16"><text:s text:c="15"/>&lt;message lang="en"&gt;Document was successfully deflated&lt;/message&gt;</text:p>
      <text:p text:style-name="P16"><text:s text:c="12"/>&lt;/messages&gt;</text:p>
      <text:p text:style-name="P16"><text:s text:c="9"/>&lt;/keha&gt;</text:p>
      <text:p text:style-name="P16"><text:s text:c="6"/>&lt;/adit:DeflateDocumentResponse&gt;</text:p>
      <text:p text:style-name="P16"><text:s text:c="3"/>&lt;/SOAP-ENV:Body&gt;</text:p>
      <text:p text:style-name="P16">&lt;/SOAP-ENV:Envelope&gt;</text:p>
      <text:h text:style-name="P32" text:outline-level="1"><text:bookmark-start text:name="_Toc379789494"/><text:bookmark-start text:name="_Toc310595930"/><text:bookmark-start text:name="_Toc290888213"/><text:bookmark-start text:name="_Toc290045524"/><text:bookmark-start text:name="_Toc273352540"/><text:bookmark-start text:name="_Toc273345933"/><text:bookmark-start text:name="_Toc271627638"/><text:bookmark-start text:name="_Toc271552505"/><text:bookmark-start text:name="_Toc271551510"/><text:bookmark-start text:name="_Toc271031531"/><text:bookmark-start text:name="_Toc270424928"/><text:bookmark-start text:name="_Toc270420744"/><text:bookmark-start text:name="_Toc269120306"/><text:bookmark-start text:name="_Toc269120575"/><text:bookmark-start text:name="_Toc269122892"/><text:bookmark-start text:name="_Toc269124334"/><text:bookmark-start text:name="_Toc269126598"/><text:bookmark-start text:name="_Toc269128816"/>DeleteDocument.v1<text:bookmark-end text:name="_Toc379789494"/><text:bookmark-end text:name="_Toc310595930"/><text:bookmark-end text:name="_Toc290888213"/><text:bookmark-end text:name="_Toc290045524"/><text:bookmark-end text:name="_Toc273352540"/><text:bookmark-end text:name="_Toc273345933"/><text:bookmark-end text:name="_Toc271627638"/><text:bookmark-end text:name="_Toc271552505"/><text:bookmark-end text:name="_Toc271551510"/><text:bookmark-end text:name="_Toc271031531"/><text:bookmark-end text:name="_Toc270424928"/><text:bookmark-end text:name="_Toc270420744"/><text:bookmark-end text:name="_Toc269120306"/><text:bookmark-end text:name="_Toc269120575"/><text:bookmark-end text:name="_Toc269122892"/><text:bookmark-end text:name="_Toc269124334"/><text:bookmark-end text:name="_Toc269126598"/><text:bookmark-end text:name="_Toc269128816"/></text:h>
      <text:p text:style-name="P7"><text:span text:style-name="Default_20_Paragraph_20_Font"><text:span text:style-name="T1">Päring võimaldab kustutada dokumendi – </text:span></text:span><text:span text:style-name="Default_20_Paragraph_20_Font"><text:span text:style-name="T1">märkida dokumendi kustutatuks. Dokumendi failide sisu kustutatakse ning asendatakse räsiga.</text:span></text:span></text:p>
      <text:p text:style-name="P4"/>
      <text:p text:style-name="P4">Parameetrid</text:p>
      <table:table table:name="Table21" table:style-name="Table21">
        <table:table-column table:style-name="Table21.A"/>
        <table:table-column table:style-name="Table21.B" table:number-columns-repeated="2"/>
        <table:table-row>
          <table:table-cell table:style-name="Table21.A1" office:value-type="string">
            <text:p text:style-name="Normal"><text:span text:style-name="Default_20_Paragraph_20_Font"><text:span text:style-name="T7">Nimi</text:span></text:span></text:p>
          </table:table-cell>
          <table:table-cell table:style-name="Table21.A1" office:value-type="string">
            <text:p text:style-name="Normal"><text:span text:style-name="Default_20_Paragraph_20_Font"><text:span text:style-name="T7">Väärtuse tüüp</text:span></text:span></text:p>
          </table:table-cell>
          <table:table-cell table:style-name="Table21.A1" office:value-type="string">
            <text:p text:style-name="Normal"><text:span text:style-name="Default_20_Paragraph_20_Font"><text:span text:style-name="T7">Väärtuse näide</text:span></text:span></text:p>
          </table:table-cell>
        </table:table-row>
        <table:table-row>
          <table:table-cell table:style-name="Table21.A1" office:value-type="string">
            <text:p text:style-name="Normal"><text:span text:style-name="Default_20_Paragraph_20_Font"><text:span text:style-name="T9">Document_id</text:span></text:span></text:p>
          </table:table-cell>
          <table:table-cell table:style-name="Table21.A1" office:value-type="string">
            <text:p text:style-name="Normal"><text:span text:style-name="Default_20_Paragraph_20_Font"><text:span text:style-name="T9">Integer</text:span></text:span></text:p>
          </table:table-cell>
          <table:table-cell table:style-name="Table21.A1" office:value-type="string">
            <text:p text:style-name="Normal"><text:span text:style-name="Default_20_Paragraph_20_Font"><text:span text:style-name="T9">44</text:span></text:span></text:p>
          </table:table-cell>
        </table:table-row>
      </table:table>
      <text:p text:style-name="P4"/>
      <text:p text:style-name="P4">Päringu näide:</text:p>
      <text:p text:style-name="P4"/>
      <text:p text:style-name="P16">&lt;soapenv:Envelope xmlns:soapenv="http://schemas.xmlsoap.org/soap/envelope/" xmlns:xtee="http://x-tee.riik.ee/xsd/xtee.xsd" xmlns:adit="http://producers.ametlikud-dokumendid.xtee.riik.ee/producer/ametlikud-dokumendid"&gt;</text:p>
      <text:p text:style-name="P16"><text:s text:c="3"/>&lt;soapenv:Header&gt;</text:p>
      <text:p text:style-name="P16"><text:s text:c="6"/>&lt;xtee:nimi&gt;ametlikud-dokumendid.deleteDocument.v1&lt;/xtee:nimi&gt;</text:p>
      <text:p text:style-name="P16"><text:s text:c="6"/>&lt;xtee:id&gt;00000000000000&lt;/xtee:id&gt;</text:p>
      <text:p text:style-name="P16"><text:s text:c="6"/>&lt;xtee:isikukood&gt;EE38407089745&lt;/xtee:isikukood&gt;</text:p>
      <text:p text:style-name="P16"><text:s text:c="6"/>&lt;xtee:andmekogu&gt;ametlikud-dokumendid&lt;/xtee:andmekogu&gt;</text:p>
      <text:p text:style-name="P16"><text:s text:c="6"/>&lt;xtee:asutus&gt;12345678&lt;/xtee:asutus&gt;</text:p>
      <text:p text:style-name="P16"><text:s text:c="6"/>&lt;adit:infosysteem&gt;KOV&lt;/adit:infosysteem&gt;</text:p>
      <text:p text:style-name="P16"><text:s text:c="3"/>&lt;/soapenv:Header&gt;</text:p>
      <text:p text:style-name="P16"><text:s text:c="3"/>&lt;soapenv:Body&gt;</text:p>
      <text:p text:style-name="P16"><text:s text:c="6"/>&lt;adit:deleteDocument&gt;</text:p>
      <text:p text:style-name="P16"><text:s text:c="9"/>&lt;keha&gt;</text:p>
      <text:p text:style-name="P16"><text:s text:c="12"/>&lt;document_id&gt;45&lt;/document_id&gt;</text:p>
      <text:p text:style-name="P16"><text:s text:c="9"/>&lt;/keha&gt;</text:p>
      <text:p text:style-name="P16"><text:s text:c="6"/>&lt;/adit:deleteDocument&gt;</text:p>
      <text:p text:style-name="P16"><text:soft-page-break/><text:s text:c="3"/>&lt;/soapenv:Body&gt;</text:p>
      <text:p text:style-name="P16">&lt;/soapenv:Envelope&gt;</text:p>
      <text:p text:style-name="P4"/>
      <text:p text:style-name="P4">Päringu vastuse näide:</text:p>
      <text:p text:style-name="P4"/>
      <text:p text:style-name="P16">&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6"><text:s text:c="3"/>&lt;SOAP-ENV:Header&gt;</text:p>
      <text:p text:style-name="P16"><text:s text:c="6"/>&lt;xtee:asutus xsi:type="xsd:string"&gt;12345678&lt;/xtee:asutus&gt;</text:p>
      <text:p text:style-name="P16"><text:s text:c="6"/>&lt;xtee:isikukood xsi:type="xsd:string"&gt;EE38407089745&lt;/xtee:isikukood&gt;</text:p>
      <text:p text:style-name="P16"><text:s text:c="6"/>&lt;xtee:id xsi:type="xsd:string"&gt;00000000000000&lt;/xtee:id&gt;</text:p>
      <text:p text:style-name="P16"><text:s text:c="6"/>&lt;xtee:nimi xsi:type="xsd:string"&gt;ametlikud-dokumendid.deleteDocument.v1&lt;/xtee:nimi&gt;</text:p>
      <text:p text:style-name="P16"><text:s text:c="6"/>&lt;xtee:andmekogu xsi:type="xsd:string"&gt;ametlikud-dokumendid&lt;/xtee:andmekogu&gt;</text:p>
      <text:p text:style-name="P16"><text:s text:c="3"/>&lt;/SOAP-ENV:Header&gt;</text:p>
      <text:p text:style-name="P16"><text:s text:c="3"/>&lt;SOAP-ENV:Body&gt;</text:p>
      <text:p text:style-name="P16"><text:s text:c="6"/>&lt;adit:deleteDocumentResponse&gt;</text:p>
      <text:p text:style-name="P16"><text:s text:c="9"/>&lt;paring&gt;</text:p>
      <text:p text:style-name="P16"><text:s text:c="12"/>&lt;document_id&gt;45&lt;/document_id&gt;</text:p>
      <text:p text:style-name="P16"><text:s text:c="9"/>&lt;/paring&gt;</text:p>
      <text:p text:style-name="P16"><text:s text:c="9"/>&lt;keha&gt;</text:p>
      <text:p text:style-name="P16"><text:s text:c="12"/>&lt;success&gt;true&lt;/success&gt;</text:p>
      <text:p text:style-name="P16"><text:s text:c="12"/>&lt;messages&gt;</text:p>
      <text:p text:style-name="P16"><text:s text:c="15"/>&lt;message lang="en"&gt;Document was successfully deleted.&lt;/message&gt;</text:p>
      <text:p text:style-name="P16"><text:s text:c="12"/>&lt;/messages&gt;</text:p>
      <text:p text:style-name="P16"><text:s text:c="9"/>&lt;/keha&gt;</text:p>
      <text:p text:style-name="P16"><text:s text:c="6"/>&lt;/adit:deleteDocumentResponse&gt;</text:p>
      <text:p text:style-name="P16"><text:s text:c="3"/>&lt;/SOAP-ENV:Body&gt;</text:p>
      <text:p text:style-name="P16">&lt;/SOAP-ENV:Envelope&gt;</text:p>
      <text:h text:style-name="P32" text:outline-level="1"><text:bookmark-start text:name="_Toc379789495"/><text:bookmark-start text:name="_Toc310595931"/><text:bookmark-start text:name="_Toc290888214"/><text:bookmark-start text:name="_Toc290045525"/><text:bookmark-start text:name="_Toc273352541"/><text:bookmark-start text:name="_Toc273345934"/><text:bookmark-start text:name="_Toc271627639"/><text:bookmark-start text:name="_Toc271552506"/><text:bookmark-start text:name="_Toc271551511"/><text:bookmark-start text:name="_Toc271031532"/><text:bookmark-start text:name="_Toc270424929"/><text:bookmark-start text:name="_Toc270420745"/><text:bookmark-start text:name="_Toc269120307"/><text:bookmark-start text:name="_Toc269120576"/><text:bookmark-start text:name="_Toc269122893"/><text:bookmark-start text:name="_Toc269124335"/><text:bookmark-start text:name="_Toc269126599"/><text:bookmark-start text:name="_Toc269128817"/>DeleteDocumentFile.v1<text:bookmark-end text:name="_Toc379789495"/><text:bookmark-end text:name="_Toc310595931"/><text:bookmark-end text:name="_Toc290888214"/><text:bookmark-end text:name="_Toc290045525"/><text:bookmark-end text:name="_Toc273352541"/><text:bookmark-end text:name="_Toc273345934"/><text:bookmark-end text:name="_Toc271627639"/><text:bookmark-end text:name="_Toc271552506"/><text:bookmark-end text:name="_Toc271551511"/><text:bookmark-end text:name="_Toc271031532"/><text:bookmark-end text:name="_Toc270424929"/><text:bookmark-end text:name="_Toc270420745"/><text:bookmark-end text:name="_Toc269120307"/><text:bookmark-end text:name="_Toc269120576"/><text:bookmark-end text:name="_Toc269122893"/><text:bookmark-end text:name="_Toc269124335"/><text:bookmark-end text:name="_Toc269126599"/><text:bookmark-end text:name="_Toc269128817"/></text:h>
      <text:p text:style-name="P6">Päring võimaldab kustutada dokumendi juurde kuuluva faili. Fail märgitakse kustutatuks ning faili sisu asendatakse räsiga.</text:p>
      <text:p text:style-name="P4"/>
      <text:p text:style-name="P4">Parameetrid</text:p>
      <table:table table:name="Table22" table:style-name="Table22">
        <table:table-column table:style-name="Table22.A"/>
        <table:table-column table:style-name="Table22.B" table:number-columns-repeated="2"/>
        <table:table-row>
          <table:table-cell table:style-name="Table22.A1" office:value-type="string">
            <text:p text:style-name="Normal"><text:span text:style-name="Default_20_Paragraph_20_Font"><text:span text:style-name="T7">Nimi</text:span></text:span></text:p>
          </table:table-cell>
          <table:table-cell table:style-name="Table22.A1" office:value-type="string">
            <text:p text:style-name="Normal"><text:span text:style-name="Default_20_Paragraph_20_Font"><text:span text:style-name="T7">Väärtuse tüüp</text:span></text:span></text:p>
          </table:table-cell>
          <table:table-cell table:style-name="Table22.A1" office:value-type="string">
            <text:p text:style-name="Normal"><text:span text:style-name="Default_20_Paragraph_20_Font"><text:span text:style-name="T7">Väärtuse näide</text:span></text:span></text:p>
          </table:table-cell>
        </table:table-row>
        <table:table-row>
          <table:table-cell table:style-name="Table22.A1" office:value-type="string">
            <text:p text:style-name="Normal"><text:span text:style-name="Default_20_Paragraph_20_Font"><text:span text:style-name="T9">Document_id</text:span></text:span></text:p>
          </table:table-cell>
          <table:table-cell table:style-name="Table22.A1" office:value-type="string">
            <text:p text:style-name="Normal"><text:span text:style-name="Default_20_Paragraph_20_Font"><text:span text:style-name="T9">Integer</text:span></text:span></text:p>
          </table:table-cell>
          <table:table-cell table:style-name="Table22.A1" office:value-type="string">
            <text:p text:style-name="Normal"><text:span text:style-name="Default_20_Paragraph_20_Font"><text:span text:style-name="T9">46</text:span></text:span></text:p>
          </table:table-cell>
        </table:table-row>
        <table:table-row>
          <table:table-cell table:style-name="Table22.A1" office:value-type="string">
            <text:p text:style-name="Normal"><text:span text:style-name="Default_20_Paragraph_20_Font"><text:span text:style-name="T9">File_id</text:span></text:span></text:p>
          </table:table-cell>
          <table:table-cell table:style-name="Table22.A1" office:value-type="string">
            <text:p text:style-name="Normal"><text:span text:style-name="Default_20_Paragraph_20_Font"><text:span text:style-name="T9">Integer</text:span></text:span></text:p>
          </table:table-cell>
          <table:table-cell table:style-name="Table22.A1" office:value-type="string">
            <text:p text:style-name="Normal"><text:span text:style-name="Default_20_Paragraph_20_Font"><text:span text:style-name="T9">15</text:span></text:span></text:p>
          </table:table-cell>
        </table:table-row>
      </table:table>
      <text:p text:style-name="P4"/>
      <text:p text:style-name="P4">Päringu näide:</text:p>
      <text:p text:style-name="P4"/>
      <text:p text:style-name="P16">&lt;soapenv:Envelope xmlns:soapenv="http://schemas.xmlsoap.org/soap/envelope/" xmlns:xtee="http://x-tee.riik.ee/xsd/xtee.xsd" xmlns:adit="http://producers.ametlikud-dokumendid.xtee.riik.ee/producer/ametlikud-dokumendid"&gt;</text:p>
      <text:p text:style-name="P16"><text:s text:c="3"/>&lt;soapenv:Header&gt;</text:p>
      <text:p text:style-name="P16"><text:s text:c="6"/>&lt;xtee:nimi&gt;ametlikud-dokumendid.deleteDocumentFile.v1&lt;/xtee:nimi&gt;</text:p>
      <text:p text:style-name="P16"><text:s text:c="6"/>&lt;xtee:id&gt;00000000000000&lt;/xtee:id&gt;</text:p>
      <text:p text:style-name="P16"><text:s text:c="6"/>&lt;xtee:isikukood&gt;EE38407089745&lt;/xtee:isikukood&gt;</text:p>
      <text:p text:style-name="P16"><text:s text:c="6"/>&lt;xtee:andmekogu&gt;ametlikud-dokumendid&lt;/xtee:andmekogu&gt;</text:p>
      <text:p text:style-name="P16"><text:s text:c="6"/>&lt;xtee:asutus&gt;12345678&lt;/xtee:asutus&gt;</text:p>
      <text:p text:style-name="P16"><text:s text:c="6"/>&lt;adit:infosysteem&gt;KOV&lt;/adit:infosysteem&gt;</text:p>
      <text:p text:style-name="P16"><text:s text:c="3"/>&lt;/soapenv:Header&gt;</text:p>
      <text:p text:style-name="P16"><text:soft-page-break/><text:s text:c="3"/>&lt;soapenv:Body&gt;</text:p>
      <text:p text:style-name="P16"><text:s text:c="6"/>&lt;adit:deleteDocumentFile&gt;</text:p>
      <text:p text:style-name="P16"><text:s text:c="9"/>&lt;keha&gt;</text:p>
      <text:p text:style-name="P16"><text:s text:c="12"/>&lt;document_id&gt;46&lt;/document_id&gt;</text:p>
      <text:p text:style-name="P16"><text:s text:c="12"/>&lt;file_id&gt;15&lt;/file_id&gt;</text:p>
      <text:p text:style-name="P16"><text:s text:c="9"/>&lt;/keha&gt;</text:p>
      <text:p text:style-name="P16"><text:s text:c="6"/>&lt;/adit:deleteDocumentFile&gt;</text:p>
      <text:p text:style-name="P16"><text:s text:c="3"/>&lt;/soapenv:Body&gt;</text:p>
      <text:p text:style-name="P16">&lt;/soapenv:Envelope&gt;</text:p>
      <text:p text:style-name="P4"/>
      <text:p text:style-name="P4">Päringu vastuse näide:</text:p>
      <text:p text:style-name="P4"/>
      <text:p text:style-name="P16">&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6"><text:s text:c="3"/>&lt;SOAP-ENV:Header&gt;</text:p>
      <text:p text:style-name="P16"><text:s text:c="6"/>&lt;xtee:asutus xsi:type="xsd:string"&gt;12345678&lt;/xtee:asutus&gt;</text:p>
      <text:p text:style-name="P16"><text:s text:c="6"/>&lt;xtee:isikukood xsi:type="xsd:string"&gt;EE38407089745&lt;/xtee:isikukood&gt;</text:p>
      <text:p text:style-name="P16"><text:s text:c="6"/>&lt;xtee:id xsi:type="xsd:string"&gt;00000000000000&lt;/xtee:id&gt;</text:p>
      <text:p text:style-name="P16"><text:s text:c="6"/>&lt;xtee:nimi xsi:type="xsd:string"&gt;ametlikud-dokumendid.deleteDocumentFile.v1&lt;/xtee:nimi&gt;</text:p>
      <text:p text:style-name="P16"><text:s text:c="6"/>&lt;xtee:andmekogu xsi:type="xsd:string"&gt;ametlikud-dokumendid&lt;/xtee:andmekogu&gt;</text:p>
      <text:p text:style-name="P16"><text:s text:c="3"/>&lt;/SOAP-ENV:Header&gt;</text:p>
      <text:p text:style-name="P16"><text:s text:c="3"/>&lt;SOAP-ENV:Body&gt;</text:p>
      <text:p text:style-name="P16"><text:s text:c="6"/>&lt;adit:deleteDocumentFileResponse&gt;</text:p>
      <text:p text:style-name="P16"><text:s text:c="9"/>&lt;paring&gt;</text:p>
      <text:p text:style-name="P16"><text:s text:c="12"/>&lt;document_id&gt;46&lt;/document_id&gt;</text:p>
      <text:p text:style-name="P16"><text:s text:c="12"/>&lt;file_id&gt;15&lt;/file_id&gt;</text:p>
      <text:p text:style-name="P16"><text:s text:c="9"/>&lt;/paring&gt;</text:p>
      <text:p text:style-name="P16"><text:s text:c="9"/>&lt;keha&gt;</text:p>
      <text:p text:style-name="P16"><text:s text:c="12"/>&lt;success&gt;true&lt;/success&gt;</text:p>
      <text:p text:style-name="P16"><text:s text:c="12"/>&lt;messages&gt;</text:p>
      <text:p text:style-name="P16"><text:s text:c="15"/>&lt;message lang="en"&gt;File was successfully deleted&lt;/message&gt;</text:p>
      <text:p text:style-name="P16"><text:s text:c="12"/>&lt;/messages&gt;</text:p>
      <text:p text:style-name="P16"><text:s text:c="9"/>&lt;/keha&gt;</text:p>
      <text:p text:style-name="P16"><text:s text:c="6"/>&lt;/adit:deleteDocumentFileResponse&gt;</text:p>
      <text:p text:style-name="P16"><text:s text:c="3"/>&lt;/SOAP-ENV:Body&gt;</text:p>
      <text:p text:style-name="P16">&lt;/SOAP-ENV:Envelope&gt;</text:p>
      <text:h text:style-name="P32" text:outline-level="1"><text:bookmark-start text:name="_Toc379789496"/><text:bookmark-start text:name="_Toc310595932"/><text:bookmark-start text:name="_Toc290888215"/><text:bookmark-start text:name="_Toc290045526"/><text:bookmark-start text:name="_Toc273352542"/><text:bookmark-start text:name="_Toc273345935"/><text:bookmark-start text:name="_Toc271627640"/><text:bookmark-start text:name="_Toc271552507"/><text:bookmark-start text:name="_Toc271551512"/><text:bookmark-start text:name="_Toc271031533"/><text:bookmark-start text:name="_Toc270424930"/><text:bookmark-start text:name="_Toc270420746"/><text:bookmark-start text:name="_Toc269120308"/><text:bookmark-start text:name="_Toc269120577"/><text:bookmark-start text:name="_Toc269122894"/><text:bookmark-start text:name="_Toc269124336"/><text:bookmark-start text:name="_Toc269126600"/><text:bookmark-start text:name="_Toc269128818"/>GetDocument.v1<text:bookmark-end text:name="_Toc379789496"/><text:bookmark-end text:name="_Toc310595932"/><text:bookmark-end text:name="_Toc290888215"/><text:bookmark-end text:name="_Toc290045526"/><text:bookmark-end text:name="_Toc273352542"/><text:bookmark-end text:name="_Toc273345935"/><text:bookmark-end text:name="_Toc271627640"/><text:bookmark-end text:name="_Toc271552507"/><text:bookmark-end text:name="_Toc271551512"/><text:bookmark-end text:name="_Toc271031533"/><text:bookmark-end text:name="_Toc270424930"/><text:bookmark-end text:name="_Toc270420746"/><text:bookmark-end text:name="_Toc269120308"/><text:bookmark-end text:name="_Toc269120577"/><text:bookmark-end text:name="_Toc269122894"/><text:bookmark-end text:name="_Toc269124336"/><text:bookmark-end text:name="_Toc269126600"/><text:bookmark-end text:name="_Toc269128818"/></text:h>
      <text:p text:style-name="P7"><text:span text:style-name="Default_20_Paragraph_20_Font"><text:span text:style-name="T1">Päring võimaldab pärida dokumendi andmed. Dokumenti on võimalik pärida ka koos failidega (päringu vastuses tagastatakse ka dokumendi juurde kuuluvate </text:span></text:span><text:span text:style-name="Default_20_Paragraph_20_Font"><text:span text:style-name="T1">failide sisu) – selleks tuleb määrata parameetri „include_file_contents“ väärtuseks „true“.</text:span></text:span></text:p>
      <text:p text:style-name="P6"/>
      <text:p text:style-name="P6">Parameetriga „file_types“ saab piirata, millist tüüpi faile soovitakse alla laadida. Võimalikud väärtused:</text:p>
      <text:p text:style-name="P22"><text:span text:style-name="Default_20_Paragraph_20_Font"><text:span text:style-name="T9">document</text:span></text:span><text:span text:style-name="Default_20_Paragraph_20_Font"><text:span text:style-name="T1">_file <text:s/>= <text:s/>dokumendi failid</text:span></text:span></text:p>
      <text:p text:style-name="P23">signature_container <text:s/>= <text:s/>digitaalallkirja konteiner</text:p>
      <text:p text:style-name="P23">zip_archive <text:s/>= <text:s/>dokumendi failidest moodustatud ZIP arhiiv</text:p>
      <text:p text:style-name="P4">Tüüpi „zip_archive“ saab kasutada ainult juhul, kui „include_file_contents“ väärtuseks on „true“.</text:p>
      <text:p text:style-name="P4"/>
      <text:p text:style-name="P6"><text:soft-page-break/>Dokumendi andmed tagastatakse SOAP manusena. Viide SOAP manusele lisatakse vastuse parameetri „document“ atribuuti „href“.</text:p>
      <text:p text:style-name="P4"/>
      <text:p text:style-name="P4">Parameetrid</text:p>
      <table:table table:name="Table23" table:style-name="Table23">
        <table:table-column table:style-name="Table23.A"/>
        <table:table-column table:style-name="Table23.B" table:number-columns-repeated="2"/>
        <table:table-row>
          <table:table-cell table:style-name="Table23.A1" office:value-type="string">
            <text:p text:style-name="Normal"><text:span text:style-name="Default_20_Paragraph_20_Font"><text:span text:style-name="T7">Nimi</text:span></text:span></text:p>
          </table:table-cell>
          <table:table-cell table:style-name="Table23.A1" office:value-type="string">
            <text:p text:style-name="Normal"><text:span text:style-name="Default_20_Paragraph_20_Font"><text:span text:style-name="T7">Väärtuse tüüp</text:span></text:span></text:p>
          </table:table-cell>
          <table:table-cell table:style-name="Table23.A1" office:value-type="string">
            <text:p text:style-name="Normal"><text:span text:style-name="Default_20_Paragraph_20_Font"><text:span text:style-name="T7">Väärtuse näide</text:span></text:span></text:p>
          </table:table-cell>
        </table:table-row>
        <table:table-row>
          <table:table-cell table:style-name="Table23.A1" office:value-type="string">
            <text:p text:style-name="Normal"><text:span text:style-name="Default_20_Paragraph_20_Font"><text:span text:style-name="T9">Document_id</text:span></text:span></text:p>
          </table:table-cell>
          <table:table-cell table:style-name="Table23.A1" office:value-type="string">
            <text:p text:style-name="Normal"><text:span text:style-name="Default_20_Paragraph_20_Font"><text:span text:style-name="T9">Integer</text:span></text:span></text:p>
          </table:table-cell>
          <table:table-cell table:style-name="Table23.A1" office:value-type="string">
            <text:p text:style-name="Normal"><text:span text:style-name="Default_20_Paragraph_20_Font"><text:span text:style-name="T9">46</text:span></text:span></text:p>
          </table:table-cell>
        </table:table-row>
        <table:table-row>
          <table:table-cell table:style-name="Table23.A1" office:value-type="string">
            <text:p text:style-name="Normal"><text:span text:style-name="Default_20_Paragraph_20_Font"><text:span text:style-name="T9">Include_file_contents</text:span></text:span></text:p>
          </table:table-cell>
          <table:table-cell table:style-name="Table23.A1" office:value-type="string">
            <text:p text:style-name="Normal"><text:span text:style-name="Default_20_Paragraph_20_Font"><text:span text:style-name="T9">Boolean</text:span></text:span></text:p>
          </table:table-cell>
          <table:table-cell table:style-name="Table23.A1" office:value-type="string">
            <text:p text:style-name="Normal"><text:span text:style-name="Default_20_Paragraph_20_Font"><text:span text:style-name="T9">true</text:span></text:span></text:p>
          </table:table-cell>
        </table:table-row>
        <table:table-row>
          <table:table-cell table:style-name="Table23.A1" office:value-type="string">
            <text:p text:style-name="Normal"><text:span text:style-name="Default_20_Paragraph_20_Font"><text:span text:style-name="T9">file_types</text:span></text:span></text:p>
          </table:table-cell>
          <table:table-cell table:style-name="Table23.A1" office:value-type="string">
            <text:p text:style-name="Normal"><text:span text:style-name="Default_20_Paragraph_20_Font"><text:span text:style-name="T9">Faili tüüpide massiiv</text:span></text:span></text:p>
          </table:table-cell>
          <table:table-cell table:style-name="Table23.A1" office:value-type="string">
            <text:p text:style-name="P4"/>
          </table:table-cell>
        </table:table-row>
        <table:table-row>
          <table:table-cell table:style-name="Table23.A1" office:value-type="string">
            <text:p text:style-name="Normal"><text:span text:style-name="Default_20_Paragraph_20_Font"><text:span text:style-name="T9">file_types.file_type</text:span></text:span></text:p>
          </table:table-cell>
          <table:table-cell table:style-name="Table23.A1" office:value-type="string">
            <text:p text:style-name="Normal"><text:span text:style-name="Default_20_Paragraph_20_Font"><text:span text:style-name="T9">Faili tüübi nimetus</text:span></text:span></text:p>
          </table:table-cell>
          <table:table-cell table:style-name="Table23.A1" office:value-type="string">
            <text:p text:style-name="Normal"><text:span text:style-name="Default_20_Paragraph_20_Font"><text:span text:style-name="T9">signature_container</text:span></text:span></text:p>
          </table:table-cell>
        </table:table-row>
      </table:table>
      <text:p text:style-name="P4"/>
      <text:p text:style-name="P4">Päringu näide:</text:p>
      <text:p text:style-name="P4"/>
      <text:p text:style-name="P16">&lt;soapenv:Envelope xmlns:soapenv="http://schemas.xmlsoap.org/soap/envelope/" xmlns:xtee="http://x-tee.riik.ee/xsd/xtee.xsd" xmlns:adit="http://producers.ametlikud-dokumendid.xtee.riik.ee/producer/ametlikud-dokumendid"&gt;</text:p>
      <text:p text:style-name="P16"><text:s text:c="3"/>&lt;soapenv:Header&gt;</text:p>
      <text:p text:style-name="P16"><text:s text:c="6"/>&lt;xtee:nimi&gt;ametlikud-dokumendid.getDocument.v1&lt;/xtee:nimi&gt;</text:p>
      <text:p text:style-name="P16"><text:s text:c="6"/>&lt;xtee:id&gt;00000000000000&lt;/xtee:id&gt;</text:p>
      <text:p text:style-name="P16"><text:s text:c="6"/>&lt;xtee:isikukood&gt;EE38407089745&lt;/xtee:isikukood&gt;</text:p>
      <text:p text:style-name="P16"><text:s text:c="6"/>&lt;xtee:andmekogu&gt;ametlikud-dokumendid&lt;/xtee:andmekogu&gt;</text:p>
      <text:p text:style-name="P16"><text:s text:c="6"/>&lt;xtee:asutus&gt;12345678&lt;/xtee:asutus&gt;</text:p>
      <text:p text:style-name="P16"><text:s text:c="6"/>&lt;adit:infosysteem&gt;KOV&lt;/adit:infosysteem&gt;</text:p>
      <text:p text:style-name="P16"><text:s text:c="3"/>&lt;/soapenv:Header&gt;</text:p>
      <text:p text:style-name="P16"><text:s text:c="3"/>&lt;soapenv:Body&gt;</text:p>
      <text:p text:style-name="P16"><text:s text:c="6"/>&lt;adit:getDocument&gt;</text:p>
      <text:p text:style-name="P16"><text:s text:c="9"/>&lt;keha&gt;</text:p>
      <text:p text:style-name="P16"><text:s text:c="12"/>&lt;document_id&gt;46&lt;/document_id&gt;</text:p>
      <text:p text:style-name="P16"><text:s text:c="12"/>&lt;include_file_contents&gt;true&lt;/include_file_contents&gt;</text:p>
      <text:p text:style-name="P16"><text:s text:c="12"/>&lt;file_types&gt;</text:p>
      <text:p text:style-name="P16"><text:s text:c="15"/>&lt;file_type&gt;document_file&lt;/file_type&gt;</text:p>
      <text:p text:style-name="P16"><text:s text:c="15"/>&lt;file_type&gt;signature_container&lt;/file_type&gt;</text:p>
      <text:p text:style-name="P16"><text:s text:c="12"/>&lt;/file_types&gt;</text:p>
      <text:p text:style-name="P16"><text:s text:c="9"/>&lt;/keha&gt;</text:p>
      <text:p text:style-name="P16"><text:s text:c="6"/>&lt;/adit:getDocument&gt;</text:p>
      <text:p text:style-name="P16"><text:s text:c="3"/>&lt;/soapenv:Body&gt;</text:p>
      <text:p text:style-name="P16">&lt;/soapenv:Envelope&gt;</text:p>
      <text:p text:style-name="P4"/>
      <text:p text:style-name="P4">Päringu vastuse näide:</text:p>
      <text:p text:style-name="P4"/>
      <text:p text:style-name="P16">&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6"><text:s text:c="3"/>&lt;SOAP-ENV:Header&gt;</text:p>
      <text:p text:style-name="P16"><text:s text:c="6"/>&lt;xtee:asutus xsi:type="xsd:string"&gt;12345678&lt;/xtee:asutus&gt;</text:p>
      <text:p text:style-name="P16"><text:s text:c="6"/>&lt;xtee:isikukood xsi:type="xsd:string"&gt;EE38407089745&lt;/xtee:isikukood&gt;</text:p>
      <text:p text:style-name="P16"><text:s text:c="6"/>&lt;xtee:id xsi:type="xsd:string"&gt;00000000000000&lt;/xtee:id&gt;</text:p>
      <text:p text:style-name="P16"><text:s text:c="6"/>&lt;xtee:nimi xsi:type="xsd:string"&gt;ametlikud-dokumendid.getDocument.v1&lt;/xtee:nimi&gt;</text:p>
      <text:p text:style-name="P16"><text:s text:c="6"/>&lt;xtee:andmekogu xsi:type="xsd:string"&gt;ametlikud-dokumendid&lt;/xtee:andmekogu&gt;</text:p>
      <text:p text:style-name="P16"><text:s text:c="3"/>&lt;/SOAP-ENV:Header&gt;</text:p>
      <text:p text:style-name="P16"><text:s text:c="3"/>&lt;SOAP-ENV:Body&gt;</text:p>
      <text:p text:style-name="P16"><text:s text:c="6"/>&lt;adit:getDocumentResponse&gt;</text:p>
      <text:p text:style-name="P16"><text:s text:c="9"/>&lt;paring&gt;</text:p>
      <text:p text:style-name="P16"><text:soft-page-break/><text:s text:c="12"/>&lt;document_id&gt;46&lt;/document_id&gt;</text:p>
      <text:p text:style-name="P16"><text:s text:c="12"/>&lt;include_file_contents&gt;true&lt;/include_file_contents&gt;</text:p>
      <text:p text:style-name="P16"><text:s text:c="12"/>&lt;file_types&gt;</text:p>
      <text:p text:style-name="P16"><text:s text:c="15"/>&lt;file_type&gt;document_file&lt;/file_type&gt;</text:p>
      <text:p text:style-name="P16"><text:s text:c="15"/>&lt;file_type&gt;signature_container&lt;/file_type&gt;</text:p>
      <text:p text:style-name="P16"><text:s text:c="12"/>&lt;/file_types&gt;</text:p>
      <text:p text:style-name="P16"><text:s text:c="9"/>&lt;/paring&gt;</text:p>
      <text:p text:style-name="P16"><text:s text:c="9"/>&lt;keha&gt;</text:p>
      <text:p text:style-name="P16"><text:s text:c="12"/>&lt;success&gt;true&lt;/success&gt;</text:p>
      <text:p text:style-name="P16"><text:s text:c="12"/>&lt;messages&gt;</text:p>
      <text:p text:style-name="P16"><text:s text:c="15"/>&lt;message lang="en"&gt;Requested document was successfully retrieved&lt;/message&gt;</text:p>
      <text:p text:style-name="P16"><text:s text:c="12"/>&lt;/messages&gt;</text:p>
      <text:p text:style-name="P16"><text:s text:c="12"/>&lt;document href="cid:288593275620550871934750578520" /&gt;</text:p>
      <text:p text:style-name="P16"><text:s text:c="10"/>&lt;/keha&gt;</text:p>
      <text:p text:style-name="P16"><text:s text:c="6"/>&lt;/adit:getDocumentResponse&gt;</text:p>
      <text:p text:style-name="P16"><text:s text:c="3"/>&lt;/SOAP-ENV:Body&gt;</text:p>
      <text:p text:style-name="P16">&lt;/SOAP-ENV:Envelope&gt;</text:p>
      <text:p text:style-name="P4"/>
      <text:p text:style-name="P4">Päringu vastuse SOAP manuse dekodeeritud sisu parameetrid:</text:p>
      <text:p text:style-name="P4"/>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Normal"><text:span text:style-name="Default_20_Paragraph_20_Font"><text:span text:style-name="T7">Nimi</text:span></text:span></text:p>
          </table:table-cell>
          <table:table-cell table:style-name="Table24.A1" office:value-type="string">
            <text:p text:style-name="Normal"><text:span text:style-name="Default_20_Paragraph_20_Font"><text:span text:style-name="T7">Kirjeldus</text:span></text:span></text:p>
          </table:table-cell>
          <table:table-cell table:style-name="Table24.C1" office:value-type="string">
            <text:p text:style-name="Normal"><text:span text:style-name="Default_20_Paragraph_20_Font"><text:span text:style-name="T7">Tüüp</text:span></text:span></text:p>
          </table:table-cell>
          <table:table-cell table:style-name="Table24.A1" office:value-type="string">
            <text:p text:style-name="Normal"><text:span text:style-name="Default_20_Paragraph_20_Font"><text:span text:style-name="T7">Väärtuse näide</text:span></text:span></text:p>
          </table:table-cell>
        </table:table-row>
        <table:table-row>
          <table:table-cell table:style-name="Table24.A1" office:value-type="string">
            <text:p text:style-name="Normal"><text:span text:style-name="Default_20_Paragraph_20_Font"><text:span text:style-name="T9">Document</text:span></text:span></text:p>
          </table:table-cell>
          <table:table-cell table:style-name="Table24.A1" office:value-type="string">
            <text:p text:style-name="P4">Dokumendi andmete konteiner</text:p>
          </table:table-cell>
          <table:table-cell table:style-name="Table24.C1" office:value-type="string">
            <text:p text:style-name="P4"/>
          </table:table-cell>
          <table:table-cell table:style-name="Table24.A1" office:value-type="string">
            <text:p text:style-name="P4"/>
          </table:table-cell>
        </table:table-row>
        <table:table-row>
          <table:table-cell table:style-name="Table24.A1" office:value-type="string">
            <text:list xml:id="list37475551" text:continue-numbering="true" text:style-name="L2">
              <text:list-item>
                <text:p text:style-name="P30"><text:span text:style-name="Default_20_Paragraph_20_Font"><text:span text:style-name="T9">id</text:span></text:span></text:p>
              </text:list-item>
            </text:list>
          </table:table-cell>
          <table:table-cell table:style-name="Table24.A1" office:value-type="string">
            <text:p text:style-name="P4">Dokumendi ID</text:p>
          </table:table-cell>
          <table:table-cell table:style-name="Table24.C1" office:value-type="string">
            <text:p text:style-name="P4">Integer</text:p>
          </table:table-cell>
          <table:table-cell table:style-name="Table24.A1" office:value-type="string">
            <text:p text:style-name="P4">45</text:p>
          </table:table-cell>
        </table:table-row>
        <table:table-row>
          <table:table-cell table:style-name="Table24.A1" office:value-type="string">
            <text:list xml:id="list37467273" text:continue-numbering="true" text:style-name="L2">
              <text:list-item>
                <text:p text:style-name="P30"><text:span text:style-name="Default_20_Paragraph_20_Font"><text:span text:style-name="T9">guid</text:span></text:span></text:p>
              </text:list-item>
            </text:list>
          </table:table-cell>
          <table:table-cell table:style-name="Table24.A1" office:value-type="string">
            <text:p text:style-name="P4">Dokumendi GUID</text:p>
          </table:table-cell>
          <table:table-cell table:style-name="Table24.C1" office:value-type="string">
            <text:p text:style-name="P4">String</text:p>
          </table:table-cell>
          <table:table-cell table:style-name="Table24.A1" office:value-type="string">
            <text:p text:style-name="Normal"><text:span text:style-name="Default_20_Paragraph_20_Font"><text:span text:style-name="T12">19d71714-0d93-292a-b254-3a06a4f24002</text:span></text:span></text:p>
          </table:table-cell>
        </table:table-row>
        <table:table-row>
          <table:table-cell table:style-name="Table24.A1" office:value-type="string">
            <text:list xml:id="list37481941" text:continue-numbering="true" text:style-name="L2">
              <text:list-item>
                <text:p text:style-name="P30"><text:span text:style-name="Default_20_Paragraph_20_Font"><text:span text:style-name="T9">title</text:span></text:span></text:p>
              </text:list-item>
            </text:list>
          </table:table-cell>
          <table:table-cell table:style-name="Table24.A1" office:value-type="string">
            <text:p text:style-name="P4">Dokumendi pealkiri</text:p>
          </table:table-cell>
          <table:table-cell table:style-name="Table24.C1" office:value-type="string">
            <text:p text:style-name="P4">String</text:p>
          </table:table-cell>
          <table:table-cell table:style-name="Table24.A1" office:value-type="string">
            <text:p text:style-name="P4"/>
          </table:table-cell>
        </table:table-row>
        <table:table-row>
          <table:table-cell table:style-name="Table24.A6" office:value-type="string">
            <text:list xml:id="list37484680" text:continue-numbering="true" text:style-name="L2">
              <text:list-item>
                <text:p text:style-name="P29"><text:change-start text:change-id="ct299513640"/>content<text:change-end text:change-id="ct299513640"/></text:p>
              </text:list-item>
            </text:list>
          </table:table-cell>
          <table:table-cell table:style-name="Table24.A6" office:value-type="string">
            <text:p text:style-name="P4"><text:change-start text:change-id="ct299515200"/>Dokumendi sisu<text:change-end text:change-id="ct299515200"/></text:p>
          </table:table-cell>
          <table:table-cell table:style-name="Table24.C6" office:value-type="string">
            <text:p text:style-name="P4"><text:change-start text:change-id="ct299514576"/>String<text:change-end text:change-id="ct299514576"/></text:p>
          </table:table-cell>
          <table:table-cell table:style-name="Table24.A6" office:value-type="string">
            <text:p text:style-name="P4"><text:change-start text:change-id="ct299512808"/>Lorem<text:change-end text:change-id="ct299512808"/><text:change-start text:change-id="ct299516240"/> ipsum sit amet<text:change-end text:change-id="ct299516240"/></text:p>
          </table:table-cell>
        </table:table-row>
        <table:table-row>
          <table:table-cell table:style-name="Table24.A1" office:value-type="string">
            <text:list xml:id="list37467747" text:continue-numbering="true" text:style-name="L2">
              <text:list-item>
                <text:p text:style-name="P30"><text:span text:style-name="Default_20_Paragraph_20_Font"><text:span text:style-name="T9">folder</text:span></text:span></text:p>
              </text:list-item>
            </text:list>
          </table:table-cell>
          <table:table-cell table:style-name="Table24.A1" office:value-type="string">
            <text:p text:style-name="Normal"><text:span text:style-name="Default_20_Paragraph_20_Font"><text:span text:style-name="T1">Dokumendi kaust. Võimalikud väärtused: local, incoming, outgoing</text:span></text:span></text:p>
          </table:table-cell>
          <table:table-cell table:style-name="Table24.C1" office:value-type="string">
            <text:p text:style-name="P4">String</text:p>
          </table:table-cell>
          <table:table-cell table:style-name="Table24.A1" office:value-type="string">
            <text:p text:style-name="P4">local</text:p>
          </table:table-cell>
        </table:table-row>
        <table:table-row>
          <table:table-cell table:style-name="Table24.A1" office:value-type="string">
            <text:list xml:id="list37494253" text:continue-numbering="true" text:style-name="L2">
              <text:list-item>
                <text:p text:style-name="P30"><text:span text:style-name="Default_20_Paragraph_20_Font"><text:span text:style-name="T9">has_been_viewed</text:span></text:span></text:p>
              </text:list-item>
            </text:list>
          </table:table-cell>
          <table:table-cell table:style-name="Table24.A1" office:value-type="string">
            <text:p text:style-name="P4">Näitab, kas dokumenti on vaadatud</text:p>
          </table:table-cell>
          <table:table-cell table:style-name="Table24.C1" office:value-type="string">
            <text:p text:style-name="P4">Boolean</text:p>
          </table:table-cell>
          <table:table-cell table:style-name="Table24.A1" office:value-type="string">
            <text:p text:style-name="P4">true</text:p>
          </table:table-cell>
        </table:table-row>
        <table:table-row>
          <table:table-cell table:style-name="Table24.A1" office:value-type="string">
            <text:list xml:id="list37491504" text:continue-numbering="true" text:style-name="L2">
              <text:list-item>
                <text:p text:style-name="P30"><text:span text:style-name="Default_20_Paragraph_20_Font"><text:span text:style-name="T9">document_type</text:span></text:span></text:p>
              </text:list-item>
            </text:list>
          </table:table-cell>
          <table:table-cell table:style-name="Table24.A1" office:value-type="string">
            <text:p text:style-name="P4">Dokumendi tüüp (application / letter)</text:p>
          </table:table-cell>
          <table:table-cell table:style-name="Table24.C1" office:value-type="string">
            <text:p text:style-name="P4">String</text:p>
          </table:table-cell>
          <table:table-cell table:style-name="Table24.A1" office:value-type="string">
            <text:p text:style-name="P4">Application</text:p>
          </table:table-cell>
        </table:table-row>
        <table:table-row>
          <table:table-cell table:style-name="Table24.A1" office:value-type="string">
            <text:list xml:id="list37470772" text:continue-numbering="true" text:style-name="L2">
              <text:list-item>
                <text:p text:style-name="P30"><text:span text:style-name="Default_20_Paragraph_20_Font"><text:span text:style-name="T9">creator_code</text:span></text:span></text:p>
              </text:list-item>
            </text:list>
          </table:table-cell>
          <table:table-cell table:style-name="Table24.A1" office:value-type="string">
            <text:p text:style-name="P4">Dokumendi looja / omaniku kood</text:p>
          </table:table-cell>
          <table:table-cell table:style-name="Table24.C1" office:value-type="string">
            <text:p text:style-name="P4">String</text:p>
          </table:table-cell>
          <table:table-cell table:style-name="Table24.A1" office:value-type="string">
            <text:p text:style-name="P4">EE38407089745</text:p>
          </table:table-cell>
        </table:table-row>
        <table:table-row>
          <table:table-cell table:style-name="Table24.A1" office:value-type="string">
            <text:list xml:id="list37491067" text:continue-numbering="true" text:style-name="L2">
              <text:list-item>
                <text:p text:style-name="P30"><text:span text:style-name="Default_20_Paragraph_20_Font"><text:span text:style-name="T9">creator_name</text:span></text:span></text:p>
              </text:list-item>
            </text:list>
          </table:table-cell>
          <table:table-cell table:style-name="Table24.A1" office:value-type="string">
            <text:p text:style-name="P4">Dokumendi looja / omaniku nimi</text:p>
          </table:table-cell>
          <table:table-cell table:style-name="Table24.C1" office:value-type="string">
            <text:p text:style-name="P4">String</text:p>
          </table:table-cell>
          <table:table-cell table:style-name="Table24.A1" office:value-type="string">
            <text:p text:style-name="P4">Eesnimi Perenimi</text:p>
          </table:table-cell>
        </table:table-row>
        <table:table-row>
          <table:table-cell table:style-name="Table24.A1" office:value-type="string">
            <text:list xml:id="list37467298" text:continue-numbering="true" text:style-name="L2">
              <text:list-item>
                <text:p text:style-name="P30"><text:span text:style-name="Default_20_Paragraph_20_Font"><text:span text:style-name="T9">creator_user_code</text:span></text:span></text:p>
              </text:list-item>
            </text:list>
          </table:table-cell>
          <table:table-cell table:style-name="Table24.A1" office:value-type="string">
            <text:p text:style-name="P4">Dokumendi loonud isiku kood (kasulik juhul, kui dokument on loodud asutuse kasutajakonto kaudu)</text:p>
          </table:table-cell>
          <table:table-cell table:style-name="Table24.C1" office:value-type="string">
            <text:p text:style-name="P4">String</text:p>
          </table:table-cell>
          <table:table-cell table:style-name="Table24.A1" office:value-type="string">
            <text:p text:style-name="P4">EE38407089745</text:p>
          </table:table-cell>
        </table:table-row>
        <table:table-row>
          <table:table-cell table:style-name="Table24.A1" office:value-type="string">
            <text:list xml:id="list37480036" text:continue-numbering="true" text:style-name="L2">
              <text:list-item>
                <text:p text:style-name="P30"><text:span text:style-name="Default_20_Paragraph_20_Font"><text:span text:style-name="T9">creator_user_name</text:span></text:span></text:p>
              </text:list-item>
            </text:list>
          </table:table-cell>
          <table:table-cell table:style-name="Table24.A1" office:value-type="string">
            <text:p text:style-name="P4">Dokumendi loonud isiku nimi (kasulik juhul, kui dokument on loodud <text:soft-page-break/>asutuse kasutajakonto kaudu)</text:p>
          </table:table-cell>
          <table:table-cell table:style-name="Table24.C1" office:value-type="string">
            <text:p text:style-name="P4">String</text:p>
          </table:table-cell>
          <table:table-cell table:style-name="Table24.A1" office:value-type="string">
            <text:p text:style-name="P4">Eesnimi Perenimi</text:p>
          </table:table-cell>
        </table:table-row>
        <table:table-row>
          <table:table-cell table:style-name="Table24.A1" office:value-type="string">
            <text:list xml:id="list37475563" text:continue-numbering="true" text:style-name="L2">
              <text:list-item>
                <text:p text:style-name="P30"><text:span text:style-name="Default_20_Paragraph_20_Font"><text:span text:style-name="T9">created</text:span></text:span></text:p>
              </text:list-item>
            </text:list>
          </table:table-cell>
          <table:table-cell table:style-name="Table24.A1" office:value-type="string">
            <text:p text:style-name="P4">Dokumendi loomise aeg</text:p>
          </table:table-cell>
          <table:table-cell table:style-name="Table24.C1" office:value-type="string">
            <text:p text:style-name="P4">Date</text:p>
          </table:table-cell>
          <table:table-cell table:style-name="Table24.A1" office:value-type="string">
            <text:p text:style-name="Normal"><text:span text:style-name="Default_20_Paragraph_20_Font"><text:span text:style-name="T12">2010-08-09T12:17:26.000+03:00</text:span></text:span></text:p>
          </table:table-cell>
        </table:table-row>
        <table:table-row>
          <table:table-cell table:style-name="Table24.A1" office:value-type="string">
            <text:list xml:id="list37469606" text:continue-numbering="true" text:style-name="L2">
              <text:list-item>
                <text:p text:style-name="P30"><text:span text:style-name="Default_20_Paragraph_20_Font"><text:span text:style-name="T9">creator_application</text:span></text:span></text:p>
              </text:list-item>
            </text:list>
          </table:table-cell>
          <table:table-cell table:style-name="Table24.A1" office:value-type="string">
            <text:p text:style-name="P4">Dokumendi loomisel kasutatud infosüsteemi nimi</text:p>
          </table:table-cell>
          <table:table-cell table:style-name="Table24.C1" office:value-type="string">
            <text:p text:style-name="P4">String</text:p>
          </table:table-cell>
          <table:table-cell table:style-name="Table24.A1" office:value-type="string">
            <text:p text:style-name="P8">KOV</text:p>
          </table:table-cell>
        </table:table-row>
        <table:table-row>
          <table:table-cell table:style-name="Table24.A1" office:value-type="string">
            <text:list xml:id="list37480321" text:continue-numbering="true" text:style-name="L2">
              <text:list-item>
                <text:p text:style-name="P30"><text:span text:style-name="Default_20_Paragraph_20_Font"><text:span text:style-name="T9">last_mofified</text:span></text:span></text:p>
              </text:list-item>
            </text:list>
          </table:table-cell>
          <table:table-cell table:style-name="Table24.A1" office:value-type="string">
            <text:p text:style-name="P4">Dokumendi viimase muutmise aeg</text:p>
          </table:table-cell>
          <table:table-cell table:style-name="Table24.C1" office:value-type="string">
            <text:p text:style-name="P4">Date</text:p>
          </table:table-cell>
          <table:table-cell table:style-name="Table24.A1" office:value-type="string">
            <text:p text:style-name="P8">2010-08-09T12:17:26.000+03:00</text:p>
          </table:table-cell>
        </table:table-row>
        <table:table-row>
          <table:table-cell table:style-name="Table24.A1" office:value-type="string">
            <text:list xml:id="list37485305" text:continue-numbering="true" text:style-name="L2">
              <text:list-item>
                <text:p text:style-name="P30"><text:span text:style-name="Default_20_Paragraph_20_Font"><text:span text:style-name="T9">signable</text:span></text:span></text:p>
              </text:list-item>
            </text:list>
          </table:table-cell>
          <table:table-cell table:style-name="Table24.A1" office:value-type="string">
            <text:p text:style-name="P4">Näitab, kas document on allkirjastatav</text:p>
          </table:table-cell>
          <table:table-cell table:style-name="Table24.C1" office:value-type="string">
            <text:p text:style-name="P4">Boolean</text:p>
          </table:table-cell>
          <table:table-cell table:style-name="Table24.A1" office:value-type="string">
            <text:p text:style-name="P8">true</text:p>
          </table:table-cell>
        </table:table-row>
        <table:table-row>
          <table:table-cell table:style-name="Table24.A1" office:value-type="string">
            <text:list xml:id="list37492203" text:continue-numbering="true" text:style-name="L2">
              <text:list-item>
                <text:p text:style-name="P30"><text:span text:style-name="Default_20_Paragraph_20_Font"><text:span text:style-name="T9">document_files</text:span></text:span></text:p>
              </text:list-item>
            </text:list>
          </table:table-cell>
          <table:table-cell table:style-name="Table24.A1" office:value-type="string">
            <text:p text:style-name="Normal"><text:span text:style-name="Default_20_Paragraph_20_Font"><text:span text:style-name="T1">Dokumendi failide konteiner</text:span></text:span></text:p>
          </table:table-cell>
          <table:table-cell table:style-name="Table24.C1" office:value-type="string">
            <text:p text:style-name="P4"/>
          </table:table-cell>
          <table:table-cell table:style-name="Table24.A1" office:value-type="string">
            <text:p text:style-name="P4"/>
          </table:table-cell>
        </table:table-row>
        <table:table-row>
          <table:table-cell table:style-name="Table24.A1" office:value-type="string">
            <text:list xml:id="list37481399" text:continue-numbering="true" text:style-name="L2">
              <text:list-item>
                <text:p text:style-name="P30"><text:span text:style-name="Default_20_Paragraph_20_Font"><text:span text:style-name="T9">remove_date</text:span></text:span></text:p>
              </text:list-item>
            </text:list>
          </table:table-cell>
          <table:table-cell table:style-name="Table24.A1" office:value-type="string">
            <text:p text:style-name="Normal"><text:span text:style-name="Default_20_Paragraph_20_Font"><text:span text:style-name="T1">Dokumendi eeldatav kustutamise aeg. Arvutatakse viimase muutmise aja ja ADIT dokumentide säilitustähtaja alusel.</text:span></text:span></text:p>
          </table:table-cell>
          <table:table-cell table:style-name="Table24.C1" office:value-type="string">
            <text:p text:style-name="P4">Date</text:p>
          </table:table-cell>
          <table:table-cell table:style-name="Table24.A1" office:value-type="string">
            <text:p text:style-name="Normal"><text:span text:style-name="Default_20_Paragraph_20_Font"><text:span text:style-name="T12">2012-01-01</text:span></text:span></text:p>
          </table:table-cell>
        </table:table-row>
        <table:table-row>
          <table:table-cell table:style-name="Table24.A6" office:value-type="string">
            <text:list xml:id="list37470815" text:continue-numbering="true" text:style-name="L2">
              <text:list-item>
                <text:p text:style-name="P29"><text:change-start text:change-id="ct299516136"/>signed<text:change-end text:change-id="ct299516136"/></text:p>
              </text:list-item>
            </text:list>
          </table:table-cell>
          <table:table-cell table:style-name="Table24.A6" office:value-type="string">
            <text:p text:style-name="Normal"><text:change-start text:change-id="ct299515304"/><text:span text:style-name="Default_20_Paragraph_20_Font"><text:span text:style-name="T1">Näitab, kas dokumenti on allkirjastatud</text:span></text:span><text:change-end text:change-id="ct299515304"/></text:p>
          </table:table-cell>
          <table:table-cell table:style-name="Table24.C6" office:value-type="string">
            <text:p text:style-name="P4"><text:change-start text:change-id="ct299514056"/>Boolean<text:change-end text:change-id="ct299514056"/></text:p>
          </table:table-cell>
          <table:table-cell table:style-name="Table24.A6" office:value-type="string">
            <text:p text:style-name="P4"><text:change-start text:change-id="ct299515408"/>false<text:change-end text:change-id="ct299515408"/></text:p>
          </table:table-cell>
        </table:table-row>
        <table:table-row>
          <table:table-cell table:style-name="Table24.A6" office:value-type="string">
            <text:list xml:id="list37491322" text:continue-numbering="true" text:style-name="L2">
              <text:list-item>
                <text:p text:style-name="P31"><text:change-start text:change-id="ct299514992"/>eform_use_id<text:change-end text:change-id="ct299514992"/></text:p>
              </text:list-item>
            </text:list>
          </table:table-cell>
          <table:table-cell table:style-name="Table24.A6" office:value-type="string">
            <text:p text:style-name="Normal"><text:change-start text:change-id="ct299514472"/><text:span text:style-name="Default_20_Paragraph_20_Font"><text:span text:style-name="T1">Evormi kasutuselevõtu id</text:span></text:span><text:change-end text:change-id="ct299514472"/></text:p>
          </table:table-cell>
          <table:table-cell table:style-name="Table24.C6" office:value-type="string">
            <text:p text:style-name="P4"><text:change-start text:change-id="ct299515512"/>Integer<text:change-end text:change-id="ct299515512"/></text:p>
          </table:table-cell>
          <table:table-cell table:style-name="Table24.D21" office:value-type="float" office:value="299">
            <text:p text:style-name="P4"><text:change-start text:change-id="ct299517592"/>299<text:change-end text:change-id="ct299517592"/></text:p>
          </table:table-cell>
        </table:table-row>
        <table:table-row>
          <table:table-cell table:style-name="Table24.A1" office:value-type="string">
            <text:list xml:id="list37474653" text:continue-numbering="true" text:style-name="L2">
              <text:list-item>
                <text:p text:style-name="P30"><text:span text:style-name="Default_20_Paragraph_20_Font"><text:span text:style-name="T9">file</text:span></text:span></text:p>
              </text:list-item>
            </text:list>
          </table:table-cell>
          <table:table-cell table:style-name="Table24.A1" office:value-type="string">
            <text:p text:style-name="P4">Dokumendi faili andmed</text:p>
          </table:table-cell>
          <table:table-cell table:style-name="Table24.C1" office:value-type="string">
            <text:p text:style-name="P4"/>
          </table:table-cell>
          <table:table-cell table:style-name="Table24.A1" office:value-type="string">
            <text:p text:style-name="P4"/>
          </table:table-cell>
        </table:table-row>
        <table:table-row>
          <table:table-cell table:style-name="Table24.A1" office:value-type="string">
            <text:list xml:id="list37471435" text:continue-numbering="true" text:style-name="L2">
              <text:list-item>
                <text:p text:style-name="P30"><text:span text:style-name="Default_20_Paragraph_20_Font"><text:span text:style-name="T9">file.id</text:span></text:span></text:p>
              </text:list-item>
            </text:list>
          </table:table-cell>
          <table:table-cell table:style-name="Table24.A1" office:value-type="string">
            <text:p text:style-name="Normal"><text:span text:style-name="Default_20_Paragraph_20_Font"><text:span text:style-name="T1">Faili id (määratud juhul kui </text:span></text:span><text:span text:style-name="Default_20_Paragraph_20_Font"><text:span text:style-name="T1">soovitakse muuta olemasolevat dokumendi faili)</text:span></text:span></text:p>
          </table:table-cell>
          <table:table-cell table:style-name="Table24.C1" office:value-type="string">
            <text:p text:style-name="P4">Integer</text:p>
          </table:table-cell>
          <table:table-cell table:style-name="Table24.A1" office:value-type="string">
            <text:p text:style-name="P4">56</text:p>
          </table:table-cell>
        </table:table-row>
        <table:table-row>
          <table:table-cell table:style-name="Table24.A1" office:value-type="string">
            <text:list xml:id="list37478709" text:continue-numbering="true" text:style-name="L2">
              <text:list-item>
                <text:p text:style-name="P30"><text:span text:style-name="Default_20_Paragraph_20_Font"><text:span text:style-name="T9">file.name</text:span></text:span></text:p>
              </text:list-item>
            </text:list>
          </table:table-cell>
          <table:table-cell table:style-name="Table24.A1" office:value-type="string">
            <text:p text:style-name="P4">Faili nimi koos laiendiga</text:p>
          </table:table-cell>
          <table:table-cell table:style-name="Table24.C1" office:value-type="string">
            <text:p text:style-name="P4">String</text:p>
          </table:table-cell>
          <table:table-cell table:style-name="Table24.A1" office:value-type="string">
            <text:p text:style-name="P4">Avaldus.txt</text:p>
          </table:table-cell>
        </table:table-row>
        <table:table-row>
          <table:table-cell table:style-name="Table24.A1" office:value-type="string">
            <text:list xml:id="list37475092" text:continue-numbering="true" text:style-name="L2">
              <text:list-item>
                <text:p text:style-name="P30"><text:span text:style-name="Default_20_Paragraph_20_Font"><text:span text:style-name="T9">file.content_type</text:span></text:span></text:p>
              </text:list-item>
            </text:list>
          </table:table-cell>
          <table:table-cell table:style-name="Table24.A1" office:value-type="string">
            <text:p text:style-name="P4">Faili MIME tüüp</text:p>
          </table:table-cell>
          <table:table-cell table:style-name="Table24.C1" office:value-type="string">
            <text:p text:style-name="P4">String</text:p>
          </table:table-cell>
          <table:table-cell table:style-name="Table24.A1" office:value-type="string">
            <text:p text:style-name="P4">Application/pdf</text:p>
          </table:table-cell>
        </table:table-row>
        <table:table-row>
          <table:table-cell table:style-name="Table24.A1" office:value-type="string">
            <text:list xml:id="list37480081" text:continue-numbering="true" text:style-name="L2">
              <text:list-item>
                <text:p text:style-name="P30"><text:span text:style-name="Default_20_Paragraph_20_Font"><text:span text:style-name="T9">file.description</text:span></text:span></text:p>
              </text:list-item>
            </text:list>
          </table:table-cell>
          <table:table-cell table:style-name="Table24.A1" office:value-type="string">
            <text:p text:style-name="P4">Faili pealkiri või kirjeldus</text:p>
          </table:table-cell>
          <table:table-cell table:style-name="Table24.C1" office:value-type="string">
            <text:p text:style-name="P4">String</text:p>
          </table:table-cell>
          <table:table-cell table:style-name="Table24.A1" office:value-type="string">
            <text:p text:style-name="P4">Avaldus Tallinna Linnavalitsusele</text:p>
          </table:table-cell>
        </table:table-row>
        <table:table-row>
          <table:table-cell table:style-name="Table24.A1" office:value-type="string">
            <text:list xml:id="list37483902" text:continue-numbering="true" text:style-name="L2">
              <text:list-item>
                <text:p text:style-name="P30"><text:span text:style-name="Default_20_Paragraph_20_Font"><text:span text:style-name="T9">file.size_bytes</text:span></text:span></text:p>
              </text:list-item>
            </text:list>
          </table:table-cell>
          <table:table-cell table:style-name="Table24.A1" office:value-type="string">
            <text:p text:style-name="P4">Faili suurus baitides</text:p>
          </table:table-cell>
          <table:table-cell table:style-name="Table24.C1" office:value-type="string">
            <text:p text:style-name="P4">Long</text:p>
          </table:table-cell>
          <table:table-cell table:style-name="Table24.A1" office:value-type="string">
            <text:p text:style-name="P4">300</text:p>
          </table:table-cell>
        </table:table-row>
        <table:table-row>
          <table:table-cell table:style-name="Table24.A1" office:value-type="string">
            <text:list xml:id="list37494399" text:continue-numbering="true" text:style-name="L2">
              <text:list-item>
                <text:p text:style-name="P30"><text:span text:style-name="Default_20_Paragraph_20_Font"><text:span text:style-name="T9">file.file_type</text:span></text:span></text:p>
              </text:list-item>
            </text:list>
          </table:table-cell>
          <table:table-cell table:style-name="Table24.A1" office:value-type="string">
            <text:p text:style-name="P4">Faili tüüp</text:p>
          </table:table-cell>
          <table:table-cell table:style-name="Table24.C1" office:value-type="string">
            <text:p text:style-name="P4">String</text:p>
          </table:table-cell>
          <table:table-cell table:style-name="Table24.A1" office:value-type="string">
            <text:p text:style-name="P4">document_file</text:p>
          </table:table-cell>
        </table:table-row>
        <table:table-row>
          <table:table-cell table:style-name="Table24.A1" office:value-type="string">
            <text:list xml:id="list37473376" text:continue-numbering="true" text:style-name="L2">
              <text:list-item>
                <text:p text:style-name="P30"><text:span text:style-name="Default_20_Paragraph_20_Font"><text:span text:style-name="T9">file.data</text:span></text:span></text:p>
              </text:list-item>
            </text:list>
          </table:table-cell>
          <table:table-cell table:style-name="Table24.A1" office:value-type="string">
            <text:p text:style-name="Normal"><text:span text:style-name="Default_20_Paragraph_20_Font"><text:span text:style-name="T1">Faili sisu Base64 kodeeringus</text:span></text:span></text:p>
          </table:table-cell>
          <table:table-cell table:style-name="Table24.C1" office:value-type="string">
            <text:p text:style-name="P4">String</text:p>
          </table:table-cell>
          <table:table-cell table:style-name="Table24.A1" office:value-type="string">
            <text:p text:style-name="Normal"><text:span text:style-name="Default_20_Paragraph_20_Font"><text:span text:style-name="T12">SvVnZXZhI…</text:span></text:span></text:p>
          </table:table-cell>
        </table:table-row>
      </table:table>
      <text:p text:style-name="P4"/>
      <text:p text:style-name="P4"/>
      <text:p text:style-name="P4">Näide:</text:p>
      <text:p text:style-name="P4"/>
      <text:p text:style-name="P16">&lt;?xml version="1.0" encoding="UTF-8"?&gt;</text:p>
      <text:p text:style-name="P16">&lt;document&gt;</text:p>
      <text:p text:style-name="P16"><text:s text:c="4"/>&lt;id&gt;46&lt;/id&gt;</text:p>
      <text:p text:style-name="P16"><text:s text:c="4"/>&lt;guid&gt;19d71714-0d93-292a-b254-3a06a4f24002&lt;/guid&gt;</text:p>
      <text:p text:style-name="P16"><text:soft-page-break/><text:s text:c="4"/>&lt;title&gt;Avaldus Jõgeva Linnavalitsusele&lt;/title&gt;</text:p>
      <text:p text:style-name="P16"><text:s text:c="4"/>&lt;folder&gt;local&lt;/folder&gt;</text:p>
      <text:p text:style-name="P16"><text:s text:c="4"/>&lt;has_been_viewed&gt;true&lt;/has_been_viewed&gt;</text:p>
      <text:p text:style-name="P16"><text:s text:c="4"/>&lt;document_type&gt;application&lt;/document_type&gt;</text:p>
      <text:p text:style-name="P16"><text:s text:c="4"/>&lt;creator_code&gt;EE38407089745&lt;/creator_code&gt;</text:p>
      <text:p text:style-name="P16"><text:s text:c="4"/>&lt;creator_name&gt;Eesnimi Perenimi&lt;/creator_name&gt;</text:p>
      <text:p text:style-name="P16"><text:s text:c="4"/>&lt;creator_user_code&gt;EE38407089745&lt;/creator_user_code&gt;</text:p>
      <text:p text:style-name="P16"><text:s text:c="4"/>&lt;creator_user_name&gt;Eesnimi Perenimi&lt;/creator_user_name&gt;</text:p>
      <text:p text:style-name="P16"><text:s text:c="4"/>&lt;created&gt;2010-08-09T12:17:26.000+03:00&lt;/created&gt;</text:p>
      <text:p text:style-name="P16"><text:s text:c="4"/>&lt;creator_application&gt;KOV&lt;/creator_application&gt;</text:p>
      <text:p text:style-name="P16"><text:s text:c="4"/>&lt;last_modified&gt;2010-08-09T12:17:26.000+03:00&lt;/last_modified&gt;</text:p>
      <text:p text:style-name="P16"><text:s text:c="4"/>&lt;signable&gt;true&lt;/signable&gt;</text:p>
      <text:p text:style-name="P16"><text:s text:c="4"/>&lt;remove_date&gt;2012-01-01&lt;/remove_date&gt;</text:p>
      <text:p text:style-name="P16"><text:s text:c="4"/>&lt;document_files&gt;</text:p>
      <text:p text:style-name="P16"><text:s text:c="8"/>&lt;total_files&gt;2&lt;/total_files&gt;</text:p>
      <text:p text:style-name="P16"><text:s text:c="8"/>&lt;total_bytes&gt;446&lt;/total_bytes&gt;</text:p>
      <text:p text:style-name="P16"><text:s text:c="8"/>&lt;document_files&gt;</text:p>
      <text:p text:style-name="P16"><text:s text:c="12"/>&lt;file&gt;</text:p>
      <text:p text:style-name="P16"><text:s text:c="16"/>&lt;id&gt;17&lt;/id&gt;</text:p>
      <text:p text:style-name="P16"><text:s text:c="16"/>&lt;name&gt;avaldus2.txt&lt;/name&gt;</text:p>
      <text:p text:style-name="P16"><text:s text:c="16"/>&lt;content_type&gt;text/plain&lt;/content_type&gt;</text:p>
      <text:p text:style-name="P16"><text:s text:c="16"/>&lt;description&gt;Avaldus tekstifailina&lt;/description&gt;</text:p>
      <text:p text:style-name="P16"><text:s text:c="16"/>&lt;size_bytes&gt;223&lt;/size_bytes&gt;</text:p>
      <text:p text:style-name="P16"><text:s text:c="16"/>&lt;file_type&gt;document_file&lt;/file_type&gt;</text:p>
      <text:p text:style-name="P14"><text:span text:style-name="Default_20_Paragraph_20_Font"><text:span text:style-name="T12"><text:s text:c="16"/>&lt;data&gt;SvVnZXZhIExpbm5hdmFsaXRzdXMJMjAuMDQuMjAxMA0KDQpBdmFsZHVzDQoNClBhbHVuIHZpaXZp</text:span></text:span></text:p>
      <text:p text:style-name="P16">dGFtYXR1bHQgdGFnYXN0YWRhIG1pbnUgcG9vbHQgbfb2ZHVudWQgdGVpc2lw5GV2YWwgbGlubmF2</text:p>
      <text:p text:style-name="P16">YWxpdHN1c2Uga2FudHNlbGVpc3NlIHVudXN0YXR1ZCBrb2h2ZXIsIHN1dXNhZCBqYSByYW5uYXBh</text:p>
      <text:p text:style-name="P14"><text:span text:style-name="Default_20_Paragraph_20_Font"><text:span text:style-name="T12">bGwuDQoNCg0KRWlubyBNdWlkdWdpDQpBUyBBc3V0dXMNCkp1aGF0dXNlIGVzaW1lZXMNCg==</text:span></text:span></text:p>
      <text:p text:style-name="P16">&lt;/data&gt;</text:p>
      <text:p text:style-name="P16"><text:s text:c="12"/>&lt;/file&gt;</text:p>
      <text:p text:style-name="P16"><text:s text:c="12"/>&lt;file&gt;</text:p>
      <text:p text:style-name="P16"><text:s text:c="16"/>&lt;id&gt;16&lt;/id&gt;</text:p>
      <text:p text:style-name="P16"><text:s text:c="16"/>&lt;name&gt;avaldus1.txt&lt;/name&gt;</text:p>
      <text:p text:style-name="P16"><text:s text:c="16"/>&lt;content_type&gt;text/plain&lt;/content_type&gt;</text:p>
      <text:p text:style-name="P16"><text:s text:c="16"/>&lt;description&gt;Avaldus tekstifailina&lt;/description&gt;</text:p>
      <text:p text:style-name="P16"><text:s text:c="16"/>&lt;size_bytes&gt;223&lt;/size_bytes&gt;</text:p>
      <text:p text:style-name="P16"><text:s text:c="16"/>&lt;file_type&gt;document_file&lt;/file_type&gt;</text:p>
      <text:p text:style-name="P14"><text:span text:style-name="Default_20_Paragraph_20_Font"><text:span text:style-name="T12"><text:s text:c="16"/>&lt;data&gt;SvV</text:span></text:span><text:span text:style-name="Default_20_Paragraph_20_Font"><text:span text:style-name="T12">nZXZhIExpbm5hdmFsaXRzdXMJMjAuMDQuMjAxMA0KDQpBdmFsZHVzDQoNClBhbHVuIHZpaXZp</text:span></text:span></text:p>
      <text:p text:style-name="P16">dGFtYXR1bHQgdGFnYXN0YWRhIG1pbnUgcG9vbHQgbfb2ZHVudWQgdGVpc2lw5GV2YWwgbGlubmF2</text:p>
      <text:p text:style-name="P16">YWxpdHN1c2Uga2FudHNlbGVpc3NlIHVudXN0YXR1ZCBrb2h2ZXIsIHN1dXNhZCBqYSByYW5uYXBh</text:p>
      <text:p text:style-name="P14"><text:span text:style-name="Default_20_Paragraph_20_Font"><text:span text:style-name="T12">bGwuDQoNCg0KRWlubyBNdWlkdWdp</text:span></text:span><text:span text:style-name="Default_20_Paragraph_20_Font"><text:span text:style-name="T12">DQpBUyBBc3V0dXMNCkp1aGF0dXNlIGVzaW1lZXMNCg==</text:span></text:span></text:p>
      <text:p text:style-name="P16">&lt;/data&gt;</text:p>
      <text:p text:style-name="P16"><text:s text:c="12"/>&lt;/file&gt;</text:p>
      <text:p text:style-name="P16"><text:s text:c="8"/>&lt;/document_files&gt;</text:p>
      <text:p text:style-name="P16"><text:s text:c="4"/>&lt;/document_files&gt;</text:p>
      <text:p text:style-name="P16">&lt;/document&gt;</text:p>
      <text:h text:style-name="P32" text:outline-level="1"><text:bookmark-start text:name="_Toc310595933"/><text:bookmark-start text:name="_Toc290888216"/><text:bookmark-start text:name="_Toc290045527"/><text:bookmark-start text:name="_Toc273352543"/><text:bookmark-start text:name="_Toc273345936"/><text:bookmark-start text:name="_Toc271627641"/><text:bookmark-start text:name="_Toc271552508"/><text:bookmark-start text:name="_Toc271551513"/><text:bookmark-start text:name="_Toc271031534"/><text:bookmark-start text:name="_Toc270424931"/><text:bookmark-start text:name="_Toc270420747"/><text:bookmark-start text:name="_Toc269120309"/><text:bookmark-start text:name="_Toc269120578"/><text:bookmark-start text:name="_Toc269122895"/><text:bookmark-start text:name="_Toc269124337"/><text:bookmark-start text:name="_Toc269126601"/><text:bookmark-start text:name="_Toc269128819"/><text:bookmark-start text:name="_Toc379789497"/>GetDocument.v2<text:bookmark-end text:name="_Toc379789497"/></text:h>
      <text:p text:style-name="P6">Päring võimaldab pärida dokumendi andmed. Dokumenti on võimalik pärida ka koos failidega (päringu vastuses tagastatakse ka dokumendi juurde kuuluvate failide sisu) – selleks tuleb määrata parameetri „include_file_contents“ väärtuseks „true“. </text:p>
      <text:p text:style-name="P6"/>
      <text:p text:style-name="P6">Parameetriga „file_types“ saab piirata, millist tüüpi faile soovitakse alla laadida. Võimalikud väärtused:</text:p>
      <text:p text:style-name="P22"><text:span text:style-name="Default_20_Paragraph_20_Font"><text:span text:style-name="T9">document</text:span></text:span><text:span text:style-name="Default_20_Paragraph_20_Font"><text:span text:style-name="T1">_file</text:span></text:span><text:span text:style-name="Default_20_Paragraph_20_Font"><text:span text:style-name="T1"> <text:s/>= <text:s/>dokumendi failid</text:span></text:span></text:p>
      <text:p text:style-name="P23"><text:soft-page-break/>signature_container <text:s/>= <text:s/>digitaalallkirja konteiner</text:p>
      <text:p text:style-name="P23">zip_archive <text:s/>= <text:s/>dokumendi failidest moodustatud ZIP arhiiv</text:p>
      <text:p text:style-name="P4">Tüüpi „zip_archive“ saab kasutada ainult juhul, kui „include_file_contents“ väärtuseks on „true“.</text:p>
      <text:p text:style-name="P4"/>
      <text:p text:style-name="P7"><text:span text:style-name="Strong"><text:span text:style-name="T17">Võrreldes esimese ver</text:span></text:span><text:span text:style-name="Strong"><text:span text:style-name="T17">siooniga on lisatud võimalus</text:span></text:span><text:span text:style-name="Strong"> </text:span><text:span text:style-name="Default_20_Paragraph_20_Font"><text:span text:style-name="T18">filtreerida tagastatavaid dokumente ka parameetri DVK_ID järgi. Päringu vastuses tagastatakse võrreldes esimese versiooniga do</text:span></text:span><text:span text:style-name="Default_20_Paragraph_20_Font"><text:span text:style-name="T18">c</text:span></text:span><text:span text:style-name="Default_20_Paragraph_20_Font"><text:span text:style-name="T18">ument_sharing.dvk_id veerg DVK ID-na (esimeses versioonis document.dvk_id veerg) .</text:span></text:span></text:p>
      <text:p text:style-name="Normal"/>
      <text:p text:style-name="P6">Dokumendi andmed tagastatakse SOAP manusena. Viide SOAP manusele lisatakse vastuse parameetri „document“ atribuuti „href“.</text:p>
      <text:p text:style-name="P4"/>
      <text:p text:style-name="P4">Parameetrid</text:p>
      <table:table table:name="Table25" table:style-name="Table25">
        <table:table-column table:style-name="Table25.A"/>
        <table:table-column table:style-name="Table25.B" table:number-columns-repeated="2"/>
        <table:table-row>
          <table:table-cell table:style-name="Table25.A1" office:value-type="string">
            <text:p text:style-name="Normal"><text:span text:style-name="Default_20_Paragraph_20_Font"><text:span text:style-name="T7">Nimi</text:span></text:span></text:p>
          </table:table-cell>
          <table:table-cell table:style-name="Table25.A1" office:value-type="string">
            <text:p text:style-name="Normal"><text:span text:style-name="Default_20_Paragraph_20_Font"><text:span text:style-name="T7">Väärtuse tüüp</text:span></text:span></text:p>
          </table:table-cell>
          <table:table-cell table:style-name="Table25.A1" office:value-type="string">
            <text:p text:style-name="Normal"><text:span text:style-name="Default_20_Paragraph_20_Font"><text:span text:style-name="T7">Väärtuse näide</text:span></text:span></text:p>
          </table:table-cell>
        </table:table-row>
        <table:table-row>
          <table:table-cell table:style-name="Table25.A1" office:value-type="string">
            <text:p text:style-name="Normal"><text:span text:style-name="Default_20_Paragraph_20_Font"><text:span text:style-name="T9">Document_id</text:span></text:span></text:p>
          </table:table-cell>
          <table:table-cell table:style-name="Table25.A1" office:value-type="string">
            <text:p text:style-name="Normal"><text:span text:style-name="Default_20_Paragraph_20_Font"><text:span text:style-name="T9">Integer</text:span></text:span></text:p>
          </table:table-cell>
          <table:table-cell table:style-name="Table25.A1" office:value-type="string">
            <text:p text:style-name="Normal"><text:span text:style-name="Default_20_Paragraph_20_Font"><text:span text:style-name="T9">46</text:span></text:span></text:p>
          </table:table-cell>
        </table:table-row>
        <table:table-row>
          <table:table-cell table:style-name="Table25.A1" office:value-type="string">
            <text:p text:style-name="Normal"><text:span text:style-name="Default_20_Paragraph_20_Font"><text:span text:style-name="T9">Dvk_id</text:span></text:span></text:p>
          </table:table-cell>
          <table:table-cell table:style-name="Table25.A1" office:value-type="string">
            <text:p text:style-name="Normal"><text:span text:style-name="Default_20_Paragraph_20_Font"><text:span text:style-name="T9">Integer</text:span></text:span></text:p>
          </table:table-cell>
          <table:table-cell table:style-name="Table25.A1" office:value-type="string">
            <text:p text:style-name="Normal"><text:span text:style-name="Default_20_Paragraph_20_Font"><text:span text:style-name="T9">98</text:span></text:span></text:p>
          </table:table-cell>
        </table:table-row>
        <table:table-row>
          <table:table-cell table:style-name="Table25.A1" office:value-type="string">
            <text:p text:style-name="Normal"><text:span text:style-name="Default_20_Paragraph_20_Font"><text:span text:style-name="T9">Include_file_contents</text:span></text:span></text:p>
          </table:table-cell>
          <table:table-cell table:style-name="Table25.A1" office:value-type="string">
            <text:p text:style-name="Normal"><text:span text:style-name="Default_20_Paragraph_20_Font"><text:span text:style-name="T9">Boolean</text:span></text:span></text:p>
          </table:table-cell>
          <table:table-cell table:style-name="Table25.A1" office:value-type="string">
            <text:p text:style-name="Normal"><text:span text:style-name="Default_20_Paragraph_20_Font"><text:span text:style-name="T9">true</text:span></text:span></text:p>
          </table:table-cell>
        </table:table-row>
        <table:table-row>
          <table:table-cell table:style-name="Table25.A1" office:value-type="string">
            <text:p text:style-name="Normal"><text:span text:style-name="Default_20_Paragraph_20_Font"><text:span text:style-name="T9">file_types</text:span></text:span></text:p>
          </table:table-cell>
          <table:table-cell table:style-name="Table25.A1" office:value-type="string">
            <text:p text:style-name="Normal"><text:span text:style-name="Default_20_Paragraph_20_Font"><text:span text:style-name="T9">Faili </text:span></text:span><text:span text:style-name="Default_20_Paragraph_20_Font"><text:span text:style-name="T9">tüüpide massiiv</text:span></text:span></text:p>
          </table:table-cell>
          <table:table-cell table:style-name="Table25.A1" office:value-type="string">
            <text:p text:style-name="P4"/>
          </table:table-cell>
        </table:table-row>
        <table:table-row>
          <table:table-cell table:style-name="Table25.A1" office:value-type="string">
            <text:p text:style-name="Normal"><text:span text:style-name="Default_20_Paragraph_20_Font"><text:span text:style-name="T9">file_types.file_type</text:span></text:span></text:p>
          </table:table-cell>
          <table:table-cell table:style-name="Table25.A1" office:value-type="string">
            <text:p text:style-name="Normal"><text:span text:style-name="Default_20_Paragraph_20_Font"><text:span text:style-name="T9">Faili tüübi nimetus</text:span></text:span></text:p>
          </table:table-cell>
          <table:table-cell table:style-name="Table25.A1" office:value-type="string">
            <text:p text:style-name="Normal"><text:span text:style-name="Default_20_Paragraph_20_Font"><text:span text:style-name="T9">signature_container</text:span></text:span></text:p>
          </table:table-cell>
        </table:table-row>
      </table:table>
      <text:p text:style-name="P4"/>
      <text:p text:style-name="P4">Päringu näide:</text:p>
      <text:p text:style-name="P4"/>
      <text:p text:style-name="P16">&lt;soapenv:Envelope xmlns:soapenv="http://schemas.xmlsoap.org/soap/envelope/" xmlns:amet="http://producers.ametlikud-dokumendid.xtee.riik.ee/producer/ametlikud-dokumendid" xmlns:xtee="http://x-tee.riik.ee/xsd/xtee.xsd"&gt;</text:p>
      <text:p text:style-name="P16"><text:s text:c="3"/>&lt;soapenv:Header&gt;</text:p>
      <text:p text:style-name="P16"><text:s text:c="6"/>&lt;amet:infosysteem&gt;KOV&lt;/amet:infosysteem&gt;</text:p>
      <text:p text:style-name="P16"><text:s text:c="6"/>&lt;xtee:nimi&gt;ametlikud-dokumendid.getDocument.v2&lt;/xtee:nimi&gt;</text:p>
      <text:p text:style-name="P16"><text:s text:c="6"/>&lt;xtee:id&gt;00000000000000&lt;/xtee:id&gt;</text:p>
      <text:p text:style-name="P16"><text:s text:c="6"/>&lt;xtee:isikukood&gt;EE38605150320&lt;/xtee:isikukood&gt;</text:p>
      <text:p text:style-name="P16"><text:s text:c="6"/>&lt;xtee:andmekogu&gt;ametlikud-dokumendid&lt;/xtee:andmekogu&gt;</text:p>
      <text:p text:style-name="P16"><text:s text:c="6"/>&lt;xtee:asutus&gt;10560025&lt;/xtee:asutus&gt;</text:p>
      <text:p text:style-name="P16"><text:s text:c="3"/>&lt;/soapenv:Header&gt;</text:p>
      <text:p text:style-name="P16"><text:s text:c="3"/>&lt;soapenv:Body&gt;</text:p>
      <text:p text:style-name="P16"><text:s text:c="6"/>&lt;amet:getDocument&gt;</text:p>
      <text:p text:style-name="P16"><text:s text:c="9"/>&lt;keha&gt;</text:p>
      <text:p text:style-name="P16"><text:s text:c="12"/>&lt;dvk_id&gt;9573&lt;/dvk_id&gt;</text:p>
      <text:p text:style-name="P16"><text:s text:c="13"/>&lt;include_file_contents&gt;false&lt;/include_file_contents&gt;</text:p>
      <text:p text:style-name="P16"><text:s text:c="9"/>&lt;/keha&gt;</text:p>
      <text:p text:style-name="P16"><text:s text:c="6"/>&lt;/amet:getDocument&gt;</text:p>
      <text:p text:style-name="P16"><text:s text:c="3"/>&lt;/soapenv:Body&gt;</text:p>
      <text:p text:style-name="P14"><text:span text:style-name="Default_20_Paragraph_20_Font"><text:span text:style-name="T12">&lt;/soapenv:Envelope&gt;</text:span></text:span></text:p>
      <text:p text:style-name="P4"/>
      <text:p text:style-name="P4">Päringu vastuse näide:</text:p>
      <text:p text:style-name="P4"/>
      <text:p text:style-name="P16">&lt;SOAP-ENV:Envelope SOAP-ENV:encodingStyle="http://schemas.xmlsoap.org/soap/encoding/" xmlns:SOAP-ENV="http://schemas.xmlsoap.org/soap/envelope/" xmlns:SOAP-ENC="http://schemas.xmlsoap.org/soap/encoding/" xmlns:amet="http://producers.ametlikud-dokumendid.xtee.riik.ee/producer/ametlikud-dokumendid" xmlns:xsd="http://www.w3.org/2001/XMLSchema" xmlns:xsi="http://www.w3.org/2001/XMLSchema-instance" xmlns:xtee="http://x-tee.riik.ee/xsd/xtee.xsd"&gt;</text:p>
      <text:p text:style-name="P16"><text:s text:c="3"/>&lt;SOAP-ENV:Header&gt;</text:p>
      <text:p text:style-name="P16"><text:s text:c="6"/>&lt;xtee:asutus xsi:type="xsd:string"&gt;10560025&lt;/xtee:asutus&gt;</text:p>
      <text:p text:style-name="P16"><text:soft-page-break/><text:s text:c="6"/>&lt;xtee:isikukood xsi:type="xsd:string"&gt;EE38605150320&lt;/xtee:isikukood&gt;</text:p>
      <text:p text:style-name="P16"><text:s text:c="6"/>&lt;xtee:id xsi:type="xsd:string"&gt;00000000000000&lt;/xtee:id&gt;</text:p>
      <text:p text:style-name="P16"><text:s text:c="6"/>&lt;xtee:nimi xsi:type="xsd:string"&gt;ametlikud-dokumendid.getDocument.v2&lt;/xtee:nimi&gt;</text:p>
      <text:p text:style-name="P16"><text:s text:c="6"/>&lt;xtee:andmekogu xsi:type="xsd:string"&gt;ametlikud-dokumendid&lt;/xtee:andmekogu&gt;</text:p>
      <text:p text:style-name="P16"><text:s text:c="3"/>&lt;/SOAP-ENV:Header&gt;</text:p>
      <text:p text:style-name="P16"><text:s text:c="3"/>&lt;SOAP-ENV:Body&gt;</text:p>
      <text:p text:style-name="P16"><text:s text:c="6"/>&lt;amet:getDocumentResponse&gt;</text:p>
      <text:p text:style-name="P16"><text:s text:c="9"/>&lt;paring&gt;</text:p>
      <text:p text:style-name="P16"><text:s text:c="12"/>&lt;dvk_id&gt;9573&lt;/dvk_id&gt;</text:p>
      <text:p text:style-name="P16"><text:s text:c="9"/>&lt;/paring&gt;</text:p>
      <text:p text:style-name="P16"><text:s text:c="9"/>&lt;keha&gt;</text:p>
      <text:p text:style-name="P16"><text:s text:c="12"/>&lt;success&gt;true&lt;/success&gt;</text:p>
      <text:p text:style-name="P16"><text:s text:c="12"/>&lt;messages&gt;</text:p>
      <text:p text:style-name="P16"><text:s text:c="15"/>&lt;message lang="et"&gt;Soovitud dokument edukalt väljastatud.&lt;/message&gt;</text:p>
      <text:p text:style-name="P16"><text:s text:c="15"/>&lt;message lang="en"&gt;Requested document was successfully retrieved.&lt;/message&gt;</text:p>
      <text:p text:style-name="P16"><text:s text:c="15"/>&lt;message lang="ru"&gt;Желаемый документ успешно выдан.&lt;/message&gt;</text:p>
      <text:p text:style-name="P16"><text:s text:c="12"/>&lt;/messages&gt;</text:p>
      <text:p text:style-name="P16"><text:s text:c="12"/>&lt;document href="cid:761535221084975855247309434478"/&gt;</text:p>
      <text:p text:style-name="P16"><text:s text:c="9"/>&lt;/keha&gt;</text:p>
      <text:p text:style-name="P16"><text:s text:c="6"/>&lt;/amet:getDocumentResponse&gt;</text:p>
      <text:p text:style-name="P16"><text:s text:c="3"/>&lt;/SOAP-ENV:Body&gt;</text:p>
      <text:p text:style-name="P16">&lt;/SOAP-ENV:Envelope&gt;</text:p>
      <text:p text:style-name="P21"/>
      <text:p text:style-name="P4">Päringu vastuse SOAP manuse dekodeeritud sisu parameetrid:</text:p>
      <text:p text:style-name="P4"/>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Normal"><text:span text:style-name="Default_20_Paragraph_20_Font"><text:span text:style-name="T7">Nimi</text:span></text:span></text:p>
          </table:table-cell>
          <table:table-cell table:style-name="Table26.A1" office:value-type="string">
            <text:p text:style-name="Normal"><text:span text:style-name="Default_20_Paragraph_20_Font"><text:span text:style-name="T7">Kirjeldus</text:span></text:span></text:p>
          </table:table-cell>
          <table:table-cell table:style-name="Table26.C1" office:value-type="string">
            <text:p text:style-name="Normal"><text:span text:style-name="Default_20_Paragraph_20_Font"><text:span text:style-name="T7">Tüüp</text:span></text:span></text:p>
          </table:table-cell>
          <table:table-cell table:style-name="Table26.A1" office:value-type="string">
            <text:p text:style-name="Normal"><text:span text:style-name="Default_20_Paragraph_20_Font"><text:span text:style-name="T7">Väärtuse näide</text:span></text:span></text:p>
          </table:table-cell>
        </table:table-row>
        <table:table-row>
          <table:table-cell table:style-name="Table26.A1" office:value-type="string">
            <text:p text:style-name="Normal"><text:span text:style-name="Default_20_Paragraph_20_Font"><text:span text:style-name="T9">Document</text:span></text:span></text:p>
          </table:table-cell>
          <table:table-cell table:style-name="Table26.A1" office:value-type="string">
            <text:p text:style-name="P4">Dokumendi andmete konteiner</text:p>
          </table:table-cell>
          <table:table-cell table:style-name="Table26.C1" office:value-type="string">
            <text:p text:style-name="P4"/>
          </table:table-cell>
          <table:table-cell table:style-name="Table26.A1" office:value-type="string">
            <text:p text:style-name="P4"/>
          </table:table-cell>
        </table:table-row>
        <table:table-row>
          <table:table-cell table:style-name="Table26.A1" office:value-type="string">
            <text:list xml:id="list37489040" text:continue-numbering="true" text:style-name="L2">
              <text:list-item>
                <text:p text:style-name="P30"><text:span text:style-name="Default_20_Paragraph_20_Font"><text:span text:style-name="T9">id</text:span></text:span></text:p>
              </text:list-item>
            </text:list>
          </table:table-cell>
          <table:table-cell table:style-name="Table26.A1" office:value-type="string">
            <text:p text:style-name="P4">Dokumendi ID</text:p>
          </table:table-cell>
          <table:table-cell table:style-name="Table26.C1" office:value-type="string">
            <text:p text:style-name="P4">Integer</text:p>
          </table:table-cell>
          <table:table-cell table:style-name="Table26.A1" office:value-type="string">
            <text:p text:style-name="P4">45</text:p>
          </table:table-cell>
        </table:table-row>
        <table:table-row>
          <table:table-cell table:style-name="Table26.A1" office:value-type="string">
            <text:list xml:id="list37484902" text:continue-numbering="true" text:style-name="L2">
              <text:list-item>
                <text:p text:style-name="P30"><text:span text:style-name="Default_20_Paragraph_20_Font"><text:span text:style-name="T9">guid</text:span></text:span></text:p>
              </text:list-item>
            </text:list>
          </table:table-cell>
          <table:table-cell table:style-name="Table26.A1" office:value-type="string">
            <text:p text:style-name="P4">Dokumendi GUID</text:p>
          </table:table-cell>
          <table:table-cell table:style-name="Table26.C1" office:value-type="string">
            <text:p text:style-name="P4">String</text:p>
          </table:table-cell>
          <table:table-cell table:style-name="Table26.A1" office:value-type="string">
            <text:p text:style-name="Normal"><text:span text:style-name="Default_20_Paragraph_20_Font"><text:span text:style-name="T12">19d71714-0d93-292a-b254-3a06a4f24002</text:span></text:span></text:p>
          </table:table-cell>
        </table:table-row>
        <table:table-row>
          <table:table-cell table:style-name="Table26.A1" office:value-type="string">
            <text:list xml:id="list37486824" text:continue-numbering="true" text:style-name="L2">
              <text:list-item>
                <text:p text:style-name="P30"><text:span text:style-name="Default_20_Paragraph_20_Font"><text:span text:style-name="T9">title</text:span></text:span></text:p>
              </text:list-item>
            </text:list>
          </table:table-cell>
          <table:table-cell table:style-name="Table26.A1" office:value-type="string">
            <text:p text:style-name="P4">Dokumendi pealkiri</text:p>
          </table:table-cell>
          <table:table-cell table:style-name="Table26.C1" office:value-type="string">
            <text:p text:style-name="P4">String</text:p>
          </table:table-cell>
          <table:table-cell table:style-name="Table26.A1" office:value-type="string">
            <text:p text:style-name="P4"/>
          </table:table-cell>
        </table:table-row>
        <table:table-row>
          <table:table-cell table:style-name="Table26.A1" office:value-type="string">
            <text:list xml:id="list37469828" text:continue-numbering="true" text:style-name="L2">
              <text:list-item>
                <text:p text:style-name="P30"><text:span text:style-name="Default_20_Paragraph_20_Font"><text:span text:style-name="T9">folder</text:span></text:span></text:p>
              </text:list-item>
            </text:list>
          </table:table-cell>
          <table:table-cell table:style-name="Table26.A1" office:value-type="string">
            <text:p text:style-name="Normal"><text:span text:style-name="Default_20_Paragraph_20_Font"><text:span text:style-name="T1">Dokumendi kaust. </text:span></text:span><text:span text:style-name="Default_20_Paragraph_20_Font"><text:span text:style-name="T1">Võimalikud väärtused: local, incoming, outgoing</text:span></text:span></text:p>
          </table:table-cell>
          <table:table-cell table:style-name="Table26.C1" office:value-type="string">
            <text:p text:style-name="P4">String</text:p>
          </table:table-cell>
          <table:table-cell table:style-name="Table26.A1" office:value-type="string">
            <text:p text:style-name="P4">local</text:p>
          </table:table-cell>
        </table:table-row>
        <table:table-row>
          <table:table-cell table:style-name="Table26.A1" office:value-type="string">
            <text:list xml:id="list37469629" text:continue-numbering="true" text:style-name="L2">
              <text:list-item>
                <text:p text:style-name="P30"><text:span text:style-name="Default_20_Paragraph_20_Font"><text:span text:style-name="T9">has_been_viewed</text:span></text:span></text:p>
              </text:list-item>
            </text:list>
          </table:table-cell>
          <table:table-cell table:style-name="Table26.A1" office:value-type="string">
            <text:p text:style-name="P4">Näitab, kas dokumenti on vaadatud</text:p>
          </table:table-cell>
          <table:table-cell table:style-name="Table26.C1" office:value-type="string">
            <text:p text:style-name="P4">Boolean</text:p>
          </table:table-cell>
          <table:table-cell table:style-name="Table26.A1" office:value-type="string">
            <text:p text:style-name="P4">true</text:p>
          </table:table-cell>
        </table:table-row>
        <table:table-row>
          <table:table-cell table:style-name="Table26.A1" office:value-type="string">
            <text:list xml:id="list37468840" text:continue-numbering="true" text:style-name="L2">
              <text:list-item>
                <text:p text:style-name="P30"><text:span text:style-name="Default_20_Paragraph_20_Font"><text:span text:style-name="T9">document_type</text:span></text:span></text:p>
              </text:list-item>
            </text:list>
          </table:table-cell>
          <table:table-cell table:style-name="Table26.A1" office:value-type="string">
            <text:p text:style-name="P4">Dokumendi tüüp (application / letter)</text:p>
          </table:table-cell>
          <table:table-cell table:style-name="Table26.C1" office:value-type="string">
            <text:p text:style-name="P4">String</text:p>
          </table:table-cell>
          <table:table-cell table:style-name="Table26.A1" office:value-type="string">
            <text:p text:style-name="P4">Application</text:p>
          </table:table-cell>
        </table:table-row>
        <table:table-row>
          <table:table-cell table:style-name="Table26.A1" office:value-type="string">
            <text:list xml:id="list37465111" text:continue-numbering="true" text:style-name="L2">
              <text:list-item>
                <text:p text:style-name="P30"><text:span text:style-name="Default_20_Paragraph_20_Font"><text:span text:style-name="T9">creator_code</text:span></text:span></text:p>
              </text:list-item>
            </text:list>
          </table:table-cell>
          <table:table-cell table:style-name="Table26.A1" office:value-type="string">
            <text:p text:style-name="P4">Dokumendi looja / omaniku kood</text:p>
          </table:table-cell>
          <table:table-cell table:style-name="Table26.C1" office:value-type="string">
            <text:p text:style-name="P4">String</text:p>
          </table:table-cell>
          <table:table-cell table:style-name="Table26.A1" office:value-type="string">
            <text:p text:style-name="P4">EE38407089745</text:p>
          </table:table-cell>
        </table:table-row>
        <table:table-row>
          <table:table-cell table:style-name="Table26.A1" office:value-type="string">
            <text:list xml:id="list37476199" text:continue-numbering="true" text:style-name="L2">
              <text:list-item>
                <text:p text:style-name="P30"><text:span text:style-name="Default_20_Paragraph_20_Font"><text:span text:style-name="T9">creator_name</text:span></text:span></text:p>
              </text:list-item>
            </text:list>
          </table:table-cell>
          <table:table-cell table:style-name="Table26.A1" office:value-type="string">
            <text:p text:style-name="P4">Dokumendi looja / omaniku nimi</text:p>
          </table:table-cell>
          <table:table-cell table:style-name="Table26.C1" office:value-type="string">
            <text:p text:style-name="P4">String</text:p>
          </table:table-cell>
          <table:table-cell table:style-name="Table26.A1" office:value-type="string">
            <text:p text:style-name="P4">Eesnimi Perenimi</text:p>
          </table:table-cell>
        </table:table-row>
        <table:table-row>
          <table:table-cell table:style-name="Table26.A1" office:value-type="string">
            <text:list xml:id="list37481995" text:continue-numbering="true" text:style-name="L2">
              <text:list-item>
                <text:p text:style-name="P30"><text:span text:style-name="Default_20_Paragraph_20_Font"><text:span text:style-name="T9">creator_user_code</text:span></text:span></text:p>
              </text:list-item>
            </text:list>
          </table:table-cell>
          <table:table-cell table:style-name="Table26.A1" office:value-type="string">
            <text:p text:style-name="P4">Dokumendi loonud isiku kood (kasulik juhul, kui dokument on loodud asutuse kasutajakonto kaudu)</text:p>
          </table:table-cell>
          <table:table-cell table:style-name="Table26.C1" office:value-type="string">
            <text:p text:style-name="P4">String</text:p>
          </table:table-cell>
          <table:table-cell table:style-name="Table26.A1" office:value-type="string">
            <text:p text:style-name="P4">EE38407089745</text:p>
          </table:table-cell>
        </table:table-row>
        <table:table-row>
          <table:table-cell table:style-name="Table26.A1" office:value-type="string">
            <text:list xml:id="list37476890" text:continue-numbering="true" text:style-name="L2">
              <text:list-item>
                <text:p text:style-name="P30"><text:span text:style-name="Default_20_Paragraph_20_Font"><text:span text:style-name="T9">creator_user_n</text:span></text:span><text:soft-page-break/><text:span text:style-name="Default_20_Paragraph_20_Font"><text:span text:style-name="T9">ame</text:span></text:span></text:p>
              </text:list-item>
            </text:list>
          </table:table-cell>
          <table:table-cell table:style-name="Table26.A1" office:value-type="string">
            <text:p text:style-name="P4">Dokumendi loonud isiku <text:soft-page-break/>nimi (kasulik juhul, kui dokument on loodud asutuse kasutajakonto kaudu)</text:p>
          </table:table-cell>
          <table:table-cell table:style-name="Table26.C1" office:value-type="string">
            <text:p text:style-name="P4">String</text:p>
          </table:table-cell>
          <table:table-cell table:style-name="Table26.A1" office:value-type="string">
            <text:p text:style-name="P4">Eesnimi Perenimi</text:p>
          </table:table-cell>
        </table:table-row>
        <table:table-row>
          <table:table-cell table:style-name="Table26.A1" office:value-type="string">
            <text:list xml:id="list37476599" text:continue-numbering="true" text:style-name="L2">
              <text:list-item>
                <text:p text:style-name="P30"><text:span text:style-name="Default_20_Paragraph_20_Font"><text:span text:style-name="T9">created</text:span></text:span></text:p>
              </text:list-item>
            </text:list>
          </table:table-cell>
          <table:table-cell table:style-name="Table26.A1" office:value-type="string">
            <text:p text:style-name="P4">Dokumendi loomise aeg</text:p>
          </table:table-cell>
          <table:table-cell table:style-name="Table26.C1" office:value-type="string">
            <text:p text:style-name="P4">Date</text:p>
          </table:table-cell>
          <table:table-cell table:style-name="Table26.A1" office:value-type="string">
            <text:p text:style-name="Normal"><text:span text:style-name="Default_20_Paragraph_20_Font"><text:span text:style-name="T12">2010-08-09T12:17:26.000+03:00</text:span></text:span></text:p>
          </table:table-cell>
        </table:table-row>
        <table:table-row>
          <table:table-cell table:style-name="Table26.A1" office:value-type="string">
            <text:list xml:id="list37476982" text:continue-numbering="true" text:style-name="L2">
              <text:list-item>
                <text:p text:style-name="P30"><text:span text:style-name="Default_20_Paragraph_20_Font"><text:span text:style-name="T9">creator_application</text:span></text:span></text:p>
              </text:list-item>
            </text:list>
          </table:table-cell>
          <table:table-cell table:style-name="Table26.A1" office:value-type="string">
            <text:p text:style-name="P4">Dokumendi loomisel kasutatud infosüsteemi nimi</text:p>
          </table:table-cell>
          <table:table-cell table:style-name="Table26.C1" office:value-type="string">
            <text:p text:style-name="P4">String</text:p>
          </table:table-cell>
          <table:table-cell table:style-name="Table26.A1" office:value-type="string">
            <text:p text:style-name="P8">KOV</text:p>
          </table:table-cell>
        </table:table-row>
        <table:table-row>
          <table:table-cell table:style-name="Table26.A1" office:value-type="string">
            <text:list xml:id="list37471778" text:continue-numbering="true" text:style-name="L2">
              <text:list-item>
                <text:p text:style-name="P30"><text:span text:style-name="Default_20_Paragraph_20_Font"><text:span text:style-name="T9">last_mofified</text:span></text:span></text:p>
              </text:list-item>
            </text:list>
          </table:table-cell>
          <table:table-cell table:style-name="Table26.A1" office:value-type="string">
            <text:p text:style-name="P4">Dokumendi viimase muutmise aeg</text:p>
          </table:table-cell>
          <table:table-cell table:style-name="Table26.C1" office:value-type="string">
            <text:p text:style-name="P4">Date</text:p>
          </table:table-cell>
          <table:table-cell table:style-name="Table26.A1" office:value-type="string">
            <text:p text:style-name="P8">2010-08-09T12:17:26.000+03:00</text:p>
          </table:table-cell>
        </table:table-row>
        <table:table-row>
          <table:table-cell table:style-name="Table26.A1" office:value-type="string">
            <text:list xml:id="list37466969" text:continue-numbering="true" text:style-name="L2">
              <text:list-item>
                <text:p text:style-name="P30"><text:span text:style-name="Default_20_Paragraph_20_Font"><text:span text:style-name="T9">dvk</text:span></text:span><text:span text:style-name="Default_20_Paragraph_20_Font"><text:span text:style-name="T9">­_id</text:span></text:span></text:p>
              </text:list-item>
            </text:list>
          </table:table-cell>
          <table:table-cell table:style-name="Table26.A1" office:value-type="string">
            <text:p text:style-name="P4">Dokumendi DVK id (tagastatakse päringu tegija jaoks kehtiva DVK id)</text:p>
          </table:table-cell>
          <table:table-cell table:style-name="Table26.C1" office:value-type="string">
            <text:p text:style-name="P4">Integer</text:p>
          </table:table-cell>
          <table:table-cell table:style-name="Table26.A1" office:value-type="string">
            <text:p text:style-name="P8">9573</text:p>
          </table:table-cell>
        </table:table-row>
        <table:table-row>
          <table:table-cell table:style-name="Table26.A1" office:value-type="string">
            <text:list xml:id="list37492993" text:continue-numbering="true" text:style-name="L2">
              <text:list-item>
                <text:p text:style-name="P30"><text:span text:style-name="Default_20_Paragraph_20_Font"><text:span text:style-name="T9">signable</text:span></text:span></text:p>
              </text:list-item>
            </text:list>
          </table:table-cell>
          <table:table-cell table:style-name="Table26.A1" office:value-type="string">
            <text:p text:style-name="P4">Näitab, kas document on allkirjastatav</text:p>
          </table:table-cell>
          <table:table-cell table:style-name="Table26.C1" office:value-type="string">
            <text:p text:style-name="P4">Boolean</text:p>
          </table:table-cell>
          <table:table-cell table:style-name="Table26.A1" office:value-type="string">
            <text:p text:style-name="P8">true</text:p>
          </table:table-cell>
        </table:table-row>
        <table:table-row>
          <table:table-cell table:style-name="Table26.A1" office:value-type="string">
            <text:list xml:id="list37480020" text:continue-numbering="true" text:style-name="L2">
              <text:list-item>
                <text:p text:style-name="P30"><text:span text:style-name="Default_20_Paragraph_20_Font"><text:span text:style-name="T9">signed</text:span></text:span></text:p>
              </text:list-item>
            </text:list>
          </table:table-cell>
          <table:table-cell table:style-name="Table26.A1" office:value-type="string">
            <text:p text:style-name="P4">Näitab, kas document on allkirjastatud</text:p>
          </table:table-cell>
          <table:table-cell table:style-name="Table26.C1" office:value-type="string">
            <text:p text:style-name="P4">Boolean</text:p>
          </table:table-cell>
          <table:table-cell table:style-name="Table26.A1" office:value-type="string">
            <text:p text:style-name="P8">true</text:p>
          </table:table-cell>
        </table:table-row>
        <table:table-row>
          <table:table-cell table:style-name="Table26.A1" office:value-type="string">
            <text:list xml:id="list37466342" text:continue-numbering="true" text:style-name="L2">
              <text:list-item>
                <text:p text:style-name="P30"><text:span text:style-name="Default_20_Paragraph_20_Font"><text:span text:style-name="T9">signatures</text:span></text:span></text:p>
              </text:list-item>
            </text:list>
          </table:table-cell>
          <table:table-cell table:style-name="Table26.A1" office:value-type="string">
            <text:p text:style-name="P4">Dokumendi allkirjade konteiner</text:p>
          </table:table-cell>
          <table:table-cell table:style-name="Table26.C1" office:value-type="string">
            <text:p text:style-name="P4"/>
          </table:table-cell>
          <table:table-cell table:style-name="Table26.A1" office:value-type="string">
            <text:p text:style-name="P8"/>
          </table:table-cell>
        </table:table-row>
        <table:table-row>
          <table:table-cell table:style-name="Table26.A1" office:value-type="string">
            <text:list xml:id="list37482819" text:continue-numbering="true" text:style-name="L2">
              <text:list-item>
                <text:p text:style-name="P30"><text:span text:style-name="Default_20_Paragraph_20_Font"><text:span text:style-name="T9">signature</text:span></text:span></text:p>
              </text:list-item>
            </text:list>
          </table:table-cell>
          <table:table-cell table:style-name="Table26.A1" office:value-type="string">
            <text:p text:style-name="P4">Dokumendi allkirja andmed</text:p>
          </table:table-cell>
          <table:table-cell table:style-name="Table26.C1" office:value-type="string">
            <text:p text:style-name="P4"/>
          </table:table-cell>
          <table:table-cell table:style-name="Table26.A1" office:value-type="string">
            <text:p text:style-name="P8"/>
          </table:table-cell>
        </table:table-row>
        <table:table-row>
          <table:table-cell table:style-name="Table26.A1" office:value-type="string">
            <text:list xml:id="list37480680" text:continue-numbering="true" text:style-name="L2">
              <text:list-item>
                <text:p text:style-name="P30"><text:span text:style-name="Default_20_Paragraph_20_Font"><text:span text:style-name="T9">signature .signer_code</text:span></text:span></text:p>
              </text:list-item>
            </text:list>
          </table:table-cell>
          <table:table-cell table:style-name="Table26.A1" office:value-type="string">
            <text:p text:style-name="P4">Allkirjastaja kood</text:p>
          </table:table-cell>
          <table:table-cell table:style-name="Table26.C1" office:value-type="string">
            <text:p text:style-name="P4">String</text:p>
          </table:table-cell>
          <table:table-cell table:style-name="Table26.A1" office:value-type="string">
            <text:p text:style-name="P8">EE38605150320</text:p>
          </table:table-cell>
        </table:table-row>
        <table:table-row>
          <table:table-cell table:style-name="Table26.A1" office:value-type="string">
            <text:list xml:id="list37473528" text:continue-numbering="true" text:style-name="L2">
              <text:list-item>
                <text:p text:style-name="P30"><text:span text:style-name="Default_20_Paragraph_20_Font"><text:span text:style-name="T9">signature .signer_name</text:span></text:span></text:p>
              </text:list-item>
            </text:list>
          </table:table-cell>
          <table:table-cell table:style-name="Table26.A1" office:value-type="string">
            <text:p text:style-name="P4">Allkirjastaja nimi</text:p>
          </table:table-cell>
          <table:table-cell table:style-name="Table26.C1" office:value-type="string">
            <text:p text:style-name="P4">String</text:p>
          </table:table-cell>
          <table:table-cell table:style-name="Table26.A1" office:value-type="string">
            <text:p text:style-name="P8">Aleksei Kokarev</text:p>
          </table:table-cell>
        </table:table-row>
        <table:table-row>
          <table:table-cell table:style-name="Table26.A1" office:value-type="string">
            <text:list xml:id="list37494849" text:continue-numbering="true" text:style-name="L2">
              <text:list-item>
                <text:p text:style-name="P30"><text:span text:style-name="Default_20_Paragraph_20_Font"><text:span text:style-name="T9">signature .signing_date</text:span></text:span></text:p>
              </text:list-item>
            </text:list>
          </table:table-cell>
          <table:table-cell table:style-name="Table26.A1" office:value-type="string">
            <text:p text:style-name="P4">Allkirjastamise kuupäev</text:p>
          </table:table-cell>
          <table:table-cell table:style-name="Table26.C1" office:value-type="string">
            <text:p text:style-name="P4">Date</text:p>
          </table:table-cell>
          <table:table-cell table:style-name="Table26.A1" office:value-type="string">
            <text:p text:style-name="P8">014-01-10T15:59:31.000+02:00</text:p>
          </table:table-cell>
        </table:table-row>
        <table:table-row>
          <table:table-cell table:style-name="Table26.A1" office:value-type="string">
            <text:list xml:id="list37471920" text:continue-numbering="true" text:style-name="L2">
              <text:list-item>
                <text:p text:style-name="P30"><text:span text:style-name="Default_20_Paragraph_20_Font"><text:span text:style-name="T9">document_files</text:span></text:span></text:p>
              </text:list-item>
            </text:list>
          </table:table-cell>
          <table:table-cell table:style-name="Table26.A1" office:value-type="string">
            <text:p text:style-name="Normal"><text:span text:style-name="Default_20_Paragraph_20_Font"><text:span text:style-name="T1">Dokumendi failide konteiner</text:span></text:span></text:p>
          </table:table-cell>
          <table:table-cell table:style-name="Table26.C1" office:value-type="string">
            <text:p text:style-name="P4"/>
          </table:table-cell>
          <table:table-cell table:style-name="Table26.A1" office:value-type="string">
            <text:p text:style-name="P4"/>
          </table:table-cell>
        </table:table-row>
        <table:table-row>
          <table:table-cell table:style-name="Table26.A1" office:value-type="string">
            <text:list xml:id="list37475964" text:continue-numbering="true" text:style-name="L2">
              <text:list-item>
                <text:p text:style-name="P30"><text:span text:style-name="Default_20_Paragraph_20_Font"><text:span text:style-name="T9">remove_date</text:span></text:span></text:p>
              </text:list-item>
            </text:list>
          </table:table-cell>
          <table:table-cell table:style-name="Table26.A1" office:value-type="string">
            <text:p text:style-name="Normal"><text:span text:style-name="Default_20_Paragraph_20_Font"><text:span text:style-name="T1">Dokumendi eeldatav kustutamise aeg. Arvutatakse viimase muutmise aja ja ADIT dokumentide säilitustähtaja alusel.</text:span></text:span></text:p>
          </table:table-cell>
          <table:table-cell table:style-name="Table26.C1" office:value-type="string">
            <text:p text:style-name="P4">Date</text:p>
          </table:table-cell>
          <table:table-cell table:style-name="Table26.A1" office:value-type="string">
            <text:p text:style-name="Normal"><text:span text:style-name="Default_20_Paragraph_20_Font"><text:span text:style-name="T12">2012-01-01</text:span></text:span></text:p>
          </table:table-cell>
        </table:table-row>
        <table:table-row>
          <table:table-cell table:style-name="Table26.A1" office:value-type="string">
            <text:list xml:id="list37466627" text:continue-numbering="true" text:style-name="L2">
              <text:list-item>
                <text:p text:style-name="P30"><text:span text:style-name="Default_20_Paragraph_20_Font"><text:span text:style-name="T9">file</text:span></text:span></text:p>
              </text:list-item>
            </text:list>
          </table:table-cell>
          <table:table-cell table:style-name="Table26.A1" office:value-type="string">
            <text:p text:style-name="P4">Dokumendi faili andmed</text:p>
          </table:table-cell>
          <table:table-cell table:style-name="Table26.C1" office:value-type="string">
            <text:p text:style-name="P4"/>
          </table:table-cell>
          <table:table-cell table:style-name="Table26.A1" office:value-type="string">
            <text:p text:style-name="P4"/>
          </table:table-cell>
        </table:table-row>
        <table:table-row>
          <table:table-cell table:style-name="Table26.A1" office:value-type="string">
            <text:list xml:id="list37487139" text:continue-numbering="true" text:style-name="L2">
              <text:list-item>
                <text:p text:style-name="P30"><text:span text:style-name="Default_20_Paragraph_20_Font"><text:span text:style-name="T9">file.id</text:span></text:span></text:p>
              </text:list-item>
            </text:list>
          </table:table-cell>
          <table:table-cell table:style-name="Table26.A1" office:value-type="string">
            <text:p text:style-name="Normal"><text:span text:style-name="Default_20_Paragraph_20_Font"><text:span text:style-name="T1">Faili id (määratud juhul kui soovitakse muuta olemasolevat dokumendi faili)</text:span></text:span></text:p>
          </table:table-cell>
          <table:table-cell table:style-name="Table26.C1" office:value-type="string">
            <text:p text:style-name="P4">Integer</text:p>
          </table:table-cell>
          <table:table-cell table:style-name="Table26.A1" office:value-type="string">
            <text:p text:style-name="P4">56</text:p>
          </table:table-cell>
        </table:table-row>
        <table:table-row>
          <table:table-cell table:style-name="Table26.A1" office:value-type="string">
            <text:list xml:id="list37494621" text:continue-numbering="true" text:style-name="L2">
              <text:list-item>
                <text:p text:style-name="P30"><text:span text:style-name="Default_20_Paragraph_20_Font"><text:span text:style-name="T9">file.name</text:span></text:span></text:p>
              </text:list-item>
            </text:list>
          </table:table-cell>
          <table:table-cell table:style-name="Table26.A1" office:value-type="string">
            <text:p text:style-name="P4">Faili nimi koos laiendiga</text:p>
          </table:table-cell>
          <table:table-cell table:style-name="Table26.C1" office:value-type="string">
            <text:p text:style-name="P4">String</text:p>
          </table:table-cell>
          <table:table-cell table:style-name="Table26.A1" office:value-type="string">
            <text:p text:style-name="P4">Avaldus.txt</text:p>
          </table:table-cell>
        </table:table-row>
        <table:table-row>
          <table:table-cell table:style-name="Table26.A1" office:value-type="string">
            <text:list xml:id="list37469647" text:continue-numbering="true" text:style-name="L2">
              <text:list-item>
                <text:p text:style-name="P30"><text:span text:style-name="Default_20_Paragraph_20_Font"><text:span text:style-name="T9">file.content_ty</text:span></text:span><text:soft-page-break/><text:span text:style-name="Default_20_Paragraph_20_Font"><text:span text:style-name="T9">pe</text:span></text:span></text:p>
              </text:list-item>
            </text:list>
          </table:table-cell>
          <table:table-cell table:style-name="Table26.A1" office:value-type="string">
            <text:p text:style-name="P4">Faili MIME tüüp</text:p>
          </table:table-cell>
          <table:table-cell table:style-name="Table26.C1" office:value-type="string">
            <text:p text:style-name="P4">String</text:p>
          </table:table-cell>
          <table:table-cell table:style-name="Table26.A1" office:value-type="string">
            <text:p text:style-name="P4">Application/pdf</text:p>
          </table:table-cell>
        </table:table-row>
        <table:table-row>
          <table:table-cell table:style-name="Table26.A1" office:value-type="string">
            <text:list xml:id="list37479247" text:continue-numbering="true" text:style-name="L2">
              <text:list-item>
                <text:p text:style-name="P30"><text:span text:style-name="Default_20_Paragraph_20_Font"><text:span text:style-name="T9">file.description</text:span></text:span></text:p>
              </text:list-item>
            </text:list>
          </table:table-cell>
          <table:table-cell table:style-name="Table26.A1" office:value-type="string">
            <text:p text:style-name="P4">Faili pealkiri või kirjeldus</text:p>
          </table:table-cell>
          <table:table-cell table:style-name="Table26.C1" office:value-type="string">
            <text:p text:style-name="P4">String</text:p>
          </table:table-cell>
          <table:table-cell table:style-name="Table26.A1" office:value-type="string">
            <text:p text:style-name="P4">Avaldus Tallinna Linnavalitsusele</text:p>
          </table:table-cell>
        </table:table-row>
        <table:table-row>
          <table:table-cell table:style-name="Table26.A1" office:value-type="string">
            <text:list xml:id="list37488327" text:continue-numbering="true" text:style-name="L2">
              <text:list-item>
                <text:p text:style-name="P30"><text:span text:style-name="Default_20_Paragraph_20_Font"><text:span text:style-name="T9">file.size_bytes</text:span></text:span></text:p>
              </text:list-item>
            </text:list>
          </table:table-cell>
          <table:table-cell table:style-name="Table26.A1" office:value-type="string">
            <text:p text:style-name="P4">Faili suurus baitides</text:p>
          </table:table-cell>
          <table:table-cell table:style-name="Table26.C1" office:value-type="string">
            <text:p text:style-name="P4">Long</text:p>
          </table:table-cell>
          <table:table-cell table:style-name="Table26.A1" office:value-type="string">
            <text:p text:style-name="P4">300</text:p>
          </table:table-cell>
        </table:table-row>
        <table:table-row>
          <table:table-cell table:style-name="Table26.A1" office:value-type="string">
            <text:list xml:id="list37477673" text:continue-numbering="true" text:style-name="L2">
              <text:list-item>
                <text:p text:style-name="P30"><text:span text:style-name="Default_20_Paragraph_20_Font"><text:span text:style-name="T9">file.file_type</text:span></text:span></text:p>
              </text:list-item>
            </text:list>
          </table:table-cell>
          <table:table-cell table:style-name="Table26.A1" office:value-type="string">
            <text:p text:style-name="P4">Faili tüüp</text:p>
          </table:table-cell>
          <table:table-cell table:style-name="Table26.C1" office:value-type="string">
            <text:p text:style-name="P4">String</text:p>
          </table:table-cell>
          <table:table-cell table:style-name="Table26.A1" office:value-type="string">
            <text:p text:style-name="P4">document_file</text:p>
          </table:table-cell>
        </table:table-row>
        <table:table-row>
          <table:table-cell table:style-name="Table26.A1" office:value-type="string">
            <text:list xml:id="list37478806" text:continue-numbering="true" text:style-name="L2">
              <text:list-item>
                <text:p text:style-name="P30"><text:span text:style-name="Default_20_Paragraph_20_Font"><text:span text:style-name="T9">file.data</text:span></text:span></text:p>
              </text:list-item>
            </text:list>
          </table:table-cell>
          <table:table-cell table:style-name="Table26.A1" office:value-type="string">
            <text:p text:style-name="Normal"><text:span text:style-name="Default_20_Paragraph_20_Font"><text:span text:style-name="T1">Faili sisu Base64 kodeeringus</text:span></text:span></text:p>
          </table:table-cell>
          <table:table-cell table:style-name="Table26.C1" office:value-type="string">
            <text:p text:style-name="P4">String</text:p>
          </table:table-cell>
          <table:table-cell table:style-name="Table26.A1" office:value-type="string">
            <text:p text:style-name="Normal"><text:span text:style-name="Default_20_Paragraph_20_Font"><text:span text:style-name="T12">SvVnZXZhI…</text:span></text:span></text:p>
          </table:table-cell>
        </table:table-row>
      </table:table>
      <text:p text:style-name="P4"/>
      <text:p text:style-name="P4"/>
      <text:p text:style-name="P4">Näide:</text:p>
      <text:p text:style-name="P4"/>
      <text:p text:style-name="P16">&lt;?xml version="1.0" encoding="UTF-8"?&gt;</text:p>
      <text:p text:style-name="P16">&lt;document&gt;</text:p>
      <text:p text:style-name="P16"><text:s text:c="4"/>&lt;id&gt;46&lt;/id&gt;</text:p>
      <text:p text:style-name="P16"><text:s text:c="4"/>&lt;guid&gt;19d71714-0d93-292a-b254-3a06a4f24002&lt;/guid&gt;</text:p>
      <text:p text:style-name="P16"><text:s text:c="4"/>&lt;title&gt;Avaldus Jõgeva Linnavalitsusele&lt;/title&gt;</text:p>
      <text:p text:style-name="P16"><text:s text:c="4"/>&lt;folder&gt;local&lt;/folder&gt;</text:p>
      <text:p text:style-name="P16"><text:s text:c="4"/>&lt;has_been_viewed&gt;true&lt;/has_been_viewed&gt;</text:p>
      <text:p text:style-name="P16"><text:s text:c="4"/>&lt;document_type&gt;application&lt;/document_type&gt;</text:p>
      <text:p text:style-name="P16"><text:s text:c="4"/>&lt;creator_code&gt;EE38407089745&lt;/creator_code&gt;</text:p>
      <text:p text:style-name="P16"><text:s text:c="4"/>&lt;creator_name&gt;Eesnimi Perenimi&lt;/creator_name&gt;</text:p>
      <text:p text:style-name="P16"><text:s text:c="4"/>&lt;creator_user_code&gt;EE38407089745&lt;/creator_user_code&gt;</text:p>
      <text:p text:style-name="P16"><text:s text:c="4"/>&lt;creator_user_name&gt;Eesnimi Perenimi&lt;/creator_user_name&gt;</text:p>
      <text:p text:style-name="P16"><text:s text:c="4"/>&lt;created&gt;2010-08-09T12:17:26.000+03:00&lt;/created&gt;</text:p>
      <text:p text:style-name="P16"><text:s text:c="4"/>&lt;creator_application&gt;KOV&lt;/creator_application&gt;</text:p>
      <text:p text:style-name="P16"><text:s text:c="4"/>&lt;last_modified&gt;2010-08-09T12:17:26.000+03:00&lt;/last_modified&gt;</text:p>
      <text:p text:style-name="P16"><text:s text:c="4"/>&lt;dvk_id&gt;9573&lt;/dvk_id&gt;</text:p>
      <text:p text:style-name="P16"><text:s text:c="4"/>&lt;signable&gt;true&lt;/signable&gt;</text:p>
      <text:p text:style-name="P16"><text:s text:c="4"/>&lt;remove_date&gt;2012-01-01&lt;/remove_date&gt;</text:p>
      <text:p text:style-name="P16"><text:s text:c="4"/>&lt;signed&gt;true&lt;/signed&gt;</text:p>
      <text:p text:style-name="P16"><text:s text:c="5"/>&lt;signatures&gt;</text:p>
      <text:p text:style-name="P16"><text:s text:c="10"/>&lt;signature&gt;</text:p>
      <text:p text:style-name="P16"><text:s text:c="14"/>&lt;signer_code&gt;EE38605150320&lt;/signer_code&gt;</text:p>
      <text:p text:style-name="P16"><text:s text:c="14"/>&lt;signer_name&gt;KOKAREV, ALEKSEI&lt;/signer_name&gt;</text:p>
      <text:p text:style-name="P16"><text:s text:c="14"/>&lt;signing_date&gt;2014-01-10T15:59:31.000+02:00&lt;/signing_date&gt;</text:p>
      <text:p text:style-name="P16"><text:s text:c="10"/>&lt;/signature&gt;</text:p>
      <text:p text:style-name="P16"><text:s text:c="5"/>&lt;/signatures&gt;</text:p>
      <text:p text:style-name="P16"><text:s text:c="4"/>&lt;document_files&gt;</text:p>
      <text:p text:style-name="P16"><text:s text:c="8"/>&lt;total_files&gt;2&lt;/total_files&gt;</text:p>
      <text:p text:style-name="P16"><text:s text:c="8"/>&lt;total_bytes&gt;446&lt;/total_bytes&gt;</text:p>
      <text:p text:style-name="P16"><text:s text:c="8"/>&lt;document_files&gt;</text:p>
      <text:p text:style-name="P16"><text:s text:c="12"/>&lt;file&gt;</text:p>
      <text:p text:style-name="P16"><text:s text:c="16"/>&lt;id&gt;17&lt;/id&gt;</text:p>
      <text:p text:style-name="P16"><text:s text:c="16"/>&lt;name&gt;avaldus2.txt&lt;/name&gt;</text:p>
      <text:p text:style-name="P16"><text:s text:c="16"/>&lt;content_type&gt;text/plain&lt;/content_type&gt;</text:p>
      <text:p text:style-name="P16"><text:s text:c="16"/>&lt;description&gt;Avaldus tekstifailina&lt;/description&gt;</text:p>
      <text:p text:style-name="P16"><text:s text:c="16"/>&lt;size_bytes&gt;223&lt;/size_bytes&gt;</text:p>
      <text:p text:style-name="P16"><text:s text:c="16"/>&lt;file_type&gt;document_file&lt;/file_type&gt;</text:p>
      <text:p text:style-name="P14"><text:span text:style-name="Default_20_Paragraph_20_Font"><text:span text:style-name="T12"><text:s text:c="16"/>&lt;data&gt;SvVnZXZh</text:span></text:span><text:span text:style-name="Default_20_Paragraph_20_Font"><text:span text:style-name="T12">IExpbm5hdmFsaXRzdXMJMjAuMDQuMjAxMA0KDQpBdmFsZHVzDQoNClBhbHVuIHZpaXZp</text:span></text:span></text:p>
      <text:p text:style-name="P16">dGFtYXR1bHQgdGFnYXN0YWRhIG1pbnUgcG9vbHQgbfb2ZHVudWQgdGVpc2lw5GV2YWwgbGlubmF2</text:p>
      <text:p text:style-name="P16">YWxpdHN1c2Uga2FudHNlbGVpc3NlIHVudXN0YXR1ZCBrb2h2ZXIsIHN1dXNhZCBqYSByYW5uYXBh</text:p>
      <text:p text:style-name="P14"><text:span text:style-name="Default_20_Paragraph_20_Font"><text:span text:style-name="T12">bGwuDQoNCg0KRWlubyBNdWlkdWdpDQpBUyBBc3V0dXMNCkp1aGF0dXNlIGVzaW1lZXMNCg==</text:span></text:span></text:p>
      <text:p text:style-name="P16"><text:soft-page-break/>&lt;/data&gt;</text:p>
      <text:p text:style-name="P16"><text:s text:c="12"/>&lt;/file&gt;</text:p>
      <text:p text:style-name="P16"><text:s text:c="12"/>&lt;file&gt;</text:p>
      <text:p text:style-name="P16"><text:s text:c="16"/>&lt;id&gt;16&lt;/id&gt;</text:p>
      <text:p text:style-name="P16"><text:s text:c="16"/>&lt;name&gt;avaldus1.txt&lt;/name&gt;</text:p>
      <text:p text:style-name="P16"><text:s text:c="16"/>&lt;content_type&gt;text/plain&lt;/content_type&gt;</text:p>
      <text:p text:style-name="P16"><text:s text:c="16"/>&lt;description&gt;Avaldus tekstifailina&lt;/description&gt;</text:p>
      <text:p text:style-name="P16"><text:s text:c="16"/>&lt;size_bytes&gt;223&lt;/size_bytes&gt;</text:p>
      <text:p text:style-name="P16"><text:s text:c="16"/>&lt;file_type&gt;document_file&lt;/file_type&gt;</text:p>
      <text:p text:style-name="P14"><text:span text:style-name="Default_20_Paragraph_20_Font"><text:span text:style-name="T12"><text:s text:c="16"/>&lt;data&gt;SvVnZXZhIExpbm5hdmFsaXRzdXMJMjAuMDQuMjAxMA0KDQpBdmFsZHVzDQoNClBhbHVuIHZpaXZp</text:span></text:span></text:p>
      <text:p text:style-name="P16">dGFtYXR1bHQgdGFnYXN0YWRhIG1pbnUgcG9vbHQgbfb2ZHVudWQgdGVpc2lw5GV2YWwgbGlubmF2</text:p>
      <text:p text:style-name="P16">YWxpdHN1c2Uga2FudHNlbGVpc3NlIHVudXN0YXR1ZCBrb2h2ZXIsIHN1dXNhZCBqYSByYW5uYXBh</text:p>
      <text:p text:style-name="P14"><text:span text:style-name="Default_20_Paragraph_20_Font"><text:span text:style-name="T12">bGwuDQoNCg0KRWlubyBNdWlkdWdpDQpBUyBBc3V0dXMNCkp1aGF0dXNlIGVzaW1lZXMNCg==</text:span></text:span></text:p>
      <text:p text:style-name="P16">&lt;/data&gt;</text:p>
      <text:p text:style-name="P16"><text:s text:c="12"/>&lt;/file&gt;</text:p>
      <text:p text:style-name="P16"><text:s text:c="8"/>&lt;/document_files&gt;</text:p>
      <text:p text:style-name="P16"><text:s text:c="4"/>&lt;/document_files&gt;</text:p>
      <text:p text:style-name="P16">&lt;/document&gt;</text:p>
      <text:h text:style-name="P32" text:outline-level="1"><text:bookmark-start text:name="_Toc379789498"/>GetSendStatus.v1<text:bookmark-end text:name="_Toc379789498"/></text:h>
      <text:p text:style-name="P6">Päring annab võimalust teada saada kas DVK mõistes on dokument kohale jõudnud ja kellele dokument oli saadetud. Saatmise staaatust on võimalik pärida kasutades parameetri DHL id (ehk dokumendi DVK id järgi).</text:p>
      <text:p text:style-name="Normal"/>
      <text:p text:style-name="P6">Dokumendi saajate andmed tagastatakse SOAP manusena. Viide SOAP manusele lisatakse vastuse parameetri „keha“ atribuuti „href“.</text:p>
      <text:p text:style-name="P4"/>
      <text:p text:style-name="P4">Parameetrid</text:p>
      <table:table table:name="Table27" table:style-name="Table27">
        <table:table-column table:style-name="Table27.A"/>
        <table:table-column table:style-name="Table27.B" table:number-columns-repeated="2"/>
        <table:table-row>
          <table:table-cell table:style-name="Table27.A1" office:value-type="string">
            <text:p text:style-name="Normal"><text:span text:style-name="Default_20_Paragraph_20_Font"><text:span text:style-name="T7">Nimi</text:span></text:span></text:p>
          </table:table-cell>
          <table:table-cell table:style-name="Table27.A1" office:value-type="string">
            <text:p text:style-name="Normal"><text:span text:style-name="Default_20_Paragraph_20_Font"><text:span text:style-name="T7">Väärtuse tüüp</text:span></text:span></text:p>
          </table:table-cell>
          <table:table-cell table:style-name="Table27.A1" office:value-type="string">
            <text:p text:style-name="Normal"><text:span text:style-name="Default_20_Paragraph_20_Font"><text:span text:style-name="T7">Väärtuse näide</text:span></text:span></text:p>
          </table:table-cell>
        </table:table-row>
        <table:table-row>
          <table:table-cell table:style-name="Table27.A1" office:value-type="string">
            <text:p text:style-name="Normal"><text:span text:style-name="Default_20_Paragraph_20_Font"><text:span text:style-name="T9">Documendid href</text:span></text:span></text:p>
          </table:table-cell>
          <table:table-cell table:style-name="Table27.A1" office:value-type="string">
            <text:p text:style-name="Normal"><text:span text:style-name="Default_20_Paragraph_20_Font"><text:span text:style-name="T9">String</text:span></text:span></text:p>
          </table:table-cell>
          <table:table-cell table:style-name="Table27.A1" office:value-type="string">
            <text:p text:style-name="Normal"><text:span text:style-name="Default_20_Paragraph_20_Font"><text:span text:style-name="T9">cid:123123123</text:span></text:span></text:p>
          </table:table-cell>
        </table:table-row>
      </table:table>
      <text:p text:style-name="P4"/>
      <text:p text:style-name="P4">Päringu näide:</text:p>
      <text:p text:style-name="P4"/>
      <text:p text:style-name="P16">&lt;soapenv:Envelope xmlns:soapenv="http://schemas.xmlsoap.org/soap/envelope/" xmlns:amet="http://producers.ametlikud-dokumendid.xtee.riik.ee/producer/ametlikud-dokumendid" xmlns:xtee="http://x-tee.riik.ee/xsd/xtee.xsd"&gt;</text:p>
      <text:p text:style-name="P16"><text:s text:c="3"/>&lt;soapenv:Header&gt;</text:p>
      <text:p text:style-name="P16"><text:s text:c="6"/>&lt;amet:infosysteem&gt;KOV&lt;/amet:infosysteem&gt;</text:p>
      <text:p text:style-name="P16"><text:s text:c="6"/>&lt;xtee:nimi&gt;ametlikud-dokumendid.getSendStatus.v1&lt;/xtee:nimi&gt;</text:p>
      <text:p text:style-name="P16"><text:s text:c="6"/>&lt;xtee:id&gt;00000000000000&lt;/xtee:id&gt;</text:p>
      <text:p text:style-name="P16"><text:s text:c="6"/>&lt;xtee:isikukood&gt;EE37507164211&lt;/xtee:isikukood&gt;</text:p>
      <text:p text:style-name="P16"><text:s text:c="6"/>&lt;xtee:andmekogu&gt;ametlikud-dokumendid&lt;/xtee:andmekogu&gt;</text:p>
      <text:p text:style-name="P16"><text:s text:c="6"/>&lt;xtee:asutus&gt;10560025&lt;/xtee:asutus&gt;</text:p>
      <text:p text:style-name="P16"><text:s text:c="3"/>&lt;/soapenv:Header&gt;</text:p>
      <text:p text:style-name="P16"><text:s text:c="3"/>&lt;soapenv:Body&gt;</text:p>
      <text:p text:style-name="P16"><text:s text:c="6"/>&lt;amet:getSendStatus&gt;</text:p>
      <text:p text:style-name="P16"><text:s text:c="9"/>&lt;keha&gt;</text:p>
      <text:p text:style-name="P16"><text:s text:c="12"/>&lt;documendid href="dokumendid"/&gt;</text:p>
      <text:p text:style-name="P16"><text:s text:c="9"/>&lt;/keha&gt;</text:p>
      <text:p text:style-name="P16"><text:s text:c="6"/>&lt;/amet:getSendStatus&gt;</text:p>
      <text:p text:style-name="P16"><text:s text:c="3"/>&lt;/soapenv:Body&gt;</text:p>
      <text:p text:style-name="P14"><text:span text:style-name="Default_20_Paragraph_20_Font"><text:span text:style-name="T12">&lt;/soapenv:Envelope&gt;</text:span></text:span></text:p>
      <text:p text:style-name="P4"/>
      <text:p text:style-name="P4">Päringu sisendi SOAP manuse dekodeeritud sisu parameetrid:</text:p>
      <table:table table:name="Table28" table:style-name="Table28">
        <table:table-column table:style-name="Table28.A"/>
        <table:table-column table:style-name="Table28.B"/>
        <table:table-column table:style-name="Table28.C"/>
        <table:table-column table:style-name="Table28.D"/>
        <text:soft-page-break/>
        <table:table-row>
          <table:table-cell table:style-name="Table28.A1" office:value-type="string">
            <text:p text:style-name="Normal"><text:span text:style-name="Default_20_Paragraph_20_Font"><text:span text:style-name="T7">Nimi</text:span></text:span></text:p>
          </table:table-cell>
          <table:table-cell table:style-name="Table28.A1" office:value-type="string">
            <text:p text:style-name="Normal"><text:span text:style-name="Default_20_Paragraph_20_Font"><text:span text:style-name="T7">Kirjeldus</text:span></text:span></text:p>
          </table:table-cell>
          <table:table-cell table:style-name="Table28.C1" office:value-type="string">
            <text:p text:style-name="Normal"><text:span text:style-name="Default_20_Paragraph_20_Font"><text:span text:style-name="T7">Tüüp</text:span></text:span></text:p>
          </table:table-cell>
          <table:table-cell table:style-name="Table28.A1" office:value-type="string">
            <text:p text:style-name="Normal"><text:span text:style-name="Default_20_Paragraph_20_Font"><text:span text:style-name="T7">Väärtuse näide</text:span></text:span></text:p>
          </table:table-cell>
        </table:table-row>
        <table:table-row>
          <table:table-cell table:style-name="Table28.A1" office:value-type="string">
            <text:p text:style-name="Normal"><text:span text:style-name="Default_20_Paragraph_20_Font"><text:span text:style-name="T9">Item</text:span></text:span></text:p>
          </table:table-cell>
          <table:table-cell table:style-name="Table28.A1" office:value-type="string">
            <text:p text:style-name="P4">Dokumentide dhl id-de konteiner</text:p>
          </table:table-cell>
          <table:table-cell table:style-name="Table28.C1" office:value-type="string">
            <text:p text:style-name="P4"/>
          </table:table-cell>
          <table:table-cell table:style-name="Table28.A1" office:value-type="string">
            <text:p text:style-name="P4"/>
          </table:table-cell>
        </table:table-row>
        <table:table-row>
          <table:table-cell table:style-name="Table28.A1" office:value-type="string">
            <text:list xml:id="list37494735" text:continue-numbering="true" text:style-name="L2">
              <text:list-item>
                <text:p text:style-name="P30"><text:span text:style-name="Default_20_Paragraph_20_Font"><text:span text:style-name="T11">dhl_</text:span></text:span><text:span text:style-name="Default_20_Paragraph_20_Font"><text:span text:style-name="T9">id</text:span></text:span></text:p>
              </text:list-item>
            </text:list>
          </table:table-cell>
          <table:table-cell table:style-name="Table28.A1" office:value-type="string">
            <text:p text:style-name="P4">Dokumendi DHL ID</text:p>
          </table:table-cell>
          <table:table-cell table:style-name="Table28.C1" office:value-type="string">
            <text:p text:style-name="P4">Integer</text:p>
          </table:table-cell>
          <table:table-cell table:style-name="Table28.A1" office:value-type="string">
            <text:p text:style-name="P4">45</text:p>
          </table:table-cell>
        </table:table-row>
      </table:table>
      <text:p text:style-name="P4"/>
      <text:p text:style-name="P4"/>
      <text:p text:style-name="P4"/>
      <text:p text:style-name="P4">Näide:</text:p>
      <text:p text:style-name="P19">&lt;item&gt;</text:p>
      <text:p text:style-name="P19"><text:tab/>&lt;dhl_id&gt;2&lt;/dhl_id&gt;</text:p>
      <text:p text:style-name="P19"><text:tab/>&lt;dhl_id&gt;4&lt;/dhl_id&gt;</text:p>
      <text:p text:style-name="P19">&lt;/item&gt;</text:p>
      <text:p text:style-name="P19"/>
      <text:p text:style-name="P4"/>
      <text:p text:style-name="P4"/>
      <text:p text:style-name="P4">Päringu vastuse näide:</text:p>
      <text:p text:style-name="P4"/>
      <text:p text:style-name="P19">&lt;soapenv:Envelope xmlns:soapenv="http://schemas.xmlsoap.org/soap/envelope/" xmlns:amet="http://producers.ametlikud-dokumendid.xtee.riik.ee/producer/ametlikud-dokumendid" xmlns:xtee="http://x-tee.riik.ee/xsd/xtee.xsd"&gt;</text:p>
      <text:p text:style-name="P19"><text:s text:c="3"/>&lt;soapenv:Header&gt;</text:p>
      <text:p text:style-name="P19"><text:s text:c="6"/>&lt;amet:infosysteem&gt;KOV&lt;/amet:infosysteem&gt;</text:p>
      <text:p text:style-name="P19"><text:s text:c="6"/>&lt;xtee:nimi&gt;ametlikud-dokumendid.getSendStatus.v1&lt;/xtee:nimi&gt;</text:p>
      <text:p text:style-name="P19"><text:s text:c="6"/>&lt;xtee:id&gt;00000000000000&lt;/xtee:id&gt;</text:p>
      <text:p text:style-name="P19"><text:s text:c="6"/>&lt;xtee:isikukood&gt;EE37507164211&lt;/xtee:isikukood&gt;</text:p>
      <text:p text:style-name="P19"><text:s text:c="6"/>&lt;xtee:andmekogu&gt;ametlikud-dokumendid&lt;/xtee:andmekogu&gt;</text:p>
      <text:p text:style-name="P19"><text:s text:c="6"/>&lt;xtee:asutus&gt;10560025&lt;/xtee:asutus&gt;</text:p>
      <text:p text:style-name="P19"><text:s text:c="3"/>&lt;/soapenv:Header&gt;</text:p>
      <text:p text:style-name="P19"><text:s text:c="3"/>&lt;soapenv:Body&gt;</text:p>
      <text:p text:style-name="P19"><text:s text:c="6"/>&lt;amet:getSendStatus&gt;</text:p>
      <text:p text:style-name="P19"><text:s text:c="9"/>&lt;keha&gt;</text:p>
      <text:p text:style-name="P19"><text:s text:c="12"/>&lt;documendid href="items"/&gt;</text:p>
      <text:p text:style-name="P19"><text:s text:c="9"/>&lt;/keha&gt;</text:p>
      <text:p text:style-name="P19"><text:s text:c="6"/>&lt;/amet:getSendStatus&gt;</text:p>
      <text:p text:style-name="P19"><text:s text:c="3"/>&lt;/soapenv:Body&gt;</text:p>
      <text:p text:style-name="P19">&lt;/soapenv:Envelope&gt;</text:p>
      <text:p text:style-name="P21"/>
      <text:p text:style-name="P4">Päringu vastuse SOAP manuse dekodeeritud sisu parameetrid:</text:p>
      <text:p text:style-name="P4"/>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Normal"><text:span text:style-name="Default_20_Paragraph_20_Font"><text:span text:style-name="T7">Nimi</text:span></text:span></text:p>
          </table:table-cell>
          <table:table-cell table:style-name="Table29.A1" office:value-type="string">
            <text:p text:style-name="Normal"><text:span text:style-name="Default_20_Paragraph_20_Font"><text:span text:style-name="T7">Kirjeldus</text:span></text:span></text:p>
          </table:table-cell>
          <table:table-cell table:style-name="Table29.C1" office:value-type="string">
            <text:p text:style-name="Normal"><text:span text:style-name="Default_20_Paragraph_20_Font"><text:span text:style-name="T7">Tüüp</text:span></text:span></text:p>
          </table:table-cell>
          <table:table-cell table:style-name="Table29.A1" office:value-type="string">
            <text:p text:style-name="Normal"><text:span text:style-name="Default_20_Paragraph_20_Font"><text:span text:style-name="T7">Väärtuse näide</text:span></text:span></text:p>
          </table:table-cell>
        </table:table-row>
        <table:table-row>
          <table:table-cell table:style-name="Table29.A1" office:value-type="string">
            <text:p text:style-name="Normal"><text:span text:style-name="Default_20_Paragraph_20_Font"><text:span text:style-name="T9">Item</text:span></text:span></text:p>
          </table:table-cell>
          <table:table-cell table:style-name="Table29.A1" office:value-type="string">
            <text:p text:style-name="P4">Andmete konteiner</text:p>
          </table:table-cell>
          <table:table-cell table:style-name="Table29.C1" office:value-type="string">
            <text:p text:style-name="P4"/>
          </table:table-cell>
          <table:table-cell table:style-name="Table29.A1" office:value-type="string">
            <text:p text:style-name="P4"/>
          </table:table-cell>
        </table:table-row>
        <table:table-row>
          <table:table-cell table:style-name="Table29.A1" office:value-type="string">
            <text:list xml:id="list37493823" text:continue-numbering="true" text:style-name="L2">
              <text:list-item>
                <text:p text:style-name="P30"><text:span text:style-name="Default_20_Paragraph_20_Font"><text:span text:style-name="T9">dokument</text:span></text:span></text:p>
              </text:list-item>
            </text:list>
          </table:table-cell>
          <table:table-cell table:style-name="Table29.A1" office:value-type="string">
            <text:p text:style-name="P4">Dokumendi andmete konteiner</text:p>
          </table:table-cell>
          <table:table-cell table:style-name="Table29.C1" office:value-type="string">
            <text:p text:style-name="P4"/>
          </table:table-cell>
          <table:table-cell table:style-name="Table29.A1" office:value-type="string">
            <text:p text:style-name="P4"/>
          </table:table-cell>
        </table:table-row>
        <table:table-row>
          <table:table-cell table:style-name="Table29.A1" office:value-type="string">
            <text:list xml:id="list37483916" text:continue-numbering="true" text:style-name="L2">
              <text:list-item>
                <text:p text:style-name="P30"><text:span text:style-name="Default_20_Paragraph_20_Font"><text:span text:style-name="T9">dhl_id</text:span></text:span></text:p>
              </text:list-item>
            </text:list>
          </table:table-cell>
          <table:table-cell table:style-name="Table29.A1" office:value-type="string">
            <text:p text:style-name="P4">Dokumendi DHL ID</text:p>
          </table:table-cell>
          <table:table-cell table:style-name="Table29.C1" office:value-type="string">
            <text:p text:style-name="P4">Integer</text:p>
          </table:table-cell>
          <table:table-cell table:style-name="Table29.A1" office:value-type="string">
            <text:p text:style-name="P4">45</text:p>
          </table:table-cell>
        </table:table-row>
        <table:table-row>
          <table:table-cell table:style-name="Table29.A1" office:value-type="string">
            <text:list xml:id="list37479128" text:continue-numbering="true" text:style-name="L2">
              <text:list-item>
                <text:p text:style-name="P30"><text:span text:style-name="Default_20_Paragraph_20_Font"><text:span text:style-name="T9">saaja</text:span></text:span></text:p>
              </text:list-item>
            </text:list>
          </table:table-cell>
          <table:table-cell table:style-name="Table29.A1" office:value-type="string">
            <text:p text:style-name="P4">Dokumendi saaja andmete konteiner</text:p>
          </table:table-cell>
          <table:table-cell table:style-name="Table29.C1" office:value-type="string">
            <text:p text:style-name="P4"/>
          </table:table-cell>
          <table:table-cell table:style-name="Table29.A1" office:value-type="string">
            <text:p text:style-name="Normal"/>
          </table:table-cell>
        </table:table-row>
        <table:table-row>
          <table:table-cell table:style-name="Table29.A1" office:value-type="string">
            <text:list xml:id="list37470347" text:continue-numbering="true" text:style-name="L2">
              <text:list-item>
                <text:p text:style-name="P30"><text:span text:style-name="Default_20_Paragraph_20_Font"><text:span text:style-name="T9">isikukood</text:span></text:span></text:p>
              </text:list-item>
            </text:list>
          </table:table-cell>
          <table:table-cell table:style-name="Table29.A1" office:value-type="string">
            <text:p text:style-name="P4">Saaja isikukood</text:p>
          </table:table-cell>
          <table:table-cell table:style-name="Table29.C1" office:value-type="string">
            <text:p text:style-name="P4">String</text:p>
          </table:table-cell>
          <table:table-cell table:style-name="Table29.A1" office:value-type="string">
            <text:p text:style-name="P4">38605150302</text:p>
          </table:table-cell>
        </table:table-row>
        <table:table-row>
          <table:table-cell table:style-name="Table29.A1" office:value-type="string">
            <text:list xml:id="list37471001" text:continue-numbering="true" text:style-name="L2">
              <text:list-item>
                <text:p text:style-name="P30"><text:span text:style-name="Default_20_Paragraph_20_Font"><text:span text:style-name="T9">saajaNimi</text:span></text:span></text:p>
              </text:list-item>
            </text:list>
          </table:table-cell>
          <table:table-cell table:style-name="Table29.A1" office:value-type="string">
            <text:p text:style-name="Normal"><text:span text:style-name="Default_20_Paragraph_20_Font"><text:span text:style-name="T1">Saaja nimi</text:span></text:span></text:p>
          </table:table-cell>
          <table:table-cell table:style-name="Table29.C1" office:value-type="string">
            <text:p text:style-name="P4">String</text:p>
          </table:table-cell>
          <table:table-cell table:style-name="Table29.A1" office:value-type="string">
            <text:p text:style-name="P4">Aleksei Kokarev</text:p>
          </table:table-cell>
        </table:table-row>
        <table:table-row>
          <table:table-cell table:style-name="Table29.A1" office:value-type="string">
            <text:list xml:id="list37487404" text:continue-numbering="true" text:style-name="L2">
              <text:list-item>
                <text:p text:style-name="P30"><text:span text:style-name="Default_20_Paragraph_20_Font"><text:span text:style-name="T9">avatud</text:span></text:span></text:p>
              </text:list-item>
            </text:list>
          </table:table-cell>
          <table:table-cell table:style-name="Table29.A1" office:value-type="string">
            <text:p text:style-name="P4">Kas saaja avas <text:soft-page-break/>dokumendi</text:p>
          </table:table-cell>
          <table:table-cell table:style-name="Table29.C1" office:value-type="string">
            <text:p text:style-name="P4">Boolean</text:p>
          </table:table-cell>
          <table:table-cell table:style-name="Table29.A1" office:value-type="string">
            <text:p text:style-name="P4">true</text:p>
          </table:table-cell>
        </table:table-row>
      </table:table>
      <text:p text:style-name="P4"/>
      <text:p text:style-name="P4"/>
      <text:p text:style-name="P4">Näide:</text:p>
      <text:p text:style-name="P16">&lt;?xml version="1.0" encoding="UTF-8"?&gt;</text:p>
      <text:p text:style-name="P19">&lt;item&gt;</text:p>
      <text:p text:style-name="P19"><text:s text:c="4"/>&lt;dokument&gt;</text:p>
      <text:p text:style-name="P19"><text:s text:c="8"/>&lt;dhl_id&gt;2&lt;/dhl_id&gt;</text:p>
      <text:p text:style-name="P19"><text:s text:c="8"/>&lt;saaja&gt;</text:p>
      <text:p text:style-name="P19"><text:s text:c="12"/>&lt;isikukood&gt;EE75021729&lt;/isikukood&gt;</text:p>
      <text:p text:style-name="P19"><text:s text:c="12"/>&lt;saajaNimi&gt;Kehtna Vallavalitsus&lt;/saajaNimi&gt;</text:p>
      <text:p text:style-name="P19"><text:s text:c="12"/>&lt;avatud&gt;false&lt;/avatud&gt;</text:p>
      <text:p text:style-name="P19"><text:s text:c="8"/>&lt;/saaja&gt;</text:p>
      <text:p text:style-name="P19"><text:s text:c="8"/>&lt;saaja&gt;</text:p>
      <text:p text:style-name="P19"><text:s text:c="12"/>&lt;isikukood&gt;EE47101010033&lt;/isikukood&gt;</text:p>
      <text:p text:style-name="P14"><text:span text:style-name="Default_20_Paragraph_20_Font"><text:span text:style-name="T15"><text:s text:c="12"/>&lt;saajaNimi&gt;Mari-Liis M</text:span></text:span><text:span text:style-name="Default_20_Paragraph_20_Font"><text:span text:style-name="T19">├</text:span></text:span><text:span text:style-name="Default_20_Paragraph_20_Font"><text:span text:style-name="T16">ż</text:span></text:span><text:span text:style-name="Default_20_Paragraph_20_Font"><text:span text:style-name="T15">nnik&lt;/saajaNimi&gt;</text:span></text:span></text:p>
      <text:p text:style-name="P19"><text:s text:c="12"/>&lt;avatud&gt;false&lt;/avatud&gt;</text:p>
      <text:p text:style-name="P19"><text:s text:c="8"/>&lt;/saaja&gt;</text:p>
      <text:p text:style-name="P19"><text:s text:c="4"/>&lt;/dokument&gt;</text:p>
      <text:p text:style-name="P19"><text:s text:c="4"/>&lt;dokument&gt;</text:p>
      <text:p text:style-name="P19"><text:s text:c="8"/>&lt;dhl_id&gt;4&lt;/dhl_id&gt;</text:p>
      <text:p text:style-name="P19"><text:s text:c="8"/>&lt;saaja&gt;</text:p>
      <text:p text:style-name="P19"><text:s text:c="12"/>&lt;isikukood&gt;EE70000007&lt;/isikukood&gt;</text:p>
      <text:p text:style-name="P19"><text:s text:c="12"/>&lt;saajaNimi&gt;Kodanikuportaal&lt;/saajaNimi&gt;</text:p>
      <text:p text:style-name="P19"><text:s text:c="12"/>&lt;avatud&gt;false&lt;/avatud&gt;</text:p>
      <text:p text:style-name="P19"><text:s text:c="8"/>&lt;/saaja&gt;</text:p>
      <text:p text:style-name="P19"><text:s text:c="4"/>&lt;/dokument&gt;</text:p>
      <text:p text:style-name="P19">&lt;/item&gt;</text:p>
      <text:h text:style-name="P32" text:outline-level="1"><text:bookmark-start text:name="_Toc379789499"/>GetDocumentFile.v1<text:bookmark-end text:name="_Toc310595933"/><text:bookmark-end text:name="_Toc290888216"/><text:bookmark-end text:name="_Toc290045527"/><text:bookmark-end text:name="_Toc273352543"/><text:bookmark-end text:name="_Toc273345936"/><text:bookmark-end text:name="_Toc271627641"/><text:bookmark-end text:name="_Toc271552508"/><text:bookmark-end text:name="_Toc271551513"/><text:bookmark-end text:name="_Toc271031534"/><text:bookmark-end text:name="_Toc270424931"/><text:bookmark-end text:name="_Toc270420747"/><text:bookmark-end text:name="_Toc269120309"/><text:bookmark-end text:name="_Toc269120578"/><text:bookmark-end text:name="_Toc269122895"/><text:bookmark-end text:name="_Toc269124337"/><text:bookmark-end text:name="_Toc269126601"/><text:bookmark-end text:name="_Toc269128819"/><text:bookmark-end text:name="_Toc379789499"/></text:h>
      <text:p text:style-name="P7"><text:span text:style-name="Default_20_Paragraph_20_Font"><text:span text:style-name="T1">Päring võimaldab pärida dokumendi faili andmed – sisu ja metaandmed. Päringu parameetriga „document_id“ määratakse dokumendi ID ning parameetriga „file_id“ määratakse failid, mille andmeid soovitakse </text:span></text:span><text:span text:style-name="Default_20_Paragraph_20_Font"><text:span text:style-name="T1">saada. Päringu vastuse SOAP manuses on dokumendi failide andmed.</text:span></text:span></text:p>
      <text:p text:style-name="P4"/>
      <text:p text:style-name="P4">Parameetrid</text:p>
      <table:table table:name="Table30" table:style-name="Table30">
        <table:table-column table:style-name="Table30.A"/>
        <table:table-column table:style-name="Table30.B" table:number-columns-repeated="2"/>
        <table:table-row>
          <table:table-cell table:style-name="Table30.A1" office:value-type="string">
            <text:p text:style-name="Normal"><text:span text:style-name="Default_20_Paragraph_20_Font"><text:span text:style-name="T7">Nimi</text:span></text:span></text:p>
          </table:table-cell>
          <table:table-cell table:style-name="Table30.A1" office:value-type="string">
            <text:p text:style-name="Normal"><text:span text:style-name="Default_20_Paragraph_20_Font"><text:span text:style-name="T7">Väärtuse tüüp</text:span></text:span></text:p>
          </table:table-cell>
          <table:table-cell table:style-name="Table30.A1" office:value-type="string">
            <text:p text:style-name="Normal"><text:span text:style-name="Default_20_Paragraph_20_Font"><text:span text:style-name="T7">Väärtuse näide</text:span></text:span></text:p>
          </table:table-cell>
        </table:table-row>
        <table:table-row>
          <table:table-cell table:style-name="Table30.A1" office:value-type="string">
            <text:p text:style-name="Normal"><text:span text:style-name="Default_20_Paragraph_20_Font"><text:span text:style-name="T9">Document_id</text:span></text:span></text:p>
          </table:table-cell>
          <table:table-cell table:style-name="Table30.A1" office:value-type="string">
            <text:p text:style-name="Normal"><text:span text:style-name="Default_20_Paragraph_20_Font"><text:span text:style-name="T9">Integer</text:span></text:span></text:p>
          </table:table-cell>
          <table:table-cell table:style-name="Table30.A1" office:value-type="string">
            <text:p text:style-name="Normal"><text:span text:style-name="Default_20_Paragraph_20_Font"><text:span text:style-name="T9">46</text:span></text:span></text:p>
          </table:table-cell>
        </table:table-row>
        <table:table-row>
          <table:table-cell table:style-name="Table30.A1" office:value-type="string">
            <text:p text:style-name="Normal"><text:span text:style-name="Default_20_Paragraph_20_Font"><text:span text:style-name="T9">File_id_list.file_id</text:span></text:span></text:p>
          </table:table-cell>
          <table:table-cell table:style-name="Table30.A1" office:value-type="string">
            <text:p text:style-name="Normal"><text:span text:style-name="Default_20_Paragraph_20_Font"><text:span text:style-name="T9">Integer</text:span></text:span></text:p>
          </table:table-cell>
          <table:table-cell table:style-name="Table30.A1" office:value-type="string">
            <text:p text:style-name="Normal"><text:span text:style-name="Default_20_Paragraph_20_Font"><text:span text:style-name="T9">16</text:span></text:span></text:p>
          </table:table-cell>
        </table:table-row>
      </table:table>
      <text:p text:style-name="P4"/>
      <text:p text:style-name="P4">Päringu näide:</text:p>
      <text:p text:style-name="P4"/>
      <text:p text:style-name="P16">&lt;soapenv:Envelope xmlns:soapenv="http://schemas.xmlsoap.org/soap/envelope/" xmlns:xtee="http://x-tee.riik.ee/xsd/xtee.xsd" xmlns:adit="http://producers.ametlikud-dokumendid.xtee.riik.ee/producer/ametlikud-dokumendid"&gt;</text:p>
      <text:p text:style-name="P16"><text:s text:c="3"/>&lt;soapenv:Header&gt;</text:p>
      <text:p text:style-name="P16"><text:s text:c="6"/>&lt;xtee:nimi&gt;ametlikud-dokumendid.getDocumentFile.v1&lt;/xtee:nimi&gt;</text:p>
      <text:p text:style-name="P16"><text:s text:c="6"/>&lt;xtee:id&gt;00000000000000&lt;/xtee:id&gt;</text:p>
      <text:p text:style-name="P16"><text:s text:c="6"/>&lt;xtee:isikukood&gt;EE38407089745&lt;/xtee:isikukood&gt;</text:p>
      <text:p text:style-name="P16"><text:s text:c="6"/>&lt;xtee:andmekogu&gt;ametlikud-dokumendid&lt;/xtee:andmekogu&gt;</text:p>
      <text:p text:style-name="P16"><text:s text:c="6"/>&lt;xtee:asutus&gt;12345678&lt;/xtee:asutus&gt;</text:p>
      <text:p text:style-name="P16"><text:s text:c="4"/>&lt;adit:infosysteem&gt;KOV&lt;/adit:infosysteem&gt;</text:p>
      <text:p text:style-name="P16"><text:s text:c="3"/>&lt;/soapenv:Header&gt;</text:p>
      <text:p text:style-name="P16"><text:s text:c="3"/>&lt;soapenv:Body&gt;</text:p>
      <text:p text:style-name="P16"><text:soft-page-break/><text:s text:c="6"/>&lt;adit:getDocumentFile&gt;</text:p>
      <text:p text:style-name="P16"><text:s text:c="9"/>&lt;keha&gt;</text:p>
      <text:p text:style-name="P16"><text:s text:c="12"/>&lt;document_id&gt;46&lt;/document_id&gt;</text:p>
      <text:p text:style-name="P16"><text:s text:c="12"/>&lt;file_id_list&gt;</text:p>
      <text:p text:style-name="P16"><text:s text:c="15"/>&lt;file_id&gt;16&lt;/file_id&gt;</text:p>
      <text:p text:style-name="P16"><text:s text:c="15"/>&lt;file_id&gt;17&lt;/file_id&gt;</text:p>
      <text:p text:style-name="P16"><text:s text:c="12"/>&lt;/file_id_list&gt;</text:p>
      <text:p text:style-name="P16"><text:s text:c="9"/>&lt;/keha&gt;</text:p>
      <text:p text:style-name="P16"><text:s text:c="6"/>&lt;/adit:getDocumentFile&gt;</text:p>
      <text:p text:style-name="P16"><text:s text:c="3"/>&lt;/soapenv:Body&gt;</text:p>
      <text:p text:style-name="P16">&lt;/soapenv:Envelope&gt;</text:p>
      <text:p text:style-name="P4"/>
      <text:p text:style-name="P4">Päringu vastuse näide:</text:p>
      <text:p text:style-name="P4"/>
      <text:p text:style-name="P16">&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6"><text:s text:c="3"/>&lt;SOAP-ENV:Header&gt;</text:p>
      <text:p text:style-name="P16"><text:s text:c="6"/>&lt;xtee:asutus xsi:type="xsd:string"&gt;12345678&lt;/xtee:asutus&gt;</text:p>
      <text:p text:style-name="P16"><text:s text:c="6"/>&lt;xtee:isikukood xsi:type="xsd:string"&gt;EE38407089745&lt;/xtee:isikukood&gt;</text:p>
      <text:p text:style-name="P16"><text:s text:c="6"/>&lt;xtee:id xsi:type="xsd:string"&gt;00000000000000&lt;/xtee:id&gt;</text:p>
      <text:p text:style-name="P16"><text:s text:c="6"/>&lt;xtee:nimi xsi:type="xsd:string"&gt;ametlikud-dokumendid.getDocumentFile.v1&lt;/xtee:nimi&gt;</text:p>
      <text:p text:style-name="P16"><text:s text:c="6"/>&lt;xtee:andmekogu xsi:type="xsd:string"&gt;ametlikud-dokumendid&lt;/xtee:andmekogu&gt;</text:p>
      <text:p text:style-name="P16"><text:s text:c="3"/>&lt;/SOAP-ENV:Header&gt;</text:p>
      <text:p text:style-name="P16"><text:s text:c="3"/>&lt;SOAP-ENV:Body&gt;</text:p>
      <text:p text:style-name="P16"><text:s text:c="6"/>&lt;adit:getDocumentFileResponse&gt;</text:p>
      <text:p text:style-name="P16"><text:s text:c="9"/>&lt;paring&gt;</text:p>
      <text:p text:style-name="P16"><text:s text:c="12"/>&lt;document_id&gt;46&lt;/document_id&gt;</text:p>
      <text:p text:style-name="P16"><text:s text:c="12"/>&lt;file_id_list&gt;</text:p>
      <text:p text:style-name="P16"><text:s text:c="15"/>&lt;file_id&gt;16&lt;/file_id&gt;</text:p>
      <text:p text:style-name="P16"><text:s text:c="15"/>&lt;file_id&gt;17&lt;/file_id&gt;</text:p>
      <text:p text:style-name="P16"><text:s text:c="12"/>&lt;/file_id_list&gt;</text:p>
      <text:p text:style-name="P16"><text:s text:c="9"/>&lt;/paring&gt;</text:p>
      <text:p text:style-name="P16"><text:s text:c="9"/>&lt;keha&gt;</text:p>
      <text:p text:style-name="P16"><text:s text:c="12"/>&lt;success&gt;true&lt;/success&gt;</text:p>
      <text:p text:style-name="P16"><text:s text:c="12"/>&lt;messages&gt;</text:p>
      <text:p text:style-name="P16"><text:s text:c="15"/>&lt;message lang="en"&gt;All requested files were successfully retrieved&lt;/message&gt;</text:p>
      <text:p text:style-name="P16"><text:s text:c="12"/>&lt;/messages&gt;</text:p>
      <text:p text:style-name="P16"><text:s text:c="12"/>&lt;files href="cid:200611913490613646957590966591" /&gt;</text:p>
      <text:p text:style-name="P16"><text:s text:c="8"/>&lt;/keha&gt;</text:p>
      <text:p text:style-name="P16"><text:s text:c="6"/>&lt;/adit:getDocumentFileResponse&gt;</text:p>
      <text:p text:style-name="P16"><text:s text:c="3"/>&lt;/SOAP-ENV:Body&gt;</text:p>
      <text:p text:style-name="P16">&lt;/SOAP-ENV:Envelope&gt;</text:p>
      <text:p text:style-name="P4"/>
      <text:p text:style-name="P4">Päringu vastuse SOAP manuse dekodeeritud sisu parameetrid:</text:p>
      <text:p text:style-name="P4"/>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Normal"><text:span text:style-name="Default_20_Paragraph_20_Font"><text:span text:style-name="T7">Nimi</text:span></text:span></text:p>
          </table:table-cell>
          <table:table-cell table:style-name="Table31.A1" office:value-type="string">
            <text:p text:style-name="Normal"><text:span text:style-name="Default_20_Paragraph_20_Font"><text:span text:style-name="T7">Kirjeldus</text:span></text:span></text:p>
          </table:table-cell>
          <table:table-cell table:style-name="Table31.C1" office:value-type="string">
            <text:p text:style-name="Normal"><text:span text:style-name="Default_20_Paragraph_20_Font"><text:span text:style-name="T7">Tüüp</text:span></text:span></text:p>
          </table:table-cell>
          <table:table-cell table:style-name="Table31.A1" office:value-type="string">
            <text:p text:style-name="Normal"><text:span text:style-name="Default_20_Paragraph_20_Font"><text:span text:style-name="T7">Väärtuse näide</text:span></text:span></text:p>
          </table:table-cell>
        </table:table-row>
        <table:table-row>
          <table:table-cell table:style-name="Table31.A1" office:value-type="string">
            <text:p text:style-name="P4">files</text:p>
          </table:table-cell>
          <table:table-cell table:style-name="Table31.A1" office:value-type="string">
            <text:p text:style-name="P4">Failide konteiner</text:p>
          </table:table-cell>
          <table:table-cell table:style-name="Table31.C1" office:value-type="string">
            <text:p text:style-name="P4"/>
          </table:table-cell>
          <table:table-cell table:style-name="Table31.A1" office:value-type="string">
            <text:p text:style-name="P4"/>
          </table:table-cell>
        </table:table-row>
        <table:table-row>
          <table:table-cell table:style-name="Table31.A1" office:value-type="string">
            <text:p text:style-name="P4">file</text:p>
          </table:table-cell>
          <table:table-cell table:style-name="Table31.A1" office:value-type="string">
            <text:p text:style-name="P4">Faili andmete konteiner</text:p>
          </table:table-cell>
          <table:table-cell table:style-name="Table31.C1" office:value-type="string">
            <text:p text:style-name="P4"/>
          </table:table-cell>
          <table:table-cell table:style-name="Table31.A1" office:value-type="string">
            <text:p text:style-name="P4"/>
          </table:table-cell>
        </table:table-row>
        <table:table-row>
          <table:table-cell table:style-name="Table31.A1" office:value-type="string">
            <text:list xml:id="list37477306" text:continue-numbering="true" text:style-name="L2">
              <text:list-item>
                <text:p text:style-name="P30"><text:span text:style-name="Default_20_Paragraph_20_Font"><text:span text:style-name="T9">file.id</text:span></text:span></text:p>
              </text:list-item>
            </text:list>
          </table:table-cell>
          <table:table-cell table:style-name="Table31.A1" office:value-type="string">
            <text:p text:style-name="Normal"><text:span text:style-name="Default_20_Paragraph_20_Font"><text:span text:style-name="T1">Faili id (määratud juhul kui soovitakse muuta olemasolevat </text:span></text:span><text:span text:style-name="Default_20_Paragraph_20_Font"><text:span text:style-name="T1">dokumendi faili)</text:span></text:span></text:p>
          </table:table-cell>
          <table:table-cell table:style-name="Table31.C1" office:value-type="string">
            <text:p text:style-name="P4">Integer</text:p>
          </table:table-cell>
          <table:table-cell table:style-name="Table31.A1" office:value-type="string">
            <text:p text:style-name="P4">56</text:p>
          </table:table-cell>
        </table:table-row>
        <text:soft-page-break/>
        <table:table-row>
          <table:table-cell table:style-name="Table31.A1" office:value-type="string">
            <text:list xml:id="list37484564" text:continue-numbering="true" text:style-name="L2">
              <text:list-item>
                <text:p text:style-name="P30"><text:span text:style-name="Default_20_Paragraph_20_Font"><text:span text:style-name="T9">file.name</text:span></text:span></text:p>
              </text:list-item>
            </text:list>
          </table:table-cell>
          <table:table-cell table:style-name="Table31.A1" office:value-type="string">
            <text:p text:style-name="P4">Faili nimi koos laiendiga</text:p>
          </table:table-cell>
          <table:table-cell table:style-name="Table31.C1" office:value-type="string">
            <text:p text:style-name="P4">String</text:p>
          </table:table-cell>
          <table:table-cell table:style-name="Table31.A1" office:value-type="string">
            <text:p text:style-name="P4">Avaldus.txt</text:p>
          </table:table-cell>
        </table:table-row>
        <table:table-row>
          <table:table-cell table:style-name="Table31.A1" office:value-type="string">
            <text:list xml:id="list37494938" text:continue-numbering="true" text:style-name="L2">
              <text:list-item>
                <text:p text:style-name="P30"><text:span text:style-name="Default_20_Paragraph_20_Font"><text:span text:style-name="T9">file.content_type</text:span></text:span></text:p>
              </text:list-item>
            </text:list>
          </table:table-cell>
          <table:table-cell table:style-name="Table31.A1" office:value-type="string">
            <text:p text:style-name="P4">Faili MIME tüüp</text:p>
          </table:table-cell>
          <table:table-cell table:style-name="Table31.C1" office:value-type="string">
            <text:p text:style-name="P4">String</text:p>
          </table:table-cell>
          <table:table-cell table:style-name="Table31.A1" office:value-type="string">
            <text:p text:style-name="P4">Application/pdf</text:p>
          </table:table-cell>
        </table:table-row>
        <table:table-row>
          <table:table-cell table:style-name="Table31.A1" office:value-type="string">
            <text:list xml:id="list37494790" text:continue-numbering="true" text:style-name="L2">
              <text:list-item>
                <text:p text:style-name="P30"><text:span text:style-name="Default_20_Paragraph_20_Font"><text:span text:style-name="T9">file.description</text:span></text:span></text:p>
              </text:list-item>
            </text:list>
          </table:table-cell>
          <table:table-cell table:style-name="Table31.A1" office:value-type="string">
            <text:p text:style-name="P4">Faili pealkiri või kirjeldus</text:p>
          </table:table-cell>
          <table:table-cell table:style-name="Table31.C1" office:value-type="string">
            <text:p text:style-name="P4">String</text:p>
          </table:table-cell>
          <table:table-cell table:style-name="Table31.A1" office:value-type="string">
            <text:p text:style-name="P4">Avaldus Tallinna Linnavalitsusele</text:p>
          </table:table-cell>
        </table:table-row>
        <table:table-row>
          <table:table-cell table:style-name="Table31.A1" office:value-type="string">
            <text:list xml:id="list37495223" text:continue-numbering="true" text:style-name="L2">
              <text:list-item>
                <text:p text:style-name="P30"><text:span text:style-name="Default_20_Paragraph_20_Font"><text:span text:style-name="T9">file.size_bytes</text:span></text:span></text:p>
              </text:list-item>
            </text:list>
          </table:table-cell>
          <table:table-cell table:style-name="Table31.A1" office:value-type="string">
            <text:p text:style-name="P4">Faili suurus baitides</text:p>
          </table:table-cell>
          <table:table-cell table:style-name="Table31.C1" office:value-type="string">
            <text:p text:style-name="P4">Long</text:p>
          </table:table-cell>
          <table:table-cell table:style-name="Table31.A1" office:value-type="string">
            <text:p text:style-name="P4">300</text:p>
          </table:table-cell>
        </table:table-row>
        <table:table-row>
          <table:table-cell table:style-name="Table31.A1" office:value-type="string">
            <text:list xml:id="list37493748" text:continue-numbering="true" text:style-name="L2">
              <text:list-item>
                <text:p text:style-name="P30"><text:span text:style-name="Default_20_Paragraph_20_Font"><text:span text:style-name="T9">file.file_type</text:span></text:span></text:p>
              </text:list-item>
            </text:list>
          </table:table-cell>
          <table:table-cell table:style-name="Table31.A1" office:value-type="string">
            <text:p text:style-name="P4">Faili tüüp</text:p>
          </table:table-cell>
          <table:table-cell table:style-name="Table31.C1" office:value-type="string">
            <text:p text:style-name="P4">String</text:p>
          </table:table-cell>
          <table:table-cell table:style-name="Table31.A1" office:value-type="string">
            <text:p text:style-name="P4">document_file</text:p>
          </table:table-cell>
        </table:table-row>
        <table:table-row>
          <table:table-cell table:style-name="Table31.A1" office:value-type="string">
            <text:list xml:id="list37482949" text:continue-numbering="true" text:style-name="L2">
              <text:list-item>
                <text:p text:style-name="P30"><text:span text:style-name="Default_20_Paragraph_20_Font"><text:span text:style-name="T9">file.data</text:span></text:span></text:p>
              </text:list-item>
            </text:list>
          </table:table-cell>
          <table:table-cell table:style-name="Table31.A1" office:value-type="string">
            <text:p text:style-name="Normal"><text:span text:style-name="Default_20_Paragraph_20_Font"><text:span text:style-name="T1">Faili sisu Base64 kodeeringus</text:span></text:span></text:p>
          </table:table-cell>
          <table:table-cell table:style-name="Table31.C1" office:value-type="string">
            <text:p text:style-name="P4">String</text:p>
          </table:table-cell>
          <table:table-cell table:style-name="Table31.A1" office:value-type="string">
            <text:p text:style-name="Normal"><text:span text:style-name="Default_20_Paragraph_20_Font"><text:span text:style-name="T12">SvVnZXZhI…</text:span></text:span></text:p>
          </table:table-cell>
        </table:table-row>
      </table:table>
      <text:p text:style-name="P4"/>
      <text:p text:style-name="P4"/>
      <text:p text:style-name="P4">Näide:</text:p>
      <text:p text:style-name="P4"/>
      <text:p text:style-name="P16">&lt;?xml version="1.0" encoding="UTF-8"?&gt;</text:p>
      <text:p text:style-name="P16">&lt;getDocumentFileResponseAttachmentV1&gt;</text:p>
      <text:p text:style-name="P16"><text:s text:c="4"/>&lt;files&gt;</text:p>
      <text:p text:style-name="P16"><text:s text:c="8"/>&lt;file&gt;</text:p>
      <text:p text:style-name="P16"><text:s text:c="12"/>&lt;id&gt;16&lt;/id&gt;</text:p>
      <text:p text:style-name="P16"><text:s text:c="12"/>&lt;name&gt;avaldus1.txt&lt;/name&gt;</text:p>
      <text:p text:style-name="P16"><text:s text:c="12"/>&lt;content_type&gt;text/plain&lt;/content_type&gt;</text:p>
      <text:p text:style-name="P16"><text:s text:c="12"/>&lt;description&gt;Avaldus tekstifailina&lt;/description&gt;</text:p>
      <text:p text:style-name="P16"><text:s text:c="12"/>&lt;size_bytes&gt;223&lt;/size_bytes&gt;</text:p>
      <text:p text:style-name="P16"><text:s text:c="12"/>&lt;file_type&gt;document_file&lt;/file_type&gt;</text:p>
      <text:p text:style-name="P14"><text:span text:style-name="Default_20_Paragraph_20_Font"><text:span text:style-name="T12"><text:s text:c="12"/>&lt;data&gt;</text:span></text:span></text:p>
      <text:p text:style-name="P16">SvVnZXZhIExpbm5hdmFsaXRzdXMJMjAuMDQuMjAxMA0KDQpBdmFsZHVzDQoNClBhbHVuIHZpaXZp</text:p>
      <text:p text:style-name="P16">dGFtYXR1bHQgdGFnYXN0YWRhIG1pbnUgcG9vbHQgbfb2ZHVudWQgdGVpc2lw5GV2YWwgbGlubmF2</text:p>
      <text:p text:style-name="P16">YWxpdHN1c2Uga2FudHNlbGVpc3NlIHVudXN0YXR1ZCBrb2h2ZXIsIHN1dXNhZCBqYSByYW5uYXBh</text:p>
      <text:p text:style-name="P16">bGwuDQoNCg0KRWlubyBNdWlkdWdpDQpBUyBBc3V0dXMNCkp1aGF0dXNlIGVzaW1lZXMNCg==</text:p>
      <text:p text:style-name="P16">&lt;/data&gt;</text:p>
      <text:p text:style-name="P16"><text:s text:c="8"/>&lt;/file&gt;</text:p>
      <text:p text:style-name="P16"><text:s text:c="8"/>&lt;file&gt;</text:p>
      <text:p text:style-name="P16"><text:s text:c="12"/>&lt;id&gt;17&lt;/id&gt;</text:p>
      <text:p text:style-name="P16"><text:s text:c="12"/>&lt;name&gt;avaldus2.txt&lt;/name&gt;</text:p>
      <text:p text:style-name="P16"><text:s text:c="12"/>&lt;content_type&gt;text/plain&lt;/content_type&gt;</text:p>
      <text:p text:style-name="P16"><text:s text:c="12"/>&lt;description&gt;Avaldus tekstifailina&lt;/description&gt;</text:p>
      <text:p text:style-name="P16"><text:s text:c="12"/>&lt;size_bytes&gt;223&lt;/size_bytes&gt;</text:p>
      <text:p text:style-name="P16"><text:s text:c="12"/>&lt;file_type&gt;document_file&lt;/file_type&gt;</text:p>
      <text:p text:style-name="P14"><text:span text:style-name="Default_20_Paragraph_20_Font"><text:span text:style-name="T12"><text:s text:c="12"/>&lt;data&gt;</text:span></text:span></text:p>
      <text:p text:style-name="P16">SvVnZXZhIExpbm5hdmFsaXRzdXMJMjAuMDQuMjAxMA0KDQpBdmFsZHVzDQoNClBhbHVuIHZpaXZp</text:p>
      <text:p text:style-name="P16">dGFtYXR1bHQgdGFnYXN0YWRhIG1pbnUgcG9vbHQgbfb2ZHVudWQgdGVpc2lw5GV2YWwgbGlubmF2</text:p>
      <text:p text:style-name="P16">YWxpdHN1c2Uga2FudHNlbGVpc3NlIHVudXN0YXR1ZCBrb2h2ZXIsIHN1dXNhZCBqYSByYW5uYXBh</text:p>
      <text:p text:style-name="P16">bGwuDQoNCg0KRWlubyBNdWlkdWdpDQpBUyBBc3V0dXMNCkp1aGF0dXNlIGVzaW1lZXMNCg==</text:p>
      <text:p text:style-name="P16">&lt;/data&gt;</text:p>
      <text:p text:style-name="P16"><text:s text:c="8"/>&lt;/file&gt;</text:p>
      <text:p text:style-name="P16"><text:s text:c="4"/>&lt;/files&gt;</text:p>
      <text:p text:style-name="P16">&lt;/getDocumentFileResponseAttachmentV1&gt;</text:p>
      <text:p text:style-name="P6"/>
      <text:p text:style-name="P6"/>
      <text:h text:style-name="P32" text:outline-level="1"><text:bookmark-start text:name="_Toc379789500"/><text:bookmark-start text:name="_Toc310595934"/><text:bookmark-start text:name="_Toc290888217"/><text:bookmark-start text:name="_Toc290045528"/><text:bookmark-start text:name="_Toc273352544"/><text:bookmark-start text:name="_Toc273345937"/><text:bookmark-start text:name="_Toc271627642"/><text:bookmark-start text:name="_Toc271552509"/><text:bookmark-start text:name="_Toc271551514"/><text:bookmark-start text:name="_Toc271031535"/><text:bookmark-start text:name="_Toc270424932"/><text:bookmark-start text:name="_Toc270420748"/><text:bookmark-start text:name="_Toc269120310"/><text:bookmark-start text:name="_Toc269120579"/><text:bookmark-start text:name="_Toc269122896"/><text:bookmark-start text:name="_Toc269124338"/><text:bookmark-start text:name="_Toc269126602"/><text:bookmark-start text:name="_Toc269128820"/><text:soft-page-break/>GetDocumentHistory.v1<text:bookmark-end text:name="_Toc379789500"/><text:bookmark-end text:name="_Toc310595934"/><text:bookmark-end text:name="_Toc290888217"/><text:bookmark-end text:name="_Toc290045528"/><text:bookmark-end text:name="_Toc273352544"/><text:bookmark-end text:name="_Toc273345937"/><text:bookmark-end text:name="_Toc271627642"/><text:bookmark-end text:name="_Toc271552509"/><text:bookmark-end text:name="_Toc271551514"/><text:bookmark-end text:name="_Toc271031535"/><text:bookmark-end text:name="_Toc270424932"/><text:bookmark-end text:name="_Toc270420748"/><text:bookmark-end text:name="_Toc269120310"/><text:bookmark-end text:name="_Toc269120579"/><text:bookmark-end text:name="_Toc269122896"/><text:bookmark-end text:name="_Toc269124338"/><text:bookmark-end text:name="_Toc269126602"/><text:bookmark-end text:name="_Toc269128820"/></text:h>
      <text:p text:style-name="P7"><text:span text:style-name="Default_20_Paragraph_20_Font"><text:span text:style-name="T1">Päring</text:span></text:span><text:span text:style-name="Default_20_Paragraph_20_Font"><text:span text:style-name="T1"> võimaldab pärida dokumendi ajaloo andmed – milliseid toiminguid ja kes on dokumendiga läbi viinud. Päringu parameetriga „document_id“ määratakse dokumendi ID, mille kohta soovitakse ajaloo andmeid.</text:span></text:span></text:p>
      <text:p text:style-name="P4"/>
      <text:p text:style-name="P4"/>
      <text:p text:style-name="P4"/>
      <text:p text:style-name="P4">Parameetrid</text:p>
      <table:table table:name="Table32" table:style-name="Table32">
        <table:table-column table:style-name="Table32.A"/>
        <table:table-column table:style-name="Table32.B" table:number-columns-repeated="2"/>
        <table:table-row>
          <table:table-cell table:style-name="Table32.A1" office:value-type="string">
            <text:p text:style-name="Normal"><text:span text:style-name="Default_20_Paragraph_20_Font"><text:span text:style-name="T7">Nimi</text:span></text:span></text:p>
          </table:table-cell>
          <table:table-cell table:style-name="Table32.A1" office:value-type="string">
            <text:p text:style-name="Normal"><text:span text:style-name="Default_20_Paragraph_20_Font"><text:span text:style-name="T7">Väärtuse tüüp</text:span></text:span></text:p>
          </table:table-cell>
          <table:table-cell table:style-name="Table32.A1" office:value-type="string">
            <text:p text:style-name="Normal"><text:span text:style-name="Default_20_Paragraph_20_Font"><text:span text:style-name="T7">Väärtuse näide</text:span></text:span></text:p>
          </table:table-cell>
        </table:table-row>
        <table:table-row>
          <table:table-cell table:style-name="Table32.A1" office:value-type="string">
            <text:p text:style-name="Normal"><text:span text:style-name="Default_20_Paragraph_20_Font"><text:span text:style-name="T9">Document_id</text:span></text:span></text:p>
          </table:table-cell>
          <table:table-cell table:style-name="Table32.A1" office:value-type="string">
            <text:p text:style-name="Normal"><text:span text:style-name="Default_20_Paragraph_20_Font"><text:span text:style-name="T9">Integer</text:span></text:span></text:p>
          </table:table-cell>
          <table:table-cell table:style-name="Table32.A1" office:value-type="string">
            <text:p text:style-name="Normal"><text:span text:style-name="Default_20_Paragraph_20_Font"><text:span text:style-name="T9">46</text:span></text:span></text:p>
          </table:table-cell>
        </table:table-row>
      </table:table>
      <text:p text:style-name="P4"/>
      <text:p text:style-name="P4">Päringu näide:</text:p>
      <text:p text:style-name="P4"/>
      <text:p text:style-name="P16">&lt;soapenv:Envelope xmlns:soapenv="http://schemas.xmlsoap.org/soap/envelope/" xmlns:xtee="http://x-tee.riik.ee/xsd/xtee.xsd" xmlns:adit="http://producers.ametlikud-dokumendid.xtee.riik.ee/producer/ametlikud-dokumendid"&gt;</text:p>
      <text:p text:style-name="P16"><text:s text:c="3"/>&lt;soapenv:Header&gt;</text:p>
      <text:p text:style-name="P16"><text:s text:c="5"/>&lt;xtee:nimi&gt;ametlikud-dokumendid.getDocumentHistory.v1&lt;/xtee:nimi&gt;</text:p>
      <text:p text:style-name="P16"><text:s text:c="6"/>&lt;xtee:id&gt;00000000000000&lt;/xtee:id&gt;</text:p>
      <text:p text:style-name="P16"><text:s text:c="6"/>&lt;xtee:isikukood&gt;EE38407089745&lt;/xtee:isikukood&gt;</text:p>
      <text:p text:style-name="P16"><text:s text:c="6"/>&lt;xtee:andmekogu&gt;ametlikud-dokumendid&lt;/xtee:andmekogu&gt;</text:p>
      <text:p text:style-name="P16"><text:s text:c="6"/>&lt;xtee:asutus&gt;EE12345678&lt;/xtee:asutus&gt;</text:p>
      <text:p text:style-name="P16"><text:s text:c="6"/>&lt;adit:infosysteem&gt;KOV&lt;/adit:infosysteem&gt;</text:p>
      <text:p text:style-name="P16"><text:s text:c="3"/>&lt;/soapenv:Header&gt;</text:p>
      <text:p text:style-name="P16"><text:s text:c="3"/>&lt;soapenv:Body&gt;</text:p>
      <text:p text:style-name="P16"><text:s text:c="6"/>&lt;adit:getDocumentHistory&gt;</text:p>
      <text:p text:style-name="P16"><text:s text:c="9"/>&lt;keha&gt;</text:p>
      <text:p text:style-name="P16"><text:s text:c="12"/>&lt;document_id&gt;46&lt;/document_id&gt;</text:p>
      <text:p text:style-name="P16"><text:s text:c="9"/>&lt;/keha&gt;</text:p>
      <text:p text:style-name="P16"><text:s text:c="6"/>&lt;/adit:getDocumentHistory&gt;</text:p>
      <text:p text:style-name="P16"><text:s text:c="3"/>&lt;/soapenv:Body&gt;</text:p>
      <text:p text:style-name="P16">&lt;/soapenv:Envelope&gt;</text:p>
      <text:p text:style-name="P4"/>
      <text:p text:style-name="P4">Päringu vastuse näide:</text:p>
      <text:p text:style-name="P4"/>
      <text:p text:style-name="P16">&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6"><text:s text:c="3"/>&lt;SOAP-ENV:Header&gt;</text:p>
      <text:p text:style-name="P16"><text:s text:c="6"/>&lt;xtee:asutus xsi:type="xsd:string"&gt;EE12345678&lt;/xtee:asutus&gt;</text:p>
      <text:p text:style-name="P16"><text:s text:c="6"/>&lt;xtee:isikukood xsi:type="xsd:string"&gt;EE38407089745&lt;/xtee:isikukood&gt;</text:p>
      <text:p text:style-name="P16"><text:s text:c="6"/>&lt;xtee:id xsi:type="xsd:string"&gt;00000000000000&lt;/xtee:id&gt;</text:p>
      <text:p text:style-name="P16"><text:s text:c="6"/>&lt;xtee:nimi xsi:type="xsd:string"&gt;ametlikud-dokumendid.getDocumentHistory.v1&lt;/xtee:nimi&gt;</text:p>
      <text:p text:style-name="P16"><text:s text:c="6"/>&lt;xtee:andmekogu xsi:type="xsd:string"&gt;ametlikud-dokumendid&lt;/xtee:andmekogu&gt;</text:p>
      <text:p text:style-name="P16"><text:s text:c="3"/>&lt;/SOAP-ENV:Header&gt;</text:p>
      <text:p text:style-name="P16"><text:s text:c="3"/>&lt;SOAP-ENV:Body&gt;</text:p>
      <text:p text:style-name="P16"><text:s text:c="6"/>&lt;adit:getDocumentHistoryResponse&gt;</text:p>
      <text:p text:style-name="P16"><text:s text:c="9"/>&lt;paring&gt;</text:p>
      <text:p text:style-name="P16"><text:s text:c="12"/>&lt;document_id&gt;46&lt;/document_id&gt;</text:p>
      <text:p text:style-name="P16"><text:s text:c="9"/>&lt;/paring&gt;</text:p>
      <text:p text:style-name="P16"><text:s text:c="9"/>&lt;keha&gt;</text:p>
      <text:p text:style-name="P16"><text:s text:c="12"/>&lt;success&gt;true&lt;/success&gt;</text:p>
      <text:p text:style-name="P16"><text:soft-page-break/><text:s text:c="12"/>&lt;messages&gt;</text:p>
      <text:p text:style-name="P16"><text:s text:c="15"/>&lt;message lang="en"&gt;Document history was successfully retrieved.&lt;/message&gt;</text:p>
      <text:p text:style-name="P16"><text:s text:c="12"/>&lt;/messages&gt;</text:p>
      <text:p text:style-name="P16"><text:s text:c="12"/>&lt;document_history_list href="cid:451150328609481636746711393696" /&gt;</text:p>
      <text:p text:style-name="P16"><text:s text:c="9"/>&lt;/keha&gt;</text:p>
      <text:p text:style-name="P16"><text:s text:c="6"/>&lt;/adit:getDocumentHistoryResponse&gt;</text:p>
      <text:p text:style-name="P16"><text:s text:c="3"/>&lt;/SOAP-ENV:Body&gt;</text:p>
      <text:p text:style-name="P16">&lt;/SOAP-ENV:Envelope&gt;</text:p>
      <text:p text:style-name="P4"/>
      <text:p text:style-name="P4">Päringu vastuse SOAP manuse dekodeeritud sisu parameetrid:</text:p>
      <text:p text:style-name="P4"/>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Normal"><text:span text:style-name="Default_20_Paragraph_20_Font"><text:span text:style-name="T7">Nimi</text:span></text:span></text:p>
          </table:table-cell>
          <table:table-cell table:style-name="Table33.A1" office:value-type="string">
            <text:p text:style-name="Normal"><text:span text:style-name="Default_20_Paragraph_20_Font"><text:span text:style-name="T7">Kirjeldus</text:span></text:span></text:p>
          </table:table-cell>
          <table:table-cell table:style-name="Table33.C1" office:value-type="string">
            <text:p text:style-name="Normal"><text:span text:style-name="Default_20_Paragraph_20_Font"><text:span text:style-name="T7">Tüüp</text:span></text:span></text:p>
          </table:table-cell>
          <table:table-cell table:style-name="Table33.A1" office:value-type="string">
            <text:p text:style-name="Normal"><text:span text:style-name="Default_20_Paragraph_20_Font"><text:span text:style-name="T7">Väärtuse näide</text:span></text:span></text:p>
          </table:table-cell>
        </table:table-row>
        <table:table-row>
          <table:table-cell table:style-name="Table33.A1" office:value-type="string">
            <text:p text:style-name="P4">document</text:p>
          </table:table-cell>
          <table:table-cell table:style-name="Table33.A1" office:value-type="string">
            <text:p text:style-name="P4">Dokumendi andmete konteiner</text:p>
          </table:table-cell>
          <table:table-cell table:style-name="Table33.C1" office:value-type="string">
            <text:p text:style-name="P4"/>
          </table:table-cell>
          <table:table-cell table:style-name="Table33.A1" office:value-type="string">
            <text:p text:style-name="P4"/>
          </table:table-cell>
        </table:table-row>
        <table:table-row>
          <table:table-cell table:style-name="Table33.A1" office:value-type="string">
            <text:list xml:id="list37493622" text:continue-numbering="true" text:style-name="L2">
              <text:list-item>
                <text:p text:style-name="P29">id</text:p>
              </text:list-item>
            </text:list>
          </table:table-cell>
          <table:table-cell table:style-name="Table33.A1" office:value-type="string">
            <text:p text:style-name="P4">Dokumendi ID</text:p>
          </table:table-cell>
          <table:table-cell table:style-name="Table33.C1" office:value-type="string">
            <text:p text:style-name="P4">Integer</text:p>
          </table:table-cell>
          <table:table-cell table:style-name="Table33.A1" office:value-type="string">
            <text:p text:style-name="P4">46</text:p>
          </table:table-cell>
        </table:table-row>
        <table:table-row>
          <table:table-cell table:style-name="Table33.A1" office:value-type="string">
            <text:list xml:id="list37483277" text:continue-numbering="true" text:style-name="L2">
              <text:list-item>
                <text:p text:style-name="P29">guid</text:p>
              </text:list-item>
            </text:list>
          </table:table-cell>
          <table:table-cell table:style-name="Table33.A1" office:value-type="string">
            <text:p text:style-name="P4">Dokumendi GUID</text:p>
          </table:table-cell>
          <table:table-cell table:style-name="Table33.C1" office:value-type="string">
            <text:p text:style-name="P4">String</text:p>
          </table:table-cell>
          <table:table-cell table:style-name="Table33.A1" office:value-type="string">
            <text:p text:style-name="Normal"><text:span text:style-name="Default_20_Paragraph_20_Font"><text:span text:style-name="T12">19d71714-0d93-292a-b254-3a06a4f24002</text:span></text:span></text:p>
          </table:table-cell>
        </table:table-row>
        <table:table-row>
          <table:table-cell table:style-name="Table33.A1" office:value-type="string">
            <text:list xml:id="list37465261" text:continue-numbering="true" text:style-name="L2">
              <text:list-item>
                <text:p text:style-name="P29">activity_list</text:p>
              </text:list-item>
            </text:list>
          </table:table-cell>
          <table:table-cell table:style-name="Table33.A1" office:value-type="string">
            <text:p text:style-name="P4">Dokumendi ajalookirjete konteiner</text:p>
          </table:table-cell>
          <table:table-cell table:style-name="Table33.C1" office:value-type="string">
            <text:p text:style-name="P4"/>
          </table:table-cell>
          <table:table-cell table:style-name="Table33.A1" office:value-type="string">
            <text:p text:style-name="P4"/>
          </table:table-cell>
        </table:table-row>
        <table:table-row>
          <table:table-cell table:style-name="Table33.A1" office:value-type="string">
            <text:list xml:id="list37471253" text:continue-numbering="true" text:style-name="L2">
              <text:list-item>
                <text:p text:style-name="P29">activity</text:p>
              </text:list-item>
            </text:list>
          </table:table-cell>
          <table:table-cell table:style-name="Table33.A1" office:value-type="string">
            <text:p text:style-name="P4">Dokumendi ajalookirje konteiner</text:p>
          </table:table-cell>
          <table:table-cell table:style-name="Table33.C1" office:value-type="string">
            <text:p text:style-name="P4"/>
          </table:table-cell>
          <table:table-cell table:style-name="Table33.A1" office:value-type="string">
            <text:p text:style-name="P4"/>
          </table:table-cell>
        </table:table-row>
        <table:table-row>
          <table:table-cell table:style-name="Table33.A1" office:value-type="string">
            <text:list xml:id="list37478582" text:continue-numbering="true" text:style-name="L2">
              <text:list-item>
                <text:p text:style-name="P29">activity.time</text:p>
              </text:list-item>
            </text:list>
          </table:table-cell>
          <table:table-cell table:style-name="Table33.A1" office:value-type="string">
            <text:p text:style-name="P4">Tegevuse aeg</text:p>
          </table:table-cell>
          <table:table-cell table:style-name="Table33.C1" office:value-type="string">
            <text:p text:style-name="P4">Date</text:p>
          </table:table-cell>
          <table:table-cell table:style-name="Table33.A1" office:value-type="string">
            <text:p text:style-name="Normal"><text:span text:style-name="Default_20_Paragraph_20_Font"><text:span text:style-name="T12">2010-08-09T12:17:26.000+03:00</text:span></text:span></text:p>
          </table:table-cell>
        </table:table-row>
        <table:table-row>
          <table:table-cell table:style-name="Table33.A1" office:value-type="string">
            <text:list xml:id="list37491517" text:continue-numbering="true" text:style-name="L2">
              <text:list-item>
                <text:p text:style-name="P29">activity.type</text:p>
              </text:list-item>
            </text:list>
          </table:table-cell>
          <table:table-cell table:style-name="Table33.A1" office:value-type="string">
            <text:p text:style-name="P4">Tegevuse tüüp</text:p>
          </table:table-cell>
          <table:table-cell table:style-name="Table33.C1" office:value-type="string">
            <text:p text:style-name="P4">String</text:p>
          </table:table-cell>
          <table:table-cell table:style-name="Table33.A1" office:value-type="string">
            <text:p text:style-name="P4">Create</text:p>
          </table:table-cell>
        </table:table-row>
        <table:table-row>
          <table:table-cell table:style-name="Table33.A1" office:value-type="string">
            <text:list xml:id="list37490589" text:continue-numbering="true" text:style-name="L2">
              <text:list-item>
                <text:p text:style-name="P29">activity.actors</text:p>
              </text:list-item>
            </text:list>
          </table:table-cell>
          <table:table-cell table:style-name="Table33.A1" office:value-type="string">
            <text:p text:style-name="P4">Tegevuse läbiviijate andmete konteiner</text:p>
          </table:table-cell>
          <table:table-cell table:style-name="Table33.C1" office:value-type="string">
            <text:p text:style-name="P4"/>
          </table:table-cell>
          <table:table-cell table:style-name="Table33.A1" office:value-type="string">
            <text:p text:style-name="P4"/>
          </table:table-cell>
        </table:table-row>
        <table:table-row>
          <table:table-cell table:style-name="Table33.A1" office:value-type="string">
            <text:list xml:id="list37492498" text:continue-numbering="true" text:style-name="L2">
              <text:list-item>
                <text:p text:style-name="P29">activity.actors.actor</text:p>
              </text:list-item>
            </text:list>
          </table:table-cell>
          <table:table-cell table:style-name="Table33.A1" office:value-type="string">
            <text:p text:style-name="Normal"><text:span text:style-name="Default_20_Paragraph_20_Font"><text:span text:style-name="T1">Tegevuse läbiviija andmete konteiner</text:span></text:span></text:p>
          </table:table-cell>
          <table:table-cell table:style-name="Table33.C1" office:value-type="string">
            <text:p text:style-name="P4"/>
          </table:table-cell>
          <table:table-cell table:style-name="Table33.A1" office:value-type="string">
            <text:p text:style-name="P4"/>
          </table:table-cell>
        </table:table-row>
        <table:table-row>
          <table:table-cell table:style-name="Table33.A1" office:value-type="string">
            <text:list xml:id="list37495203" text:continue-numbering="true" text:style-name="L2">
              <text:list-item>
                <text:p text:style-name="P29">actor.code</text:p>
              </text:list-item>
            </text:list>
          </table:table-cell>
          <table:table-cell table:style-name="Table33.A1" office:value-type="string">
            <text:p text:style-name="P4">Tegevuse läbiviija kood</text:p>
          </table:table-cell>
          <table:table-cell table:style-name="Table33.C1" office:value-type="string">
            <text:p text:style-name="P4">String</text:p>
          </table:table-cell>
          <table:table-cell table:style-name="Table33.A1" office:value-type="string">
            <text:p text:style-name="Normal"><text:span text:style-name="Default_20_Paragraph_20_Font"><text:span text:style-name="T12">EE38407089745</text:span></text:span></text:p>
          </table:table-cell>
        </table:table-row>
        <table:table-row>
          <table:table-cell table:style-name="Table33.A1" office:value-type="string">
            <text:list xml:id="list37493527" text:continue-numbering="true" text:style-name="L2">
              <text:list-item>
                <text:p text:style-name="P29">actor.name</text:p>
              </text:list-item>
            </text:list>
          </table:table-cell>
          <table:table-cell table:style-name="Table33.A1" office:value-type="string">
            <text:p text:style-name="P4">Tegevuse läbiviija nimi</text:p>
          </table:table-cell>
          <table:table-cell table:style-name="Table33.C1" office:value-type="string">
            <text:p text:style-name="P4">String</text:p>
          </table:table-cell>
          <table:table-cell table:style-name="Table33.A1" office:value-type="string">
            <text:p text:style-name="P4">Kalle Kalamees</text:p>
          </table:table-cell>
        </table:table-row>
        <table:table-row>
          <table:table-cell table:style-name="Table33.A1" office:value-type="string">
            <text:list xml:id="list37465980" text:continue-numbering="true" text:style-name="L2">
              <text:list-item>
                <text:p text:style-name="P29">activity.subjects</text:p>
              </text:list-item>
            </text:list>
          </table:table-cell>
          <table:table-cell table:style-name="Table33.A1" office:value-type="string">
            <text:p text:style-name="P4">Tegevuse subjektide andmed (nt. Kellele saadeti document)</text:p>
          </table:table-cell>
          <table:table-cell table:style-name="Table33.C1" office:value-type="string">
            <text:p text:style-name="P4"/>
          </table:table-cell>
          <table:table-cell table:style-name="Table33.A1" office:value-type="string">
            <text:p text:style-name="P4"/>
          </table:table-cell>
        </table:table-row>
        <table:table-row>
          <table:table-cell table:style-name="Table33.A1" office:value-type="string">
            <text:list xml:id="list37473148" text:continue-numbering="true" text:style-name="L2">
              <text:list-item>
                <text:p text:style-name="P29">activity.actors.actor</text:p>
              </text:list-item>
            </text:list>
          </table:table-cell>
          <table:table-cell table:style-name="Table33.A1" office:value-type="string">
            <text:p text:style-name="Normal"><text:span text:style-name="Default_20_Paragraph_20_Font"><text:span text:style-name="T1">Tegevuse subjekti andmed</text:span></text:span></text:p>
          </table:table-cell>
          <table:table-cell table:style-name="Table33.C1" office:value-type="string">
            <text:p text:style-name="P4"/>
          </table:table-cell>
          <table:table-cell table:style-name="Table33.A1" office:value-type="string">
            <text:p text:style-name="P4"/>
          </table:table-cell>
        </table:table-row>
        <table:table-row>
          <table:table-cell table:style-name="Table33.A1" office:value-type="string">
            <text:list xml:id="list37493150" text:continue-numbering="true" text:style-name="L2">
              <text:list-item>
                <text:p text:style-name="P29">subject.code</text:p>
              </text:list-item>
            </text:list>
          </table:table-cell>
          <table:table-cell table:style-name="Table33.A1" office:value-type="string">
            <text:p text:style-name="P4">Tegevuse subjekti kood</text:p>
          </table:table-cell>
          <table:table-cell table:style-name="Table33.C1" office:value-type="string">
            <text:p text:style-name="P4">String</text:p>
          </table:table-cell>
          <table:table-cell table:style-name="Table33.A1" office:value-type="string">
            <text:p text:style-name="P4">EE48007089841</text:p>
          </table:table-cell>
        </table:table-row>
        <table:table-row>
          <table:table-cell table:style-name="Table33.A1" office:value-type="string">
            <text:list xml:id="list37486534" text:continue-numbering="true" text:style-name="L2">
              <text:list-item>
                <text:p text:style-name="P29">subject.name</text:p>
              </text:list-item>
            </text:list>
          </table:table-cell>
          <table:table-cell table:style-name="Table33.A1" office:value-type="string">
            <text:p text:style-name="P4">Tegevuse subjekti nimi</text:p>
          </table:table-cell>
          <table:table-cell table:style-name="Table33.C1" office:value-type="string">
            <text:p text:style-name="P4">String</text:p>
          </table:table-cell>
          <table:table-cell table:style-name="Table33.A1" office:value-type="string">
            <text:p text:style-name="P4">Mari Maasikas</text:p>
          </table:table-cell>
        </table:table-row>
        <table:table-row>
          <table:table-cell table:style-name="Table33.A1" office:value-type="string">
            <text:list xml:id="list37484248" text:continue-numbering="true" text:style-name="L2">
              <text:list-item>
                <text:p text:style-name="P29">activity.application</text:p>
              </text:list-item>
            </text:list>
          </table:table-cell>
          <table:table-cell table:style-name="Table33.A1" office:value-type="string">
            <text:p text:style-name="P4">Tegevuse läbiviimiseks kasutatud infosüsteemi nimi</text:p>
          </table:table-cell>
          <table:table-cell table:style-name="Table33.C1" office:value-type="string">
            <text:p text:style-name="P4">String</text:p>
          </table:table-cell>
          <table:table-cell table:style-name="Table33.A1" office:value-type="string">
            <text:p text:style-name="P4">KOV</text:p>
          </table:table-cell>
        </table:table-row>
      </table:table>
      <text:p text:style-name="P4"/>
      <text:p text:style-name="P4"/>
      <text:p text:style-name="P4">Näide:</text:p>
      <text:p text:style-name="P4"/>
      <text:p text:style-name="P16">&lt;?xml version="1.0" encoding="UTF-8"?&gt;</text:p>
      <text:p text:style-name="P16"><text:soft-page-break/>&lt;document&gt;</text:p>
      <text:p text:style-name="P16"><text:s text:c="4"/>&lt;id&gt;46&lt;/id&gt;</text:p>
      <text:p text:style-name="P16"><text:s text:c="4"/>&lt;guid&gt;19d71714-0d93-292a-b254-3a06a4f24002&lt;/guid&gt;</text:p>
      <text:p text:style-name="P16"><text:s text:c="4"/>&lt;activity_list&gt;</text:p>
      <text:p text:style-name="P16"><text:s text:c="8"/>&lt;activity&gt;</text:p>
      <text:p text:style-name="P16"><text:s text:c="12"/>&lt;time&gt;2010-08-09T12:17:26.000+03:00&lt;/time&gt;</text:p>
      <text:p text:style-name="P16"><text:s text:c="12"/>&lt;type&gt;create&lt;/type&gt;</text:p>
      <text:p text:style-name="P16"><text:s text:c="12"/>&lt;actors&gt;</text:p>
      <text:p text:style-name="P16"><text:s text:c="16"/>&lt;actor&gt;</text:p>
      <text:p text:style-name="P16"><text:s text:c="20"/>&lt;code&gt;EE38407089745&lt;/code&gt;</text:p>
      <text:p text:style-name="P16"><text:s text:c="20"/>&lt;name&gt;Kalle Kalamees&lt;/name&gt;</text:p>
      <text:p text:style-name="P16"><text:s text:c="16"/>&lt;/actor&gt;</text:p>
      <text:p text:style-name="P16"><text:s text:c="12"/>&lt;/actors&gt;</text:p>
      <text:p text:style-name="P16"><text:s text:c="12"/>&lt;application&gt;KOV&lt;/application&gt;</text:p>
      <text:p text:style-name="P16"><text:s text:c="8"/>&lt;/activity&gt;</text:p>
      <text:p text:style-name="P16"><text:s text:c="8"/>&lt;activity&gt;</text:p>
      <text:p text:style-name="P16"><text:s text:c="12"/>&lt;time&gt;2010-08-09T12:18:03.000+03:00&lt;/time&gt;</text:p>
      <text:p text:style-name="P16"><text:s text:c="12"/>&lt;type&gt;delete_file&lt;/type&gt;</text:p>
      <text:p text:style-name="P16"><text:s text:c="12"/>&lt;actors&gt;</text:p>
      <text:p text:style-name="P16"><text:s text:c="16"/>&lt;actor&gt;</text:p>
      <text:p text:style-name="P16"><text:s text:c="20"/>&lt;code&gt;EE38407089745&lt;/code&gt;</text:p>
      <text:p text:style-name="P16"><text:s text:c="20"/>&lt;name&gt;Kalle Kalamees&lt;/name&gt;</text:p>
      <text:p text:style-name="P16"><text:s text:c="16"/>&lt;/actor&gt;</text:p>
      <text:p text:style-name="P16"><text:s text:c="12"/>&lt;/actors&gt;</text:p>
      <text:p text:style-name="P16"><text:s text:c="12"/>&lt;application&gt;KOV&lt;/application&gt;</text:p>
      <text:p text:style-name="P16"><text:s text:c="8"/>&lt;/activity&gt;</text:p>
      <text:p text:style-name="P16"><text:s text:c="8"/>&lt;activity&gt;</text:p>
      <text:p text:style-name="P16"><text:s text:c="12"/>&lt;time&gt;2010-08-09T12:20:22.000+03:00&lt;/time&gt;</text:p>
      <text:p text:style-name="P16"><text:s text:c="12"/>&lt;type&gt;markViewed&lt;/type&gt;</text:p>
      <text:p text:style-name="P16"><text:s text:c="12"/>&lt;actors&gt;</text:p>
      <text:p text:style-name="P16"><text:s text:c="16"/>&lt;actor&gt;</text:p>
      <text:p text:style-name="P16"><text:s text:c="20"/>&lt;code&gt;EE38407089745&lt;/code&gt;</text:p>
      <text:p text:style-name="P16"><text:s text:c="16"/>&lt;/actor&gt;</text:p>
      <text:p text:style-name="P16"><text:s text:c="12"/>&lt;/actors&gt;</text:p>
      <text:p text:style-name="P16"><text:s text:c="12"/>&lt;application&gt;KOV&lt;/application&gt;</text:p>
      <text:p text:style-name="P16"><text:s text:c="8"/>&lt;/activity&gt;</text:p>
      <text:p text:style-name="P16"><text:s text:c="8"/>&lt;activity&gt;</text:p>
      <text:p text:style-name="P16"><text:s text:c="12"/>&lt;time&gt;2010-08-10T12:20:22.000+03:00&lt;/time&gt;</text:p>
      <text:p text:style-name="P16"><text:s text:c="12"/>&lt;type&gt;send&lt;/type&gt;</text:p>
      <text:p text:style-name="P16"><text:s text:c="12"/>&lt;actors&gt;</text:p>
      <text:p text:style-name="P16"><text:s text:c="16"/>&lt;actor&gt;</text:p>
      <text:p text:style-name="P16"><text:s text:c="20"/>&lt;code&gt;EE38407089745&lt;/code&gt;</text:p>
      <text:p text:style-name="P16"><text:s text:c="16"/>&lt;/actor&gt;</text:p>
      <text:p text:style-name="P16"><text:s text:c="12"/>&lt;/actors&gt;</text:p>
      <text:p text:style-name="P16"><text:s text:c="12"/>&lt;subjects&gt;</text:p>
      <text:p text:style-name="P16"><text:s text:c="16"/>&lt;subject&gt;</text:p>
      <text:p text:style-name="P16"><text:s text:c="20"/>&lt;code&gt;EE48309098845&lt;/code&gt;</text:p>
      <text:p text:style-name="P16"><text:s text:c="20"/>&lt;name&gt;Mari Maasikas&lt;/name&gt;</text:p>
      <text:p text:style-name="P16"><text:s text:c="16"/>&lt;/subject&gt;</text:p>
      <text:p text:style-name="P16"><text:s text:c="16"/>&lt;subject&gt;</text:p>
      <text:p text:style-name="P16"><text:s text:c="20"/>&lt;code&gt;EE36707129415&lt;/code&gt;</text:p>
      <text:p text:style-name="P16"><text:s text:c="20"/>&lt;name&gt;Mati Maamees&lt;/name&gt;</text:p>
      <text:p text:style-name="P16"><text:s text:c="16"/>&lt;/subject&gt;</text:p>
      <text:p text:style-name="P16"><text:s text:c="12"/>&lt;/subjects&gt;</text:p>
      <text:p text:style-name="P16"><text:s text:c="12"/>&lt;application&gt;KOV&lt;/application&gt;</text:p>
      <text:p text:style-name="P16"><text:s text:c="8"/>&lt;/activity&gt;</text:p>
      <text:p text:style-name="P16"><text:s text:c="4"/>&lt;/activity_list&gt;</text:p>
      <text:p text:style-name="P16">&lt;/document&gt;</text:p>
      <text:h text:style-name="P32" text:outline-level="1"><text:bookmark-start text:name="_Toc379789501"/><text:bookmark-start text:name="_Toc310595935"/><text:bookmark-start text:name="_Toc290888218"/><text:bookmark-start text:name="_Toc290045529"/><text:bookmark-start text:name="_Toc273352545"/><text:bookmark-start text:name="_Toc273345938"/><text:bookmark-start text:name="_Toc271627643"/><text:bookmark-start text:name="_Toc271552510"/><text:bookmark-start text:name="_Toc271551515"/><text:bookmark-start text:name="_Toc271031536"/><text:bookmark-start text:name="_Toc270424933"/><text:bookmark-start text:name="_Toc270420749"/><text:bookmark-start text:name="_Toc269120311"/><text:bookmark-start text:name="_Toc269120580"/><text:bookmark-start text:name="_Toc269122897"/><text:bookmark-start text:name="_Toc269124339"/><text:bookmark-start text:name="_Toc269126603"/><text:bookmark-start text:name="_Toc269128821"/><text:soft-page-break/>GetDocumentList.v1<text:bookmark-end text:name="_Toc379789501"/><text:bookmark-end text:name="_Toc310595935"/><text:bookmark-end text:name="_Toc290888218"/><text:bookmark-end text:name="_Toc290045529"/><text:bookmark-end text:name="_Toc273352545"/><text:bookmark-end text:name="_Toc273345938"/><text:bookmark-end text:name="_Toc271627643"/><text:bookmark-end text:name="_Toc271552510"/><text:bookmark-end text:name="_Toc271551515"/><text:bookmark-end text:name="_Toc271031536"/><text:bookmark-end text:name="_Toc270424933"/><text:bookmark-end text:name="_Toc270420749"/><text:bookmark-end text:name="_Toc269120311"/><text:bookmark-end text:name="_Toc269120580"/><text:bookmark-end text:name="_Toc269122897"/><text:bookmark-end text:name="_Toc269124339"/><text:bookmark-end text:name="_Toc269126603"/><text:bookmark-end text:name="_Toc269128821"/></text:h>
      <text:p text:style-name="Normal"><text:span text:style-name="Default_20_Paragraph_20_Font"><text:span text:style-name="T1">Päring</text:span></text:span><text:span text:style-name="Default_20_Paragraph_20_Font"><text:span text:style-name="T4"> </text:span></text:span><text:span text:style-name="Strong"><text:span text:style-name="T5">tagastab nimekirja etteatud parameetritele vastavatest dokumentidest, mida päringu käivitanud kasutaja tohib näha. Päringu parameetrid ei ole kohustuslikud.</text:span></text:span></text:p>
      <text:p text:style-name="P4"/>
      <text:p text:style-name="P4">Parameetrid</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Normal"><text:span text:style-name="Default_20_Paragraph_20_Font"><text:span text:style-name="T7">Nimi</text:span></text:span></text:p>
          </table:table-cell>
          <table:table-cell table:style-name="Table34.B1" office:value-type="string">
            <text:p text:style-name="Normal"><text:span text:style-name="Default_20_Paragraph_20_Font"><text:span text:style-name="T7">Kirjeldus</text:span></text:span></text:p>
          </table:table-cell>
          <table:table-cell table:style-name="Table34.A1" office:value-type="string">
            <text:p text:style-name="Normal"><text:span text:style-name="Default_20_Paragraph_20_Font"><text:span text:style-name="T7">Väärtuse tüüp</text:span></text:span></text:p>
          </table:table-cell>
          <table:table-cell table:style-name="Table34.A1" office:value-type="string">
            <text:p text:style-name="Normal"><text:span text:style-name="Default_20_Paragraph_20_Font"><text:span text:style-name="T7">Väärtuse näide</text:span></text:span></text:p>
          </table:table-cell>
        </table:table-row>
        <table:table-row>
          <table:table-cell table:style-name="Table34.A1" office:value-type="string">
            <text:p text:style-name="Normal"><text:span text:style-name="Default_20_Paragraph_20_Font"><text:span text:style-name="T9">folder</text:span></text:span></text:p>
          </table:table-cell>
          <table:table-cell table:style-name="Table34.B1" office:value-type="string">
            <text:p text:style-name="Normal"><text:span text:style-name="Default_20_Paragraph_20_Font"><text:span text:style-name="T9">Kausta, </text:span></text:span><text:span text:style-name="Default_20_Paragraph_20_Font"><text:span text:style-name="T9">milles dokumendid asuvad, nimi. Lubatud väärtused: incoming / outgoing / local</text:span></text:span></text:p>
          </table:table-cell>
          <table:table-cell table:style-name="Table34.A1" office:value-type="string">
            <text:p text:style-name="Normal"><text:span text:style-name="Default_20_Paragraph_20_Font"><text:span text:style-name="T9">String</text:span></text:span></text:p>
          </table:table-cell>
          <table:table-cell table:style-name="Table34.A1" office:value-type="string">
            <text:p text:style-name="Normal"><text:span text:style-name="Default_20_Paragraph_20_Font"><text:span text:style-name="T9">incoming</text:span></text:span></text:p>
          </table:table-cell>
        </table:table-row>
        <table:table-row>
          <table:table-cell table:style-name="Table34.A1" office:value-type="string">
            <text:p text:style-name="Normal"><text:span text:style-name="Default_20_Paragraph_20_Font"><text:span text:style-name="T9">document_types</text:span></text:span></text:p>
          </table:table-cell>
          <table:table-cell table:style-name="Table34.B1" office:value-type="string">
            <text:p text:style-name="Normal"><text:span text:style-name="Default_20_Paragraph_20_Font"><text:span text:style-name="T9">Dokumendi tüüpide konteiner</text:span></text:span></text:p>
          </table:table-cell>
          <table:table-cell table:style-name="Table34.A1" office:value-type="string">
            <text:p text:style-name="P4"/>
          </table:table-cell>
          <table:table-cell table:style-name="Table34.A1" office:value-type="string">
            <text:p text:style-name="P4"/>
          </table:table-cell>
        </table:table-row>
        <table:table-row>
          <table:table-cell table:style-name="Table34.A1" office:value-type="string">
            <text:p text:style-name="Normal"><text:span text:style-name="Default_20_Paragraph_20_Font"><text:span text:style-name="T9">document_types.document_type</text:span></text:span></text:p>
          </table:table-cell>
          <table:table-cell table:style-name="Table34.B1" office:value-type="string">
            <text:p text:style-name="Normal"><text:span text:style-name="Default_20_Paragraph_20_Font"><text:span text:style-name="T9">Dokumendi tüübi kood</text:span></text:span></text:p>
          </table:table-cell>
          <table:table-cell table:style-name="Table34.A1" office:value-type="string">
            <text:p text:style-name="Normal"><text:span text:style-name="Default_20_Paragraph_20_Font"><text:span text:style-name="T9">String</text:span></text:span></text:p>
          </table:table-cell>
          <table:table-cell table:style-name="Table34.A1" office:value-type="string">
            <text:p text:style-name="Normal"><text:span text:style-name="Default_20_Paragraph_20_Font"><text:span text:style-name="T9">Letter</text:span></text:span></text:p>
          </table:table-cell>
        </table:table-row>
        <table:table-row>
          <table:table-cell table:style-name="Table34.A1" office:value-type="string">
            <text:p text:style-name="Normal"><text:span text:style-name="Default_20_Paragraph_20_Font"><text:span text:style-name="T9">file_types</text:span></text:span></text:p>
          </table:table-cell>
          <table:table-cell table:style-name="Table34.B1" office:value-type="string">
            <text:p text:style-name="Normal"><text:span text:style-name="Default_20_Paragraph_20_Font"><text:span text:style-name="T9">Faili tüüpide konteiner</text:span></text:span></text:p>
          </table:table-cell>
          <table:table-cell table:style-name="Table34.A1" office:value-type="string">
            <text:p text:style-name="P4"/>
          </table:table-cell>
          <table:table-cell table:style-name="Table34.A1" office:value-type="string">
            <text:p text:style-name="P4"/>
          </table:table-cell>
        </table:table-row>
        <table:table-row>
          <table:table-cell table:style-name="Table34.A1" office:value-type="string">
            <text:p text:style-name="Normal"><text:span text:style-name="Default_20_Paragraph_20_Font"><text:span text:style-name="T9">file_types_file_type</text:span></text:span></text:p>
          </table:table-cell>
          <table:table-cell table:style-name="Table34.B1" office:value-type="string">
            <text:p text:style-name="Normal"><text:span text:style-name="Default_20_Paragraph_20_Font"><text:span text:style-name="T9">Faili tüübi nimetus</text:span></text:span></text:p>
          </table:table-cell>
          <table:table-cell table:style-name="Table34.A1" office:value-type="string">
            <text:p text:style-name="Normal"><text:span text:style-name="Default_20_Paragraph_20_Font"><text:span text:style-name="T9">String</text:span></text:span></text:p>
          </table:table-cell>
          <table:table-cell table:style-name="Table34.A1" office:value-type="string">
            <text:p text:style-name="Normal"><text:span text:style-name="Default_20_Paragraph_20_Font"><text:span text:style-name="T9">document_file</text:span></text:span></text:p>
          </table:table-cell>
        </table:table-row>
        <table:table-row>
          <table:table-cell table:style-name="Table34.A1" office:value-type="string">
            <text:p text:style-name="Normal"><text:span text:style-name="Default_20_Paragraph_20_Font"><text:span text:style-name="T9">document_dvk_statuses</text:span></text:span></text:p>
          </table:table-cell>
          <table:table-cell table:style-name="Table34.B1" office:value-type="string">
            <text:p text:style-name="Normal"><text:span text:style-name="Default_20_Paragraph_20_Font"><text:span text:style-name="T9">Dokumendi DVK staatuste konteiner</text:span></text:span></text:p>
          </table:table-cell>
          <table:table-cell table:style-name="Table34.A1" office:value-type="string">
            <text:p text:style-name="P4"/>
          </table:table-cell>
          <table:table-cell table:style-name="Table34.A1" office:value-type="string">
            <text:p text:style-name="P4"/>
          </table:table-cell>
        </table:table-row>
        <table:table-row>
          <table:table-cell table:style-name="Table34.A1" office:value-type="string">
            <text:p text:style-name="Normal"><text:span text:style-name="Default_20_Paragraph_20_Font"><text:span text:style-name="T9">document_dvk_statuses.status_id</text:span></text:span></text:p>
          </table:table-cell>
          <table:table-cell table:style-name="Table34.B1" office:value-type="string">
            <text:p text:style-name="Normal"><text:span text:style-name="Default_20_Paragraph_20_Font"><text:span text:style-name="T9">Dokumendi DVK staatus. Lubatud väärtused:</text:span></text:span></text:p>
            <text:list xml:id="list37487486" text:continue-numbering="true" text:style-name="L2">
              <text:list-item>
                <text:p text:style-name="P30"><text:span text:style-name="Default_20_Paragraph_20_Font"><text:span text:style-name="T9">100 (puudub)</text:span></text:span></text:p>
              </text:list-item>
              <text:list-item>
                <text:p text:style-name="P30"><text:span text:style-name="Default_20_Paragraph_20_Font"><text:span text:style-name="T9">101 (ootel)</text:span></text:span></text:p>
              </text:list-item>
              <text:list-item>
                <text:p text:style-name="P30"><text:span text:style-name="Default_20_Paragraph_20_Font"><text:span text:style-name="T9">102 (Saatmisel)</text:span></text:span></text:p>
              </text:list-item>
              <text:list-item>
                <text:p text:style-name="P30"><text:span text:style-name="Default_20_Paragraph_20_Font"><text:span text:style-name="T9">103 (Saadetud)</text:span></text:span></text:p>
              </text:list-item>
              <text:list-item>
                <text:p text:style-name="P30"><text:span text:style-name="Default_20_Paragraph_20_Font"><text:span text:style-name="T9">104 </text:span></text:span><text:span text:style-name="Default_20_Paragraph_20_Font"><text:span text:style-name="T9">(Katkestatud)</text:span></text:span></text:p>
              </text:list-item>
              <text:list-item>
                <text:p text:style-name="P30"><text:span text:style-name="Default_20_Paragraph_20_Font"><text:span text:style-name="T9">105 (Vastu võetud)</text:span></text:span></text:p>
              </text:list-item>
            </text:list>
          </table:table-cell>
          <table:table-cell table:style-name="Table34.A1" office:value-type="string">
            <text:p text:style-name="Normal"><text:span text:style-name="Default_20_Paragraph_20_Font"><text:span text:style-name="T9">Integer</text:span></text:span></text:p>
          </table:table-cell>
          <table:table-cell table:style-name="Table34.A1" office:value-type="string">
            <text:p text:style-name="Normal"><text:span text:style-name="Default_20_Paragraph_20_Font"><text:span text:style-name="T9">100</text:span></text:span></text:p>
          </table:table-cell>
        </table:table-row>
        <table:table-row>
          <table:table-cell table:style-name="Table34.A1" office:value-type="string">
            <text:p text:style-name="Normal"><text:span text:style-name="Default_20_Paragraph_20_Font"><text:span text:style-name="T9">document_workflow_statuses</text:span></text:span></text:p>
          </table:table-cell>
          <table:table-cell table:style-name="Table34.B1" office:value-type="string">
            <text:p text:style-name="Normal"><text:span text:style-name="Default_20_Paragraph_20_Font"><text:span text:style-name="T9">Dokumendi töövoo staatuste konteiner</text:span></text:span></text:p>
          </table:table-cell>
          <table:table-cell table:style-name="Table34.A1" office:value-type="string">
            <text:p text:style-name="P4"/>
          </table:table-cell>
          <table:table-cell table:style-name="Table34.A1" office:value-type="string">
            <text:p text:style-name="P4"/>
          </table:table-cell>
        </table:table-row>
        <table:table-row>
          <table:table-cell table:style-name="Table34.A1" office:value-type="string">
            <text:p text:style-name="Normal"><text:span text:style-name="Default_20_Paragraph_20_Font"><text:span text:style-name="T9">document_workflow_statuses.status_id</text:span></text:span></text:p>
          </table:table-cell>
          <table:table-cell table:style-name="Table34.B1" office:value-type="string">
            <text:p text:style-name="Normal"><text:span text:style-name="Default_20_Paragraph_20_Font"><text:span text:style-name="T9">Dokumendi töövoo staatus</text:span></text:span></text:p>
          </table:table-cell>
          <table:table-cell table:style-name="Table34.A1" office:value-type="string">
            <text:p text:style-name="Normal"><text:span text:style-name="Default_20_Paragraph_20_Font"><text:span text:style-name="T9">Integer</text:span></text:span></text:p>
          </table:table-cell>
          <table:table-cell table:style-name="Table34.A1" office:value-type="string">
            <text:p text:style-name="Normal"><text:span text:style-name="Default_20_Paragraph_20_Font"><text:span text:style-name="T9">1</text:span></text:span></text:p>
          </table:table-cell>
        </table:table-row>
        <table:table-row>
          <table:table-cell table:style-name="Table34.A1" office:value-type="string">
            <text:p text:style-name="Normal"><text:span text:style-name="Default_20_Paragraph_20_Font"><text:span text:style-name="T9">has_been_viewed</text:span></text:span></text:p>
          </table:table-cell>
          <table:table-cell table:style-name="Table34.B1" office:value-type="string">
            <text:p text:style-name="Normal"><text:span text:style-name="Default_20_Paragraph_20_Font"><text:span text:style-name="T9">Ainult vaadatud dokumendid</text:span></text:span></text:p>
          </table:table-cell>
          <table:table-cell table:style-name="Table34.A1" office:value-type="string">
            <text:p text:style-name="Normal"><text:span text:style-name="Default_20_Paragraph_20_Font"><text:span text:style-name="T9">Boolean</text:span></text:span></text:p>
          </table:table-cell>
          <table:table-cell table:style-name="Table34.A1" office:value-type="string">
            <text:p text:style-name="Normal"><text:span text:style-name="Default_20_Paragraph_20_Font"><text:span text:style-name="T9">False</text:span></text:span></text:p>
          </table:table-cell>
        </table:table-row>
        <table:table-row>
          <table:table-cell table:style-name="Table34.A1" office:value-type="string">
            <text:p text:style-name="Normal"><text:span text:style-name="Default_20_Paragraph_20_Font"><text:span text:style-name="T9">is_deflated</text:span></text:span></text:p>
          </table:table-cell>
          <table:table-cell table:style-name="Table34.B1" office:value-type="string">
            <text:p text:style-name="Normal"><text:span text:style-name="Default_20_Paragraph_20_Font"><text:span text:style-name="T9">Ainult tühjendatud dokumendid</text:span></text:span></text:p>
          </table:table-cell>
          <table:table-cell table:style-name="Table34.A1" office:value-type="string">
            <text:p text:style-name="Normal"><text:span text:style-name="Default_20_Paragraph_20_Font"><text:span text:style-name="T9">Boolean</text:span></text:span></text:p>
          </table:table-cell>
          <table:table-cell table:style-name="Table34.A1" office:value-type="string">
            <text:p text:style-name="Normal"><text:span text:style-name="Default_20_Paragraph_20_Font"><text:span text:style-name="T9">False</text:span></text:span></text:p>
            <text:p text:style-name="P4"/>
          </table:table-cell>
        </table:table-row>
        <table:table-row>
          <table:table-cell table:style-name="Table34.A1" office:value-type="string">
            <text:p text:style-name="Normal"><text:span text:style-name="Default_20_Paragraph_20_Font"><text:span text:style-name="T9">creator_applications</text:span></text:span></text:p>
          </table:table-cell>
          <table:table-cell table:style-name="Table34.B1" office:value-type="string">
            <text:p text:style-name="Normal"><text:span text:style-name="Default_20_Paragraph_20_Font"><text:span text:style-name="T9">Infosüsteemide nimed, mille abil dokument loodi</text:span></text:span></text:p>
          </table:table-cell>
          <table:table-cell table:style-name="Table34.A1" office:value-type="string">
            <text:p text:style-name="Normal"><text:span text:style-name="Default_20_Paragraph_20_Font"><text:span text:style-name="T9">String</text:span></text:span></text:p>
          </table:table-cell>
          <table:table-cell table:style-name="Table34.A1" office:value-type="string">
            <text:p text:style-name="Normal"><text:span text:style-name="Default_20_Paragraph_20_Font"><text:span text:style-name="T9">KOV</text:span></text:span></text:p>
          </table:table-cell>
        </table:table-row>
        <table:table-row>
          <table:table-cell table:style-name="Table34.A1" office:value-type="string">
            <text:p text:style-name="Normal"><text:span text:style-name="Default_20_Paragraph_20_Font"><text:span text:style-name="T9">search_phrase</text:span></text:span></text:p>
          </table:table-cell>
          <table:table-cell table:style-name="Table34.B1" office:value-type="string">
            <text:p text:style-name="Normal"><text:span text:style-name="Default_20_Paragraph_20_Font"><text:span text:style-name="T9">Otsingufraas.</text:span></text:span></text:p>
            <text:p text:style-name="Normal"><text:span text:style-name="Default_20_Paragraph_20_Font"><text:span text:style-name="T9">Otsitakse esitatud fraasi sisaldumist dokumendi järgmistes andmetes:</text:span></text:span></text:p>
            <text:list xml:id="list37485775" text:continue-numbering="true" text:style-name="L2">
              <text:list-item>
                <text:p text:style-name="P29">pealkiri</text:p>
              </text:list-item>
              <text:list-item>
                <text:p text:style-name="P29">omaniku nimi</text:p>
              </text:list-item>
              <text:list-item>
                <text:p text:style-name="P30"><text:span text:style-name="Default_20_Paragraph_20_Font"><text:span text:style-name="T1">omaniku </text:span></text:span><text:span text:style-name="Default_20_Paragraph_20_Font"><text:span text:style-name="T1">isiku- või registrikood</text:span></text:span></text:p>
              </text:list-item>
              <text:list-item>
                <text:p text:style-name="P29">allkirjastaja nimi</text:p>
              </text:list-item>
              <text:list-item>
                <text:p text:style-name="P29"><text:soft-page-break/>allkirjastaja isikukood</text:p>
              </text:list-item>
              <text:list-item>
                <text:p text:style-name="P30"><text:span text:style-name="Default_20_Paragraph_20_Font"><text:span text:style-name="T1">isiku või asutuse nimi, kellele dokument on jagatud või saadetud</text:span></text:span></text:p>
              </text:list-item>
              <text:list-item>
                <text:p text:style-name="P30"><text:span text:style-name="Default_20_Paragraph_20_Font"><text:span text:style-name="T1">isiku või asutuse kood, kellele document on jagatud või saadetud</text:span></text:span></text:p>
              </text:list-item>
              <text:list-item>
                <text:p text:style-name="P29">faili nimi</text:p>
              </text:list-item>
              <text:list-item>
                <text:p text:style-name="P29">faili kirjeldus</text:p>
              </text:list-item>
            </text:list>
          </table:table-cell>
          <table:table-cell table:style-name="Table34.A1" office:value-type="string">
            <text:p text:style-name="Normal"><text:span text:style-name="Default_20_Paragraph_20_Font"><text:span text:style-name="T9">String</text:span></text:span></text:p>
          </table:table-cell>
          <table:table-cell table:style-name="Table34.A1" office:value-type="string">
            <text:p text:style-name="Normal"><text:span text:style-name="Default_20_Paragraph_20_Font"><text:span text:style-name="T9">Otsin midagi</text:span></text:span></text:p>
          </table:table-cell>
        </table:table-row>
        <table:table-row>
          <table:table-cell table:style-name="Table34.A1" office:value-type="string">
            <text:p text:style-name="Normal"><text:span text:style-name="Default_20_Paragraph_20_Font"><text:span text:style-name="T9">period_start</text:span></text:span></text:p>
          </table:table-cell>
          <table:table-cell table:style-name="Table34.B1" office:value-type="string">
            <text:p text:style-name="Normal"><text:span text:style-name="Default_20_Paragraph_20_Font"><text:span text:style-name="T9">Määrab, alates millisest kuupäevast muudetud dokumendid tagastatakse.</text:span></text:span></text:p>
          </table:table-cell>
          <table:table-cell table:style-name="Table34.A1" office:value-type="string">
            <text:p text:style-name="Normal"><text:span text:style-name="Default_20_Paragraph_20_Font"><text:span text:style-name="T9">Date</text:span></text:span></text:p>
          </table:table-cell>
          <table:table-cell table:style-name="Table34.A1" office:value-type="string">
            <text:p text:style-name="Normal"><text:span text:style-name="Default_20_Paragraph_20_Font"><text:span text:style-name="T9">2011-02-14</text:span></text:span></text:p>
          </table:table-cell>
        </table:table-row>
        <table:table-row>
          <table:table-cell table:style-name="Table34.A1" office:value-type="string">
            <text:p text:style-name="Normal"><text:span text:style-name="Default_20_Paragraph_20_Font"><text:span text:style-name="T9">period_end</text:span></text:span></text:p>
          </table:table-cell>
          <table:table-cell table:style-name="Table34.B1" office:value-type="string">
            <text:p text:style-name="Normal"><text:span text:style-name="Default_20_Paragraph_20_Font"><text:span text:style-name="T9">Määrab, kuni millise kuupäevani (kaasa arvatud) muudetud dokumendid tagastatakse.</text:span></text:span></text:p>
            <text:p text:style-name="P4"/>
            <text:p text:style-name="Normal"><text:span text:style-name="Default_20_Paragraph_20_Font"><text:span text:style-name="T9">Kui dokumendi muutmiskuupäeva vahemiku algus on määratud ja lõ</text:span></text:span><text:span text:style-name="Default_20_Paragraph_20_Font"><text:span text:style-name="T9">pp on määramata, siis tagastatakse dokumendid, mida on muudetud vahemiku alguskuupäevast 7 päeva jooksul.</text:span></text:span></text:p>
          </table:table-cell>
          <table:table-cell table:style-name="Table34.A1" office:value-type="string">
            <text:p text:style-name="Normal"><text:span text:style-name="Default_20_Paragraph_20_Font"><text:span text:style-name="T9">Date</text:span></text:span></text:p>
          </table:table-cell>
          <table:table-cell table:style-name="Table34.A1" office:value-type="string">
            <text:p text:style-name="Normal"><text:span text:style-name="Default_20_Paragraph_20_Font"><text:span text:style-name="T9">2011-02-28</text:span></text:span></text:p>
          </table:table-cell>
        </table:table-row>
        <table:table-row>
          <table:table-cell table:style-name="Table34.A1" office:value-type="string">
            <text:p text:style-name="Normal"><text:span text:style-name="Default_20_Paragraph_20_Font"><text:span text:style-name="T9">max_results</text:span></text:span></text:p>
          </table:table-cell>
          <table:table-cell table:style-name="Table34.B1" office:value-type="string">
            <text:p text:style-name="Normal"><text:span text:style-name="Default_20_Paragraph_20_Font"><text:span text:style-name="T9">Maksimaalne tagastatavate tulemuste arv</text:span></text:span></text:p>
          </table:table-cell>
          <table:table-cell table:style-name="Table34.A1" office:value-type="string">
            <text:p text:style-name="Normal"><text:span text:style-name="Default_20_Paragraph_20_Font"><text:span text:style-name="T9">Integer</text:span></text:span></text:p>
          </table:table-cell>
          <table:table-cell table:style-name="Table34.A1" office:value-type="string">
            <text:p text:style-name="Normal"><text:span text:style-name="Default_20_Paragraph_20_Font"><text:span text:style-name="T9">10</text:span></text:span></text:p>
          </table:table-cell>
        </table:table-row>
        <table:table-row>
          <table:table-cell table:style-name="Table34.A1" office:value-type="string">
            <text:p text:style-name="Normal"><text:span text:style-name="Default_20_Paragraph_20_Font"><text:span text:style-name="T9">start_index</text:span></text:span></text:p>
          </table:table-cell>
          <table:table-cell table:style-name="Table34.B1" office:value-type="string">
            <text:p text:style-name="Normal"><text:span text:style-name="Default_20_Paragraph_20_Font"><text:span text:style-name="T9">Tagastatavate tulemuste algusindeks</text:span></text:span></text:p>
          </table:table-cell>
          <table:table-cell table:style-name="Table34.A1" office:value-type="string">
            <text:p text:style-name="Normal"><text:span text:style-name="Default_20_Paragraph_20_Font"><text:span text:style-name="T9">Integer</text:span></text:span></text:p>
          </table:table-cell>
          <table:table-cell table:style-name="Table34.A1" office:value-type="string">
            <text:p text:style-name="Normal"><text:span text:style-name="Default_20_Paragraph_20_Font"><text:span text:style-name="T9">0</text:span></text:span></text:p>
          </table:table-cell>
        </table:table-row>
        <table:table-row>
          <table:table-cell table:style-name="Table34.A1" office:value-type="string">
            <text:p text:style-name="Normal"><text:span text:style-name="Default_20_Paragraph_20_Font"><text:span text:style-name="T9">sort_by</text:span></text:span></text:p>
          </table:table-cell>
          <table:table-cell table:style-name="Table34.B1" office:value-type="string">
            <text:p text:style-name="Normal"><text:span text:style-name="Default_20_Paragraph_20_Font"><text:span text:style-name="T9">Andmeväli, mille alusel otsingutulemused järjestatakse.</text:span></text:span></text:p>
            <text:p text:style-name="Normal"><text:span text:style-name="Default_20_Paragraph_20_Font"><text:span text:style-name="T9">Võimalikud väärtused:</text:span></text:span></text:p>
            <text:list xml:id="list37492036" text:continue-numbering="true" text:style-name="L2">
              <text:list-item>
                <text:p text:style-name="P29">id</text:p>
              </text:list-item>
              <text:list-item>
                <text:p text:style-name="P29">guid</text:p>
              </text:list-item>
              <text:list-item>
                <text:p text:style-name="P29">title</text:p>
              </text:list-item>
              <text:list-item>
                <text:p text:style-name="P29">document_type</text:p>
              </text:list-item>
              <text:list-item>
                <text:p text:style-name="P29">created</text:p>
              </text:list-item>
              <text:list-item>
                <text:p text:style-name="P29">last_modified</text:p>
              </text:list-item>
              <text:list-item>
                <text:p text:style-name="P29">dvk_id<text:change-start text:change-id="ct299517176"/></text:p>
              </text:list-item>
              <text:list-item>
                <text:p text:style-name="P29"><text:soft-page-break/>sender_receiver</text:p>
              </text:list-item>
              <text:list-item>
                <text:p text:style-name="P29">sender</text:p>
              </text:list-item>
              <text:list-item>
                <text:p text:style-name="P29">receiver<text:change-end text:change-id="ct299517176"/></text:p>
              </text:list-item>
            </text:list>
          </table:table-cell>
          <table:table-cell table:style-name="Table34.A1" office:value-type="string">
            <text:p text:style-name="Normal"><text:span text:style-name="Default_20_Paragraph_20_Font"><text:span text:style-name="T9">String</text:span></text:span></text:p>
          </table:table-cell>
          <table:table-cell table:style-name="Table34.A1" office:value-type="string">
            <text:p text:style-name="Normal"><text:span text:style-name="Default_20_Paragraph_20_Font"><text:span text:style-name="T9">title</text:span></text:span></text:p>
          </table:table-cell>
        </table:table-row>
        <table:table-row>
          <table:table-cell table:style-name="Table34.A1" office:value-type="string">
            <text:p text:style-name="Normal"><text:span text:style-name="Default_20_Paragraph_20_Font"><text:span text:style-name="T9">sort_order</text:span></text:span></text:p>
          </table:table-cell>
          <table:table-cell table:style-name="Table34.B1" office:value-type="string">
            <text:p text:style-name="Normal"><text:span text:style-name="Default_20_Paragraph_20_Font"><text:span text:style-name="T9">Otsingutulemuste järjestuse suund (kasvav/kahanev). Võimalikud väärtused:</text:span></text:span></text:p>
            <text:list xml:id="list37476601" text:continue-numbering="true" text:style-name="L2">
              <text:list-item>
                <text:p text:style-name="P30"><text:span text:style-name="Default_20_Paragraph_20_Font"><text:span text:style-name="T9">asc</text:span></text:span></text:p>
              </text:list-item>
              <text:list-item>
                <text:p text:style-name="P30"><text:span text:style-name="Default_20_Paragraph_20_Font"><text:span text:style-name="T9">desc</text:span></text:span></text:p>
              </text:list-item>
            </text:list>
          </table:table-cell>
          <table:table-cell table:style-name="Table34.A1" office:value-type="string">
            <text:p text:style-name="P4"/>
          </table:table-cell>
          <table:table-cell table:style-name="Table34.A1" office:value-type="string">
            <text:p text:style-name="P4"/>
          </table:table-cell>
        </table:table-row>
      </table:table>
      <text:p text:style-name="P4"/>
      <text:p text:style-name="P4">Päringu näide:</text:p>
      <text:p text:style-name="P4"/>
      <text:p text:style-name="P16">&lt;soapenv:Envelope xmlns:soapenv="http://schemas.xmlsoap.org/soap/envelope/" xmlns:xtee="http://x-tee.riik.ee/xsd/xtee.xsd" xmlns:adit="http://producers.ametlikud-dokumendid.xtee.riik.ee/producer/ametlikud-dokumendid"&gt;</text:p>
      <text:p text:style-name="P16"><text:s text:c="3"/>&lt;soapenv:Header&gt;</text:p>
      <text:p text:style-name="P16"><text:s text:c="6"/>&lt;xtee:nimi&gt;ametlikud-dokumendid.getDocumentList.v1&lt;/xtee:nimi&gt;</text:p>
      <text:p text:style-name="P16"><text:s text:c="6"/>&lt;xtee:id&gt;00000000000000&lt;/xtee:id&gt;</text:p>
      <text:p text:style-name="P16"><text:s text:c="6"/>&lt;xtee:isikukood&gt;EE38407089745&lt;/xtee:isikukood&gt;</text:p>
      <text:p text:style-name="P16"><text:s text:c="6"/>&lt;xtee:andmekogu&gt;ametlikud-dokumendid&lt;/xtee:andmekogu&gt;</text:p>
      <text:p text:style-name="P16"><text:s text:c="6"/>&lt;xtee:asutus&gt;12345678&lt;/xtee:asutus&gt;</text:p>
      <text:p text:style-name="P16"><text:s text:c="6"/>&lt;adit:infosysteem&gt;KOV&lt;/adit:infosysteem&gt;</text:p>
      <text:p text:style-name="P16"><text:s text:c="3"/>&lt;/soapenv:Header&gt;</text:p>
      <text:p text:style-name="P16"><text:s text:c="3"/>&lt;soapenv:Body&gt;</text:p>
      <text:p text:style-name="P16"><text:s text:c="6"/>&lt;adit:getDocumentList&gt;</text:p>
      <text:p text:style-name="P16"><text:s text:c="9"/>&lt;keha&gt;</text:p>
      <text:p text:style-name="P16"><text:s text:c="12"/>&lt;folder&gt;local&lt;/folder&gt;</text:p>
      <text:p text:style-name="P16"><text:s text:c="12"/>&lt;document_types&gt;</text:p>
      <text:p text:style-name="P16"><text:s text:c="16"/>&lt;document_type&gt;letter&lt;/document_type&gt;</text:p>
      <text:p text:style-name="P16"><text:s text:c="16"/>&lt;document_type&gt;application&lt;/document_type&gt;</text:p>
      <text:p text:style-name="P16"><text:s text:c="12"/>&lt;/document_types&gt;</text:p>
      <text:p text:style-name="P16"><text:s text:c="12"/>&lt;file_types&gt;</text:p>
      <text:p text:style-name="P16"><text:s text:c="16"/>&lt;file_type&gt;signature_container&lt;/file_type&gt;</text:p>
      <text:p text:style-name="P16"><text:s text:c="16"/>&lt;file_type&gt;document_file&lt;/file_type&gt;</text:p>
      <text:p text:style-name="P16"><text:s text:c="12"/>&lt;/file_types&gt;</text:p>
      <text:p text:style-name="P16"><text:s text:c="12"/>&lt;document_dvk_statuses&gt;</text:p>
      <text:p text:style-name="P16"><text:s text:c="16"/>&lt;status_id&gt;103&lt;/status_id&gt;</text:p>
      <text:p text:style-name="P16"><text:s text:c="16"/>&lt;status_id&gt;104&lt;/status_id&gt;</text:p>
      <text:p text:style-name="P16"><text:s text:c="12"/>&lt;/document_dvk_statuses&gt;</text:p>
      <text:p text:style-name="P16"><text:s text:c="12"/>&lt;document_workflow_statuses&gt;</text:p>
      <text:p text:style-name="P16"><text:s text:c="16"/>&lt;status_id&gt;1&lt;/status_id&gt;</text:p>
      <text:p text:style-name="P16"><text:s text:c="16"/>&lt;status_id&gt;2&lt;/status_id&gt;</text:p>
      <text:p text:style-name="P16"><text:s text:c="12"/>&lt;/document_workflow_statuses&gt;</text:p>
      <text:p text:style-name="P16"><text:s text:c="12"/>&lt;max_results&gt;25&lt;/max_results&gt;</text:p>
      <text:p text:style-name="P16"><text:s text:c="12"/>&lt;start_index&gt;1&lt;/start_index&gt;</text:p>
      <text:p text:style-name="P16"><text:s text:c="9"/>&lt;/keha&gt;</text:p>
      <text:p text:style-name="P16"><text:s text:c="6"/>&lt;/adit:getDocumentList&gt;</text:p>
      <text:p text:style-name="P16"><text:s text:c="3"/>&lt;/soapenv:Body&gt;</text:p>
      <text:p text:style-name="P16">&lt;/soapenv:Envelope&gt;</text:p>
      <text:p text:style-name="P4"/>
      <text:p text:style-name="P4">Päringu vastuse näide:</text:p>
      <text:p text:style-name="P4"/>
      <text:p text:style-name="P16"><text:soft-page-break/>&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6"><text:s text:c="3"/>&lt;SOAP-ENV:Header&gt;</text:p>
      <text:p text:style-name="P16"><text:s text:c="6"/>&lt;xtee:asutus xsi:type="xsd:string"&gt;12345678&lt;/xtee:asutus&gt;</text:p>
      <text:p text:style-name="P16"><text:s text:c="6"/>&lt;xtee:isikukood xsi:type="xsd:string"&gt;EE38407089745&lt;/xtee:isikukood&gt;</text:p>
      <text:p text:style-name="P16"><text:s text:c="6"/>&lt;xtee:id xsi:type="xsd:string"&gt;00000000000000&lt;/xtee:id&gt;</text:p>
      <text:p text:style-name="P16"><text:s text:c="6"/>&lt;xtee:nimi xsi:type="xsd:string"&gt;ametlikud-dokumendid.getDocumentList.v1&lt;/xtee:nimi&gt;</text:p>
      <text:p text:style-name="P16"><text:s text:c="6"/>&lt;xtee:andmekogu xsi:type="xsd:string"&gt;ametlikud-dokumendid&lt;/xtee:andmekogu&gt;</text:p>
      <text:p text:style-name="P16"><text:s text:c="3"/>&lt;/SOAP-ENV:Header&gt;</text:p>
      <text:p text:style-name="P16"><text:s text:c="3"/>&lt;SOAP-ENV:Body&gt;</text:p>
      <text:p text:style-name="P16"><text:s text:c="6"/>&lt;adit:getDocumentListResponse&gt;</text:p>
      <text:p text:style-name="P16"><text:s text:c="9"/>&lt;paring&gt;</text:p>
      <text:p text:style-name="P16"><text:s text:c="12"/>&lt;folder&gt;local&lt;/folder&gt;</text:p>
      <text:p text:style-name="P16"><text:s text:c="12"/>&lt;document_types&gt;</text:p>
      <text:p text:style-name="P16"><text:s text:c="16"/>&lt;document_type&gt;letter&lt;/document_type&gt;</text:p>
      <text:p text:style-name="P16"><text:s text:c="16"/>&lt;document_type&gt;application&lt;/document_type&gt;</text:p>
      <text:p text:style-name="P16"><text:s text:c="12"/>&lt;/document_types&gt;</text:p>
      <text:p text:style-name="P16"><text:s text:c="12"/>&lt;file_types&gt;</text:p>
      <text:p text:style-name="P16"><text:s text:c="16"/>&lt;file_type&gt;signature_container&lt;/file_type&gt;</text:p>
      <text:p text:style-name="P16"><text:s text:c="16"/>&lt;file_type&gt;document_file&lt;/file_type&gt;</text:p>
      <text:p text:style-name="P16"><text:s text:c="12"/>&lt;/file_types&gt;</text:p>
      <text:p text:style-name="P16"><text:s text:c="12"/>&lt;document_dvk_statuses&gt;</text:p>
      <text:p text:style-name="P16"><text:s text:c="16"/>&lt;status_id&gt;103&lt;/status_id&gt;</text:p>
      <text:p text:style-name="P16"><text:s text:c="16"/>&lt;status_id&gt;104&lt;/status_id&gt;</text:p>
      <text:p text:style-name="P16"><text:s text:c="12"/>&lt;/document_dvk_statuses&gt;</text:p>
      <text:p text:style-name="P16"><text:s text:c="12"/>&lt;document_workflow_statuses&gt;</text:p>
      <text:p text:style-name="P16"><text:s text:c="16"/>&lt;status_id&gt;1&lt;/status_id&gt;</text:p>
      <text:p text:style-name="P16"><text:s text:c="16"/>&lt;status_id&gt;2&lt;/status_id&gt;</text:p>
      <text:p text:style-name="P16"><text:s text:c="12"/>&lt;/document_workflow_statuses&gt;</text:p>
      <text:p text:style-name="P16"><text:s text:c="12"/>&lt;max_results&gt;25&lt;/max_results&gt;</text:p>
      <text:p text:style-name="P16"><text:s text:c="12"/>&lt;start_index&gt;1&lt;/start_index&gt;</text:p>
      <text:p text:style-name="P16"><text:s text:c="9"/>&lt;/paring&gt;</text:p>
      <text:p text:style-name="P16"><text:s text:c="9"/>&lt;keha&gt;</text:p>
      <text:p text:style-name="P16"><text:s text:c="13"/>&lt;success&gt;true&lt;/success&gt;</text:p>
      <text:p text:style-name="P16"><text:s text:c="13"/>&lt;messages&gt;</text:p>
      <text:p text:style-name="P16"><text:s text:c="17"/>&lt;message lang="en"&gt;Document list was successfully retrieved&lt;/message&gt;</text:p>
      <text:p text:style-name="P16"><text:s text:c="13"/>&lt;/messages&gt;</text:p>
      <text:p text:style-name="P16"><text:s text:c="13"/>&lt;document_list href="cid:540883240230725309306231496258" /&gt;</text:p>
      <text:p text:style-name="P16"><text:s text:c="9"/>&lt;/keha&gt;</text:p>
      <text:p text:style-name="P16"><text:s text:c="6"/>&lt;/adit:getDocumentListResponse&gt;</text:p>
      <text:p text:style-name="P16"><text:s text:c="3"/>&lt;/SOAP-ENV:Body&gt;</text:p>
      <text:p text:style-name="P16">&lt;/SOAP-ENV:Envelope&gt;</text:p>
      <text:p text:style-name="P4"/>
      <text:p text:style-name="P4">Päringu vastuse SOAP manuse dekodeeritud sisu parameetrid:</text:p>
      <text:p text:style-name="P4"/>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Normal"><text:span text:style-name="Default_20_Paragraph_20_Font"><text:span text:style-name="T7">Nimi</text:span></text:span></text:p>
          </table:table-cell>
          <table:table-cell table:style-name="Table35.A1" office:value-type="string">
            <text:p text:style-name="Normal"><text:span text:style-name="Default_20_Paragraph_20_Font"><text:span text:style-name="T7">Kirjeldus</text:span></text:span></text:p>
          </table:table-cell>
          <table:table-cell table:style-name="Table35.C1" office:value-type="string">
            <text:p text:style-name="Normal"><text:span text:style-name="Default_20_Paragraph_20_Font"><text:span text:style-name="T7">Tüüp</text:span></text:span></text:p>
          </table:table-cell>
          <table:table-cell table:style-name="Table35.A1" office:value-type="string">
            <text:p text:style-name="Normal"><text:span text:style-name="Default_20_Paragraph_20_Font"><text:span text:style-name="T7">Väärtuse näide</text:span></text:span></text:p>
          </table:table-cell>
        </table:table-row>
        <table:table-row>
          <table:table-cell table:style-name="Table35.A1" office:value-type="string">
            <text:p text:style-name="Normal"><text:span text:style-name="Default_20_Paragraph_20_Font"><text:span text:style-name="T9">Document_list</text:span></text:span></text:p>
          </table:table-cell>
          <table:table-cell table:style-name="Table35.A1" office:value-type="string">
            <text:p text:style-name="P4">Dokumentide andmete konteiner</text:p>
          </table:table-cell>
          <table:table-cell table:style-name="Table35.C1" office:value-type="string">
            <text:p text:style-name="P4"/>
          </table:table-cell>
          <table:table-cell table:style-name="Table35.A1" office:value-type="string">
            <text:p text:style-name="P4"/>
          </table:table-cell>
        </table:table-row>
        <table:table-row>
          <table:table-cell table:style-name="Table35.A1" office:value-type="string">
            <text:p text:style-name="Normal"><text:span text:style-name="Default_20_Paragraph_20_Font"><text:span text:style-name="T9">Document</text:span></text:span></text:p>
          </table:table-cell>
          <table:table-cell table:style-name="Table35.A1" office:value-type="string">
            <text:p text:style-name="P4">Dokumendi andmete konteiner</text:p>
          </table:table-cell>
          <table:table-cell table:style-name="Table35.C1" office:value-type="string">
            <text:p text:style-name="P4"/>
          </table:table-cell>
          <table:table-cell table:style-name="Table35.A1" office:value-type="string">
            <text:p text:style-name="P4"/>
          </table:table-cell>
        </table:table-row>
        <table:table-row>
          <table:table-cell table:style-name="Table35.A1" office:value-type="string">
            <text:list xml:id="list37476394" text:continue-numbering="true" text:style-name="L2">
              <text:list-item>
                <text:p text:style-name="P30"><text:span text:style-name="Default_20_Paragraph_20_Font"><text:span text:style-name="T9">id</text:span></text:span></text:p>
              </text:list-item>
            </text:list>
          </table:table-cell>
          <table:table-cell table:style-name="Table35.A1" office:value-type="string">
            <text:p text:style-name="P4">Dokumendi ID</text:p>
          </table:table-cell>
          <table:table-cell table:style-name="Table35.C1" office:value-type="string">
            <text:p text:style-name="P4">Integer</text:p>
          </table:table-cell>
          <table:table-cell table:style-name="Table35.A1" office:value-type="string">
            <text:p text:style-name="P4">45</text:p>
          </table:table-cell>
        </table:table-row>
        <table:table-row>
          <table:table-cell table:style-name="Table35.A1" office:value-type="string">
            <text:list xml:id="list37480320" text:continue-numbering="true" text:style-name="L2">
              <text:list-item>
                <text:p text:style-name="P30"><text:span text:style-name="Default_20_Paragraph_20_Font"><text:span text:style-name="T9">guid</text:span></text:span><text:soft-page-break/></text:p>
              </text:list-item>
            </text:list>
          </table:table-cell>
          <table:table-cell table:style-name="Table35.A1" office:value-type="string">
            <text:p text:style-name="P4">Dokumendi GUID</text:p>
          </table:table-cell>
          <table:table-cell table:style-name="Table35.C1" office:value-type="string">
            <text:p text:style-name="P4">String</text:p>
          </table:table-cell>
          <table:table-cell table:style-name="Table35.A1" office:value-type="string">
            <text:p text:style-name="Normal"><text:span text:style-name="Default_20_Paragraph_20_Font"><text:span text:style-name="T12">19d71714-0d93-292a-</text:span></text:span><text:soft-page-break/><text:span text:style-name="Default_20_Paragraph_20_Font"><text:span text:style-name="T12">b254-3a06a4f24002</text:span></text:span></text:p>
          </table:table-cell>
        </table:table-row>
        <table:table-row>
          <table:table-cell table:style-name="Table35.A1" office:value-type="string">
            <text:list xml:id="list37490654" text:continue-numbering="true" text:style-name="L2">
              <text:list-item>
                <text:p text:style-name="P30"><text:span text:style-name="Default_20_Paragraph_20_Font"><text:span text:style-name="T9">title</text:span></text:span></text:p>
              </text:list-item>
            </text:list>
          </table:table-cell>
          <table:table-cell table:style-name="Table35.A1" office:value-type="string">
            <text:p text:style-name="P4">Dokumendi pealkiri</text:p>
          </table:table-cell>
          <table:table-cell table:style-name="Table35.C1" office:value-type="string">
            <text:p text:style-name="P4">String</text:p>
          </table:table-cell>
          <table:table-cell table:style-name="Table35.A1" office:value-type="string">
            <text:p text:style-name="P4"/>
          </table:table-cell>
        </table:table-row>
        <table:table-row>
          <table:table-cell table:style-name="Table35.A1" office:value-type="string">
            <text:list xml:id="list37477587" text:continue-numbering="true" text:style-name="L2">
              <text:list-item>
                <text:p text:style-name="P30"><text:span text:style-name="Default_20_Paragraph_20_Font"><text:span text:style-name="T9">folder</text:span></text:span></text:p>
              </text:list-item>
            </text:list>
          </table:table-cell>
          <table:table-cell table:style-name="Table35.A1" office:value-type="string">
            <text:p text:style-name="Normal"><text:span text:style-name="Default_20_Paragraph_20_Font"><text:span text:style-name="T1">Dokumendi kaust. </text:span></text:span><text:span text:style-name="Default_20_Paragraph_20_Font"><text:span text:style-name="T1">Võimalikud väärtused: local, incoming, outgoing</text:span></text:span></text:p>
          </table:table-cell>
          <table:table-cell table:style-name="Table35.C1" office:value-type="string">
            <text:p text:style-name="P4">String</text:p>
          </table:table-cell>
          <table:table-cell table:style-name="Table35.A1" office:value-type="string">
            <text:p text:style-name="P4">local</text:p>
          </table:table-cell>
        </table:table-row>
        <table:table-row>
          <table:table-cell table:style-name="Table35.A1" office:value-type="string">
            <text:list xml:id="list37488700" text:continue-numbering="true" text:style-name="L2">
              <text:list-item>
                <text:p text:style-name="P30"><text:span text:style-name="Default_20_Paragraph_20_Font"><text:span text:style-name="T9">has_been_viewed</text:span></text:span></text:p>
              </text:list-item>
            </text:list>
          </table:table-cell>
          <table:table-cell table:style-name="Table35.A1" office:value-type="string">
            <text:p text:style-name="P4">Näitab, kas dokumenti on vaadatud</text:p>
          </table:table-cell>
          <table:table-cell table:style-name="Table35.C1" office:value-type="string">
            <text:p text:style-name="P4">Boolean</text:p>
          </table:table-cell>
          <table:table-cell table:style-name="Table35.A1" office:value-type="string">
            <text:p text:style-name="P4">true</text:p>
          </table:table-cell>
        </table:table-row>
        <table:table-row>
          <table:table-cell table:style-name="Table35.A1" office:value-type="string">
            <text:list xml:id="list37478883" text:continue-numbering="true" text:style-name="L2">
              <text:list-item>
                <text:p text:style-name="P30"><text:span text:style-name="Default_20_Paragraph_20_Font"><text:span text:style-name="T9">document_type</text:span></text:span></text:p>
              </text:list-item>
            </text:list>
          </table:table-cell>
          <table:table-cell table:style-name="Table35.A1" office:value-type="string">
            <text:p text:style-name="P4">Dokumendi tüüp (application / letter)</text:p>
          </table:table-cell>
          <table:table-cell table:style-name="Table35.C1" office:value-type="string">
            <text:p text:style-name="P4">String</text:p>
          </table:table-cell>
          <table:table-cell table:style-name="Table35.A1" office:value-type="string">
            <text:p text:style-name="P4">Application</text:p>
          </table:table-cell>
        </table:table-row>
        <table:table-row>
          <table:table-cell table:style-name="Table35.A1" office:value-type="string">
            <text:list xml:id="list37472570" text:continue-numbering="true" text:style-name="L2">
              <text:list-item>
                <text:p text:style-name="P30"><text:span text:style-name="Default_20_Paragraph_20_Font"><text:span text:style-name="T9">creator_code</text:span></text:span></text:p>
              </text:list-item>
            </text:list>
          </table:table-cell>
          <table:table-cell table:style-name="Table35.A1" office:value-type="string">
            <text:p text:style-name="P4">Dokumendi looja / omaniku kood</text:p>
          </table:table-cell>
          <table:table-cell table:style-name="Table35.C1" office:value-type="string">
            <text:p text:style-name="P4">String</text:p>
          </table:table-cell>
          <table:table-cell table:style-name="Table35.A1" office:value-type="string">
            <text:p text:style-name="P4">EE38407089745</text:p>
          </table:table-cell>
        </table:table-row>
        <table:table-row>
          <table:table-cell table:style-name="Table35.A1" office:value-type="string">
            <text:list xml:id="list37478018" text:continue-numbering="true" text:style-name="L2">
              <text:list-item>
                <text:p text:style-name="P30"><text:span text:style-name="Default_20_Paragraph_20_Font"><text:span text:style-name="T9">creator_name</text:span></text:span></text:p>
              </text:list-item>
            </text:list>
          </table:table-cell>
          <table:table-cell table:style-name="Table35.A1" office:value-type="string">
            <text:p text:style-name="P4">Dokumendi looja / omaniku nimi</text:p>
          </table:table-cell>
          <table:table-cell table:style-name="Table35.C1" office:value-type="string">
            <text:p text:style-name="P4">String</text:p>
          </table:table-cell>
          <table:table-cell table:style-name="Table35.A1" office:value-type="string">
            <text:p text:style-name="P4">Eesnimi Perenimi</text:p>
          </table:table-cell>
        </table:table-row>
        <table:table-row>
          <table:table-cell table:style-name="Table35.A1" office:value-type="string">
            <text:list xml:id="list37487676" text:continue-numbering="true" text:style-name="L2">
              <text:list-item>
                <text:p text:style-name="P30"><text:span text:style-name="Default_20_Paragraph_20_Font"><text:span text:style-name="T9">creator_user_code</text:span></text:span></text:p>
              </text:list-item>
            </text:list>
          </table:table-cell>
          <table:table-cell table:style-name="Table35.A1" office:value-type="string">
            <text:p text:style-name="P4">Dokumendi loonud isiku kood (kasulik juhul, kui dokument on loodud asutuse kasutajakonto kaudu)</text:p>
          </table:table-cell>
          <table:table-cell table:style-name="Table35.C1" office:value-type="string">
            <text:p text:style-name="P4">String</text:p>
          </table:table-cell>
          <table:table-cell table:style-name="Table35.A1" office:value-type="string">
            <text:p text:style-name="P4">EE38407089745</text:p>
          </table:table-cell>
        </table:table-row>
        <table:table-row>
          <table:table-cell table:style-name="Table35.A1" office:value-type="string">
            <text:list xml:id="list37473297" text:continue-numbering="true" text:style-name="L2">
              <text:list-item>
                <text:p text:style-name="P30"><text:span text:style-name="Default_20_Paragraph_20_Font"><text:span text:style-name="T9">creator_user_name</text:span></text:span></text:p>
              </text:list-item>
            </text:list>
          </table:table-cell>
          <table:table-cell table:style-name="Table35.A1" office:value-type="string">
            <text:p text:style-name="P4">Dokumendi loonud isiku nimi (kasulik juhul, kui dokument on loodud asutuse kasutajakonto kaudu)</text:p>
          </table:table-cell>
          <table:table-cell table:style-name="Table35.C1" office:value-type="string">
            <text:p text:style-name="P4">String</text:p>
          </table:table-cell>
          <table:table-cell table:style-name="Table35.A1" office:value-type="string">
            <text:p text:style-name="P4">Eesnimi Perenimi</text:p>
          </table:table-cell>
        </table:table-row>
        <table:table-row>
          <table:table-cell table:style-name="Table35.A1" office:value-type="string">
            <text:list xml:id="list37473396" text:continue-numbering="true" text:style-name="L2">
              <text:list-item>
                <text:p text:style-name="P30"><text:span text:style-name="Default_20_Paragraph_20_Font"><text:span text:style-name="T9">created</text:span></text:span></text:p>
              </text:list-item>
            </text:list>
          </table:table-cell>
          <table:table-cell table:style-name="Table35.A1" office:value-type="string">
            <text:p text:style-name="P4">Dokumendi loomise aeg</text:p>
          </table:table-cell>
          <table:table-cell table:style-name="Table35.C1" office:value-type="string">
            <text:p text:style-name="P4">Date</text:p>
          </table:table-cell>
          <table:table-cell table:style-name="Table35.A1" office:value-type="string">
            <text:p text:style-name="Normal"><text:span text:style-name="Default_20_Paragraph_20_Font"><text:span text:style-name="T12">2010-08-09T12:17:26.000+03:00</text:span></text:span></text:p>
          </table:table-cell>
        </table:table-row>
        <table:table-row>
          <table:table-cell table:style-name="Table35.A1" office:value-type="string">
            <text:list xml:id="list37485263" text:continue-numbering="true" text:style-name="L2">
              <text:list-item>
                <text:p text:style-name="P30"><text:span text:style-name="Default_20_Paragraph_20_Font"><text:span text:style-name="T9">creator_application</text:span></text:span></text:p>
              </text:list-item>
            </text:list>
          </table:table-cell>
          <table:table-cell table:style-name="Table35.A1" office:value-type="string">
            <text:p text:style-name="P4">Dokumendi loomisel kasutatud infosüsteemi nimi</text:p>
          </table:table-cell>
          <table:table-cell table:style-name="Table35.C1" office:value-type="string">
            <text:p text:style-name="P4">String</text:p>
          </table:table-cell>
          <table:table-cell table:style-name="Table35.A1" office:value-type="string">
            <text:p text:style-name="P8">KOV</text:p>
          </table:table-cell>
        </table:table-row>
        <table:table-row>
          <table:table-cell table:style-name="Table35.A1" office:value-type="string">
            <text:list xml:id="list37485476" text:continue-numbering="true" text:style-name="L2">
              <text:list-item>
                <text:p text:style-name="P30"><text:span text:style-name="Default_20_Paragraph_20_Font"><text:span text:style-name="T9">last_mofified</text:span></text:span></text:p>
              </text:list-item>
            </text:list>
          </table:table-cell>
          <table:table-cell table:style-name="Table35.A1" office:value-type="string">
            <text:p text:style-name="P4">Dokumendi viimase muutmise aeg</text:p>
          </table:table-cell>
          <table:table-cell table:style-name="Table35.C1" office:value-type="string">
            <text:p text:style-name="P4">Date</text:p>
          </table:table-cell>
          <table:table-cell table:style-name="Table35.A1" office:value-type="string">
            <text:p text:style-name="P8">2010-08-09T12:17:26.000+03:00</text:p>
          </table:table-cell>
        </table:table-row>
        <table:table-row>
          <table:table-cell table:style-name="Table35.A1" office:value-type="string">
            <text:list xml:id="list37471788" text:continue-numbering="true" text:style-name="L2">
              <text:list-item>
                <text:p text:style-name="P30"><text:span text:style-name="Default_20_Paragraph_20_Font"><text:span text:style-name="T9">signable</text:span></text:span></text:p>
              </text:list-item>
            </text:list>
          </table:table-cell>
          <table:table-cell table:style-name="Table35.A1" office:value-type="string">
            <text:p text:style-name="P4">Näitab, kas document on allkirjastatav</text:p>
          </table:table-cell>
          <table:table-cell table:style-name="Table35.C1" office:value-type="string">
            <text:p text:style-name="P4">Boolean</text:p>
          </table:table-cell>
          <table:table-cell table:style-name="Table35.A1" office:value-type="string">
            <text:p text:style-name="P8">true</text:p>
          </table:table-cell>
        </table:table-row>
        <table:table-row>
          <table:table-cell table:style-name="Table35.A1" office:value-type="string">
            <text:list xml:id="list37481851" text:continue-numbering="true" text:style-name="L2">
              <text:list-item>
                <text:p text:style-name="P30"><text:span text:style-name="Default_20_Paragraph_20_Font"><text:span text:style-name="T9">remove_date</text:span></text:span></text:p>
              </text:list-item>
            </text:list>
          </table:table-cell>
          <table:table-cell table:style-name="Table35.A1" office:value-type="string">
            <text:p text:style-name="Normal"><text:span text:style-name="Default_20_Paragraph_20_Font"><text:span text:style-name="T1">Dokumendi eeldatav kustutamise aeg. Arvutatakse viimase muutmise aja ja ADIT dokumentide säilitustähtaja alusel.</text:span></text:span></text:p>
          </table:table-cell>
          <table:table-cell table:style-name="Table35.C1" office:value-type="string">
            <text:p text:style-name="P4">Date</text:p>
          </table:table-cell>
          <table:table-cell table:style-name="Table35.A1" office:value-type="string">
            <text:p text:style-name="Normal"><text:span text:style-name="Default_20_Paragraph_20_Font"><text:span text:style-name="T12">2012-01-01</text:span></text:span></text:p>
          </table:table-cell>
        </table:table-row>
        <table:table-row>
          <table:table-cell table:style-name="Table35.A1" office:value-type="string">
            <text:list xml:id="list37476614" text:continue-numbering="true" text:style-name="L2">
              <text:list-item>
                <text:p text:style-name="P30"><text:span text:style-name="Default_20_Paragraph_20_Font"><text:span text:style-name="T9">document_files</text:span></text:span></text:p>
              </text:list-item>
            </text:list>
          </table:table-cell>
          <table:table-cell table:style-name="Table35.A1" office:value-type="string">
            <text:p text:style-name="Normal"><text:span text:style-name="Default_20_Paragraph_20_Font"><text:span text:style-name="T1">Dokumendi failide konteiner</text:span></text:span></text:p>
          </table:table-cell>
          <table:table-cell table:style-name="Table35.C1" office:value-type="string">
            <text:p text:style-name="P4"/>
          </table:table-cell>
          <table:table-cell table:style-name="Table35.A1" office:value-type="string">
            <text:p text:style-name="P4"/>
          </table:table-cell>
        </table:table-row>
        <table:table-row>
          <table:table-cell table:style-name="Table35.A1" office:value-type="string">
            <text:list xml:id="list37474158" text:continue-numbering="true" text:style-name="L2">
              <text:list-item>
                <text:p text:style-name="P30"><text:span text:style-name="Default_20_Paragraph_20_Font"><text:span text:style-name="T9">file</text:span></text:span></text:p>
              </text:list-item>
            </text:list>
          </table:table-cell>
          <table:table-cell table:style-name="Table35.A1" office:value-type="string">
            <text:p text:style-name="P4">Dokumendi faili andmed</text:p>
          </table:table-cell>
          <table:table-cell table:style-name="Table35.C1" office:value-type="string">
            <text:p text:style-name="P4"/>
          </table:table-cell>
          <table:table-cell table:style-name="Table35.A1" office:value-type="string">
            <text:p text:style-name="P4"/>
          </table:table-cell>
        </table:table-row>
        <table:table-row>
          <table:table-cell table:style-name="Table35.A1" office:value-type="string">
            <text:list xml:id="list37480662" text:continue-numbering="true" text:style-name="L2">
              <text:list-item>
                <text:p text:style-name="P30"><text:span text:style-name="Default_20_Paragraph_20_Font"><text:span text:style-name="T9">file.id</text:span></text:span></text:p>
              </text:list-item>
            </text:list>
          </table:table-cell>
          <table:table-cell table:style-name="Table35.A1" office:value-type="string">
            <text:p text:style-name="Normal"><text:span text:style-name="Default_20_Paragraph_20_Font"><text:span text:style-name="T1">Faili id (määratud </text:span></text:span><text:span text:style-name="Default_20_Paragraph_20_Font"><text:span text:style-name="T1">juhul kui soovitakse muuta olemasolevat </text:span></text:span><text:soft-page-break/><text:span text:style-name="Default_20_Paragraph_20_Font"><text:span text:style-name="T1">dokumendi faili)</text:span></text:span></text:p>
          </table:table-cell>
          <table:table-cell table:style-name="Table35.C1" office:value-type="string">
            <text:p text:style-name="P4">Integer</text:p>
          </table:table-cell>
          <table:table-cell table:style-name="Table35.A1" office:value-type="string">
            <text:p text:style-name="P4">56</text:p>
          </table:table-cell>
        </table:table-row>
        <table:table-row>
          <table:table-cell table:style-name="Table35.A1" office:value-type="string">
            <text:list xml:id="list37482422" text:continue-numbering="true" text:style-name="L2">
              <text:list-item>
                <text:p text:style-name="P30"><text:span text:style-name="Default_20_Paragraph_20_Font"><text:span text:style-name="T9">file.name</text:span></text:span></text:p>
              </text:list-item>
            </text:list>
          </table:table-cell>
          <table:table-cell table:style-name="Table35.A1" office:value-type="string">
            <text:p text:style-name="P4">Faili nimi koos laiendiga</text:p>
          </table:table-cell>
          <table:table-cell table:style-name="Table35.C1" office:value-type="string">
            <text:p text:style-name="P4">String</text:p>
          </table:table-cell>
          <table:table-cell table:style-name="Table35.A1" office:value-type="string">
            <text:p text:style-name="P4">Avaldus.txt</text:p>
          </table:table-cell>
        </table:table-row>
        <table:table-row>
          <table:table-cell table:style-name="Table35.A1" office:value-type="string">
            <text:list xml:id="list37472001" text:continue-numbering="true" text:style-name="L2">
              <text:list-item>
                <text:p text:style-name="P30"><text:span text:style-name="Default_20_Paragraph_20_Font"><text:span text:style-name="T9">file.content_type</text:span></text:span></text:p>
              </text:list-item>
            </text:list>
          </table:table-cell>
          <table:table-cell table:style-name="Table35.A1" office:value-type="string">
            <text:p text:style-name="P4">Faili MIME tüüp</text:p>
          </table:table-cell>
          <table:table-cell table:style-name="Table35.C1" office:value-type="string">
            <text:p text:style-name="P4">String</text:p>
          </table:table-cell>
          <table:table-cell table:style-name="Table35.A1" office:value-type="string">
            <text:p text:style-name="P4">Application/pdf</text:p>
          </table:table-cell>
        </table:table-row>
        <table:table-row>
          <table:table-cell table:style-name="Table35.A1" office:value-type="string">
            <text:list xml:id="list37490135" text:continue-numbering="true" text:style-name="L2">
              <text:list-item>
                <text:p text:style-name="P30"><text:span text:style-name="Default_20_Paragraph_20_Font"><text:span text:style-name="T9">file.description</text:span></text:span></text:p>
              </text:list-item>
            </text:list>
          </table:table-cell>
          <table:table-cell table:style-name="Table35.A1" office:value-type="string">
            <text:p text:style-name="P4">Faili pealkiri või kirjeldus</text:p>
          </table:table-cell>
          <table:table-cell table:style-name="Table35.C1" office:value-type="string">
            <text:p text:style-name="P4">String</text:p>
          </table:table-cell>
          <table:table-cell table:style-name="Table35.A1" office:value-type="string">
            <text:p text:style-name="P4">Avaldus Tallinna Linnavalitsusele</text:p>
          </table:table-cell>
        </table:table-row>
        <table:table-row>
          <table:table-cell table:style-name="Table35.A1" office:value-type="string">
            <text:list xml:id="list37478888" text:continue-numbering="true" text:style-name="L2">
              <text:list-item>
                <text:p text:style-name="P30"><text:span text:style-name="Default_20_Paragraph_20_Font"><text:span text:style-name="T9">file.size_bytes</text:span></text:span></text:p>
              </text:list-item>
            </text:list>
          </table:table-cell>
          <table:table-cell table:style-name="Table35.A1" office:value-type="string">
            <text:p text:style-name="P4">Faili suurus baitides</text:p>
          </table:table-cell>
          <table:table-cell table:style-name="Table35.C1" office:value-type="string">
            <text:p text:style-name="P4">Long</text:p>
          </table:table-cell>
          <table:table-cell table:style-name="Table35.A1" office:value-type="string">
            <text:p text:style-name="P4">300</text:p>
          </table:table-cell>
        </table:table-row>
        <table:table-row>
          <table:table-cell table:style-name="Table35.A1" office:value-type="string">
            <text:list xml:id="list37486567" text:continue-numbering="true" text:style-name="L2">
              <text:list-item>
                <text:p text:style-name="P30"><text:span text:style-name="Default_20_Paragraph_20_Font"><text:span text:style-name="T9">file.file_type</text:span></text:span></text:p>
              </text:list-item>
            </text:list>
          </table:table-cell>
          <table:table-cell table:style-name="Table35.A1" office:value-type="string">
            <text:p text:style-name="P4">Faili tüüp</text:p>
          </table:table-cell>
          <table:table-cell table:style-name="Table35.C1" office:value-type="string">
            <text:p text:style-name="P4">String</text:p>
          </table:table-cell>
          <table:table-cell table:style-name="Table35.A1" office:value-type="string">
            <text:p text:style-name="P4">document_file</text:p>
          </table:table-cell>
        </table:table-row>
        <table:table-row>
          <table:table-cell table:style-name="Table35.A1" office:value-type="string">
            <text:list xml:id="list37477249" text:continue-numbering="true" text:style-name="L2">
              <text:list-item>
                <text:p text:style-name="P30"><text:span text:style-name="Default_20_Paragraph_20_Font"><text:span text:style-name="T9">file.data</text:span></text:span></text:p>
              </text:list-item>
            </text:list>
          </table:table-cell>
          <table:table-cell table:style-name="Table35.A1" office:value-type="string">
            <text:p text:style-name="Normal"><text:span text:style-name="Default_20_Paragraph_20_Font"><text:span text:style-name="T1">Faili sisu Base64 kodeeringus</text:span></text:span></text:p>
          </table:table-cell>
          <table:table-cell table:style-name="Table35.C1" office:value-type="string">
            <text:p text:style-name="P4">String</text:p>
          </table:table-cell>
          <table:table-cell table:style-name="Table35.A1" office:value-type="string">
            <text:p text:style-name="Normal"><text:span text:style-name="Default_20_Paragraph_20_Font"><text:span text:style-name="T12">SvVnZXZhI…</text:span></text:span></text:p>
          </table:table-cell>
        </table:table-row>
      </table:table>
      <text:p text:style-name="P4"/>
      <text:p text:style-name="P4"/>
      <text:p text:style-name="P4">Näide:</text:p>
      <text:p text:style-name="P4"/>
      <text:p text:style-name="P16">&lt;?xml version="1.0" encoding="UTF-8"?&gt;</text:p>
      <text:p text:style-name="P16">&lt;document_list&gt;</text:p>
      <text:p text:style-name="P16"><text:s text:c="4"/>&lt;total&gt;1&lt;/total&gt;</text:p>
      <text:p text:style-name="P16"><text:s text:c="4"/>&lt;document&gt;</text:p>
      <text:p text:style-name="P16"><text:s text:c="8"/>&lt;id&gt;46&lt;/id&gt;</text:p>
      <text:p text:style-name="P16"><text:s text:c="8"/>&lt;guid&gt;19d71714-0d93-292a-b254-3a06a4f24002&lt;/guid&gt;</text:p>
      <text:p text:style-name="P16"><text:s text:c="8"/>&lt;title&gt;Avaldus Jõgeva Linnavalitsusele&lt;/title&gt;</text:p>
      <text:p text:style-name="P16"><text:s text:c="8"/>&lt;folder&gt;local&lt;/folder&gt;</text:p>
      <text:p text:style-name="P16"><text:s text:c="8"/>&lt;has_been_viewed&gt;true&lt;/has_been_viewed&gt;</text:p>
      <text:p text:style-name="P16"><text:s text:c="8"/>&lt;document_type&gt;application&lt;/document_type&gt;</text:p>
      <text:p text:style-name="P16"><text:s text:c="8"/>&lt;creator_code&gt;EE38407089745&lt;/creator_code&gt;</text:p>
      <text:p text:style-name="P16"><text:s text:c="8"/>&lt;creator_name&gt;Eesnimi Perenimi&lt;/creator_name&gt;</text:p>
      <text:p text:style-name="P16"><text:s text:c="8"/>&lt;creator_user_code&gt;EE38407089745&lt;/creator_user_code&gt;</text:p>
      <text:p text:style-name="P16"><text:s text:c="8"/>&lt;creator_user_name&gt;Eesnimi Perenimi&lt;/creator_user_name&gt;</text:p>
      <text:p text:style-name="P16"><text:s text:c="8"/>&lt;created&gt;2010-08-09T12:17:26.000+03:00&lt;/created&gt;</text:p>
      <text:p text:style-name="P16"><text:s text:c="8"/>&lt;creator_application&gt;KOV&lt;/creator_application&gt;</text:p>
      <text:p text:style-name="P16"><text:s text:c="8"/>&lt;last_modified&gt;2010-08-09T12:17:26.000+03:00&lt;/last_modified&gt;</text:p>
      <text:p text:style-name="P16"><text:s text:c="8"/>&lt;signable&gt;true&lt;/signable&gt;</text:p>
      <text:p text:style-name="P16"><text:s text:c="8"/>&lt;remove_date&gt;2012-01-01&lt;/remove_date&gt;</text:p>
      <text:p text:style-name="P16"><text:s text:c="8"/>&lt;sent_to/&gt;</text:p>
      <text:p text:style-name="P16"><text:s text:c="8"/>&lt;shared_to/&gt;</text:p>
      <text:p text:style-name="P16"><text:s text:c="8"/>&lt;document_files&gt;</text:p>
      <text:p text:style-name="P16"><text:s text:c="12"/>&lt;total_files&gt;2&lt;/total_files&gt;</text:p>
      <text:p text:style-name="P16"><text:s text:c="12"/>&lt;total_bytes&gt;0&lt;/total_bytes&gt;</text:p>
      <text:p text:style-name="P16"><text:s text:c="12"/>&lt;document_files&gt;</text:p>
      <text:p text:style-name="P16"><text:s text:c="16"/>&lt;file&gt;</text:p>
      <text:p text:style-name="P16"><text:s text:c="20"/>&lt;id&gt;17&lt;/id&gt;</text:p>
      <text:p text:style-name="P16"><text:s text:c="20"/>&lt;name&gt;avaldus2.txt&lt;/name&gt;</text:p>
      <text:p text:style-name="P16"><text:s text:c="20"/>&lt;content_type&gt;text/plain&lt;/content_type&gt;</text:p>
      <text:p text:style-name="P16"><text:s text:c="20"/>&lt;description&gt;Avaldus tekstifailina&lt;/description&gt;</text:p>
      <text:p text:style-name="P16"><text:s text:c="20"/>&lt;size_bytes&gt;223&lt;/size_bytes&gt;</text:p>
      <text:p text:style-name="P16"><text:s text:c="20"/>&lt;file_type&gt;document_file&lt;/file_type&gt;</text:p>
      <text:p text:style-name="P16"><text:s text:c="16"/>&lt;/file&gt;</text:p>
      <text:p text:style-name="P16"><text:s text:c="16"/>&lt;file&gt;</text:p>
      <text:p text:style-name="P16"><text:s text:c="20"/>&lt;id&gt;16&lt;/id&gt;</text:p>
      <text:p text:style-name="P16"><text:s text:c="20"/>&lt;name&gt;avaldus1.txt&lt;/name&gt;</text:p>
      <text:p text:style-name="P16"><text:s text:c="20"/>&lt;content_type&gt;text/plain&lt;/content_type&gt;</text:p>
      <text:p text:style-name="P16"><text:s text:c="20"/>&lt;description&gt;Avaldus tekstifailina&lt;/description&gt;</text:p>
      <text:p text:style-name="P16"><text:soft-page-break/><text:s text:c="20"/>&lt;size_bytes&gt;223&lt;/size_bytes&gt;</text:p>
      <text:p text:style-name="P16"><text:s text:c="20"/>&lt;file_type&gt;document_file&lt;/file_type&gt;</text:p>
      <text:p text:style-name="P16"><text:s text:c="16"/>&lt;/file&gt;</text:p>
      <text:p text:style-name="P16"><text:s text:c="12"/>&lt;/document_files&gt;</text:p>
      <text:p text:style-name="P16"><text:s text:c="8"/>&lt;/document_files&gt;</text:p>
      <text:p text:style-name="P16"><text:s text:c="4"/>&lt;/document&gt;</text:p>
      <text:p text:style-name="P16">&lt;/document_list&gt;</text:p>
      <text:p text:style-name="P4"/>
      <text:h text:style-name="P32" text:outline-level="1"><text:bookmark-start text:name="_Toc379789502"/><text:bookmark-start text:name="_Toc310595936"/><text:bookmark-start text:name="_Toc290888219"/><text:bookmark-start text:name="_Toc290045530"/><text:bookmark-start text:name="_Toc273352546"/><text:bookmark-start text:name="_Toc273345939"/><text:bookmark-start text:name="_Toc271627644"/><text:bookmark-start text:name="_Toc271552511"/><text:bookmark-start text:name="_Toc271551516"/><text:bookmark-start text:name="_Toc271031537"/><text:bookmark-start text:name="_Toc270424934"/><text:bookmark-start text:name="_Toc270420750"/><text:bookmark-start text:name="_Toc269120312"/><text:bookmark-start text:name="_Toc269120581"/><text:bookmark-start text:name="_Toc269122898"/><text:bookmark-start text:name="_Toc269124340"/><text:bookmark-start text:name="_Toc269126604"/>PrepareSignature.v1<text:bookmark-end text:name="_Toc379789502"/><text:bookmark-end text:name="_Toc310595936"/><text:bookmark-end text:name="_Toc290888219"/><text:bookmark-end text:name="_Toc290045530"/><text:bookmark-end text:name="_Toc273352546"/><text:bookmark-end text:name="_Toc273345939"/><text:bookmark-end text:name="_Toc271627644"/><text:bookmark-end text:name="_Toc271552511"/><text:bookmark-end text:name="_Toc271551516"/><text:bookmark-end text:name="_Toc271031537"/><text:bookmark-end text:name="_Toc270424934"/><text:bookmark-end text:name="_Toc270420750"/><text:bookmark-end text:name="_Toc269120312"/><text:bookmark-end text:name="_Toc269120581"/><text:bookmark-end text:name="_Toc269122898"/><text:bookmark-end text:name="_Toc269124340"/><text:bookmark-end text:name="_Toc269126604"/></text:h>
      <text:p text:style-name="P6">Päringuga prepareSignature saab algatada dokumendi allkirjastamise.</text:p>
      <text:p text:style-name="P6">Allkirjastamine koosneb kahest sammust:</text:p>
      <text:list xml:id="list4572172125631618207" text:style-name="L3">
        <text:list-item>
          <text:p text:style-name="P26">prepareSignature valmistab ette uue kinnitamata allkirja ja tagastab räsikoodi, mille saab kasutajaliideses ID-kaardiga allkirjastada.</text:p>
        </text:list-item>
        <text:list-item>
          <text:p text:style-name="P26">confirmSignature lisab dokumendile allkirja (mis tekkis eelmisel sammul koostatud räsikoodi allkirjastamisel) ning küsib allkirjale kehtivuskinnituse.</text:p>
        </text:list-item>
      </text:list>
      <text:p text:style-name="P4"/>
      <text:p text:style-name="Normal"><text:span text:style-name="Default_20_Paragraph_20_Font"><text:span text:style-name="T1">prepareSignature päringu manuses saadetakse dokumendi allkirjastaja allkirjastamissertifikaadi fail (PEM</text:span></text:span><text:span text:style-name="Default_20_Paragraph_20_Font"><text:span text:style-name="T1"> vormingus), mis on gzip-iga kokku pakitud ja base64 kodeeritud.</text:span></text:span></text:p>
      <text:p text:style-name="P4"/>
      <text:p text:style-name="P4">prepareSignature päringu vastuses tagastatakse allkirja räsikood ja üksikute andmefailide räsikoodid. Kõik tagastatavad räsikoodid on kodeeritud 16-süsteemis (HEX). Allkirja räsikood on mõeldud kasutamiseks ID-kaardiga allkirjastamisel. Andmefailide räsikoodid on mõeldud kasutamiseks mobiil-ID-ga allkirjastamisel.</text:p>
      <text:p text:style-name="P4"/>
      <text:p text:style-name="P4">Parameetrid</text:p>
      <table:table table:name="Table36" table:style-name="Table36">
        <table:table-column table:style-name="Table36.A"/>
        <table:table-column table:style-name="Table36.B" table:number-columns-repeated="2"/>
        <table:table-row>
          <table:table-cell table:style-name="Table36.A1" office:value-type="string">
            <text:p text:style-name="Normal"><text:span text:style-name="Default_20_Paragraph_20_Font"><text:span text:style-name="T7">Nimi</text:span></text:span></text:p>
          </table:table-cell>
          <table:table-cell table:style-name="Table36.A1" office:value-type="string">
            <text:p text:style-name="Normal"><text:span text:style-name="Default_20_Paragraph_20_Font"><text:span text:style-name="T7">Väärtuse tüüp</text:span></text:span></text:p>
          </table:table-cell>
          <table:table-cell table:style-name="Table36.A1" office:value-type="string">
            <text:p text:style-name="Normal"><text:span text:style-name="Default_20_Paragraph_20_Font"><text:span text:style-name="T7">Väärtuse näide</text:span></text:span></text:p>
          </table:table-cell>
        </table:table-row>
        <table:table-row>
          <table:table-cell table:style-name="Table36.A1" office:value-type="string">
            <text:p text:style-name="Normal"><text:span text:style-name="Default_20_Paragraph_20_Font"><text:span text:style-name="T9">xtee:isikukood</text:span></text:span></text:p>
          </table:table-cell>
          <table:table-cell table:style-name="Table36.A1" office:value-type="string">
            <text:p text:style-name="Normal"><text:span text:style-name="Default_20_Paragraph_20_Font"><text:span text:style-name="T9">String</text:span></text:span></text:p>
          </table:table-cell>
          <table:table-cell table:style-name="Table36.A1" office:value-type="string">
            <text:p text:style-name="Normal"><text:span text:style-name="Default_20_Paragraph_20_Font"><text:span text:style-name="T9">EE30312829989</text:span></text:span></text:p>
          </table:table-cell>
        </table:table-row>
        <table:table-row>
          <table:table-cell table:style-name="Table36.A1" office:value-type="string">
            <text:p text:style-name="Normal"><text:span text:style-name="Default_20_Paragraph_20_Font"><text:span text:style-name="T9">document_id</text:span></text:span></text:p>
          </table:table-cell>
          <table:table-cell table:style-name="Table36.A1" office:value-type="string">
            <text:p text:style-name="Normal"><text:span text:style-name="Default_20_Paragraph_20_Font"><text:span text:style-name="T9">Integer</text:span></text:span></text:p>
          </table:table-cell>
          <table:table-cell table:style-name="Table36.A1" office:value-type="string">
            <text:p text:style-name="Normal"><text:span text:style-name="Default_20_Paragraph_20_Font"><text:span text:style-name="T9">22</text:span></text:span></text:p>
          </table:table-cell>
        </table:table-row>
        <table:table-row>
          <table:table-cell table:style-name="Table36.A4" office:value-type="string">
            <text:p text:style-name="P4">manifest</text:p>
          </table:table-cell>
          <table:table-cell table:style-name="Table36.A4" office:value-type="string">
            <text:p text:style-name="P4">String</text:p>
          </table:table-cell>
          <table:table-cell table:style-name="Table36.A4" office:value-type="string">
            <text:p text:style-name="P4">Juhatuse liige</text:p>
          </table:table-cell>
        </table:table-row>
        <table:table-row>
          <table:table-cell table:style-name="Table36.A4" office:value-type="string">
            <text:p text:style-name="P4">country</text:p>
          </table:table-cell>
          <table:table-cell table:style-name="Table36.A4" office:value-type="string">
            <text:p text:style-name="P4">String</text:p>
          </table:table-cell>
          <table:table-cell table:style-name="Table36.A4" office:value-type="string">
            <text:p text:style-name="P4">Eesti</text:p>
          </table:table-cell>
        </table:table-row>
        <table:table-row>
          <table:table-cell table:style-name="Table36.A4" office:value-type="string">
            <text:p text:style-name="P4">state</text:p>
          </table:table-cell>
          <table:table-cell table:style-name="Table36.A4" office:value-type="string">
            <text:p text:style-name="P4">String</text:p>
          </table:table-cell>
          <table:table-cell table:style-name="Table36.A4" office:value-type="string">
            <text:p text:style-name="P4">Harjumaa</text:p>
          </table:table-cell>
        </table:table-row>
        <table:table-row>
          <table:table-cell table:style-name="Table36.A4" office:value-type="string">
            <text:p text:style-name="P4">city</text:p>
          </table:table-cell>
          <table:table-cell table:style-name="Table36.A4" office:value-type="string">
            <text:p text:style-name="P4">String</text:p>
          </table:table-cell>
          <table:table-cell table:style-name="Table36.A4" office:value-type="string">
            <text:p text:style-name="P4">Tallinn</text:p>
          </table:table-cell>
        </table:table-row>
        <table:table-row>
          <table:table-cell table:style-name="Table36.A4" office:value-type="string">
            <text:p text:style-name="P4">zip</text:p>
          </table:table-cell>
          <table:table-cell table:style-name="Table36.A4" office:value-type="string">
            <text:p text:style-name="P4">String</text:p>
          </table:table-cell>
          <table:table-cell table:style-name="Table36.A4" office:value-type="string">
            <text:p text:style-name="P4">11223</text:p>
          </table:table-cell>
        </table:table-row>
        <table:table-row>
          <table:table-cell table:style-name="Table36.A1" office:value-type="string">
            <text:p text:style-name="Normal"><text:span text:style-name="Default_20_Paragraph_20_Font"><text:span text:style-name="T9">signer_certificate href</text:span></text:span></text:p>
          </table:table-cell>
          <table:table-cell table:style-name="Table36.A1" office:value-type="string">
            <text:p text:style-name="Normal"><text:span text:style-name="Default_20_Paragraph_20_Font"><text:span text:style-name="T9">String</text:span></text:span></text:p>
          </table:table-cell>
          <table:table-cell table:style-name="Table36.A1" office:value-type="string">
            <text:p text:style-name="Normal"><text:span text:style-name="Default_20_Paragraph_20_Font"><text:span text:style-name="T9">cid:123123123</text:span></text:span></text:p>
          </table:table-cell>
        </table:table-row>
      </table:table>
      <text:p text:style-name="P4"/>
      <text:p text:style-name="P4">Päringu näide:</text:p>
      <text:p text:style-name="P4"/>
      <text:p text:style-name="P16">POST http://localhost:8081/adit HTTP/1.1</text:p>
      <text:p text:style-name="P16">Accept-Encoding: gzip,deflate</text:p>
      <text:p text:style-name="P16">SOAPAction: ""</text:p>
      <text:p text:style-name="P16">Content-Type: multipart/related; type="text/xml"; start="&lt;rootpart@soapui.org&gt;"; boundary="----=_Part_1_10683785.1281355285339"</text:p>
      <text:p text:style-name="P16">MIME-Version: 1.0</text:p>
      <text:p text:style-name="P16">User-Agent: Jakarta Commons-HttpClient/3.1</text:p>
      <text:p text:style-name="P16">Host: localhost:8081</text:p>
      <text:p text:style-name="P16">Content-Length: 2652</text:p>
      <text:p text:style-name="P16"/>
      <text:p text:style-name="P16"/>
      <text:p text:style-name="P16">------=_Part_1_10683785.1281355285339</text:p>
      <text:p text:style-name="P16"><text:soft-page-break/>Content-Type: text/xml; charset=UTF-8</text:p>
      <text:p text:style-name="P16">Content-Transfer-Encoding: 8bit</text:p>
      <text:p text:style-name="P16">Content-ID: &lt;rootpart@soapui.org&gt;</text:p>
      <text:p text:style-name="P16"/>
      <text:p text:style-name="P16">&lt;soapenv:Envelope xmlns:soapenv="http://schemas.xmlsoap.org/soap/envelope/" xmlns:xtee="http://x-tee.riik.ee/xsd/xtee.xsd" xmlns:adit="http://producers.ametlikud-dokumendid.xtee.riik.ee/producer/ametlikud-dokumendid"&gt;</text:p>
      <text:p text:style-name="P16"><text:s text:c="3"/>&lt;soapenv:Header&gt;</text:p>
      <text:p text:style-name="P16"><text:s text:c="5"/>&lt;xtee:nimi&gt;ametlikud-dokumendid.prepareSignature.v1&lt;/xtee:nimi&gt;</text:p>
      <text:p text:style-name="P16"><text:s text:c="6"/>&lt;xtee:id&gt;00000000000000&lt;/xtee:id&gt;</text:p>
      <text:p text:style-name="P16"><text:s text:c="6"/>&lt;xtee:isikukood&gt;EE38005130332&lt;/xtee:isikukood&gt;</text:p>
      <text:p text:style-name="P16"><text:s text:c="6"/>&lt;xtee:andmekogu&gt;ametlikud-dokumendid&lt;/xtee:andmekogu&gt;</text:p>
      <text:p text:style-name="P16"><text:s text:c="6"/>&lt;xtee:asutus&gt;EE12345678&lt;/xtee:asutus&gt;</text:p>
      <text:p text:style-name="P16"><text:s text:c="6"/>&lt;adit:infosysteem&gt;KOV&lt;/adit:infosysteem&gt;</text:p>
      <text:p text:style-name="P16"><text:s text:c="3"/>&lt;/soapenv:Header&gt;</text:p>
      <text:p text:style-name="P16"><text:s text:c="3"/>&lt;soapenv:Body&gt;</text:p>
      <text:p text:style-name="P16"><text:s text:c="6"/>&lt;adit:prepareSignature&gt;</text:p>
      <text:p text:style-name="P16"><text:s text:c="9"/>&lt;keha&gt;</text:p>
      <text:p text:style-name="P16"><text:s text:c="12"/>&lt;document_id&gt;22&lt;/document_id&gt;</text:p>
      <text:p text:style-name="P16"><text:s text:c="12"/>&lt;manifest&gt;Kinnitan&lt;/manifest&gt;</text:p>
      <text:p text:style-name="P16"><text:s text:c="12"/>&lt;country&gt;Eesti&lt;/country&gt;</text:p>
      <text:p text:style-name="P16"><text:s text:c="12"/>&lt;state&gt;Harjumaa&lt;/state&gt;</text:p>
      <text:p text:style-name="P16"><text:s text:c="12"/>&lt;city&gt;Tallinn&lt;/city&gt;</text:p>
      <text:p text:style-name="P16"><text:s text:c="12"/>&lt;zip&gt;12345&lt;/zip&gt;</text:p>
      <text:p text:style-name="P16"><text:s text:c="12"/>&lt;signer_certificate href="cid:cert"/&gt;</text:p>
      <text:p text:style-name="P16"><text:s text:c="9"/>&lt;/keha&gt;</text:p>
      <text:p text:style-name="P16"><text:s text:c="6"/>&lt;/adit:prepareSignature&gt;</text:p>
      <text:p text:style-name="P16"><text:s text:c="3"/>&lt;/soapenv:Body&gt;</text:p>
      <text:p text:style-name="P16">&lt;/soapenv:Envelope&gt;</text:p>
      <text:p text:style-name="P16">------=_Part_1_10683785.1281355285339</text:p>
      <text:p text:style-name="P16">Content-Type: application/octet-stream</text:p>
      <text:p text:style-name="P16">Content-Transfer-Encoding: binary</text:p>
      <text:p text:style-name="P16">Content-ID: cert</text:p>
      <text:p text:style-name="P16"/>
      <text:p text:style-name="P16">H4sICHmrPUwCCzM4MDA1MTMwMzMyLmNlcgAzaGL+atDEdHcBMxMjExOL6yrfGgNe</text:p>
      <text:p text:style-name="P16">Nk6tNo+277yMjKysDAY1hhIGYnAhTkYxzoLsTIfibL3UVENuA0425lAWNmEmV1dD</text:p>
      <text:p text:style-name="P16">JQMFEIdLWNIxWCE4tagkMy2zpDg1tSgzN7M4O7U4u7TYkB9oOlANtzCba3CIq6eL</text:p>
      <text:p text:style-name="P16">IZcBB0iARZjR0FDIQADEZhbmhEjqBnsbyInzGpgbGBqaGJoamxhaRonzGhoBucaG</text:p>
      <text:p text:style-name="P16">ZiYmpgZRBo2TUB0BtYALboGUgQTERsGUzPTMksQcheLM9LzEktKiVEMFAzmIheI+</text:p>
      <text:p text:style-name="P16">rr5OrkE6Xo6O3jrGFgYGpobGBsbGRjDjWITZICoMeQ24QQJawiwgtYYiBkIgLqsw</text:p>
      <text:p text:style-name="P16">N5Iug8b5yIHIyMrA3NjLYNDYydTYyLDw7SblZ39tD8+qTFyRdlLr+ztz3wy16g/1</text:p>
      <text:p text:style-name="P16">s/0vZoVP0fG1619zkLlCZ2Wp2S1DWT236ya+87ONhHJad/Uvq2epdn5zyr3udt8m</text:p>
      <text:p text:style-name="P16">w/qlu0+eyylo2zb7nBLPpuoj6Q3zll1oCFzI3Dt/86JJ/cf+7ZsZWOPJlpM383nV</text:p>
      <text:p text:style-name="P16">80VnONSDVsUZKe/zucnEHNeev7jxtUHjCwM+oNtl+RkZ/7OwMDOxORhYgPjyLIYG</text:p>
      <text:p text:style-name="P16">+ga6C7QXaLapZ5SUFFjp65eXl+uBY1w/uSinWD+1uCQ1MwVK6QGFDAJBOhVYvAw8</text:p>
      <text:p text:style-name="P16">DNzYuLXZGFkYz8kDvc4IjDwhNg6gACsrOxOTAZsUS15+XqqBIlyMUUwU05KCYn0D</text:p>
      <text:p text:style-name="P16">eZCRyizAxNcgUiG+lfXn5oizkT330uNc2HxK2zJjDWRBCvhYxFhE7LWFzwhnuyUw</text:p>
      <text:p text:style-name="P16">vXtcXdq675FH2tk94EQhK8zCZMCAlqKZmxgZGVTr/lYLbck/+DNTca7X5e33JZzm</text:p>
      <text:p text:style-name="P16">CCx4Giu+Pixa5Ow9/srWZ08ZeHftK7Nh+DQx+Fr06uaKAM/FczwWNqT2fIuM8nOz</text:p>
      <text:p text:style-name="P16">Orb/ntNdPv9IwwfXOR+3fZyr/jvDy2b2Nutv04+bJ309dVn5xt2yh59/9SxvCTzq</text:p>
      <text:p text:style-name="P16">qry3WDBfp3B31F3WSo/9rpkhItqP/h1iclfIXfyDu2hWtcvxhM6N1y5ZLAta/HD1</text:p>
      <text:p text:style-name="P16">9vndSgvfMLxJKim+zrXzyXpRjac3zOV39PT8MDm70y5OWKx4Z9tK7VPz5lgVTlQV</text:p>
      <text:p text:style-name="P16">kfOS0988ZUqmfu31+ZnbLrWVm8xKuLml6H57blZkusUZ4S3vlyxcfTT54/aNswtP</text:p>
      <text:p text:style-name="P16">nF8jsHFv2NHkFSsASeeYuvkDAAA=</text:p>
      <text:p text:style-name="P16">------=_Part_1_10683785.1281355285339--</text:p>
      <text:p text:style-name="P4"/>
      <text:p text:style-name="P4"/>
      <text:p text:style-name="P4">Päringu vastuse näide:</text:p>
      <text:p text:style-name="P4"><text:soft-page-break/></text:p>
      <text:p text:style-name="P16">&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6"><text:s text:c="3"/>&lt;SOAP-ENV:Header&gt;</text:p>
      <text:p text:style-name="P16"><text:s text:c="6"/>&lt;xtee:asutus xsi:type="xsd:string"&gt;EE12345678&lt;/xtee:asutus&gt;</text:p>
      <text:p text:style-name="P16"><text:s text:c="6"/>&lt;xtee:isikukood xsi:type="xsd:string"&gt;EE38005130332&lt;/xtee:isikukood&gt;</text:p>
      <text:p text:style-name="P16"><text:s text:c="6"/>&lt;xtee:id xsi:type="xsd:string"&gt;00000000000000&lt;/xtee:id&gt;</text:p>
      <text:p text:style-name="P16"><text:s text:c="6"/>&lt;xtee:nimi xsi:type="xsd:string"&gt;ametlikud-dokumendid.prepareSignature.v1&lt;/xtee:nimi&gt;</text:p>
      <text:p text:style-name="P16"><text:s text:c="6"/>&lt;xtee:andmekogu xsi:type="xsd:string"&gt;ametlikud-dokumendid&lt;/xtee:andmekogu&gt;</text:p>
      <text:p text:style-name="P16"><text:s text:c="3"/>&lt;/SOAP-ENV:Header&gt;</text:p>
      <text:p text:style-name="P16"><text:s text:c="3"/>&lt;SOAP-ENV:Body&gt;</text:p>
      <text:p text:style-name="P16"><text:s text:c="6"/>&lt;adit:prepareSignatureResponse&gt;</text:p>
      <text:p text:style-name="P16"><text:s text:c="9"/>&lt;paring&gt;</text:p>
      <text:p text:style-name="P16"><text:s text:c="12"/>&lt;document_id&gt;22&lt;/document_id&gt;</text:p>
      <text:p text:style-name="P16"><text:s text:c="12"/>&lt;manifest&gt;Kinnitan&lt;/manifest&gt;</text:p>
      <text:p text:style-name="P16"><text:s text:c="12"/>&lt;country&gt;Eesti&lt;/country&gt;</text:p>
      <text:p text:style-name="P16"><text:s text:c="12"/>&lt;state&gt;Harjumaa&lt;/state&gt;</text:p>
      <text:p text:style-name="P16"><text:s text:c="12"/>&lt;city&gt;Tallinn&lt;/city&gt;</text:p>
      <text:p text:style-name="P16"><text:s text:c="12"/>&lt;zip&gt;12345&lt;/zip&gt;</text:p>
      <text:p text:style-name="P16"><text:s text:c="12"/>&lt;signer_certificate href="cid:cert"/&gt;</text:p>
      <text:p text:style-name="P16"><text:s text:c="9"/>&lt;/paring&gt;</text:p>
      <text:p text:style-name="P16"><text:s text:c="9"/>&lt;keha&gt;</text:p>
      <text:p text:style-name="P16"><text:s text:c="12"/>&lt;success&gt;true&lt;/success&gt;</text:p>
      <text:p text:style-name="P16"><text:s text:c="12"/>&lt;messages&gt;</text:p>
      <text:p text:style-name="P16"><text:s text:c="15"/>&lt;message lang="en"&gt;Signature container was successfully built&lt;/message&gt;</text:p>
      <text:p text:style-name="P16"><text:s text:c="12"/>&lt;/messages&gt;</text:p>
      <text:p text:style-name="P16"><text:s text:c="12"/>&lt;signature_hash&gt;32125E281A27660A7A25A8A86E2DC5611834B0E5&lt;/signature_hash&gt;</text:p>
      <text:p text:style-name="P16"><text:s text:c="12"/>&lt;signature_id&gt;S0&lt;/signature_id&gt;</text:p>
      <text:p text:style-name="P16"><text:s text:c="12"/>&lt;data_file_hashes&gt;</text:p>
      <text:p text:style-name="P16"><text:s text:c="15"/>&lt;data_file_hash data_file_id="D0"&gt;DB7FEB9443AC23507BD9ABD224C24F3778022845&lt;/data_file_hash&gt;</text:p>
      <text:p text:style-name="P16"><text:s text:c="12"/>&lt;/data_file_hashes&gt;<text:line-break/> <text:s text:c="8"/>&lt;/keha&gt;</text:p>
      <text:p text:style-name="P16"><text:s text:c="6"/>&lt;/adit:prepareSignatureResponse&gt;</text:p>
      <text:p text:style-name="P16"><text:s text:c="3"/>&lt;/SOAP-ENV:Body&gt;</text:p>
      <text:p text:style-name="P16">&lt;/SOAP-ENV:Envelope&gt;</text:p>
      <text:p text:style-name="P4"/>
      <text:p text:style-name="P4"/>
      <text:h text:style-name="P32" text:outline-level="1"><text:bookmark-start text:name="_Toc379789503"/><text:bookmark-start text:name="_Toc310595937"/><text:bookmark-start text:name="_Toc290888220"/><text:bookmark-start text:name="_Toc290045531"/><text:bookmark-start text:name="_Toc273352547"/><text:bookmark-start text:name="_Toc273345940"/><text:bookmark-start text:name="_Toc271627645"/><text:bookmark-start text:name="_Toc271552512"/><text:bookmark-start text:name="_Toc271551517"/><text:bookmark-start text:name="_Toc271031538"/><text:bookmark-start text:name="_Toc270424935"/><text:bookmark-start text:name="_Toc270420751"/><text:bookmark-start text:name="_Toc269120313"/><text:bookmark-start text:name="_Toc269120582"/><text:bookmark-start text:name="_Toc269122899"/><text:bookmark-start text:name="_Toc269124341"/><text:bookmark-start text:name="_Toc269126605"/><text:bookmark-start text:name="_Toc269128823"/>ConfirmSignature.v1<text:bookmark-end text:name="_Toc379789503"/><text:bookmark-end text:name="_Toc310595937"/><text:bookmark-end text:name="_Toc290888220"/><text:bookmark-end text:name="_Toc290045531"/><text:bookmark-end text:name="_Toc273352547"/><text:bookmark-end text:name="_Toc273345940"/><text:bookmark-end text:name="_Toc271627645"/><text:bookmark-end text:name="_Toc271552512"/><text:bookmark-end text:name="_Toc271551517"/><text:bookmark-end text:name="_Toc271031538"/><text:bookmark-end text:name="_Toc270424935"/><text:bookmark-end text:name="_Toc270420751"/><text:bookmark-end text:name="_Toc269120313"/><text:bookmark-end text:name="_Toc269120582"/><text:bookmark-end text:name="_Toc269122899"/><text:bookmark-end text:name="_Toc269124341"/><text:bookmark-end text:name="_Toc269126605"/><text:bookmark-end text:name="_Toc269128823"/></text:h>
      <text:p text:style-name="P6">Päringuga confirmSignature saab lõpule viia varem algatatud allkirjastamise.</text:p>
      <text:p text:style-name="P4">confirmSignature päringu manuses saadetakse prepareSignature päringu poolt tagastatud räsikoodi alusel koostatud allkirja fail, mis on gzip-iga pakitud ja base64 kodeeritud. Allkirja fail peaks enne pakkimist ja base64 kodeerimist sisaldama kodeerimata (näiteks hex või base64) binaarandmeid.</text:p>
      <text:p text:style-name="P4"/>
      <text:p text:style-name="P4">Parameetrid</text:p>
      <table:table table:name="Table37" table:style-name="Table37">
        <table:table-column table:style-name="Table37.A"/>
        <table:table-column table:style-name="Table37.B" table:number-columns-repeated="2"/>
        <table:table-row>
          <table:table-cell table:style-name="Table37.A1" office:value-type="string">
            <text:p text:style-name="Normal"><text:span text:style-name="Default_20_Paragraph_20_Font"><text:span text:style-name="T7">Nimi</text:span></text:span></text:p>
          </table:table-cell>
          <table:table-cell table:style-name="Table37.A1" office:value-type="string">
            <text:p text:style-name="Normal"><text:span text:style-name="Default_20_Paragraph_20_Font"><text:span text:style-name="T7">Väärtuse tüüp</text:span></text:span></text:p>
          </table:table-cell>
          <table:table-cell table:style-name="Table37.A1" office:value-type="string">
            <text:p text:style-name="Normal"><text:span text:style-name="Default_20_Paragraph_20_Font"><text:span text:style-name="T7">Väärtuse näide</text:span></text:span></text:p>
          </table:table-cell>
        </table:table-row>
        <table:table-row>
          <table:table-cell table:style-name="Table37.A1" office:value-type="string">
            <text:p text:style-name="Normal"><text:span text:style-name="Default_20_Paragraph_20_Font"><text:span text:style-name="T9">xtee:isikukood</text:span></text:span></text:p>
          </table:table-cell>
          <table:table-cell table:style-name="Table37.A1" office:value-type="string">
            <text:p text:style-name="Normal"><text:span text:style-name="Default_20_Paragraph_20_Font"><text:span text:style-name="T9">String</text:span></text:span></text:p>
          </table:table-cell>
          <table:table-cell table:style-name="Table37.A1" office:value-type="string">
            <text:p text:style-name="Normal"><text:span text:style-name="Default_20_Paragraph_20_Font"><text:span text:style-name="T9">EE30312829989</text:span></text:span></text:p>
          </table:table-cell>
        </table:table-row>
        <table:table-row>
          <table:table-cell table:style-name="Table37.A1" office:value-type="string">
            <text:p text:style-name="Normal"><text:span text:style-name="Default_20_Paragraph_20_Font"><text:span text:style-name="T9">document_id</text:span></text:span></text:p>
          </table:table-cell>
          <table:table-cell table:style-name="Table37.A1" office:value-type="string">
            <text:p text:style-name="Normal"><text:span text:style-name="Default_20_Paragraph_20_Font"><text:span text:style-name="T9">Integer</text:span></text:span></text:p>
          </table:table-cell>
          <table:table-cell table:style-name="Table37.A1" office:value-type="string">
            <text:p text:style-name="Normal"><text:span text:style-name="Default_20_Paragraph_20_Font"><text:span text:style-name="T9">22</text:span></text:span></text:p>
          </table:table-cell>
        </table:table-row>
        <table:table-row>
          <table:table-cell table:style-name="Table37.A1" office:value-type="string">
            <text:p text:style-name="Normal"><text:span text:style-name="Default_20_Paragraph_20_Font"><text:span text:style-name="T9">signature href</text:span></text:span></text:p>
          </table:table-cell>
          <table:table-cell table:style-name="Table37.A1" office:value-type="string">
            <text:p text:style-name="Normal"><text:span text:style-name="Default_20_Paragraph_20_Font"><text:span text:style-name="T9">String</text:span></text:span></text:p>
          </table:table-cell>
          <table:table-cell table:style-name="Table37.A1" office:value-type="string">
            <text:p text:style-name="Normal"><text:span text:style-name="Default_20_Paragraph_20_Font"><text:span text:style-name="T9">cid:123123123</text:span></text:span></text:p>
          </table:table-cell>
        </table:table-row>
      </table:table>
      <text:p text:style-name="P4"><text:soft-page-break/></text:p>
      <text:p text:style-name="P4">Päringu näide:</text:p>
      <text:p text:style-name="P4"/>
      <text:p text:style-name="P16">POST http://localhost:8081/adit HTTP/1.1</text:p>
      <text:p text:style-name="P16">Accept-Encoding: gzip,deflate</text:p>
      <text:p text:style-name="P16">SOAPAction: ""</text:p>
      <text:p text:style-name="P16">Content-Type: multipart/related; type="text/xml"; start="&lt;rootpart@soapui.org&gt;"; boundary="----=_Part_6_15866937.1281362163609"</text:p>
      <text:p text:style-name="P16">MIME-Version: 1.0</text:p>
      <text:p text:style-name="P16">User-Agent: Jakarta Commons-HttpClient/3.1</text:p>
      <text:p text:style-name="P16">Host: localhost:8081</text:p>
      <text:p text:style-name="P16">Content-Length: 2422</text:p>
      <text:p text:style-name="P16"/>
      <text:p text:style-name="P16"/>
      <text:p text:style-name="P16">------=_Part_6_15866937.1281362163609</text:p>
      <text:p text:style-name="P16">Content-Type: text/xml; charset=UTF-8</text:p>
      <text:p text:style-name="P16">Content-Transfer-Encoding: 8bit</text:p>
      <text:p text:style-name="P16">Content-ID: &lt;rootpart@soapui.org&gt;</text:p>
      <text:p text:style-name="P16"/>
      <text:p text:style-name="P16">&lt;soapenv:Envelope xmlns:soapenv="http://schemas.xmlsoap.org/soap/envelope/" xmlns:xtee="http://x-tee.riik.ee/xsd/xtee.xsd" xmlns:adit="http://producers.ametlikud-dokumendid.xtee.riik.ee/producer/ametlikud-dokumendid"&gt;</text:p>
      <text:p text:style-name="P16"><text:s text:c="3"/>&lt;soapenv:Header&gt;</text:p>
      <text:p text:style-name="P16"><text:s text:c="5"/>&lt;xtee:nimi&gt;ametlikud-dokumendid.confirmSignature.v1&lt;/xtee:nimi&gt;</text:p>
      <text:p text:style-name="P16"><text:s text:c="6"/>&lt;xtee:id&gt;00000000000000&lt;/xtee:id&gt;</text:p>
      <text:p text:style-name="P16"><text:s text:c="6"/>&lt;xtee:isikukood&gt;EE38005130332&lt;/xtee:isikukood&gt;</text:p>
      <text:p text:style-name="P16"><text:s text:c="6"/>&lt;xtee:andmekogu&gt;ametlikud-dokumendid&lt;/xtee:andmekogu&gt;</text:p>
      <text:p text:style-name="P16"><text:s text:c="6"/>&lt;xtee:asutus&gt;EE12345678&lt;/xtee:asutus&gt;</text:p>
      <text:p text:style-name="P16"><text:s text:c="6"/>&lt;adit:infosysteem&gt;KOV&lt;/adit:infosysteem&gt;</text:p>
      <text:p text:style-name="P16"><text:s text:c="3"/>&lt;/soapenv:Header&gt;</text:p>
      <text:p text:style-name="P16"><text:s text:c="3"/>&lt;soapenv:Body&gt;</text:p>
      <text:p text:style-name="P16"><text:s text:c="6"/>&lt;adit:confirmSignature&gt;</text:p>
      <text:p text:style-name="P16"><text:s text:c="9"/>&lt;keha&gt;</text:p>
      <text:p text:style-name="P16"><text:s text:c="12"/>&lt;document_id&gt;22&lt;/document_id&gt;</text:p>
      <text:p text:style-name="P16"><text:s text:c="12"/>&lt;signature href="signature"/&gt;</text:p>
      <text:p text:style-name="P16"><text:s text:c="9"/>&lt;/keha&gt;</text:p>
      <text:p text:style-name="P16"><text:s text:c="6"/>&lt;/adit:confirmSignature&gt;</text:p>
      <text:p text:style-name="P16"><text:s text:c="3"/>&lt;/soapenv:Body&gt;</text:p>
      <text:p text:style-name="P16">&lt;/soapenv:Envelope&gt;</text:p>
      <text:p text:style-name="P16">------=_Part_6_15866937.1281362163609</text:p>
      <text:p text:style-name="P16">Content-Type: application/octet-stream</text:p>
      <text:p text:style-name="P16">Content-Transfer-Encoding: binary</text:p>
      <text:p text:style-name="P16">Content-ID: signature</text:p>
      <text:p text:style-name="P16"/>
      <text:p text:style-name="P16">H4sICHmrPUwCCzM4MDA1MTMwMzMyLmNlcgAzaGL+atDEdHcBMxMjExOL6yrfGgNe</text:p>
      <text:p text:style-name="P16">...</text:p>
      <text:p text:style-name="P16">nF8jsHFv2NHkFSsASeeYuvkDAAA=</text:p>
      <text:p text:style-name="P16">------=_Part_6_15866937.1281362163609--</text:p>
      <text:p text:style-name="P4"/>
      <text:p text:style-name="P4"/>
      <text:p text:style-name="P4">Päringu vastuse näide:</text:p>
      <text:p text:style-name="P4"/>
      <text:p text:style-name="P16">&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6"><text:soft-page-break/><text:s text:c="3"/>&lt;SOAP-ENV:Header&gt;</text:p>
      <text:p text:style-name="P16"><text:s text:c="6"/>&lt;xtee:asutus xsi:type="xsd:string"&gt;EE12345678&lt;/xtee:asutus&gt;</text:p>
      <text:p text:style-name="P16"><text:s text:c="6"/>&lt;xtee:isikukood xsi:type="xsd:string"&gt;EE38005130332&lt;/xtee:isikukood&gt;</text:p>
      <text:p text:style-name="P16"><text:s text:c="6"/>&lt;xtee:id xsi:type="xsd:string"&gt;00000000000000&lt;/xtee:id&gt;</text:p>
      <text:p text:style-name="P16"><text:s text:c="6"/>&lt;xtee:nimi xsi:type="xsd:string"&gt;ametlikud-dokumendid.confirmSignature.v1&lt;/xtee:nimi&gt;</text:p>
      <text:p text:style-name="P16"><text:s text:c="6"/>&lt;xtee:andmekogu xsi:type="xsd:string"&gt;ametlikud-dokumendid&lt;/xtee:andmekogu&gt;</text:p>
      <text:p text:style-name="P16"><text:s text:c="3"/>&lt;/SOAP-ENV:Header&gt;</text:p>
      <text:p text:style-name="P16"><text:s text:c="3"/>&lt;SOAP-ENV:Body&gt;</text:p>
      <text:p text:style-name="P16"><text:s text:c="6"/>&lt;adit:confirmSignatureResponse&gt;</text:p>
      <text:p text:style-name="P16"><text:s text:c="9"/>&lt;paring&gt;</text:p>
      <text:p text:style-name="P16"><text:s text:c="12"/>&lt;document_id&gt;22&lt;/document_id&gt;</text:p>
      <text:p text:style-name="P16"><text:s text:c="12"/>&lt;signature href="signature"/&gt;</text:p>
      <text:p text:style-name="P16"><text:s text:c="9"/>&lt;/paring&gt;</text:p>
      <text:p text:style-name="P16"><text:s text:c="9"/>&lt;keha&gt;</text:p>
      <text:p text:style-name="P16"><text:s text:c="12"/>&lt;success&gt;true&lt;/success&gt;</text:p>
      <text:p text:style-name="P16"><text:s text:c="12"/>&lt;messages&gt;</text:p>
      <text:p text:style-name="P16"><text:s text:c="15"/>&lt;message lang="en"&gt;Signature was successfully added.&lt;/message&gt;</text:p>
      <text:p text:style-name="P16"><text:s text:c="12"/>&lt;/messages&gt;</text:p>
      <text:p text:style-name="P16"><text:s text:c="9"/>&lt;/keha&gt;</text:p>
      <text:p text:style-name="P16"><text:s text:c="6"/>&lt;/adit:confirmSignatureResponse&gt;</text:p>
      <text:p text:style-name="P16"><text:s text:c="3"/>&lt;/SOAP-ENV:Body&gt;</text:p>
      <text:p text:style-name="P16">&lt;/SOAP-ENV:Envelope&gt;</text:p>
      <text:p text:style-name="P4"/>
      <text:p text:style-name="P4"/>
      <text:h text:style-name="P32" text:outline-level="1"><text:bookmark-start text:name="_Toc379789504"/><text:bookmark-start text:name="_Toc310595938"/><text:bookmark-start text:name="_Toc290888221"/><text:bookmark-start text:name="_Toc290045532"/><text:bookmark-start text:name="_Toc273352548"/><text:bookmark-start text:name="_Toc273345941"/><text:bookmark-start text:name="_Toc271627646"/><text:bookmark-start text:name="_Toc271552513"/><text:bookmark-start text:name="_Toc271551518"/><text:bookmark-start text:name="_Toc271031539"/><text:bookmark-start text:name="_Toc270424936"/><text:bookmark-start text:name="_Toc270420752"/><text:bookmark-start text:name="_Toc269120314"/><text:bookmark-start text:name="_Toc269120583"/><text:bookmark-start text:name="_Toc269122900"/><text:bookmark-start text:name="_Toc269124342"/><text:bookmark-start text:name="_Toc269126606"/><text:bookmark-start text:name="_Toc269128824"/>SendDocument.v1<text:bookmark-end text:name="_Toc379789504"/><text:bookmark-end text:name="_Toc310595938"/><text:bookmark-end text:name="_Toc290888221"/><text:bookmark-end text:name="_Toc290045532"/><text:bookmark-end text:name="_Toc273352548"/><text:bookmark-end text:name="_Toc273345941"/><text:bookmark-end text:name="_Toc271627646"/><text:bookmark-end text:name="_Toc271552513"/><text:bookmark-end text:name="_Toc271551518"/><text:bookmark-end text:name="_Toc271031539"/><text:bookmark-end text:name="_Toc270424936"/><text:bookmark-end text:name="_Toc270420752"/><text:bookmark-end text:name="_Toc269120314"/><text:bookmark-end text:name="_Toc269120583"/><text:bookmark-end text:name="_Toc269122900"/><text:bookmark-end text:name="_Toc269124342"/><text:bookmark-end text:name="_Toc269126606"/><text:bookmark-end text:name="_Toc269128824"/></text:h>
      <text:p text:style-name="Normal"><text:span text:style-name="Default_20_Paragraph_20_Font"><text:span text:style-name="T1">Päring võimaldab saata dokumendi teisele kasutajale (see võib olla ka DVK kasutaja – sellisel juhul saadetakse dokument üle DVK). DVK kausta saab määrata dvk_folder parameetriga.</text:span></text:span><text:change-start text:change-id="ct299517280"/></text:p>
      <text:p text:style-name="Normal"><text:span text:style-name="Default_20_Paragraph_20_Font"><text:span text:style-name="T1">Samuti pärin</text:span></text:span><text:change-end text:change-id="ct299517280"/><text:change-start text:change-id="ct299516968"/><text:span text:style-name="Default_20_Paragraph_20_Font"><text:span text:style-name="T1">g võimaldab märkida dokumendi meilile saadetuks. Reaalselt ADIT ei saada dokumendi meiliga, kuid loob document_sharing objekti</text:span></text:span><text:change-end text:change-id="ct299516968"/><text:change-start text:change-id="ct299512912"/><text:span text:style-name="Default_20_Paragraph_20_Font"><text:span text:style-name="T1"> ja kõik mis sellega kaasneb.</text:span></text:span><text:change-end text:change-id="ct299512912"/><text:span text:style-name="Default_20_Paragraph_20_Font"><text:span text:style-name="T1"> Dokument lukustatakse. Päringu vastuses tagastatakse päringu töötlemise üleüldine õnnestumine parameetriga „success“ – kui selle elemendi väärtuseks on „true“, siis õnnestus dokumendi saatmine kõikidele adressaatidele, vastasel juhul ebaõnnestus dokumendi saatmine kas vähemalt ühele või kõigile adressaatidele. Iga adressaadi juures</text:span></text:span><text:change-start text:change-id="ct299517904"/><text:span text:style-name="Default_20_Paragraph_20_Font"><text:span text:style-name="T1">, välja arvatud meili adressaati</text:span></text:span><text:change-end text:change-id="ct299517904"/><text:span text:style-name="Default_20_Paragraph_20_Font"><text:span text:style-name="T1"> on eraldi välja toodud, kas saatmine õnnestus või mitte</text:span></text:span><text:change text:change-id="ct299518112"/><text:span text:style-name="Default_20_Paragraph_20_Font"><text:span text:style-name="T1"><text:line-break/></text:span></text:span></text:p>
      <text:p text:style-name="P4">Parameetrid</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Normal"><text:span text:style-name="Default_20_Paragraph_20_Font"><text:span text:style-name="T7">Nimi</text:span></text:span></text:p>
          </table:table-cell>
          <table:table-cell table:style-name="Table38.B1" office:value-type="string">
            <text:p text:style-name="Normal"><text:span text:style-name="Default_20_Paragraph_20_Font"><text:span text:style-name="T7">Kirjeldus</text:span></text:span></text:p>
          </table:table-cell>
          <table:table-cell table:style-name="Table38.A1" office:value-type="string">
            <text:p text:style-name="Normal"><text:span text:style-name="Default_20_Paragraph_20_Font"><text:span text:style-name="T7">Väärtuse tüüp</text:span></text:span></text:p>
          </table:table-cell>
          <table:table-cell table:style-name="Table38.A1" office:value-type="string">
            <text:p text:style-name="Normal"><text:span text:style-name="Default_20_Paragraph_20_Font"><text:span text:style-name="T7">Väärtuse näide</text:span></text:span></text:p>
          </table:table-cell>
        </table:table-row>
        <table:table-row>
          <table:table-cell table:style-name="Table38.A1" office:value-type="string">
            <text:p text:style-name="Normal"><text:span text:style-name="Default_20_Paragraph_20_Font"><text:span text:style-name="T9">Document_id</text:span></text:span></text:p>
          </table:table-cell>
          <table:table-cell table:style-name="Table38.B1" office:value-type="string">
            <text:p text:style-name="Normal"><text:span text:style-name="Default_20_Paragraph_20_Font"><text:span text:style-name="T9">Dokumendi Id</text:span></text:span></text:p>
          </table:table-cell>
          <table:table-cell table:style-name="Table38.A1" office:value-type="string">
            <text:p text:style-name="Normal"><text:span text:style-name="Default_20_Paragraph_20_Font"><text:span text:style-name="T9">Integer</text:span></text:span></text:p>
          </table:table-cell>
          <table:table-cell table:style-name="Table38.A1" office:value-type="string">
            <text:p text:style-name="Normal"><text:span text:style-name="Default_20_Paragraph_20_Font"><text:span text:style-name="T9">46</text:span></text:span></text:p>
          </table:table-cell>
        </table:table-row>
        <table:table-row>
          <table:table-cell table:style-name="Table38.A1" office:value-type="string">
            <text:p text:style-name="Normal"><text:span text:style-name="Default_20_Paragraph_20_Font"><text:span text:style-name="T9">Recipient_list</text:span></text:span></text:p>
          </table:table-cell>
          <table:table-cell table:style-name="Table38.B1" office:value-type="string">
            <text:p text:style-name="Normal"><text:span text:style-name="Default_20_Paragraph_20_Font"><text:span text:style-name="T9">Adressaatide konteiner</text:span></text:span></text:p>
          </table:table-cell>
          <table:table-cell table:style-name="Table38.A1" office:value-type="string">
            <text:p text:style-name="P4"/>
          </table:table-cell>
          <table:table-cell table:style-name="Table38.A1" office:value-type="string">
            <text:p text:style-name="P4"/>
          </table:table-cell>
        </table:table-row>
        <table:table-row>
          <table:table-cell table:style-name="Table38.A1" office:value-type="string">
            <text:p text:style-name="Normal"><text:span text:style-name="Default_20_Paragraph_20_Font"><text:span text:style-name="T9">Recipient_list.code</text:span></text:span></text:p>
          </table:table-cell>
          <table:table-cell table:style-name="Table38.B1" office:value-type="string">
            <text:p text:style-name="Normal"><text:span text:style-name="Default_20_Paragraph_20_Font"><text:span text:style-name="T9">Adressaadi kood</text:span></text:span></text:p>
          </table:table-cell>
          <table:table-cell table:style-name="Table38.A1" office:value-type="string">
            <text:p text:style-name="Normal"><text:span text:style-name="Default_20_Paragraph_20_Font"><text:span text:style-name="T9">String</text:span></text:span></text:p>
          </table:table-cell>
          <table:table-cell table:style-name="Table38.A1" office:value-type="string">
            <text:p text:style-name="Normal"><text:span text:style-name="Default_20_Paragraph_20_Font"><text:span text:style-name="T12">EE38407054916</text:span></text:span></text:p>
          </table:table-cell>
        </table:table-row>
        <table:table-row>
          <table:table-cell table:style-name="Table38.A5" office:value-type="string">
            <text:p text:style-name="Normal"><text:change-start text:change-id="ct299519048"/>recipient_email_list<text:change-end text:change-id="ct299519048"/></text:p>
          </table:table-cell>
          <table:table-cell table:style-name="Table38.B5" office:value-type="string">
            <text:p text:style-name="Normal"><text:change-start text:change-id="ct299518944"/>Adressaatide email<text:change-end text:change-id="ct299518944"/><text:change-start text:change-id="ct299518840"/>i aadresside konteiner<text:change-end text:change-id="ct299518840"/></text:p>
          </table:table-cell>
          <table:table-cell table:style-name="Table38.A5" office:value-type="string">
            <text:p text:style-name="Normal"/>
          </table:table-cell>
          <table:table-cell table:style-name="Table38.A5" office:value-type="string">
            <text:p text:style-name="Normal"/>
          </table:table-cell>
        </table:table-row>
        <table:table-row>
          <table:table-cell table:style-name="Table38.A5" office:value-type="string">
            <text:p text:style-name="Normal"><text:change-start text:change-id="ct299518736"/>recipient_<text:change-end text:change-id="ct299518736"/><text:change-start text:change-id="ct299518216"/>email_list.email<text:change-end text:change-id="ct299518216"/></text:p>
          </table:table-cell>
          <table:table-cell table:style-name="Table38.B5" office:value-type="string">
            <text:p text:style-name="Normal"><text:change-start text:change-id="ct299519152"/>Adressaadi emaili aadress<text:change-end text:change-id="ct299519152"/></text:p>
          </table:table-cell>
          <table:table-cell table:style-name="Table38.A5" office:value-type="string">
            <text:p text:style-name="Normal"><text:change-start text:change-id="ct299518528"/>String<text:change-end text:change-id="ct299518528"/></text:p>
          </table:table-cell>
          <table:table-cell table:style-name="Table38.A5" office:value-type="string">
            <text:p text:style-name="Normal"><text:change-start text:change-id="ct299518424"/>john.smith@example.com<text:change-end text:change-id="ct299518424"/></text:p>
          </table:table-cell>
        </table:table-row>
        <table:table-row>
          <table:table-cell table:style-name="Table38.A5" office:value-type="string">
            <text:p text:style-name="Normal">dvk_folder</text:p>
          </table:table-cell>
          <table:table-cell table:style-name="Table38.B5" office:value-type="string">
            <text:p text:style-name="Normal">DVK kausta nimi</text:p>
          </table:table-cell>
          <table:table-cell table:style-name="Table38.A5" office:value-type="string">
            <text:p text:style-name="Normal">String</text:p>
          </table:table-cell>
          <table:table-cell table:style-name="Table38.A5" office:value-type="string">
            <text:p text:style-name="Normal">EVORMID</text:p>
          </table:table-cell>
        </table:table-row>
      </table:table>
      <text:p text:style-name="P4"/>
      <text:p text:style-name="P4">Päringu näide:</text:p>
      <text:p text:style-name="P4"/>
      <text:p text:style-name="P16"><text:soft-page-break/>&lt;soapenv:Envelope xmlns:soapenv="http://schemas.xmlsoap.org/soap/envelope/" xmlns:xtee="http://x-tee.riik.ee/xsd/xtee.xsd" xmlns:adit="http://producers.ametlikud-dokumendid.xtee.riik.ee/producer/ametlikud-dokumendid"&gt;</text:p>
      <text:p text:style-name="P16"><text:s text:c="3"/>&lt;soapenv:Header&gt;</text:p>
      <text:p text:style-name="P16"><text:s text:c="6"/>&lt;xtee:nimi&gt;ametlikud-dokumendid.sendDocument.v1&lt;/xtee:nimi&gt;</text:p>
      <text:p text:style-name="P16"><text:s text:c="6"/>&lt;xtee:id&gt;00000000000000&lt;/xtee:id&gt;</text:p>
      <text:p text:style-name="P16"><text:s text:c="6"/>&lt;xtee:isikukood&gt;EE38407089745&lt;/xtee:isikukood&gt;</text:p>
      <text:p text:style-name="P16"><text:s text:c="6"/>&lt;xtee:andmekogu&gt;ametlikud-dokumendid&lt;/xtee:andmekogu&gt;</text:p>
      <text:p text:style-name="P16"><text:s text:c="6"/>&lt;xtee:asutus&gt;12345678&lt;/xtee:asutus&gt;</text:p>
      <text:p text:style-name="P16"><text:s text:c="6"/>&lt;adit:infosysteem&gt;KOV&lt;/adit:infosysteem&gt;</text:p>
      <text:p text:style-name="P16"><text:s text:c="3"/>&lt;/soapenv:Header&gt;</text:p>
      <text:p text:style-name="P16"><text:s text:c="3"/>&lt;soapenv:Body&gt;</text:p>
      <text:p text:style-name="P16"><text:s text:c="6"/>&lt;adit:sendDocument&gt;</text:p>
      <text:p text:style-name="P16"><text:s text:c="9"/>&lt;keha&gt;</text:p>
      <text:p text:style-name="P16"><text:s text:c="11"/>&lt;document_id&gt;46&lt;/document_id&gt;</text:p>
      <text:p text:style-name="P16"><text:s text:c="12"/>&lt;recipient_list&gt;</text:p>
      <text:p text:style-name="P16"><text:s text:c="15"/>&lt;code&gt;EE38407054916&lt;/code&gt;</text:p>
      <text:p text:style-name="P16"><text:s text:c="15"/>&lt;code&gt;99954321&lt;/code&gt;</text:p>
      <text:p text:style-name="P16"><text:s text:c="12"/>&lt;/recipient_list&gt;<text:change-start text:change-id="ct299518008"/></text:p>
      <text:p text:style-name="P16"><text:s text:c="12"/>&lt;recipient_email_list&gt;</text:p>
      <text:p text:style-name="P16"><text:s text:c="15"/>&lt;code&gt;john.smith@example.com&lt;/code&gt;</text:p>
      <text:p text:style-name="P16"><text:s text:c="15"/>&lt;code&gt;mati.maasikas@email.ee&lt;/code&gt;</text:p>
      <text:p text:style-name="P16"><text:s text:c="12"/>&lt;/recipient_email_list&gt;<text:change-end text:change-id="ct299518008"/></text:p>
      <text:p text:style-name="P16"><text:s text:c="12"/>&lt;dvk_folder&gt;EVORMID&lt;/dvk_folder&gt;</text:p>
      <text:p text:style-name="P16"><text:s text:c="9"/>&lt;/keha&gt;</text:p>
      <text:p text:style-name="P16"><text:s text:c="6"/>&lt;/adit:sendDocument&gt;</text:p>
      <text:p text:style-name="P16"><text:s text:c="3"/>&lt;/soapenv:Body&gt;</text:p>
      <text:p text:style-name="P16">&lt;/soapenv:Envelope&gt;</text:p>
      <text:p text:style-name="P4"/>
      <text:p text:style-name="P4">Päringu vastuse näide:</text:p>
      <text:p text:style-name="P4"/>
      <text:p text:style-name="P16">&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6"><text:s text:c="3"/>&lt;SOAP-ENV:Header&gt;</text:p>
      <text:p text:style-name="P16"><text:s text:c="6"/>&lt;xtee:asutus xsi:type="xsd:string"&gt;12345678&lt;/xtee:asutus&gt;</text:p>
      <text:p text:style-name="P16"><text:s text:c="6"/>&lt;xtee:isikukood xsi:type="xsd:string"&gt;EE38407089745&lt;/xtee:isikukood&gt;</text:p>
      <text:p text:style-name="P16"><text:s text:c="6"/>&lt;xtee:id xsi:type="xsd:string"&gt;00000000000000&lt;/xtee:id&gt;</text:p>
      <text:p text:style-name="P16"><text:s text:c="6"/>&lt;xtee:nimi xsi:type="xsd:string"&gt;ametlikud-dokumendid.sendDocument.v1&lt;/xtee:nimi&gt;</text:p>
      <text:p text:style-name="P16"><text:s text:c="6"/>&lt;xtee:andmekogu xsi:type="xsd:string"&gt;ametlikud-dokumendid&lt;/xtee:andmekogu&gt;</text:p>
      <text:p text:style-name="P16"><text:s text:c="3"/>&lt;/SOAP-ENV:Header&gt;</text:p>
      <text:p text:style-name="P16"><text:s text:c="3"/>&lt;SOAP-ENV:Body&gt;</text:p>
      <text:p text:style-name="P16"><text:s text:c="6"/>&lt;adit:sendDocumentResponse&gt;</text:p>
      <text:p text:style-name="P16"><text:s text:c="9"/>&lt;paring&gt;</text:p>
      <text:p text:style-name="P16"><text:s text:c="12"/>&lt;document_id&gt;46&lt;/document_id&gt;</text:p>
      <text:p text:style-name="P16"><text:s text:c="12"/>&lt;recipient_list&gt;</text:p>
      <text:p text:style-name="P16"><text:s text:c="15"/>&lt;code&gt;EE38407054916&lt;/code&gt;</text:p>
      <text:p text:style-name="P16"><text:s text:c="15"/>&lt;code&gt;99954321&lt;/code&gt;</text:p>
      <text:p text:style-name="P16"><text:s text:c="12"/>&lt;/recipient_list&gt;</text:p>
      <text:p text:style-name="P16"><text:s text:c="9"/>&lt;/paring&gt;</text:p>
      <text:p text:style-name="P16"><text:s text:c="9"/>&lt;keha&gt;</text:p>
      <text:p text:style-name="P16"><text:s text:c="12"/>&lt;success&gt;true&lt;/success&gt;</text:p>
      <text:p text:style-name="P16"><text:s text:c="12"/>&lt;recipient_list&gt;</text:p>
      <text:p text:style-name="P16"><text:s text:c="15"/>&lt;recipient&gt;</text:p>
      <text:p text:style-name="P16"><text:s text:c="18"/>&lt;code&gt;EE38407054916&lt;/code&gt;</text:p>
      <text:p text:style-name="P16"><text:s text:c="18"/>&lt;success&gt;true&lt;/success&gt;</text:p>
      <text:p text:style-name="P16"><text:soft-page-break/><text:s text:c="15"/>&lt;/recipient&gt;</text:p>
      <text:p text:style-name="P16"><text:s text:c="15"/>&lt;recipient&gt;</text:p>
      <text:p text:style-name="P16"><text:s text:c="18"/>&lt;code&gt;99954321&lt;/code&gt;</text:p>
      <text:p text:style-name="P16"><text:s text:c="18"/>&lt;success&gt;true&lt;/success&gt;</text:p>
      <text:p text:style-name="P16"><text:s text:c="15"/>&lt;/recipient&gt;</text:p>
      <text:p text:style-name="P16"><text:s text:c="12"/>&lt;/recipient_list&gt;</text:p>
      <text:p text:style-name="P16"><text:s text:c="9"/>&lt;/keha&gt;</text:p>
      <text:p text:style-name="P16"><text:s text:c="6"/>&lt;/adit:sendDocumentResponse&gt;</text:p>
      <text:p text:style-name="P16"><text:s text:c="3"/>&lt;/SOAP-ENV:Body&gt;</text:p>
      <text:p text:style-name="P16">&lt;/SOAP-ENV:Envelope&gt;</text:p>
      <text:h text:style-name="P32" text:outline-level="1"><text:bookmark-start text:name="_Toc269120315"/><text:bookmark-start text:name="_Toc269120584"/><text:bookmark-start text:name="_Toc269122901"/><text:bookmark-start text:name="_Toc269124343"/><text:bookmark-start text:name="_Toc269126607"/><text:line-break/><text:bookmark-start text:name="_Toc379789505"/><text:bookmark-start text:name="_Toc310595939"/><text:bookmark-start text:name="_Toc290888222"/><text:bookmark-start text:name="_Toc290045533"/><text:bookmark-start text:name="_Toc273352549"/><text:bookmark-start text:name="_Toc273345942"/><text:bookmark-start text:name="_Toc271627647"/><text:bookmark-start text:name="_Toc271552514"/><text:bookmark-start text:name="_Toc271551519"/><text:bookmark-start text:name="_Toc271031540"/><text:bookmark-start text:name="_Toc270424937"/><text:bookmark-start text:name="_Toc270420753"/><text:bookmark-start text:name="_Toc269128825"/>ShareDocument.v1<text:bookmark-end text:name="_Toc269120315"/><text:bookmark-end text:name="_Toc269120584"/><text:bookmark-end text:name="_Toc269122901"/><text:bookmark-end text:name="_Toc269124343"/><text:bookmark-end text:name="_Toc269126607"/><text:bookmark-end text:name="_Toc379789505"/><text:bookmark-end text:name="_Toc310595939"/><text:bookmark-end text:name="_Toc290888222"/><text:bookmark-end text:name="_Toc290045533"/><text:bookmark-end text:name="_Toc273352549"/><text:bookmark-end text:name="_Toc273345942"/><text:bookmark-end text:name="_Toc271627647"/><text:bookmark-end text:name="_Toc271552514"/><text:bookmark-end text:name="_Toc271551519"/><text:bookmark-end text:name="_Toc271031540"/><text:bookmark-end text:name="_Toc270424937"/><text:bookmark-end text:name="_Toc270420753"/><text:bookmark-end text:name="_Toc269128825"/></text:h>
      <text:p text:style-name="Normal"><text:span text:style-name="Default_20_Paragraph_20_Font"><text:span text:style-name="T1">Päring võimaldab jagada dokumendi teistele kasutajatele. Dokumendi jagamine on lubatud ainult kasutajatele, kes ei ole DVK kasutajad. Dokumendi jagamiseks peab kasutaja olema selle dokumendi omanik</text:span></text:span><text:span text:style-name="Default_20_Paragraph_20_Font"><text:span text:style-name="T1">. Dokumendi jagamisel dokument lukustub – dokumendi andmeid ei saa muuta. Päringu vastuses tagastatakse päringu töötlemise üleüldine õnnestumine parameetriga „success“ – kui selle elemendi väärtuseks on „true“, siis õnnestus dokumendi jagamine kõikidele ad</text:span></text:span><text:span text:style-name="Default_20_Paragraph_20_Font"><text:span text:style-name="T1">ressaatidele, vastasel juhul ebaõnnestus dokumendi jagamine kas vähemalt ühele või kõigile adressaatidele. Iga adressaadi juures on eraldi välja toodud, kas jagamine õnnestus või mitte.</text:span></text:span></text:p>
      <text:p text:style-name="P4"/>
      <text:p text:style-name="P4">Parameetrid</text:p>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Normal"><text:span text:style-name="Default_20_Paragraph_20_Font"><text:span text:style-name="T7">Nimi</text:span></text:span></text:p>
          </table:table-cell>
          <table:table-cell table:style-name="Table39.B1" office:value-type="string">
            <text:p text:style-name="Normal"><text:span text:style-name="Default_20_Paragraph_20_Font"><text:span text:style-name="T7">Kirjeldus</text:span></text:span></text:p>
          </table:table-cell>
          <table:table-cell table:style-name="Table39.A1" office:value-type="string">
            <text:p text:style-name="Normal"><text:span text:style-name="Default_20_Paragraph_20_Font"><text:span text:style-name="T7">Väärtuse tüüp</text:span></text:span></text:p>
          </table:table-cell>
          <table:table-cell table:style-name="Table39.A1" office:value-type="string">
            <text:p text:style-name="Normal"><text:span text:style-name="Default_20_Paragraph_20_Font"><text:span text:style-name="T7">Väärtuse näide</text:span></text:span></text:p>
          </table:table-cell>
        </table:table-row>
        <table:table-row>
          <table:table-cell table:style-name="Table39.A1" office:value-type="string">
            <text:p text:style-name="Normal"><text:span text:style-name="Default_20_Paragraph_20_Font"><text:span text:style-name="T9">Document_id</text:span></text:span></text:p>
          </table:table-cell>
          <table:table-cell table:style-name="Table39.B1" office:value-type="string">
            <text:p text:style-name="Normal"><text:span text:style-name="Default_20_Paragraph_20_Font"><text:span text:style-name="T9">Dokumendi Id</text:span></text:span></text:p>
          </table:table-cell>
          <table:table-cell table:style-name="Table39.A1" office:value-type="string">
            <text:p text:style-name="Normal"><text:span text:style-name="Default_20_Paragraph_20_Font"><text:span text:style-name="T9">Integer</text:span></text:span></text:p>
          </table:table-cell>
          <table:table-cell table:style-name="Table39.A1" office:value-type="string">
            <text:p text:style-name="Normal"><text:span text:style-name="Default_20_Paragraph_20_Font"><text:span text:style-name="T9">46</text:span></text:span></text:p>
          </table:table-cell>
        </table:table-row>
        <table:table-row>
          <table:table-cell table:style-name="Table39.A1" office:value-type="string">
            <text:p text:style-name="Normal"><text:span text:style-name="Default_20_Paragraph_20_Font"><text:span text:style-name="T9">Recipient_list</text:span></text:span></text:p>
          </table:table-cell>
          <table:table-cell table:style-name="Table39.B1" office:value-type="string">
            <text:p text:style-name="Normal"><text:span text:style-name="Default_20_Paragraph_20_Font"><text:span text:style-name="T9">Adressaatide konteiner</text:span></text:span></text:p>
          </table:table-cell>
          <table:table-cell table:style-name="Table39.A1" office:value-type="string">
            <text:p text:style-name="P4"/>
          </table:table-cell>
          <table:table-cell table:style-name="Table39.A1" office:value-type="string">
            <text:p text:style-name="P4"/>
          </table:table-cell>
        </table:table-row>
        <table:table-row>
          <table:table-cell table:style-name="Table39.A1" office:value-type="string">
            <text:p text:style-name="Normal"><text:span text:style-name="Default_20_Paragraph_20_Font"><text:span text:style-name="T9">Recipient_list.code</text:span></text:span></text:p>
          </table:table-cell>
          <table:table-cell table:style-name="Table39.B1" office:value-type="string">
            <text:p text:style-name="Normal"><text:span text:style-name="Default_20_Paragraph_20_Font"><text:span text:style-name="T9">Adressaadi kood</text:span></text:span></text:p>
          </table:table-cell>
          <table:table-cell table:style-name="Table39.A1" office:value-type="string">
            <text:p text:style-name="Normal"><text:span text:style-name="Default_20_Paragraph_20_Font"><text:span text:style-name="T9">String</text:span></text:span></text:p>
          </table:table-cell>
          <table:table-cell table:style-name="Table39.A1" office:value-type="string">
            <text:p text:style-name="Normal"><text:span text:style-name="Default_20_Paragraph_20_Font"><text:span text:style-name="T12">EE38407054916</text:span></text:span></text:p>
          </table:table-cell>
        </table:table-row>
        <table:table-row>
          <table:table-cell table:style-name="Table39.A1" office:value-type="string">
            <text:p text:style-name="Normal"><text:span text:style-name="Default_20_Paragraph_20_Font"><text:span text:style-name="T9">Reason_for_sharing</text:span></text:span></text:p>
          </table:table-cell>
          <table:table-cell table:style-name="Table39.B1" office:value-type="string">
            <text:p text:style-name="Normal"><text:span text:style-name="Default_20_Paragraph_20_Font"><text:span text:style-name="T9">Jagamise eesmärk vabatekstina</text:span></text:span></text:p>
          </table:table-cell>
          <table:table-cell table:style-name="Table39.A1" office:value-type="string">
            <text:p text:style-name="Normal"><text:span text:style-name="Default_20_Paragraph_20_Font"><text:span text:style-name="T9">String</text:span></text:span></text:p>
          </table:table-cell>
          <table:table-cell table:style-name="Table39.A1" office:value-type="string">
            <text:p text:style-name="Normal"><text:span text:style-name="Default_20_Paragraph_20_Font"><text:span text:style-name="T9">Teadmiseks</text:span></text:span></text:p>
          </table:table-cell>
        </table:table-row>
        <table:table-row>
          <table:table-cell table:style-name="Table39.A1" office:value-type="string">
            <text:p text:style-name="Normal"><text:span text:style-name="Default_20_Paragraph_20_Font"><text:span text:style-name="T9">Shared_for_signing</text:span></text:span></text:p>
          </table:table-cell>
          <table:table-cell table:style-name="Table39.B1" office:value-type="string">
            <text:p text:style-name="Normal"><text:span text:style-name="Default_20_Paragraph_20_Font"><text:span text:style-name="T9">Näitab, kas jagamise põhjuseks on </text:span></text:span><text:span text:style-name="Default_20_Paragraph_20_Font"><text:span text:style-name="T9">allkirjastamine</text:span></text:span></text:p>
          </table:table-cell>
          <table:table-cell table:style-name="Table39.A1" office:value-type="string">
            <text:p text:style-name="Normal"><text:span text:style-name="Default_20_Paragraph_20_Font"><text:span text:style-name="T9">Boolean</text:span></text:span></text:p>
          </table:table-cell>
          <table:table-cell table:style-name="Table39.A1" office:value-type="string">
            <text:p text:style-name="Normal"><text:span text:style-name="Default_20_Paragraph_20_Font"><text:span text:style-name="T9">False</text:span></text:span></text:p>
          </table:table-cell>
        </table:table-row>
      </table:table>
      <text:p text:style-name="P4"/>
      <text:p text:style-name="P4">Päringu näide:</text:p>
      <text:p text:style-name="P4"/>
      <text:p text:style-name="P16">&lt;soapenv:Envelope xmlns:soapenv="http://schemas.xmlsoap.org/soap/envelope/" xmlns:xtee="http://x-tee.riik.ee/xsd/xtee.xsd" xmlns:adit="http://producers.ametlikud-dokumendid.xtee.riik.ee/producer/ametlikud-dokumendid"&gt;</text:p>
      <text:p text:style-name="P16"><text:s text:c="3"/>&lt;soapenv:Header&gt;</text:p>
      <text:p text:style-name="P16"><text:s text:c="5"/>&lt;xtee:nimi&gt;ametlikud-dokumendid.shareDocument.v1&lt;/xtee:nimi&gt;</text:p>
      <text:p text:style-name="P16"><text:s text:c="6"/>&lt;xtee:id&gt;00000000000000&lt;/xtee:id&gt;</text:p>
      <text:p text:style-name="P16"><text:s text:c="6"/>&lt;xtee:isikukood&gt;EE38407089745&lt;/xtee:isikukood&gt;</text:p>
      <text:p text:style-name="P16"><text:s text:c="6"/>&lt;xtee:andmekogu&gt;ametlikud-dokumendid&lt;/xtee:andmekogu&gt;</text:p>
      <text:p text:style-name="P16"><text:s text:c="6"/>&lt;xtee:asutus&gt;12345678&lt;/xtee:asutus&gt;</text:p>
      <text:p text:style-name="P16"><text:s text:c="6"/>&lt;adit:infosysteem&gt;KOV&lt;/adit:infosysteem&gt;</text:p>
      <text:p text:style-name="P16"><text:s text:c="3"/>&lt;/soapenv:Header&gt;</text:p>
      <text:p text:style-name="P16"><text:s text:c="3"/>&lt;soapenv:Body&gt;</text:p>
      <text:p text:style-name="P16"><text:s text:c="6"/>&lt;adit:shareDocument&gt;</text:p>
      <text:p text:style-name="P16"><text:s text:c="9"/>&lt;keha&gt;</text:p>
      <text:p text:style-name="P16"><text:s text:c="12"/>&lt;document_id&gt;46&lt;/document_id&gt;</text:p>
      <text:p text:style-name="P16"><text:s text:c="12"/>&lt;recipient_list&gt;</text:p>
      <text:p text:style-name="P16"><text:s text:c="15"/>&lt;code&gt;EE38407054916&lt;/code&gt;</text:p>
      <text:p text:style-name="P16"><text:s text:c="15"/>&lt;code&gt;EE48407089933&lt;/code&gt;</text:p>
      <text:p text:style-name="P16"><text:soft-page-break/><text:s text:c="12"/>&lt;/recipient_list&gt;</text:p>
      <text:p text:style-name="P16"><text:s text:c="12"/>&lt;reason_for_sharing&gt;teadmiseks&lt;/reason_for_sharing&gt;</text:p>
      <text:p text:style-name="P16"><text:s text:c="12"/>&lt;shared_for_signing&gt;false&lt;/shared_for_signing&gt;</text:p>
      <text:p text:style-name="P16"><text:s text:c="9"/>&lt;/keha&gt;</text:p>
      <text:p text:style-name="P16"><text:s text:c="6"/>&lt;/adit:shareDocument&gt;</text:p>
      <text:p text:style-name="P16"><text:s text:c="3"/>&lt;/soapenv:Body&gt;</text:p>
      <text:p text:style-name="P16">&lt;/soapenv:Envelope&gt;</text:p>
      <text:p text:style-name="P4"/>
      <text:p text:style-name="P4">Päringu vastuse näide:</text:p>
      <text:p text:style-name="P4"/>
      <text:p text:style-name="P16">&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6"><text:s text:c="3"/>&lt;SOAP-ENV:Header&gt;</text:p>
      <text:p text:style-name="P16"><text:s text:c="6"/>&lt;xtee:asutus xsi:type="xsd:string"&gt;12345678&lt;/xtee:asutus&gt;</text:p>
      <text:p text:style-name="P16"><text:s text:c="6"/>&lt;xtee:isikukood xsi:type="xsd:string"&gt;EE38407089745&lt;/xtee:isikukood&gt;</text:p>
      <text:p text:style-name="P16"><text:s text:c="6"/>&lt;xtee:id xsi:type="xsd:string"&gt;00000000000000&lt;/xtee:id&gt;</text:p>
      <text:p text:style-name="P16"><text:s text:c="6"/>&lt;xtee:nimi xsi:type="xsd:string"&gt;ametlikud-dokumendid.shareDocument.v1&lt;/xtee:nimi&gt;</text:p>
      <text:p text:style-name="P16"><text:s text:c="6"/>&lt;xtee:andmekogu xsi:type="xsd:string"&gt;ametlikud-dokumendid&lt;/xtee:andmekogu&gt;</text:p>
      <text:p text:style-name="P16"><text:s text:c="3"/>&lt;/SOAP-ENV:Header&gt;</text:p>
      <text:p text:style-name="P16"><text:s text:c="3"/>&lt;SOAP-ENV:Body&gt;</text:p>
      <text:p text:style-name="P16"><text:s text:c="6"/>&lt;adit:shareDocumentResponse&gt;</text:p>
      <text:p text:style-name="P16"><text:s text:c="9"/>&lt;paring&gt;</text:p>
      <text:p text:style-name="P16"><text:s text:c="12"/>&lt;document_id&gt;46&lt;/document_id&gt;</text:p>
      <text:p text:style-name="P16"><text:s text:c="12"/>&lt;recipient_list&gt;</text:p>
      <text:p text:style-name="P16"><text:s text:c="15"/>&lt;code&gt;EE38407054916&lt;/code&gt;</text:p>
      <text:p text:style-name="P16"><text:s text:c="15"/>&lt;code&gt;EE48407089933&lt;/code&gt;</text:p>
      <text:p text:style-name="P16"><text:s text:c="12"/>&lt;/recipient_list&gt;</text:p>
      <text:p text:style-name="P16"><text:s text:c="12"/>&lt;reason_for_sharing&gt;teadmiseks&lt;/reason_for_sharing&gt;</text:p>
      <text:p text:style-name="P16"><text:s text:c="12"/>&lt;shared_for_signing&gt;false&lt;/shared_for_signing&gt;</text:p>
      <text:p text:style-name="P16"><text:s text:c="9"/>&lt;/paring&gt;</text:p>
      <text:p text:style-name="P16"><text:s text:c="9"/>&lt;keha&gt;</text:p>
      <text:p text:style-name="P16"><text:s text:c="12"/>&lt;success&gt;false&lt;/success&gt;</text:p>
      <text:p text:style-name="P16"><text:s text:c="12"/>&lt;messages&gt;</text:p>
      <text:p text:style-name="P16"><text:s text:c="15"/>&lt;message lang="en"&gt;Unable to share document to some or all of the users.&lt;/message&gt;</text:p>
      <text:p text:style-name="P16"><text:s text:c="12"/>&lt;/messages&gt;</text:p>
      <text:p text:style-name="P16"><text:s text:c="12"/>&lt;recipient_list&gt;</text:p>
      <text:p text:style-name="P16"><text:s text:c="15"/>&lt;recipient&gt;</text:p>
      <text:p text:style-name="P16"><text:s text:c="18"/>&lt;code&gt;EE38407054916&lt;/code&gt;</text:p>
      <text:p text:style-name="P16"><text:s text:c="18"/>&lt;success&gt;false&lt;/success&gt;</text:p>
      <text:p text:style-name="P16"><text:s text:c="18"/>&lt;messages&gt;</text:p>
      <text:p text:style-name="P16"><text:s text:c="21"/>&lt;message lang="en"&gt;Unable to share document. Recipient account is inactive (deleted).&lt;/message&gt;</text:p>
      <text:p text:style-name="P16"><text:s text:c="18"/>&lt;/messages&gt;</text:p>
      <text:p text:style-name="P16"><text:s text:c="15"/>&lt;/recipient&gt;</text:p>
      <text:p text:style-name="P16"><text:s text:c="15"/>&lt;recipient&gt;</text:p>
      <text:p text:style-name="P16"><text:s text:c="18"/>&lt;code&gt;EE48407089933&lt;/code&gt;</text:p>
      <text:p text:style-name="P16"><text:s text:c="18"/>&lt;success&gt;true&lt;/success&gt;</text:p>
      <text:p text:style-name="P16"><text:s text:c="18"/>&lt;messages&gt;</text:p>
      <text:p text:style-name="P16"><text:s text:c="21"/>&lt;message lang="en"&gt;Document was successfully shared.&lt;/message&gt;</text:p>
      <text:p text:style-name="P16"><text:s text:c="18"/>&lt;/messages&gt;</text:p>
      <text:p text:style-name="P16"><text:s text:c="15"/>&lt;/recipient&gt;</text:p>
      <text:p text:style-name="P16"><text:s text:c="12"/>&lt;/recipient_list&gt;</text:p>
      <text:p text:style-name="P16"><text:s text:c="9"/>&lt;/keha&gt;</text:p>
      <text:p text:style-name="P16"><text:s text:c="6"/>&lt;/adit:shareDocumentResponse&gt;</text:p>
      <text:p text:style-name="P16"><text:s text:c="3"/>&lt;/SOAP-ENV:Body&gt;</text:p>
      <text:p text:style-name="P16"><text:soft-page-break/>&lt;/SOAP-ENV:Envelope&gt;</text:p>
      <text:p text:style-name="P4"/>
      <text:p text:style-name="P4"/>
      <text:h text:style-name="P32" text:outline-level="1"><text:bookmark-start text:name="_Toc379789506"/><text:bookmark-start text:name="_Toc310595940"/><text:bookmark-start text:name="_Toc290888223"/><text:bookmark-start text:name="_Toc290045534"/><text:bookmark-start text:name="_Toc273352550"/><text:bookmark-start text:name="_Toc273345943"/><text:bookmark-start text:name="_Toc271627648"/><text:bookmark-start text:name="_Toc271552515"/><text:bookmark-start text:name="_Toc271551520"/><text:bookmark-start text:name="_Toc271031541"/><text:bookmark-start text:name="_Toc270424938"/><text:bookmark-start text:name="_Toc270420754"/><text:bookmark-start text:name="_Toc269120316"/><text:bookmark-start text:name="_Toc269120585"/><text:bookmark-start text:name="_Toc269122902"/><text:bookmark-start text:name="_Toc269124344"/><text:bookmark-start text:name="_Toc269126608"/><text:bookmark-start text:name="_Toc269128826"/>UnShareDocument.v1<text:bookmark-end text:name="_Toc379789506"/><text:bookmark-end text:name="_Toc310595940"/><text:bookmark-end text:name="_Toc290888223"/><text:bookmark-end text:name="_Toc290045534"/><text:bookmark-end text:name="_Toc273352550"/><text:bookmark-end text:name="_Toc273345943"/><text:bookmark-end text:name="_Toc271627648"/><text:bookmark-end text:name="_Toc271552515"/><text:bookmark-end text:name="_Toc271551520"/><text:bookmark-end text:name="_Toc271031541"/><text:bookmark-end text:name="_Toc270424938"/><text:bookmark-end text:name="_Toc270420754"/><text:bookmark-end text:name="_Toc269120316"/><text:bookmark-end text:name="_Toc269120585"/><text:bookmark-end text:name="_Toc269122902"/><text:bookmark-end text:name="_Toc269124344"/><text:bookmark-end text:name="_Toc269126608"/><text:bookmark-end text:name="_Toc269128826"/></text:h>
      <text:p text:style-name="Normal"><text:span text:style-name="Default_20_Paragraph_20_Font"><text:span text:style-name="T1">Päring lõpetab dokumendi jagamise määratud kasutaja(te)le. Päringu vastuses tagastatakse päringu töötlemise üleüldine õnnestumine parameetriga „success“ </text:span></text:span><text:span text:style-name="Default_20_Paragraph_20_Font"><text:span text:style-name="T1">– kui selle elemendi väärtuseks on „true“, siis õnnestus dokumendi jagamise katkestamine kõikidele määratud adressaatidele, vastasel juhul ebaõnnestus dokumendi jagamise lõpetamine kas vähemalt ühele või kõigile adressaatidele. Iga adressaadi juures on era</text:span></text:span><text:span text:style-name="Default_20_Paragraph_20_Font"><text:span text:style-name="T1">ldi välja toodud, kas jagamise lõpetamine õnnestus või mitte.</text:span></text:span></text:p>
      <text:p text:style-name="P4"/>
      <text:p text:style-name="P4">Parameetrid</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Normal"><text:span text:style-name="Default_20_Paragraph_20_Font"><text:span text:style-name="T7">Nimi</text:span></text:span></text:p>
          </table:table-cell>
          <table:table-cell table:style-name="Table40.B1" office:value-type="string">
            <text:p text:style-name="Normal"><text:span text:style-name="Default_20_Paragraph_20_Font"><text:span text:style-name="T7">Kirjeldus</text:span></text:span></text:p>
          </table:table-cell>
          <table:table-cell table:style-name="Table40.A1" office:value-type="string">
            <text:p text:style-name="Normal"><text:span text:style-name="Default_20_Paragraph_20_Font"><text:span text:style-name="T7">Väärtuse tüüp</text:span></text:span></text:p>
          </table:table-cell>
          <table:table-cell table:style-name="Table40.A1" office:value-type="string">
            <text:p text:style-name="Normal"><text:span text:style-name="Default_20_Paragraph_20_Font"><text:span text:style-name="T7">Väärtuse näide</text:span></text:span></text:p>
          </table:table-cell>
        </table:table-row>
        <table:table-row>
          <table:table-cell table:style-name="Table40.A1" office:value-type="string">
            <text:p text:style-name="Normal"><text:span text:style-name="Default_20_Paragraph_20_Font"><text:span text:style-name="T9">Document_id</text:span></text:span></text:p>
          </table:table-cell>
          <table:table-cell table:style-name="Table40.B1" office:value-type="string">
            <text:p text:style-name="Normal"><text:span text:style-name="Default_20_Paragraph_20_Font"><text:span text:style-name="T9">Dokumendi Id</text:span></text:span></text:p>
          </table:table-cell>
          <table:table-cell table:style-name="Table40.A1" office:value-type="string">
            <text:p text:style-name="Normal"><text:span text:style-name="Default_20_Paragraph_20_Font"><text:span text:style-name="T9">Integer</text:span></text:span></text:p>
          </table:table-cell>
          <table:table-cell table:style-name="Table40.A1" office:value-type="string">
            <text:p text:style-name="Normal"><text:span text:style-name="Default_20_Paragraph_20_Font"><text:span text:style-name="T9">46</text:span></text:span></text:p>
          </table:table-cell>
        </table:table-row>
        <table:table-row>
          <table:table-cell table:style-name="Table40.A1" office:value-type="string">
            <text:p text:style-name="Normal"><text:span text:style-name="Default_20_Paragraph_20_Font"><text:span text:style-name="T9">Recipient_list</text:span></text:span></text:p>
          </table:table-cell>
          <table:table-cell table:style-name="Table40.B1" office:value-type="string">
            <text:p text:style-name="Normal"><text:span text:style-name="Default_20_Paragraph_20_Font"><text:span text:style-name="T9">Adressaatide konteiner</text:span></text:span></text:p>
          </table:table-cell>
          <table:table-cell table:style-name="Table40.A1" office:value-type="string">
            <text:p text:style-name="P4"/>
          </table:table-cell>
          <table:table-cell table:style-name="Table40.A1" office:value-type="string">
            <text:p text:style-name="P4"/>
          </table:table-cell>
        </table:table-row>
        <table:table-row>
          <table:table-cell table:style-name="Table40.A1" office:value-type="string">
            <text:p text:style-name="Normal"><text:span text:style-name="Default_20_Paragraph_20_Font"><text:span text:style-name="T9">Recipient_list.code</text:span></text:span></text:p>
          </table:table-cell>
          <table:table-cell table:style-name="Table40.B1" office:value-type="string">
            <text:p text:style-name="Normal"><text:span text:style-name="Default_20_Paragraph_20_Font"><text:span text:style-name="T9">Adressaadi kood</text:span></text:span></text:p>
          </table:table-cell>
          <table:table-cell table:style-name="Table40.A1" office:value-type="string">
            <text:p text:style-name="Normal"><text:span text:style-name="Default_20_Paragraph_20_Font"><text:span text:style-name="T9">String</text:span></text:span></text:p>
          </table:table-cell>
          <table:table-cell table:style-name="Table40.A1" office:value-type="string">
            <text:p text:style-name="Normal"><text:span text:style-name="Default_20_Paragraph_20_Font"><text:span text:style-name="T12">EE38407054916</text:span></text:span></text:p>
          </table:table-cell>
        </table:table-row>
      </table:table>
      <text:p text:style-name="P4"/>
      <text:p text:style-name="P4">Päringu näide:</text:p>
      <text:p text:style-name="P4"/>
      <text:p text:style-name="P16">&lt;soapenv:Envelope xmlns:soapenv="http://schemas.xmlsoap.org/soap/envelope/" xmlns:xtee="http://x-tee.riik.ee/xsd/xtee.xsd" xmlns:adit="http://producers.ametlikud-dokumendid.xtee.riik.ee/producer/ametlikud-dokumendid"&gt;</text:p>
      <text:p text:style-name="P16"><text:s text:c="3"/>&lt;soapenv:Header&gt;</text:p>
      <text:p text:style-name="P16"><text:s text:c="5"/>&lt;xtee:nimi&gt;ametlikud-dokumendid.unShareDocument.v1&lt;/xtee:nimi&gt;</text:p>
      <text:p text:style-name="P16"><text:s text:c="6"/>&lt;xtee:id&gt;00000000000000&lt;/xtee:id&gt;</text:p>
      <text:p text:style-name="P16"><text:s text:c="6"/>&lt;xtee:isikukood&gt;EE38407089745&lt;/xtee:isikukood&gt;</text:p>
      <text:p text:style-name="P16"><text:s text:c="6"/>&lt;xtee:andmekogu&gt;ametlikud-dokumendid&lt;/xtee:andmekogu&gt;</text:p>
      <text:p text:style-name="P16"><text:s text:c="6"/>&lt;xtee:asutus&gt;12345678&lt;/xtee:asutus&gt;</text:p>
      <text:p text:style-name="P16"><text:s text:c="6"/>&lt;adit:infosysteem&gt;KOV&lt;/adit:infosysteem&gt;</text:p>
      <text:p text:style-name="P16"><text:s text:c="3"/>&lt;/soapenv:Header&gt;</text:p>
      <text:p text:style-name="P16"><text:s text:c="3"/>&lt;soapenv:Body&gt;</text:p>
      <text:p text:style-name="P16"><text:s text:c="6"/>&lt;adit:unShareDocument&gt;</text:p>
      <text:p text:style-name="P16"><text:s text:c="9"/>&lt;keha&gt;</text:p>
      <text:p text:style-name="P16"><text:s text:c="12"/>&lt;document_id&gt;46&lt;/document_id&gt;</text:p>
      <text:p text:style-name="P16"><text:s text:c="12"/>&lt;recipient_list&gt;</text:p>
      <text:p text:style-name="P16"><text:s text:c="16"/>&lt;code&gt;EE48407089933&lt;/code&gt;</text:p>
      <text:p text:style-name="P16"><text:s text:c="12"/>&lt;/recipient_list&gt;</text:p>
      <text:p text:style-name="P16"><text:s text:c="9"/>&lt;/keha&gt;</text:p>
      <text:p text:style-name="P16"><text:s text:c="6"/>&lt;/adit:unShareDocument&gt;</text:p>
      <text:p text:style-name="P16"><text:s text:c="3"/>&lt;/soapenv:Body&gt;</text:p>
      <text:p text:style-name="P16">&lt;/soapenv:Envelope&gt;</text:p>
      <text:p text:style-name="P4"/>
      <text:p text:style-name="P4">Päringu vastuse näide:</text:p>
      <text:p text:style-name="P4"/>
      <text:p text:style-name="P16">&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6"><text:s text:c="3"/>&lt;SOAP-ENV:Header&gt;</text:p>
      <text:p text:style-name="P16"><text:soft-page-break/><text:s text:c="6"/>&lt;xtee:asutus xsi:type="xsd:string"&gt;12345678&lt;/xtee:asutus&gt;</text:p>
      <text:p text:style-name="P16"><text:s text:c="6"/>&lt;xtee:isikukood xsi:type="xsd:string"&gt;EE38407089745&lt;/xtee:isikukood&gt;</text:p>
      <text:p text:style-name="P16"><text:s text:c="6"/>&lt;xtee:id xsi:type="xsd:string"&gt;00000000000000&lt;/xtee:id&gt;</text:p>
      <text:p text:style-name="P16"><text:s text:c="6"/>&lt;xtee:nimi xsi:type="xsd:string"&gt;ametlikud-dokumendid.unShareDocument.v1&lt;/xtee:nimi&gt;</text:p>
      <text:p text:style-name="P16"><text:s text:c="6"/>&lt;xtee:andmekogu xsi:type="xsd:string"&gt;ametlikud-dokumendid&lt;/xtee:andmekogu&gt;</text:p>
      <text:p text:style-name="P16"><text:s text:c="3"/>&lt;/SOAP-ENV:Header&gt;</text:p>
      <text:p text:style-name="P16"><text:s text:c="3"/>&lt;SOAP-ENV:Body&gt;</text:p>
      <text:p text:style-name="P16"><text:s text:c="6"/>&lt;adit:unShareDocumentResponse&gt;</text:p>
      <text:p text:style-name="P16"><text:s text:c="9"/>&lt;paring&gt;</text:p>
      <text:p text:style-name="P16"><text:s text:c="12"/>&lt;document_id&gt;46&lt;/document_id&gt;</text:p>
      <text:p text:style-name="P16"><text:s text:c="12"/>&lt;recipient_list&gt;</text:p>
      <text:p text:style-name="P16"><text:s text:c="15"/>&lt;code&gt;EE48407089933&lt;/code&gt;</text:p>
      <text:p text:style-name="P16"><text:s text:c="12"/>&lt;/recipient_list&gt;</text:p>
      <text:p text:style-name="P16"><text:s text:c="9"/>&lt;/paring&gt;</text:p>
      <text:p text:style-name="P16"><text:s text:c="9"/>&lt;keha&gt;</text:p>
      <text:p text:style-name="P16"><text:s text:c="12"/>&lt;success&gt;true&lt;/success&gt;</text:p>
      <text:p text:style-name="P16"><text:s text:c="12"/>&lt;messages&gt;</text:p>
      <text:p text:style-name="P16"><text:s text:c="15"/>&lt;message lang="en"&gt;Document sharings were successfully canceled. Document ID: 46&lt;/message&gt;</text:p>
      <text:p text:style-name="P16"><text:s text:c="12"/>&lt;/messages&gt;</text:p>
      <text:p text:style-name="P16"><text:s text:c="12"/>&lt;recipient_list&gt;</text:p>
      <text:p text:style-name="P16"><text:s text:c="15"/>&lt;recipient&gt;</text:p>
      <text:p text:style-name="P16"><text:s text:c="18"/>&lt;code&gt;EE48407089933&lt;/code&gt;</text:p>
      <text:p text:style-name="P16"><text:s text:c="18"/>&lt;success&gt;true&lt;/success&gt;</text:p>
      <text:p text:style-name="P16"><text:s text:c="18"/>&lt;messages&gt;</text:p>
      <text:p text:style-name="P16"><text:s text:c="21"/>&lt;message lang="en"&gt;Document sharing was successfully canceled.&lt;/message&gt;</text:p>
      <text:p text:style-name="P16"><text:s text:c="18"/>&lt;/messages&gt;</text:p>
      <text:p text:style-name="P16"><text:s text:c="15"/>&lt;/recipient&gt;</text:p>
      <text:p text:style-name="P16"><text:s text:c="12"/>&lt;/recipient_list&gt;</text:p>
      <text:p text:style-name="P16"><text:s text:c="9"/>&lt;/keha&gt;</text:p>
      <text:p text:style-name="P16"><text:s text:c="6"/>&lt;/adit:unShareDocumentResponse&gt;</text:p>
      <text:p text:style-name="P16"><text:s text:c="3"/>&lt;/SOAP-ENV:Body&gt;</text:p>
      <text:p text:style-name="P16">&lt;/SOAP-ENV:Envelope&gt;</text:p>
      <text:p text:style-name="P4"/>
      <text:p text:style-name="P4"/>
      <text:p text:style-name="P4"/>
      <text:h text:style-name="P32" text:outline-level="1"><text:bookmark-start text:name="_Toc379789507"/><text:bookmark-start text:name="_Toc310595941"/><text:bookmark-start text:name="_Toc290888224"/><text:bookmark-start text:name="_Toc290045535"/><text:bookmark-start text:name="_Toc273352551"/><text:bookmark-start text:name="_Toc273345944"/><text:bookmark-start text:name="_Toc271627649"/><text:bookmark-start text:name="_Toc271552516"/><text:bookmark-start text:name="_Toc271551521"/><text:bookmark-start text:name="_Toc271031542"/><text:bookmark-start text:name="_Toc270424939"/><text:bookmark-start text:name="_Toc270420755"/><text:bookmark-start text:name="_Toc269120317"/><text:bookmark-start text:name="_Toc269120586"/><text:bookmark-start text:name="_Toc269122903"/><text:bookmark-start text:name="_Toc269124345"/><text:bookmark-start text:name="_Toc269126609"/><text:bookmark-start text:name="_Toc269128827"/>MarkDocumentViewed.v1<text:bookmark-end text:name="_Toc379789507"/><text:bookmark-end text:name="_Toc310595941"/><text:bookmark-end text:name="_Toc290888224"/><text:bookmark-end text:name="_Toc290045535"/><text:bookmark-end text:name="_Toc273352551"/><text:bookmark-end text:name="_Toc273345944"/><text:bookmark-end text:name="_Toc271627649"/><text:bookmark-end text:name="_Toc271552516"/><text:bookmark-end text:name="_Toc271551521"/><text:bookmark-end text:name="_Toc271031542"/><text:bookmark-end text:name="_Toc270424939"/><text:bookmark-end text:name="_Toc270420755"/><text:bookmark-end text:name="_Toc269120317"/><text:bookmark-end text:name="_Toc269120586"/><text:bookmark-end text:name="_Toc269122903"/><text:bookmark-end text:name="_Toc269124345"/><text:bookmark-end text:name="_Toc269126609"/><text:bookmark-end text:name="_Toc269128827"/></text:h>
      <text:p text:style-name="P4">Päring võimaldab märkida dokumendi vaadatuks. Vaadatuks saab märkida ainult dokumenti, mis on päringu teinud kasutaja oma või sellele kasutajale jagatud / saadetud.</text:p>
      <text:p text:style-name="P4"/>
      <text:p text:style-name="P4">Parameetrid</text:p>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Normal"><text:span text:style-name="Default_20_Paragraph_20_Font"><text:span text:style-name="T7">Nimi</text:span></text:span></text:p>
          </table:table-cell>
          <table:table-cell table:style-name="Table41.B1" office:value-type="string">
            <text:p text:style-name="Normal"><text:span text:style-name="Default_20_Paragraph_20_Font"><text:span text:style-name="T7">Kirjeldus</text:span></text:span></text:p>
          </table:table-cell>
          <table:table-cell table:style-name="Table41.A1" office:value-type="string">
            <text:p text:style-name="Normal"><text:span text:style-name="Default_20_Paragraph_20_Font"><text:span text:style-name="T7">Väärtuse tüüp</text:span></text:span></text:p>
          </table:table-cell>
          <table:table-cell table:style-name="Table41.A1" office:value-type="string">
            <text:p text:style-name="Normal"><text:span text:style-name="Default_20_Paragraph_20_Font"><text:span text:style-name="T7">Väärtuse näide</text:span></text:span></text:p>
          </table:table-cell>
        </table:table-row>
        <table:table-row>
          <table:table-cell table:style-name="Table41.A1" office:value-type="string">
            <text:p text:style-name="Normal"><text:span text:style-name="Default_20_Paragraph_20_Font"><text:span text:style-name="T9">Document_id</text:span></text:span></text:p>
          </table:table-cell>
          <table:table-cell table:style-name="Table41.B1" office:value-type="string">
            <text:p text:style-name="Normal"><text:span text:style-name="Default_20_Paragraph_20_Font"><text:span text:style-name="T9">Dokumendi Id</text:span></text:span></text:p>
          </table:table-cell>
          <table:table-cell table:style-name="Table41.A1" office:value-type="string">
            <text:p text:style-name="Normal"><text:span text:style-name="Default_20_Paragraph_20_Font"><text:span text:style-name="T9">Integer</text:span></text:span></text:p>
          </table:table-cell>
          <table:table-cell table:style-name="Table41.A1" office:value-type="string">
            <text:p text:style-name="Normal"><text:span text:style-name="Default_20_Paragraph_20_Font"><text:span text:style-name="T9">46</text:span></text:span></text:p>
          </table:table-cell>
        </table:table-row>
      </table:table>
      <text:p text:style-name="P4"/>
      <text:p text:style-name="P4">Päringu näide:</text:p>
      <text:p text:style-name="P4"/>
      <text:p text:style-name="P16">&lt;soapenv:Envelope xmlns:soapenv="http://schemas.xmlsoap.org/soap/envelope/" xmlns:xtee="http://x-tee.riik.ee/xsd/xtee.xsd" xmlns:adit="http://producers.ametlikud-dokumendid.xtee.riik.ee/producer/ametlikud-dokumendid"&gt;</text:p>
      <text:p text:style-name="P16"><text:s text:c="3"/>&lt;soapenv:Header&gt;</text:p>
      <text:p text:style-name="P16"><text:s text:c="6"/>&lt;xtee:nimi&gt;ametlikud-dokumendid.markDocumentViewed.v1&lt;/xtee:nimi&gt;</text:p>
      <text:p text:style-name="P16"><text:s text:c="6"/>&lt;xtee:id&gt;00000000000000&lt;/xtee:id&gt;</text:p>
      <text:p text:style-name="P16"><text:s text:c="6"/>&lt;xtee:isikukood&gt;EE38407089745&lt;/xtee:isikukood&gt;</text:p>
      <text:p text:style-name="P16"><text:s text:c="6"/>&lt;xtee:andmekogu&gt;ametlikud-dokumendid&lt;/xtee:andmekogu&gt;</text:p>
      <text:p text:style-name="P16"><text:soft-page-break/><text:s text:c="6"/>&lt;xtee:asutus&gt;12345678&lt;/xtee:asutus&gt;</text:p>
      <text:p text:style-name="P16"><text:s text:c="6"/>&lt;adit:infosysteem&gt;KOV&lt;/adit:infosysteem&gt;</text:p>
      <text:p text:style-name="P16"><text:s text:c="3"/>&lt;/soapenv:Header&gt;</text:p>
      <text:p text:style-name="P16"><text:s text:c="3"/>&lt;soapenv:Body&gt;</text:p>
      <text:p text:style-name="P16"><text:s text:c="6"/>&lt;adit:markDocumentViewed&gt;</text:p>
      <text:p text:style-name="P16"><text:s text:c="9"/>&lt;keha&gt;</text:p>
      <text:p text:style-name="P16"><text:s text:c="12"/>&lt;document_id&gt;46&lt;/document_id&gt;</text:p>
      <text:p text:style-name="P16"><text:s text:c="9"/>&lt;/keha&gt;</text:p>
      <text:p text:style-name="P16"><text:s text:c="6"/>&lt;/adit:markDocumentViewed&gt;</text:p>
      <text:p text:style-name="P16"><text:s text:c="3"/>&lt;/soapenv:Body&gt;</text:p>
      <text:p text:style-name="P16">&lt;/soapenv:Envelope&gt;</text:p>
      <text:p text:style-name="P4"/>
      <text:p text:style-name="P4">Päringu vastuse näide:</text:p>
      <text:p text:style-name="P4"/>
      <text:p text:style-name="P16">&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6"><text:s text:c="3"/>&lt;SOAP-ENV:Header&gt;</text:p>
      <text:p text:style-name="P16"><text:s text:c="6"/>&lt;xtee:asutus xsi:type="xsd:string"&gt;12345678&lt;/xtee:asutus&gt;</text:p>
      <text:p text:style-name="P16"><text:s text:c="6"/>&lt;xtee:isikukood xsi:type="xsd:string"&gt;EE38407089745&lt;/xtee:isikukood&gt;</text:p>
      <text:p text:style-name="P16"><text:s text:c="6"/>&lt;xtee:id xsi:type="xsd:string"&gt;00000000000000&lt;/xtee:id&gt;</text:p>
      <text:p text:style-name="P16"><text:s text:c="6"/>&lt;xtee:nimi xsi:type="xsd:string"&gt;ametlikud-dokumendid.markDocumentViewed.v1&lt;/xtee:nimi&gt;</text:p>
      <text:p text:style-name="P16"><text:s text:c="6"/>&lt;xtee:andmekogu xsi:type="xsd:string"&gt;ametlikud-dokumendid&lt;/xtee:andmekogu&gt;</text:p>
      <text:p text:style-name="P16"><text:s text:c="3"/>&lt;/SOAP-ENV:Header&gt;</text:p>
      <text:p text:style-name="P16"><text:s text:c="3"/>&lt;SOAP-ENV:Body&gt;</text:p>
      <text:p text:style-name="P16"><text:s text:c="6"/>&lt;adit:markDocumentViewedResponse&gt;</text:p>
      <text:p text:style-name="P16"><text:s text:c="9"/>&lt;paring&gt;</text:p>
      <text:p text:style-name="P16"><text:s text:c="12"/>&lt;document_id&gt;46&lt;/document_id&gt;</text:p>
      <text:p text:style-name="P16"><text:s text:c="9"/>&lt;/paring&gt;</text:p>
      <text:p text:style-name="P16"><text:s text:c="9"/>&lt;keha&gt;</text:p>
      <text:p text:style-name="P16"><text:s text:c="12"/>&lt;success&gt;true&lt;/success&gt;</text:p>
      <text:p text:style-name="P16"><text:s text:c="12"/>&lt;messages&gt;</text:p>
      <text:p text:style-name="P16"><text:s text:c="15"/>&lt;message lang="en"&gt;Document 46 was marked as viewed by user EE38407089745&lt;/message&gt;</text:p>
      <text:p text:style-name="P16"><text:s text:c="12"/>&lt;/messages&gt;</text:p>
      <text:p text:style-name="P16"><text:s text:c="9"/>&lt;/keha&gt;</text:p>
      <text:p text:style-name="P16"><text:s text:c="6"/>&lt;/adit:markDocumentViewedResponse&gt;</text:p>
      <text:p text:style-name="P16"><text:s text:c="3"/>&lt;/SOAP-ENV:Body&gt;</text:p>
      <text:p text:style-name="P16">&lt;/SOAP-ENV:Envelope&gt;</text:p>
      <text:h text:style-name="P32" text:outline-level="1"><text:bookmark-start text:name="_Toc379789508"/><text:bookmark-start text:name="_Toc310595942"/><text:bookmark-start text:name="_Toc290888225"/><text:bookmark-start text:name="_Toc290045536"/><text:bookmark-start text:name="_Toc273352552"/><text:bookmark-start text:name="_Toc273345945"/><text:bookmark-start text:name="_Toc271627650"/><text:bookmark-start text:name="_Toc271552517"/><text:bookmark-start text:name="_Toc271551522"/><text:bookmark-start text:name="_Toc271031543"/><text:bookmark-start text:name="_Toc270424940"/><text:bookmark-start text:name="_Toc270420756"/><text:bookmark-start text:name="_Toc269120318"/><text:bookmark-start text:name="_Toc269120587"/><text:bookmark-start text:name="_Toc269122904"/><text:bookmark-start text:name="_Toc269124346"/><text:bookmark-start text:name="_Toc269126610"/><text:bookmark-start text:name="_Toc269128828"/>ModifyStatus.v1<text:bookmark-end text:name="_Toc379789508"/><text:bookmark-end text:name="_Toc310595942"/><text:bookmark-end text:name="_Toc290888225"/><text:bookmark-end text:name="_Toc290045536"/><text:bookmark-end text:name="_Toc273352552"/><text:bookmark-end text:name="_Toc273345945"/><text:bookmark-end text:name="_Toc271627650"/><text:bookmark-end text:name="_Toc271552517"/><text:bookmark-end text:name="_Toc271551522"/><text:bookmark-end text:name="_Toc271031543"/><text:bookmark-end text:name="_Toc270424940"/><text:bookmark-end text:name="_Toc270420756"/><text:bookmark-end text:name="_Toc269120318"/><text:bookmark-end text:name="_Toc269120587"/><text:bookmark-end text:name="_Toc269122904"/><text:bookmark-end text:name="_Toc269124346"/><text:bookmark-end text:name="_Toc269126610"/><text:bookmark-end text:name="_Toc269128828"/></text:h>
      <text:p text:style-name="P4">Päring võimaldab muuta dokumendi menetlusstaatust.</text:p>
      <text:p text:style-name="P4"/>
      <text:p text:style-name="P4">Parameetrid</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Normal"><text:span text:style-name="Default_20_Paragraph_20_Font"><text:span text:style-name="T7">Nimi</text:span></text:span></text:p>
          </table:table-cell>
          <table:table-cell table:style-name="Table42.B1" office:value-type="string">
            <text:p text:style-name="Normal"><text:span text:style-name="Default_20_Paragraph_20_Font"><text:span text:style-name="T7">Kirjeldus</text:span></text:span></text:p>
          </table:table-cell>
          <table:table-cell table:style-name="Table42.A1" office:value-type="string">
            <text:p text:style-name="Normal"><text:span text:style-name="Default_20_Paragraph_20_Font"><text:span text:style-name="T7">Väärtuse tüüp</text:span></text:span></text:p>
          </table:table-cell>
          <table:table-cell table:style-name="Table42.A1" office:value-type="string">
            <text:p text:style-name="Normal"><text:span text:style-name="Default_20_Paragraph_20_Font"><text:span text:style-name="T7">Väärtuse näide</text:span></text:span></text:p>
          </table:table-cell>
        </table:table-row>
        <table:table-row>
          <table:table-cell table:style-name="Table42.A1" office:value-type="string">
            <text:p text:style-name="Normal"><text:span text:style-name="Default_20_Paragraph_20_Font"><text:span text:style-name="T9">Document_id</text:span></text:span></text:p>
          </table:table-cell>
          <table:table-cell table:style-name="Table42.B1" office:value-type="string">
            <text:p text:style-name="Normal"><text:span text:style-name="Default_20_Paragraph_20_Font"><text:span text:style-name="T9">Dokumendi Id</text:span></text:span></text:p>
          </table:table-cell>
          <table:table-cell table:style-name="Table42.A1" office:value-type="string">
            <text:p text:style-name="Normal"><text:span text:style-name="Default_20_Paragraph_20_Font"><text:span text:style-name="T9">Integer</text:span></text:span></text:p>
          </table:table-cell>
          <table:table-cell table:style-name="Table42.A1" office:value-type="string">
            <text:p text:style-name="Normal"><text:span text:style-name="Default_20_Paragraph_20_Font"><text:span text:style-name="T9">46</text:span></text:span></text:p>
          </table:table-cell>
        </table:table-row>
        <table:table-row>
          <table:table-cell table:style-name="Table42.A1" office:value-type="string">
            <text:p text:style-name="Normal"><text:span text:style-name="Default_20_Paragraph_20_Font"><text:span text:style-name="T9">Document_status_id</text:span></text:span></text:p>
          </table:table-cell>
          <table:table-cell table:style-name="Table42.B1" office:value-type="string">
            <text:p text:style-name="Normal"><text:span text:style-name="Default_20_Paragraph_20_Font"><text:span text:style-name="T9">Menetlusstaatuse ID, mis soovitakse dokumendile määrata.</text:span></text:span></text:p>
          </table:table-cell>
          <table:table-cell table:style-name="Table42.A1" office:value-type="string">
            <text:p text:style-name="Normal"><text:span text:style-name="Default_20_Paragraph_20_Font"><text:span text:style-name="T9">Integer</text:span></text:span></text:p>
          </table:table-cell>
          <table:table-cell table:style-name="Table42.A1" office:value-type="string">
            <text:p text:style-name="Normal"><text:span text:style-name="Default_20_Paragraph_20_Font"><text:span text:style-name="T9">5</text:span></text:span></text:p>
          </table:table-cell>
        </table:table-row>
      </table:table>
      <text:p text:style-name="P4"/>
      <text:p text:style-name="P4">Päringu näide:</text:p>
      <text:p text:style-name="P4"/>
      <text:p text:style-name="P16"><text:soft-page-break/>&lt;soapenv:Envelope xmlns:soapenv="http://schemas.xmlsoap.org/soap/envelope/" xmlns:xtee="http://x-tee.riik.ee/xsd/xtee.xsd" xmlns:adit="http://producers.ametlikud-dokumendid.xtee.riik.ee/producer/ametlikud-dokumendid"&gt;</text:p>
      <text:p text:style-name="P16"><text:s text:c="3"/>&lt;soapenv:Header&gt;</text:p>
      <text:p text:style-name="P16"><text:s text:c="6"/>&lt;xtee:nimi&gt;ametlikud-dokumendid.modifyStatus.v1&lt;/xtee:nimi&gt;</text:p>
      <text:p text:style-name="P16"><text:s text:c="6"/>&lt;xtee:id&gt;00000000000000&lt;/xtee:id&gt;</text:p>
      <text:p text:style-name="P16"><text:s text:c="6"/>&lt;xtee:isikukood&gt;EE38005130332&lt;/xtee:isikukood&gt;</text:p>
      <text:p text:style-name="P16"><text:s text:c="6"/>&lt;xtee:andmekogu&gt;ametlikud-dokumendid&lt;/xtee:andmekogu&gt;</text:p>
      <text:p text:style-name="P16"><text:s text:c="6"/>&lt;xtee:asutus&gt;12345678&lt;/xtee:asutus&gt;</text:p>
      <text:p text:style-name="P16"><text:s text:c="6"/>&lt;xtee:allasutus&gt;EE10425769&lt;/xtee:allasutus&gt;</text:p>
      <text:p text:style-name="P16"><text:s text:c="6"/>&lt;adit:infosysteem&gt;KOV&lt;/adit:infosysteem&gt;</text:p>
      <text:p text:style-name="P16"><text:s text:c="3"/>&lt;/soapenv:Header&gt;</text:p>
      <text:p text:style-name="P16"><text:s text:c="3"/>&lt;soapenv:Body&gt;</text:p>
      <text:p text:style-name="P16"><text:s text:c="6"/>&lt;adit:modifyStatus&gt;</text:p>
      <text:p text:style-name="P16"><text:s text:c="9"/>&lt;keha&gt;</text:p>
      <text:p text:style-name="P16"><text:s text:c="12"/>&lt;document_id&gt;46&lt;/document_id&gt;</text:p>
      <text:p text:style-name="P16"><text:s text:c="12"/>&lt;document_status_id&gt;7&lt;/document_status_id&gt;</text:p>
      <text:p text:style-name="P16"><text:s text:c="9"/>&lt;/keha&gt;</text:p>
      <text:p text:style-name="P16"><text:s text:c="6"/>&lt;/adit:modifyStatus&gt;</text:p>
      <text:p text:style-name="P16"><text:s text:c="3"/>&lt;/soapenv:Body&gt;</text:p>
      <text:p text:style-name="P16">&lt;/soapenv:Envelope&gt;</text:p>
      <text:p text:style-name="P4"/>
      <text:p text:style-name="P4">Päringu vastuse näide:</text:p>
      <text:p text:style-name="P4"/>
      <text:p text:style-name="P16">&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6"><text:s text:c="3"/>&lt;SOAP-ENV:Header&gt;</text:p>
      <text:p text:style-name="P16"><text:s text:c="6"/>&lt;xtee:asutus xsi:type="xsd:string"&gt;12345678&lt;/xtee:asutus&gt;</text:p>
      <text:p text:style-name="P16"><text:s text:c="6"/>&lt;xtee:isikukood xsi:type="xsd:string"&gt;EE38407089745&lt;/xtee:isikukood&gt;</text:p>
      <text:p text:style-name="P16"><text:s text:c="6"/>&lt;xtee:id xsi:type="xsd:string"&gt;00000000000000&lt;/xtee:id&gt;</text:p>
      <text:p text:style-name="P16"><text:s text:c="6"/>&lt;xtee:nimi xsi:type="xsd:string"&gt;ametlikud-dokumendid.modifyStatus.v1&lt;/xtee:nimi&gt;</text:p>
      <text:p text:style-name="P16"><text:s text:c="6"/>&lt;xtee:andmekogu xsi:type="xsd:string"&gt;ametlikud-dokumendid&lt;/xtee:andmekogu&gt;</text:p>
      <text:p text:style-name="P16"><text:s text:c="3"/>&lt;/SOAP-ENV:Header&gt;</text:p>
      <text:p text:style-name="P16"><text:s text:c="3"/>&lt;SOAP-ENV:Body&gt;</text:p>
      <text:p text:style-name="P16"><text:s text:c="6"/>&lt;adit:modifyStatusResponse&gt;</text:p>
      <text:p text:style-name="P16"><text:s text:c="9"/>&lt;paring&gt;</text:p>
      <text:p text:style-name="P16"><text:s text:c="12"/>&lt;document_id&gt;46&lt;/document_id&gt;</text:p>
      <text:p text:style-name="P16"><text:s text:c="12"/>&lt;document_status_id&gt;7&lt;/document_status_id&gt;</text:p>
      <text:p text:style-name="P16"><text:s text:c="9"/>&lt;/paring&gt;</text:p>
      <text:p text:style-name="P16"><text:s text:c="9"/>&lt;keha&gt;</text:p>
      <text:p text:style-name="P16"><text:s text:c="12"/>&lt;success&gt;true&lt;/success&gt;</text:p>
      <text:p text:style-name="P16"><text:s text:c="12"/>&lt;messages&gt;</text:p>
      <text:p text:style-name="P16"><text:s text:c="15"/>&lt;message lang="en"&gt;Document status was successfully modified.&lt;/message&gt;</text:p>
      <text:p text:style-name="P16"><text:s text:c="12"/>&lt;/messages&gt;</text:p>
      <text:p text:style-name="P16"><text:s text:c="9"/>&lt;/keha&gt;</text:p>
      <text:p text:style-name="P16"><text:s text:c="6"/>&lt;/adit:modifyStatusResponse&gt;</text:p>
      <text:p text:style-name="P16"><text:s text:c="3"/>&lt;/SOAP-ENV:Body&gt;</text:p>
      <text:p text:style-name="P14"><text:span text:style-name="Default_20_Paragraph_20_Font"><text:span text:style-name="T12">&lt;/SOAP-ENV:Envelope&gt;</text:span></text:span></text:p>
      <text:p text:style-name="Normal"/>
      <text:h text:style-name="P32" text:outline-level="1"><text:bookmark-start text:name="_Toc379789509"/><text:bookmark-start text:name="_Toc2733525331"/><text:bookmark-start text:name="_Toc2733459261"/><text:bookmark-start text:name="_Toc2716276311"/><text:bookmark-start text:name="_Toc2715524981"/><text:bookmark-start text:name="_Toc2715515031"/><text:bookmark-start text:name="_Toc2710315241"/><text:bookmark-start text:name="_Toc2704249211"/><text:bookmark-start text:name="_Toc2704207371"/><text:bookmark-start text:name="_Toc2691148441"/><text:bookmark-start text:name="_Toc2691202991"/><text:bookmark-start text:name="_Toc2691205681"/><text:bookmark-start text:name="_Toc2691228851"/><text:bookmark-start text:name="_Toc2691243271"/><text:bookmark-start text:name="_Toc2691265911"/><text:bookmark-start text:name="_Toc2691288091"/>GetUserContacts.v1<text:bookmark-end text:name="_Toc379789509"/><text:bookmark-end text:name="_Toc2733525331"/><text:bookmark-end text:name="_Toc2733459261"/><text:bookmark-end text:name="_Toc2716276311"/><text:bookmark-end text:name="_Toc2715524981"/><text:bookmark-end text:name="_Toc2715515031"/><text:bookmark-end text:name="_Toc2710315241"/><text:bookmark-end text:name="_Toc2704249211"/><text:bookmark-end text:name="_Toc2704207371"/><text:bookmark-end text:name="_Toc2691148441"/><text:bookmark-end text:name="_Toc2691202991"/><text:bookmark-end text:name="_Toc2691205681"/><text:bookmark-end text:name="_Toc2691228851"/><text:bookmark-end text:name="_Toc2691243271"/><text:bookmark-end text:name="_Toc2691265911"/><text:bookmark-end text:name="_Toc2691288091"/></text:h>
      <text:p text:style-name="P7"><text:span text:style-name="Default_20_Paragraph_20_Font"><text:span text:style-name="T1">Päring võimaldab pärida isiku suhtluspartnerid. </text:span></text:span><text:span text:style-name="Default_20_Paragraph_20_Font"><text:span text:style-name="T1">Kontaktid järjestatud sisestamisel esmajärjekorras, ehk viimati kasutatud eespool. Päringu tulemus tagastatakse SOAP </text:span></text:span><text:soft-page-break/><text:span text:style-name="Default_20_Paragraph_20_Font"><text:span text:style-name="T1">manuses, mis on Base64-s kodeeritud GZip formaadis fail – see tähendab seda, et päringu vastus on vaja kõigepealt Base64 dekodeerida ning s</text:span></text:span><text:span text:style-name="Default_20_Paragraph_20_Font"><text:span text:style-name="T1">eejärel GZip-iga lahti pakkida. Tulemuseks on XML fail.</text:span></text:span></text:p>
      <text:p text:style-name="P4"/>
      <text:p text:style-name="P4">Parameetrid</text:p>
      <table:table table:name="Table43" table:style-name="Table43">
        <table:table-column table:style-name="Table43.A"/>
        <table:table-column table:style-name="Table43.B" table:number-columns-repeated="2"/>
        <table:table-row>
          <table:table-cell table:style-name="Table43.A1" office:value-type="string">
            <text:p text:style-name="Normal"><text:span text:style-name="Default_20_Paragraph_20_Font"><text:span text:style-name="T7">Nimi</text:span></text:span></text:p>
          </table:table-cell>
          <table:table-cell table:style-name="Table43.A1" office:value-type="string">
            <text:p text:style-name="Normal"><text:span text:style-name="Default_20_Paragraph_20_Font"><text:span text:style-name="T7">Väärtuse tüüp</text:span></text:span></text:p>
          </table:table-cell>
          <table:table-cell table:style-name="Table43.A1" office:value-type="string">
            <text:p text:style-name="Normal"><text:span text:style-name="Default_20_Paragraph_20_Font"><text:span text:style-name="T7">Väärtuse näide</text:span></text:span></text:p>
          </table:table-cell>
        </table:table-row>
        <table:table-row>
          <table:table-cell table:style-name="Table43.A1" office:value-type="string">
            <text:p text:style-name="Table_20_Contents"><text:span text:style-name="Default_20_Paragraph_20_Font"><text:span text:style-name="T1">xtee:isikukood</text:span></text:span></text:p>
          </table:table-cell>
          <table:table-cell table:style-name="Table43.A1" office:value-type="string">
            <text:p text:style-name="Normal"><text:span text:style-name="Default_20_Paragraph_20_Font"><text:span text:style-name="T9">String</text:span></text:span></text:p>
          </table:table-cell>
          <table:table-cell table:style-name="Table43.A1" office:value-type="string">
            <text:p text:style-name="Table_20_Contents"><text:span text:style-name="Default_20_Paragraph_20_Font"><text:span text:style-name="T1">EE30312829989</text:span></text:span></text:p>
          </table:table-cell>
        </table:table-row>
      </table:table>
      <text:p text:style-name="P4"/>
      <text:p text:style-name="P4">Päringu näide:</text:p>
      <text:p text:style-name="P4"/>
      <text:p text:style-name="P16">&lt;soapenv:Envelope xmlns:soapenv="http://schemas.xmlsoap.org/soap/envelope/" xmlns:xtee="http://x-tee.riik.ee/xsd/xtee.xsd" xmlns:adit="http://producers.ametlikud-dokumendid.xtee.riik.ee/producer/ametlikud-dokumendid"&gt;</text:p>
      <text:p text:style-name="P16"><text:s text:c="3"/>&lt;soapenv:Header&gt;</text:p>
      <text:p text:style-name="P16"><text:s text:c="6"/>&lt;xtee:nimi&gt;ametlikud-dokumendid.getUserContacts.v1&lt;/xtee:nimi&gt;</text:p>
      <text:p text:style-name="P16"><text:s text:c="6"/>&lt;xtee:id&gt;00000000000000&lt;/xtee:id&gt;</text:p>
      <text:p text:style-name="P16"><text:s text:c="6"/>&lt;xtee:isikukood&gt;EE38407089745&lt;/xtee:isikukood&gt;</text:p>
      <text:p text:style-name="P16"><text:s text:c="6"/>&lt;xtee:andmekogu&gt;ametlikud-dokumendid&lt;/xtee:andmekogu&gt;</text:p>
      <text:p text:style-name="P16"><text:s text:c="6"/>&lt;xtee:asutus&gt;12345678&lt;/xtee:asutus&gt;</text:p>
      <text:p text:style-name="P16"><text:s text:c="6"/>&lt;adit:infosysteem&gt;KOV&lt;/adit:infosysteem&gt;</text:p>
      <text:p text:style-name="P16"><text:s text:c="3"/>&lt;/soapenv:Header&gt;</text:p>
      <text:p text:style-name="P16"><text:s text:c="3"/>&lt;soapenv:Body&gt;</text:p>
      <text:p text:style-name="P16"><text:s text:c="6"/>&lt;adit:getUserContacts&gt;</text:p>
      <text:p text:style-name="P16"><text:s text:c="9"/>&lt;keha/&gt;</text:p>
      <text:p text:style-name="P16"><text:s text:c="6"/>&lt;/adit:getUserContacts&gt;</text:p>
      <text:p text:style-name="P16"><text:s text:c="3"/>&lt;/soapenv:Body&gt;</text:p>
      <text:p text:style-name="P14"><text:span text:style-name="Default_20_Paragraph_20_Font"><text:span text:style-name="T12">&lt;/soapenv:Envelope&gt;</text:span></text:span></text:p>
      <text:p text:style-name="P4"/>
      <text:p text:style-name="P4">Päringu vastuse näide:</text:p>
      <text:p text:style-name="P4"/>
      <text:p text:style-name="P16">&lt;SOAP-ENV:Envelope SOAP-ENV:encodingStyle="http://schemas.xmlsoap.org/soap/encoding/" xmlns:SOAP-ENV="http://schemas.xmlsoap.org/soap/envelope/" xmlns:SOAP-ENC="http://schemas.xmlsoap.org/soap/encoding/" xmlns:adit="http://producers.ametlikud-dokumendid.xtee.riik.ee/producer/ametlikud-dokumendid" xmlns:xsd="http://www.w3.org/2001/XMLSchema" xmlns:xsi="http://www.w3.org/2001/XMLSchema-instance" xmlns:xtee="http://x-tee.riik.ee/xsd/xtee.xsd"&gt;</text:p>
      <text:p text:style-name="P16"><text:s text:c="3"/>&lt;SOAP-ENV:Header&gt;</text:p>
      <text:p text:style-name="P16"><text:s text:c="6"/>&lt;xtee:asutus xsi:type="xsd:string"&gt;12345678&lt;/xtee:asutus&gt;</text:p>
      <text:p text:style-name="P16"><text:s text:c="6"/>&lt;xtee:isikukood xsi:type="xsd:string"&gt;EE38407089745&lt;/xtee:isikukood&gt;</text:p>
      <text:p text:style-name="P16"><text:s text:c="6"/>&lt;xtee:id xsi:type="xsd:string"&gt;00000000000000&lt;/xtee:id&gt;</text:p>
      <text:p text:style-name="P16"><text:s text:c="6"/>&lt;xtee:nimi xsi:type="xsd:string"&gt;ametlikud-dokumendid.getUserContacts.v1&lt;/xtee:nimi&gt;</text:p>
      <text:p text:style-name="P16"><text:s text:c="6"/>&lt;xtee:andmekogu xsi:type="xsd:string"&gt;ametlikud-dokumendid&lt;/xtee:andmekogu&gt;</text:p>
      <text:p text:style-name="P16"><text:s text:c="3"/>&lt;/SOAP-ENV:Header&gt;</text:p>
      <text:p text:style-name="P16"><text:s text:c="3"/>&lt;SOAP-ENV:Body&gt;</text:p>
      <text:p text:style-name="P16"><text:s text:c="6"/>&lt;adit:getUserContactsResponse&gt;</text:p>
      <text:p text:style-name="P16"><text:s text:c="9"/>&lt;paring/&gt;</text:p>
      <text:p text:style-name="P16"><text:s text:c="9"/>&lt;keha&gt;</text:p>
      <text:p text:style-name="P16"><text:s text:c="12"/>&lt;adit:success&gt;true&lt;/adit:success&gt;</text:p>
      <text:p text:style-name="P16"><text:s text:c="12"/>&lt;adit:messages&gt;</text:p>
      <text:p text:style-name="P16"><text:s text:c="15"/>&lt;message lang="et"&gt;Kasutaja kontaktide nimekiri väljastatud: 2 kontakti.&lt;/message&gt;</text:p>
      <text:p text:style-name="P16"><text:s text:c="15"/>&lt;message lang="en"&gt;User contact list retrieved for 2 users.&lt;/message&gt;</text:p>
      <text:p text:style-name="P16"><text:s text:c="15"/>&lt;message lang="ru"&gt;Kasutaja kontaktide nimekiri väljastatud: 2 kontakti.&lt;/message&gt;</text:p>
      <text:p text:style-name="P16"><text:s text:c="12"/>&lt;/adit:messages&gt;</text:p>
      <text:p text:style-name="P16"><text:s text:c="13"/>&lt;userContactList href="cid:877866174409502118726932381503"/&gt;</text:p>
      <text:p text:style-name="P16"><text:s text:c="9"/>&lt;/keha&gt;</text:p>
      <text:p text:style-name="P16"><text:soft-page-break/><text:s text:c="6"/>&lt;/adit:getUserContactsResponse&gt;</text:p>
      <text:p text:style-name="P16"><text:s text:c="3"/>&lt;/SOAP-ENV:Body&gt;</text:p>
      <text:p text:style-name="P16">&lt;/SOAP-ENV:Envelope&gt;</text:p>
      <text:p text:style-name="P4"/>
      <text:p text:style-name="P4">Dekodeeritud SOAP manuse sisu:</text:p>
      <text:p text:style-name="P4"/>
      <text:p text:style-name="P19">&lt;?xml version="1.0" encoding="UTF-8"?&gt;</text:p>
      <text:p text:style-name="P14"><text:span text:style-name="Default_20_Paragraph_20_Font"><text:span text:style-name="T15">&lt;user_</text:span></text:span><text:span text:style-name="Default_20_Paragraph_20_Font"><text:span text:style-name="T12">contact</text:span></text:span><text:span text:style-name="Default_20_Paragraph_20_Font"><text:span text:style-name="T15">_list&gt;</text:span></text:span></text:p>
      <text:p text:style-name="P19"><text:s text:c="4"/>&lt;total&gt;2&lt;/total&gt;</text:p>
      <text:p text:style-name="P14"><text:span text:style-name="Default_20_Paragraph_20_Font"><text:span text:style-name="T15"><text:s text:c="3"/></text:span></text:span><text:span text:style-name="Default_20_Paragraph_20_Font"><text:span text:style-name="T15"><text:s/>&lt;</text:span></text:span><text:span text:style-name="Default_20_Paragraph_20_Font"><text:span text:style-name="T12">user_contact</text:span></text:span><text:span text:style-name="Default_20_Paragraph_20_Font"><text:span text:style-name="T15">&gt;</text:span></text:span></text:p>
      <text:p text:style-name="P19"><text:s text:c="8"/>&lt;code&gt;EE40312829989&lt;/code&gt;</text:p>
      <text:p text:style-name="P19"><text:s text:c="8"/>&lt;name&gt;Juta Juust&lt;/name&gt;</text:p>
      <text:p text:style-name="P19"><text:s text:c="8"/>&lt;type&gt;person&lt;/type&gt;</text:p>
      <text:p text:style-name="P14"><text:span text:style-name="Default_20_Paragraph_20_Font"><text:span text:style-name="T15"><text:s text:c="4"/>&lt;/</text:span></text:span><text:span text:style-name="Default_20_Paragraph_20_Font"><text:span text:style-name="T12">user_contact</text:span></text:span><text:span text:style-name="Default_20_Paragraph_20_Font"><text:span text:style-name="T15">&gt;</text:span></text:span></text:p>
      <text:p text:style-name="P14"><text:span text:style-name="Default_20_Paragraph_20_Font"><text:span text:style-name="T15"><text:s text:c="4"/>&lt;</text:span></text:span><text:span text:style-name="Default_20_Paragraph_20_Font"><text:span text:style-name="T12">user_contact</text:span></text:span><text:span text:style-name="Default_20_Paragraph_20_Font"><text:span text:style-name="T15">&gt;</text:span></text:span></text:p>
      <text:p text:style-name="P19"><text:s text:c="8"/>&lt;code&gt;EE38407089745&lt;/code&gt;</text:p>
      <text:p text:style-name="P19"><text:s text:c="8"/>&lt;name&gt;Kalle Kalamees&lt;/name&gt;</text:p>
      <text:p text:style-name="P19"><text:s text:c="8"/>&lt;type&gt;person&lt;/type&gt;</text:p>
      <text:p text:style-name="P14"><text:span text:style-name="Default_20_Paragraph_20_Font"><text:span text:style-name="T15"><text:s text:c="4"/>&lt;/</text:span></text:span><text:span text:style-name="Default_20_Paragraph_20_Font"><text:span text:style-name="T12">u</text:span></text:span><text:span text:style-name="Default_20_Paragraph_20_Font"><text:span text:style-name="T12">ser_contact</text:span></text:span><text:span text:style-name="Default_20_Paragraph_20_Font"><text:span text:style-name="T15">&gt;</text:span></text:span></text:p>
      <text:p text:style-name="P14"><text:span text:style-name="Default_20_Paragraph_20_Font"><text:span text:style-name="T15">&lt;/</text:span></text:span><text:span text:style-name="Default_20_Paragraph_20_Font"><text:span text:style-name="T12">user_contact_list</text:span></text:span><text:span text:style-name="Default_20_Paragraph_20_Font"><text:span text:style-name="T15">&gt;</text:span></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ystem" svg:font-family="System"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en" style:country-complex="US"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en" style:country-complex="US"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 style:font-size-complex="14pt"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423cm" fo:margin-bottom="0.106cm" fo:hyphenation-ladder-count="no-limit" fo:keep-with-next="always"/>
      <style:text-properties style:font-name="Cambria" fo:font-size="16pt" fo:font-weight="bold" style:letter-kerning="true" style:font-size-asian="16pt" style:font-weight-asian="bold" style:font-size-complex="16pt" style:font-weight-complex="bold" fo:hyphenate="tru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style:font-name="Cambria" fo:font-size="14pt" fo:font-style="italic" fo:font-weight="bold" style:font-size-asian="14pt" style:font-style-asian="italic" style:font-weight-asian="bold" style:font-size-complex="14pt" style:font-style-complex="italic" style:font-weight-complex="bold" fo:hyphenate="tru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style:font-name="Cambria" fo:font-size="13pt" fo:font-weight="bold" style:font-size-asian="13pt" style:font-weight-asian="bold" style:font-size-complex="13pt" style:font-weight-complex="bold" fo:hyphenate="tru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tru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tru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423cm" fo:margin-bottom="0.106cm" fo:hyphenation-ladder-count="no-limit"/>
      <style:text-properties fo:font-size="11pt" fo:font-weight="bold" style:font-size-asian="11pt" style:font-weight-asian="bold" style:font-size-complex="11pt" style:font-weight-complex="bold" fo:hyphenate="tru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423cm" fo:margin-bottom="0.106cm" fo:hyphenation-ladder-count="no-limit"/>
      <style:text-properties fo:hyphenate="tru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423cm" fo:margin-bottom="0.106cm" fo:hyphenation-ladder-count="no-limit"/>
      <style:text-properties fo:font-style="italic" style:font-style-asian="italic" style:font-style-complex="italic" fo:hyphenate="tru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423cm" fo:margin-bottom="0.106cm" fo:hyphenation-ladder-count="no-limit"/>
      <style:text-properties style:font-name="Cambria" fo:font-size="11pt" style:font-size-asian="11pt" style:font-size-complex="11pt" fo:hyphenate="true" fo:hyphenation-remain-char-count="0" fo:hyphenation-push-char-count="0"/>
    </style:style>
    <style:style style:name="Normal" style:family="paragraph">
      <style:paragraph-properties fo:margin-top="0cm" fo:margin-bottom="0cm" fo:line-height="100%" fo:hyphenation-ladder-count="no-limit"/>
      <style:text-properties fo:font-size="12pt" style:font-size-asian="12pt" style:font-size-complex="12pt" fo:hyphenate="true" fo:hyphenation-remain-char-count="0" fo:hyphenation-push-char-count="0"/>
    </style:style>
    <style:style style:name="note_20_text" style:display-name="note text" style:family="paragraph">
      <style:paragraph-properties fo:hyphenation-ladder-count="no-limit"/>
      <style:text-properties fo:hyphenate="true" fo:hyphenation-remain-char-count="0" fo:hyphenation-push-char-count="0"/>
    </style:style>
    <style:style style:name="note_20_text_5f_1" style:display-name="note text_1" style:family="paragraph">
      <style:paragraph-properties fo:hyphenation-ladder-count="no-limit"/>
      <style:text-properties fo:hyphenate="true" fo:hyphenation-remain-char-count="0" fo:hyphenation-push-char-count="0"/>
    </style:style>
    <style:style style:name="Title" style:family="paragraph" style:parent-style-name="Normal" style:next-style-name="Normal" style:default-outline-level="1" style:list-style-name="" style:class="chapter">
      <style:paragraph-properties fo:margin-top="0.423cm" fo:margin-bottom="0.106cm" fo:text-align="center" style:justify-single-word="false" fo:hyphenation-ladder-count="no-limit"/>
      <style:text-properties style:font-name="Cambria" fo:font-size="16pt" fo:font-weight="bold" style:letter-kerning="true" style:font-size-asian="16pt" style:font-weight-asian="bold" style:font-size-complex="16pt" style:font-weight-complex="bold" fo:hyphenate="true" fo:hyphenation-remain-char-count="0" fo:hyphenation-push-char-count="0"/>
    </style:style>
    <style:style style:name="Subtitle" style:family="paragraph" style:parent-style-name="Normal" style:next-style-name="Normal" style:default-outline-level="2" style:list-style-name="" style:class="chapter">
      <style:paragraph-properties fo:margin-top="0cm" fo:margin-bottom="0.106cm" fo:text-align="center" style:justify-single-word="false" fo:hyphenation-ladder-count="no-limit"/>
      <style:text-properties style:font-name="Cambria" fo:hyphenate="true" fo:hyphenation-remain-char-count="0" fo:hyphenation-push-char-count="0"/>
    </style:style>
    <style:style style:name="No_20_Spacing" style:display-name="No Spacing" style:family="paragraph" style:parent-style-name="Normal">
      <style:paragraph-properties fo:hyphenation-ladder-count="no-limit"/>
      <style:text-properties style:font-size-complex="16pt" fo:hyphenate="tru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353cm" fo:hyphenation-ladder-count="no-limit" fo:text-indent="0cm" style:auto-text-indent="false">
        <style:tab-stops/>
      </style:paragraph-properties>
      <style:text-properties fo:hyphenate="true" fo:hyphenation-remain-char-count="0" fo:hyphenation-push-char-count="0"/>
    </style:style>
    <style:style style:name="Quote" style:family="paragraph" style:parent-style-name="Normal" style:next-style-name="Normal">
      <style:paragraph-properties fo:hyphenation-ladder-count="no-limit"/>
      <style:text-properties fo:font-style="italic" style:font-style-asian="italic" fo:hyphenate="true" fo:hyphenation-remain-char-count="0" fo:hyphenation-push-char-count="0"/>
    </style:style>
    <style:style style:name="Intense_20_Quote" style:display-name="Intense Quote" style:family="paragraph" style:parent-style-name="Normal" style:next-style-name="Normal">
      <style:paragraph-properties fo:margin="100%" fo:margin-left="1.27cm" fo:margin-right="1.27cm" fo:margin-top="0cm" fo:margin-bottom="0.353cm" fo:hyphenation-ladder-count="no-limit" fo:text-indent="0cm" style:auto-text-indent="false">
        <style:tab-stops/>
      </style:paragraph-properties>
      <style:text-properties fo:font-style="italic" fo:font-weight="bold" style:font-style-asian="italic" style:font-weight-asian="bold" style:font-size-complex="11pt" fo:hyphenate="tru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tru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true" fo:hyphenation-remain-char-count="0" fo:hyphenation-push-char-count="0"/>
    </style:style>
    <style:style style:name="TOC_20_2" style:display-name="TOC 2" style:family="paragraph" style:parent-style-name="Normal" style:next-style-name="Normal" style:auto-update="true">
      <style:paragraph-properties fo:margin="100%" fo:margin-left="0.423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TOC_20_3" style:display-name="TOC 3" style:family="paragraph" style:parent-style-name="Normal" style:next-style-name="Normal" style:auto-update="true">
      <style:paragraph-properties fo:margin="100%" fo:margin-left="0.847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ote_20_reference" style:display-name="note reference" style:family="text"/>
    <style:style style:name="note_20_reference_5f_1" style:display-name="note reference_1"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Cambria" style:font-name-asian="Times New Roman"/>
    </style:style>
    <style:style style:name="Title_20_Char" style:display-name="Title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Subtitle_20_Char" style:display-name="Subtitle Char" style:family="text" style:parent-style-name="Default_20_Paragraph_20_Font">
      <style:text-properties style:font-name="Cambria" fo:font-size="12pt" style:font-name-asian="Times New Roman" style:font-size-asian="12pt" style:font-size-complex="12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style:font-name="Calibri" fo:font-style="italic" fo:font-weight="bold" style:font-style-asian="italic" style:font-weight-asian="bold"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style>
    <style:style style:name="Intense_20_Quote_20_Char" style:display-name="Intense Quote Char"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text-underline-mode="continuous" style:text-overline-mode="continuous" style:text-line-through-mode="continuous"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Book_20_Title" style:display-name="Book Title" style:family="text" style:parent-style-name="Default_20_Paragraph_20_Font">
      <style:text-properties style:font-name="Cambria" fo:font-size="12pt" fo:font-style="italic" fo:font-weight="bold" style:font-name-asian="Times New Roman" style:font-size-asian="12pt" style:font-style-asian="italic" style:font-weight-asian="bold" style:font-size-complex="12pt"/>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Calibri" style:font-name-asian="Times New Roman"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t" fo:country="E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tracked-changes>
          <text:changed-region xml:id="ct299513120" text:id="ct299513120">
            <text:deletion>
              <office:change-info>
                <dc:creator>Unknown Author</dc:creator>
                <dc:date>2014-05-27T17:30:00</dc:date>
              </office:change-info>
              <text:p text:style-name="MP1">8</text:p>
            </text:deletion>
          </text:changed-region>
          <text:changed-region xml:id="ct299511768" text:id="ct299511768">
            <text:insertion>
              <office:change-info>
                <dc:creator>Unknown Author</dc:creator>
                <dc:date>2014-05-27T17:30:00</dc:date>
              </office:change-info>
            </text:insertion>
          </text:changed-region>
        </text:tracked-changes>
        <text:p text:style-name="MP1">ADIT – Kasutusjuhend<text:tab/><text:tab/>Versioon 1.2.<text:change text:change-id="ct299513120"/><text:change-start text:change-id="ct299511768"/>10<text:change-end text:change-id="ct299511768"/></text:p>
      </style:header>
      <style:footer>
        <text:p text:style-name="MP2"><text:page-number text:select-page="current">63</text:page-number></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oss</meta:initial-creator>
    <meta:creation-date>2014-02-07T14:28:00Z</meta:creation-date>
    <dc:date>2014-05-27T17:32:21.07</dc:date>
    <meta:editing-cycles>11</meta:editing-cycles>
    <meta:editing-duration>P1DT4H13M55S</meta:editing-duration>
    <meta:document-statistic meta:table-count="43" meta:image-count="0" meta:object-count="0" meta:page-count="63" meta:paragraph-count="2968" meta:word-count="6644" meta:character-count="110141"/>
    <meta:template xlink:type="simple" xlink:actuate="onRequest" xlink:title="" xlink:href="Normal.dotm"/>
  </office:meta>
</office:document-meta>
</file>